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fo:font-size="18pt" fo:font-weight="bold" style:font-size-asian="18pt" style:font-weight-asian="bold" style:font-size-complex="18pt" style:font-weight-complex="bold"/>
    </style:style>
    <style:style style:name="P2"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Standard">
      <style:paragraph-properties fo:break-before="page"/>
      <style:text-properties style:font-name="Courier New1" fo:font-weight="bold" style:font-weight-asian="bold"/>
    </style:style>
    <style:style style:name="P7" style:family="paragraph" style:parent-style-name="Standard">
      <style:paragraph-properties>
        <style:tab-stops>
          <style:tab-stop style:position="1.032cm"/>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style:text-underline-style="solid" style:text-underline-width="auto" style:text-underline-color="font-color" style:font-style-asian="normal" style:font-style-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style:font-name="Courier New"/>
    </style:style>
    <style:style style:name="P12" style:family="paragraph" style:parent-style-name="Standard">
      <style:text-properties style:font-name="Courier New" fo:font-weight="normal" style:font-weight-asian="normal" style:font-weight-complex="normal"/>
    </style:style>
    <style:style style:name="P13" style:family="paragraph" style:parent-style-name="Standard">
      <style:text-properties style:font-name="Courier New" fo:font-style="normal" style:font-style-asian="normal" style:font-style-complex="normal"/>
    </style:style>
    <style:style style:name="P14" style:family="paragraph" style:parent-style-name="Standard">
      <style:text-properties style:font-name="Courier New" fo:font-style="normal" fo:font-weight="bold" style:font-style-asian="normal" style:font-weight-asian="bold" style:font-style-complex="normal" style:font-weight-complex="bold"/>
    </style:style>
    <style:style style:name="P15" style:family="paragraph" style:parent-style-name="Standard">
      <style:text-properties style:font-name="Courier New" fo:font-style="normal" style:text-underline-style="none" fo:font-weight="bold" style:font-style-asian="normal" style:font-weight-asian="bold" style:font-style-complex="normal" style:font-weight-complex="bold"/>
    </style:style>
    <style:style style:name="P16" style:family="paragraph" style:parent-style-name="Standard">
      <style:text-properties style:font-name="Courier New" style:text-underline-style="none"/>
    </style:style>
    <style:style style:name="P17" style:family="paragraph" style:parent-style-name="Standard">
      <style:text-properties style:font-name="Courier New" fo:font-weight="bold" style:font-weight-asian="bold"/>
    </style:style>
    <style:style style:name="P18" style:family="paragraph" style:parent-style-name="Standard">
      <style:text-properties style:font-name="Courier New" fo:font-weight="bold" style:font-weight-asian="bold" style:font-weight-complex="bold"/>
    </style:style>
    <style:style style:name="P19" style:family="paragraph" style:parent-style-name="Standard">
      <style:text-properties style:font-name="Courier New" fo:font-weight="bold" style:font-weight-asian="bold" style:font-weight-complex="normal"/>
    </style:style>
    <style:style style:name="P20" style:family="paragraph" style:parent-style-name="Standard">
      <style:text-properties style:font-name="Courier New" fo:language="en" fo:country="US"/>
    </style:style>
    <style:style style:name="P21" style:family="paragraph" style:parent-style-name="Standard">
      <style:text-properties style:font-name="Courier New" fo:language="en" fo:country="US" fo:font-weight="bold" style:font-weight-asian="bold" style:font-weight-complex="bold"/>
    </style:style>
    <style:style style:name="P22" style:family="paragraph" style:parent-style-name="Standard">
      <style:text-properties style:font-name="Courier New" fo:language="en" fo:country="US" fo:font-style="normal" fo:font-weight="bold" style:font-style-asian="normal" style:font-weight-asian="bold" style:font-style-complex="normal" style:font-weight-complex="bold"/>
    </style:style>
    <style:style style:name="P23" style:family="paragraph" style:parent-style-name="Standard">
      <style:paragraph-properties>
        <style:tab-stops>
          <style:tab-stop style:position="3.466cm" style:leader-style="dotted" style:leader-text="."/>
        </style:tab-stops>
      </style:paragraph-properties>
      <style:text-properties style:font-name="Courier New" fo:language="en" fo:country="US" fo:font-style="normal" fo:font-weight="bold" style:font-style-asian="normal" style:font-weight-asian="bold" style:font-style-complex="normal" style:font-weight-complex="bold"/>
    </style:style>
    <style:style style:name="P24" style:family="paragraph" style:parent-style-name="Standard">
      <style:text-properties style:font-name="Courier New" fo:language="en" fo:country="US" fo:font-style="normal" style:font-style-asian="normal" style:font-style-complex="normal"/>
    </style:style>
    <style:style style:name="P25" style:family="paragraph" style:parent-style-name="Standard">
      <style:text-properties style:font-name="Courier New" fo:language="en" fo:country="US" fo:font-style="italic" style:font-style-asian="italic" style:font-style-complex="italic"/>
    </style:style>
    <style:style style:name="P26" style:family="paragraph" style:parent-style-name="Standard">
      <style:text-properties style:font-name="Courier New" fo:language="en" fo:country="US" fo:font-style="italic" fo:font-weight="normal" style:font-style-asian="italic" style:font-weight-asian="normal" style:font-style-complex="italic" style:font-weight-complex="normal"/>
    </style:style>
    <style:style style:name="P27" style:family="paragraph" style:parent-style-name="Standard">
      <style:paragraph-properties>
        <style:tab-stops>
          <style:tab-stop style:position="3.466cm" style:leader-style="dotted" style:leader-text="."/>
        </style:tab-stops>
      </style:paragraph-properties>
      <style:text-properties style:font-name="Courier New" fo:language="en" fo:country="US" fo:font-style="italic" fo:font-weight="normal" style:font-style-asian="italic" style:font-weight-asian="normal" style:font-style-complex="italic" style:font-weight-complex="normal"/>
    </style:style>
    <style:style style:name="P28" style:family="paragraph" style:parent-style-name="Standard">
      <style:paragraph-properties>
        <style:tab-stops>
          <style:tab-stop style:position="1.984cm" style:leader-style="dotted" style:leader-text="."/>
        </style:tab-stops>
      </style:paragraph-properties>
      <style:text-properties style:font-name="Courier New" fo:language="en" fo:country="US"/>
    </style:style>
    <style:style style:name="P29" style:family="paragraph" style:parent-style-name="Standard">
      <style:text-properties style:font-name="Courier New" fo:font-style="italic" style:font-style-asian="italic" style:font-style-complex="italic"/>
    </style:style>
    <style:style style:name="P30" style:family="paragraph" style:parent-style-name="Standard">
      <style:text-properties style:font-name="Courier New" fo:language="de" fo:country="DE"/>
    </style:style>
    <style:style style:name="P31" style:family="paragraph" style:parent-style-name="Standard">
      <style:text-properties style:font-name="Courier New" fo:language="de" fo:country="DE" fo:font-weight="bold" style:font-weight-asian="bold" style:font-weight-complex="bold"/>
    </style:style>
    <style:style style:name="P32" style:family="paragraph" style:parent-style-name="Standard">
      <style:text-properties style:font-name="Courier New" fo:language="de" fo:country="DE" fo:font-style="italic" fo:font-weight="normal" style:font-style-asian="italic" style:font-weight-asian="normal" style:font-style-complex="italic" style:font-weight-complex="normal"/>
    </style:style>
    <style:style style:name="P33" style:family="paragraph" style:parent-style-name="Standard">
      <style:text-properties style:font-name="Courier New" fo:language="de" fo:country="DE" fo:font-weight="normal" style:font-weight-asian="normal" style:font-weight-complex="normal"/>
    </style:style>
    <style:style style:name="P34" style:family="paragraph" style:parent-style-name="Standard">
      <style:paragraph-properties>
        <style:tab-stops>
          <style:tab-stop style:position="3.466cm" style:leader-style="dotted" style:leader-text="."/>
        </style:tab-stops>
      </style:paragraph-properties>
      <style:text-properties style:font-name="Courier New"/>
    </style:style>
    <style:style style:name="P35" style:family="paragraph" style:parent-style-name="Standard">
      <style:paragraph-properties>
        <style:tab-stops>
          <style:tab-stop style:position="0cm"/>
        </style:tab-stops>
      </style:paragraph-properties>
      <style:text-properties style:font-name="Courier New" fo:font-size="14pt" fo:font-style="italic" fo:font-weight="bold" style:font-size-asian="14pt" style:font-style-asian="italic" style:font-weight-asian="bold" style:font-style-complex="italic"/>
    </style:style>
    <style:style style:name="P36" style:family="paragraph" style:parent-style-name="Standard">
      <style:text-properties fo:font-weight="normal" style:font-weight-asian="normal"/>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paragraph-properties>
        <style:tab-stops>
          <style:tab-stop style:position="3.466cm" style:leader-style="dotted" style:leader-text="."/>
        </style:tab-stops>
      </style:paragraph-properties>
      <style:text-properties style:text-underline-style="solid" style:text-underline-width="auto" style:text-underline-color="font-color"/>
    </style:style>
    <style:style style:name="P40" style:family="paragraph" style:parent-style-name="Standard">
      <style:text-properties style:font-name="Times New Roman"/>
    </style:style>
    <style:style style:name="P41" style:family="paragraph" style:parent-style-name="Standard">
      <style:text-properties style:font-name="Times New Roman" style:font-name-asian="Wingdings" style:font-name-complex="Wingdings"/>
    </style:style>
    <style:style style:name="P42" style:family="paragraph" style:parent-style-name="Standard">
      <style:text-properties style:font-name="Times New Roman" style:text-underline-style="solid" style:text-underline-width="auto" style:text-underline-color="font-color"/>
    </style:style>
    <style:style style:name="P43" style:family="paragraph" style:parent-style-name="Standard">
      <style:text-properties style:font-name="Times New Roman" fo:language="en" fo:country="US" style:text-underline-style="solid" style:text-underline-width="auto" style:text-underline-color="font-color"/>
    </style:style>
    <style:style style:name="P44" style:family="paragraph" style:parent-style-name="Standard">
      <style:text-properties style:font-name="Times New Roman" fo:language="de" fo:country="DE" style:text-underline-style="solid" style:text-underline-width="auto" style:text-underline-color="font-color"/>
    </style:style>
    <style:style style:name="P45"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6" style:family="paragraph" style:parent-style-name="Standard">
      <style:paragraph-properties>
        <style:tab-stops>
          <style:tab-stop style:position="2.499cm" style:leader-style="dotted" style:leader-text="."/>
        </style:tab-stops>
      </style:paragraph-properties>
      <style:text-properties style:font-name="Times New Roman" fo:font-style="normal" fo:font-weight="normal" style:font-style-asian="normal" style:font-weight-asian="normal" style:font-style-complex="normal" style:font-weight-complex="normal"/>
    </style:style>
    <style:style style:name="P47" style:family="paragraph" style:parent-style-name="Standard">
      <style:paragraph-properties>
        <style:tab-stops>
          <style:tab-stop style:position="2.499cm"/>
        </style:tab-stops>
      </style:paragraph-properties>
      <style:text-properties style:font-name="Times New Roman" fo:font-style="normal" fo:font-weight="normal" style:font-style-asian="normal" style:font-weight-asian="normal" style:font-style-complex="normal" style:font-weight-complex="normal"/>
    </style:style>
    <style:style style:name="P48" style:family="paragraph" style:parent-style-name="Standard">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49" style:family="paragraph" style:parent-style-name="Standard">
      <style:text-properties style:font-name="Times New Roman" fo:font-weight="normal" style:font-weight-asian="normal" style:font-weight-complex="normal"/>
    </style:style>
    <style:style style:name="P50" style:family="paragraph" style:parent-style-name="Standard">
      <style:paragraph-properties>
        <style:tab-stops>
          <style:tab-stop style:position="5.398cm"/>
        </style:tab-stops>
      </style:paragraph-properties>
    </style:style>
    <style:style style:name="P51" style:family="paragraph" style:parent-style-name="Standard">
      <style:paragraph-properties>
        <style:tab-stops>
          <style:tab-stop style:position="2.461cm"/>
          <style:tab-stop style:position="5.398cm"/>
        </style:tab-stops>
      </style:paragraph-properties>
    </style:style>
    <style:style style:name="P52" style:family="paragraph" style:parent-style-name="Standard">
      <style:text-properties fo:language="de" fo:country="DE"/>
    </style:style>
    <style:style style:name="P53" style:family="paragraph" style:parent-style-name="Standard">
      <style:paragraph-properties>
        <style:tab-stops>
          <style:tab-stop style:position="2.461cm"/>
          <style:tab-stop style:position="5.398cm"/>
        </style:tab-stops>
      </style:paragraph-properties>
      <style:text-properties fo:language="de" fo:country="DE"/>
    </style:style>
    <style:style style:name="P54" style:family="paragraph" style:parent-style-name="Standard">
      <style:text-properties fo:language="de" fo:country="DE" style:text-underline-style="solid" style:text-underline-width="auto" style:text-underline-color="font-color"/>
    </style:style>
    <style:style style:name="P55" style:family="paragraph" style:parent-style-name="Standard">
      <style:paragraph-properties>
        <style:tab-stops>
          <style:tab-stop style:position="2.499cm" style:leader-style="dotted" style:leader-text="."/>
        </style:tab-stops>
      </style:paragraph-properties>
      <style:text-properties fo:language="de" fo:country="DE"/>
    </style:style>
    <style:style style:name="P56" style:family="paragraph" style:parent-style-name="Standard">
      <style:paragraph-properties>
        <style:tab-stops>
          <style:tab-stop style:position="2.499cm" style:leader-style="dotted" style:leader-text="."/>
          <style:tab-stop style:position="2.514cm"/>
        </style:tab-stops>
      </style:paragraph-properties>
      <style:text-properties fo:language="de" fo:country="DE"/>
    </style:style>
    <style:style style:name="P57" style:family="paragraph" style:parent-style-name="Standard">
      <style:text-properties fo:language="en" fo:country="US"/>
    </style:style>
    <style:style style:name="P58" style:family="paragraph" style:parent-style-name="Standard">
      <style:text-properties fo:language="en" fo:country="US" style:text-underline-style="solid" style:text-underline-width="auto" style:text-underline-color="font-color"/>
    </style:style>
    <style:style style:name="P59" style:family="paragraph" style:parent-style-name="Standard">
      <style:text-properties fo:language="en" fo:country="US" fo:font-weight="bold" style:font-weight-asian="bold" style:font-weight-complex="bold"/>
    </style:style>
    <style:style style:name="P60" style:family="paragraph" style:parent-style-name="Standard">
      <style:text-properties fo:color="#ff0000" fo:font-weight="bold" style:font-weight-asian="bold"/>
    </style:style>
    <style:style style:name="P61" style:family="paragraph" style:parent-style-name="Standard">
      <style:text-properties fo:color="#ff0000" fo:font-weight="bold" style:font-weight-asian="bold" style:font-weight-complex="bold"/>
    </style:style>
    <style:style style:name="P62" style:family="paragraph" style:parent-style-name="Standard">
      <style:text-properties fo:font-weight="bold" style:font-weight-asian="bold" style:font-weight-complex="bold"/>
    </style:style>
    <style:style style:name="P63" style:family="paragraph" style:parent-style-name="Standard">
      <style:paragraph-properties>
        <style:tab-stops>
          <style:tab-stop style:position="1.826cm"/>
        </style:tab-stops>
      </style:paragraph-properties>
      <style:text-properties fo:font-weight="bold" style:font-weight-asian="bold" style:font-weight-complex="bold"/>
    </style:style>
    <style:style style:name="P64" style:family="paragraph" style:parent-style-name="Standard">
      <style:paragraph-properties>
        <style:tab-stops>
          <style:tab-stop style:position="1.826cm"/>
        </style:tab-stops>
      </style:paragraph-properties>
    </style:style>
    <style:style style:name="P65" style:family="paragraph" style:parent-style-name="Standard">
      <style:text-properties style:font-name="Wingdings" fo:language="en" fo:country="US" style:font-name-asian="Wingdings" style:font-name-complex="Wingdings"/>
    </style:style>
    <style:style style:name="P66" style:family="paragraph" style:parent-style-name="Standard">
      <style:text-properties style:font-name="Courier New1"/>
    </style:style>
    <style:style style:name="P67" style:family="paragraph" style:parent-style-name="Standard">
      <style:text-properties style:font-name="Courier New1" fo:font-weight="normal" style:font-weight-asian="normal"/>
    </style:style>
    <style:style style:name="P68" style:family="paragraph" style:parent-style-name="Standard">
      <style:text-properties style:font-name="Courier New1" fo:font-weight="bold" style:font-weight-asian="bold"/>
    </style:style>
    <style:style style:name="P69" style:family="paragraph" style:parent-style-name="Standard">
      <style:text-properties style:font-name="Courier New1" fo:font-weight="bold" style:font-weight-asian="bold" style:font-weight-complex="bold"/>
    </style:style>
    <style:style style:name="P70" style:family="paragraph" style:parent-style-name="Standard">
      <style:text-properties style:font-name="Courier New1" fo:language="en" fo:country="US"/>
    </style:style>
    <style:style style:name="P71" style:family="paragraph" style:parent-style-name="Standard">
      <style:text-properties style:font-name="Courier New1" fo:font-style="italic" fo:font-weight="bold" style:font-style-asian="italic" style:font-weight-asian="bold"/>
    </style:style>
    <style:style style:name="P72" style:family="paragraph" style:parent-style-name="Standard">
      <style:text-properties style:font-name="Courier New1" fo:font-style="italic" fo:font-weight="normal" style:font-style-asian="italic" style:font-weight-asian="normal" style:font-style-complex="italic" style:font-weight-complex="normal"/>
    </style:style>
    <style:style style:name="P73" style:family="paragraph" style:parent-style-name="Standard">
      <style:text-properties style:font-name="Courier New1" fo:font-style="normal" fo:font-weight="normal" style:font-style-asian="normal" style:font-weight-asian="normal" style:font-style-complex="normal" style:font-weight-complex="normal"/>
    </style:style>
    <style:style style:name="P74" style:family="paragraph" style:parent-style-name="Standard">
      <style:text-properties style:font-name="Courier New1" fo:font-style="normal" fo:font-weight="bold" style:font-style-asian="normal" style:font-weight-asian="bold" style:font-style-complex="normal" style:font-weight-complex="bold"/>
    </style:style>
    <style:style style:name="P75" style:family="paragraph" style:parent-style-name="Standard">
      <style:paragraph-properties>
        <style:tab-stops>
          <style:tab-stop style:position="4.921cm" style:leader-style="dotted" style:leader-text="."/>
        </style:tab-stops>
      </style:paragraph-properties>
    </style:style>
    <style:style style:name="P76" style:family="paragraph" style:parent-style-name="Standard">
      <style:paragraph-properties>
        <style:tab-stops>
          <style:tab-stop style:position="3.757cm" style:leader-style="dotted" style:leader-text="."/>
        </style:tab-stops>
      </style:paragraph-properties>
    </style:style>
    <style:style style:name="P77" style:family="paragraph" style:parent-style-name="Standard">
      <style:paragraph-properties>
        <style:tab-stops>
          <style:tab-stop style:position="2.514cm" style:leader-style="dotted" style:leader-text="."/>
        </style:tab-stops>
      </style:paragraph-properties>
    </style:style>
    <style:style style:name="P78" style:family="paragraph" style:parent-style-name="Standard">
      <style:paragraph-properties>
        <style:tab-stops>
          <style:tab-stop style:position="3.466cm" style:leader-style="dotted" style:leader-text="."/>
        </style:tab-stops>
      </style:paragraph-properties>
    </style:style>
    <style:style style:name="P79" style:family="paragraph" style:parent-style-name="Standard">
      <style:text-properties style:font-name="Arial" fo:language="en" fo:country="US"/>
    </style:style>
    <style:style style:name="P80" style:family="paragraph" style:parent-style-name="Standard">
      <style:paragraph-properties>
        <style:tab-stops>
          <style:tab-stop style:position="1.984cm" style:leader-style="dotted" style:leader-text="."/>
        </style:tab-stops>
      </style:paragraph-properties>
      <style:text-properties style:font-name="Arial" fo:language="de" fo:country="DE"/>
    </style:style>
    <style:style style:name="P81" style:family="paragraph" style:parent-style-name="Standard">
      <style:paragraph-properties>
        <style:tab-stops>
          <style:tab-stop style:position="1.984cm" style:leader-style="dotted" style:leader-text="."/>
        </style:tab-stops>
      </style:paragraph-properties>
    </style:style>
    <style:style style:name="P82" style:family="paragraph" style:parent-style-name="Standard">
      <style:paragraph-properties>
        <style:tab-stops>
          <style:tab-stop style:position="1.984cm" style:leader-style="dotted" style:leader-text="."/>
        </style:tab-stops>
      </style:paragraph-properties>
      <style:text-properties style:font-name="Webdings" style:font-name-asian="Webdings" style:font-name-complex="Webdings"/>
    </style:style>
    <style:style style:name="P83" style:family="paragraph" style:parent-style-name="Standard">
      <style:text-properties style:use-window-font-color="true" fo:font-weight="normal" style:font-weight-asian="normal"/>
    </style:style>
    <style:style style:name="P84" style:family="paragraph" style:parent-style-name="Text_20_body">
      <style:paragraph-properties fo:margin-left="2.434cm" fo:margin-right="0cm" fo:text-indent="-2.434cm" style:auto-text-indent="false">
        <style:tab-stops/>
      </style:paragraph-properties>
    </style:style>
    <style:style style:name="P85" style:family="paragraph" style:parent-style-name="Standard">
      <style:paragraph-properties fo:margin-left="2.646cm" fo:margin-right="0cm" fo:text-indent="-2.619cm" style:auto-text-indent="false">
        <style:tab-stops>
          <style:tab-stop style:position="2.619cm"/>
        </style:tab-stops>
      </style:paragraph-properties>
    </style:style>
    <style:style style:name="P86" style:family="paragraph" style:parent-style-name="Text_20_body">
      <style:paragraph-properties fo:margin-top="0cm" fo:margin-bottom="0.212cm"/>
    </style:style>
    <style:style style:name="P87" style:family="paragraph" style:parent-style-name="Text_20_body">
      <style:paragraph-properties fo:margin-top="0cm" fo:margin-bottom="0.212cm"/>
      <style:text-properties fo:language="de" fo:country="DE"/>
    </style:style>
    <style:style style:name="P88" style:family="paragraph" style:parent-style-name="Text_20_body">
      <style:paragraph-properties fo:margin-top="0cm" fo:margin-bottom="0.212cm"/>
      <style:text-properties style:font-name="Courier New" fo:font-weight="bold" style:font-weight-asian="bold" style:font-weight-complex="bold"/>
    </style:style>
    <style:style style:name="P89" style:family="paragraph" style:parent-style-name="Text_20_body">
      <style:paragraph-properties fo:margin-top="0cm" fo:margin-bottom="0.212cm" style:shadow="none"/>
      <style:text-properties fo:language="de" fo:country="DE"/>
    </style:style>
    <style:style style:name="P90" style:family="paragraph" style:parent-style-name="Text_20_body">
      <style:text-properties style:text-underline-style="solid" style:text-underline-width="auto" style:text-underline-color="font-color"/>
    </style:style>
    <style:style style:name="P91" style:family="paragraph" style:parent-style-name="Text_20_body">
      <style:text-properties style:text-underline-style="solid" style:text-underline-width="auto" style:text-underline-color="font-color" fo:font-weight="normal" style:font-weight-asian="normal" style:font-weight-complex="normal"/>
    </style:style>
    <style:style style:name="P92" style:family="paragraph" style:parent-style-name="Text_20_body">
      <style:text-properties style:font-name="Times New Roman"/>
    </style:style>
    <style:style style:name="P93" style:family="paragraph" style:parent-style-name="Text_20_body">
      <style:text-properties style:font-name="Times New Roman" fo:language="de" fo:country="DE"/>
    </style:style>
    <style:style style:name="P94" style:family="paragraph" style:parent-style-name="Text_20_body">
      <style:text-properties style:font-name="Times New Roman" fo:language="en" fo:country="US"/>
    </style:style>
    <style:style style:name="P95" style:family="paragraph" style:parent-style-name="Text_20_body">
      <style:text-properties style:font-name="Times New Roman" fo:language="en" fo:country="US" style:text-underline-style="solid" style:text-underline-width="auto" style:text-underline-color="font-color"/>
    </style:style>
    <style:style style:name="P96" style:family="paragraph" style:parent-style-name="Text_20_body">
      <style:text-properties fo:font-style="normal" style:font-style-asian="normal" style:font-style-complex="normal"/>
    </style:style>
    <style:style style:name="P97" style:family="paragraph" style:parent-style-name="Text_20_body">
      <style:text-properties style:font-name="Courier New"/>
    </style:style>
    <style:style style:name="P98" style:family="paragraph" style:parent-style-name="Text_20_body">
      <style:text-properties style:font-name="Courier New" fo:font-weight="bold" style:font-weight-asian="bold" style:font-weight-complex="bold"/>
    </style:style>
    <style:style style:name="P99" style:family="paragraph" style:parent-style-name="Text_20_body">
      <style:text-properties fo:language="de" fo:country="DE"/>
    </style:style>
    <style:style style:name="P100" style:family="paragraph" style:parent-style-name="Text_20_body">
      <style:text-properties fo:language="de" fo:country="DE" fo:font-weight="normal" style:font-weight-asian="normal" style:font-weight-complex="normal"/>
    </style:style>
    <style:style style:name="P101" style:family="paragraph" style:parent-style-name="Text_20_body">
      <style:text-properties style:text-position="0% 100%" fo:language="de" fo:country="DE"/>
    </style:style>
    <style:style style:name="P102" style:family="paragraph" style:parent-style-name="Text_20_body">
      <style:text-properties fo:font-weight="normal" style:font-weight-asian="normal" style:font-weight-complex="normal"/>
    </style:style>
    <style:style style:name="P103" style:family="paragraph" style:parent-style-name="Text_20_body">
      <style:text-properties fo:font-weight="bold" style:font-weight-asian="bold" style:font-weight-complex="bold"/>
    </style:style>
    <style:style style:name="P104" style:family="paragraph" style:parent-style-name="Text_20_body">
      <style:paragraph-properties>
        <style:tab-stops>
          <style:tab-stop style:position="3.466cm" style:leader-style="dotted" style:leader-text="."/>
        </style:tab-stops>
      </style:paragraph-properties>
    </style:style>
    <style:style style:name="P105" style:family="paragraph" style:parent-style-name="Code">
      <style:text-properties style:font-name="Courier New"/>
    </style:style>
    <style:style style:name="P106" style:family="paragraph" style:parent-style-name="Standard">
      <style:paragraph-properties fo:margin-left="5.424cm" fo:margin-right="0cm" fo:text-indent="-5.398cm" style:auto-text-indent="false">
        <style:tab-stops>
          <style:tab-stop style:position="5.398cm"/>
        </style:tab-stops>
      </style:paragraph-properties>
    </style:style>
    <style:style style:name="P107" style:family="paragraph" style:parent-style-name="Standard">
      <style:paragraph-properties fo:margin-left="0cm" fo:margin-right="0.199cm" fo:text-indent="0cm" style:auto-text-indent="false"/>
    </style:style>
    <style:style style:name="P108" style:family="paragraph" style:parent-style-name="Standard">
      <style:paragraph-properties fo:margin-left="0cm" fo:margin-right="0.199cm" fo:text-indent="0cm" style:auto-text-indent="false"/>
      <style:text-properties style:font-name="Courier New"/>
    </style:style>
    <style:style style:name="P109" style:family="paragraph" style:parent-style-name="Standard">
      <style:paragraph-properties fo:margin-left="0cm" fo:margin-right="0cm" fo:text-indent="0cm" style:auto-text-indent="false">
        <style:tab-stops>
          <style:tab-stop style:position="0.039cm" style:leader-style="dotted" style:leader-text="."/>
          <style:tab-stop style:position="2.499cm" style:leader-style="dotted" style:leader-text="."/>
        </style:tab-stops>
      </style:paragraph-properties>
      <style:text-properties fo:language="de" fo:country="DE"/>
    </style:style>
    <style:style style:name="P110" style:family="paragraph" style:parent-style-name="Standard">
      <style:paragraph-properties fo:margin-left="0cm" fo:margin-right="0cm" fo:text-indent="0cm" style:auto-text-indent="false">
        <style:tab-stops>
          <style:tab-stop style:position="2.499cm"/>
        </style:tab-stops>
      </style:paragraph-properties>
      <style:text-properties fo:language="de" fo:country="DE"/>
    </style:style>
    <style:style style:name="P111" style:family="paragraph" style:parent-style-name="Text_20_body">
      <style:paragraph-properties fo:margin-left="0cm" fo:margin-right="0cm" fo:text-indent="0cm" style:auto-text-indent="false">
        <style:tab-stops>
          <style:tab-stop style:position="0.635cm"/>
        </style:tab-stops>
      </style:paragraph-properties>
      <style:text-properties style:text-underline-style="solid" style:text-underline-width="auto" style:text-underline-color="font-color"/>
    </style:style>
    <style:style style:name="P112" style:family="paragraph" style:parent-style-name="Text_20_body">
      <style:paragraph-properties fo:margin-left="0cm" fo:margin-right="0cm" fo:text-indent="0cm" style:auto-text-indent="false">
        <style:tab-stops>
          <style:tab-stop style:position="0.635cm"/>
        </style:tab-stops>
      </style:paragraph-properties>
      <style:text-properties style:font-name="Courier New"/>
    </style:style>
    <style:style style:name="P113" style:family="paragraph" style:parent-style-name="Text_20_body">
      <style:paragraph-properties fo:margin-left="0cm" fo:margin-right="0cm" fo:text-indent="0cm" style:auto-text-indent="false">
        <style:tab-stops>
          <style:tab-stop style:position="0.635cm"/>
        </style:tab-stops>
      </style:paragraph-properties>
    </style:style>
    <style:style style:name="P114" style:family="paragraph" style:parent-style-name="Standard" style:list-style-name="L2"/>
    <style:style style:name="P115" style:family="paragraph" style:parent-style-name="Standard" style:list-style-name="L2"/>
    <style:style style:name="P116" style:family="paragraph" style:parent-style-name="Standard" style:list-style-name="L2"/>
    <style:style style:name="P117" style:family="paragraph" style:parent-style-name="Standard" style:list-style-name="L2"/>
    <style:style style:name="P118" style:family="paragraph" style:parent-style-name="Standard" style:list-style-name="L2"/>
    <style:style style:name="P119" style:family="paragraph" style:parent-style-name="Standard" style:list-style-name="L2"/>
    <style:style style:name="P120" style:family="paragraph" style:parent-style-name="Standard" style:list-style-name="L2"/>
    <style:style style:name="P121" style:family="paragraph" style:parent-style-name="Standard" style:list-style-name="L2"/>
    <style:style style:name="P122" style:family="paragraph" style:parent-style-name="Standard" style:list-style-name="L2"/>
    <style:style style:name="P123" style:family="paragraph" style:parent-style-name="Standard" style:list-style-name="L2"/>
    <style:style style:name="P124" style:family="paragraph" style:parent-style-name="Standard" style:list-style-name="L2"/>
    <style:style style:name="P125" style:family="paragraph" style:parent-style-name="Standard" style:list-style-name="L2"/>
    <style:style style:name="P126" style:family="paragraph" style:parent-style-name="Standard" style:list-style-name="L2"/>
    <style:style style:name="P127" style:family="paragraph" style:parent-style-name="Standard">
      <style:text-properties style:font-name="Courier New"/>
    </style:style>
    <style:style style:name="P128" style:family="paragraph" style:parent-style-name="Standard" style:list-style-name="L4">
      <style:text-properties style:font-name="Courier New"/>
    </style:style>
    <style:style style:name="P129" style:family="paragraph" style:parent-style-name="Standard" style:list-style-name="L8">
      <style:text-properties style:font-name="Courier New"/>
    </style:style>
    <style:style style:name="P130" style:family="paragraph" style:parent-style-name="Standard" style:list-style-name="L1"/>
    <style:style style:name="P131" style:family="paragraph" style:parent-style-name="Standard" style:list-style-name="L6"/>
    <style:style style:name="P132" style:family="paragraph" style:parent-style-name="Standard" style:list-style-name="L6"/>
    <style:style style:name="P133" style:family="paragraph" style:parent-style-name="Standard" style:list-style-name="L6"/>
    <style:style style:name="P134" style:family="paragraph" style:parent-style-name="Standard" style:list-style-name="L6"/>
    <style:style style:name="P135" style:family="paragraph" style:parent-style-name="Standard" style:list-style-name="L6"/>
    <style:style style:name="P136" style:family="paragraph" style:parent-style-name="Standard" style:list-style-name="L6"/>
    <style:style style:name="P137" style:family="paragraph" style:parent-style-name="Standard" style:list-style-name="L6"/>
    <style:style style:name="P138" style:family="paragraph" style:parent-style-name="Standard" style:list-style-name="L6"/>
    <style:style style:name="P139" style:family="paragraph" style:parent-style-name="Standard" style:list-style-name="L6"/>
    <style:style style:name="P140" style:family="paragraph" style:parent-style-name="Standard" style:list-style-name="L6"/>
    <style:style style:name="P141" style:family="paragraph" style:parent-style-name="Standard" style:list-style-name="L6"/>
    <style:style style:name="P142" style:family="paragraph" style:parent-style-name="Standard" style:list-style-name="L6"/>
    <style:style style:name="P143" style:family="paragraph" style:parent-style-name="Standard" style:list-style-name="L6"/>
    <style:style style:name="P144" style:family="paragraph" style:parent-style-name="Standard" style:list-style-name="L6"/>
    <style:style style:name="P145" style:family="paragraph" style:parent-style-name="Standard" style:list-style-name="L6"/>
    <style:style style:name="P146" style:family="paragraph" style:parent-style-name="Standard" style:list-style-name="L6"/>
    <style:style style:name="P147" style:family="paragraph" style:parent-style-name="Standard" style:list-style-name="L6"/>
    <style:style style:name="P148" style:family="paragraph" style:parent-style-name="Standard" style:list-style-name="L6"/>
    <style:style style:name="P149" style:family="paragraph" style:parent-style-name="Standard" style:list-style-name="L7">
      <style:text-properties fo:language="de" fo:country="DE"/>
    </style:style>
    <style:style style:name="P150" style:family="paragraph" style:parent-style-name="Standard" style:list-style-name="L7">
      <style:text-properties fo:language="de" fo:country="DE"/>
    </style:style>
    <style:style style:name="P151" style:family="paragraph" style:parent-style-name="Standard" style:list-style-name="L9">
      <style:text-properties fo:font-style="normal" style:font-style-asian="normal" style:font-style-complex="normal"/>
    </style:style>
    <style:style style:name="P152" style:family="paragraph" style:parent-style-name="Standard" style:list-style-name="L9">
      <style:text-properties fo:font-style="normal" style:font-style-asian="normal" style:font-style-complex="normal"/>
    </style:style>
    <style:style style:name="P153" style:family="paragraph" style:parent-style-name="Standard" style:list-style-name="L9">
      <style:text-properties fo:font-style="normal" style:font-style-asian="normal" style:font-style-complex="normal"/>
    </style:style>
    <style:style style:name="P154" style:family="paragraph" style:parent-style-name="Standard" style:list-style-name="L9">
      <style:text-properties fo:font-style="normal" style:font-style-asian="normal" style:font-style-complex="normal"/>
    </style:style>
    <style:style style:name="P155" style:family="paragraph" style:parent-style-name="Standard" style:list-style-name="L9">
      <style:text-properties fo:font-style="normal" style:font-style-asian="normal" style:font-style-complex="normal"/>
    </style:style>
    <style:style style:name="P156" style:family="paragraph" style:parent-style-name="Standard" style:list-style-name="L9">
      <style:text-properties fo:font-style="normal" style:font-style-asian="normal" style:font-style-complex="normal"/>
    </style:style>
    <style:style style:name="P157" style:family="paragraph" style:parent-style-name="Standard" style:list-style-name="L9">
      <style:text-properties fo:font-style="normal" style:font-style-asian="normal" style:font-style-complex="normal"/>
    </style:style>
    <style:style style:name="P158" style:family="paragraph" style:parent-style-name="Standard" style:list-style-name="L9">
      <style:text-properties fo:font-style="normal" style:font-style-asian="normal" style:font-style-complex="normal"/>
    </style:style>
    <style:style style:name="P159" style:family="paragraph" style:parent-style-name="Standard" style:list-style-name="L9">
      <style:text-properties fo:font-style="normal" style:font-style-asian="normal" style:font-style-complex="normal"/>
    </style:style>
    <style:style style:name="P160" style:family="paragraph" style:parent-style-name="Text_20_body" style:list-style-name="L1"/>
    <style:style style:name="P161" style:family="paragraph" style:parent-style-name="Text_20_body" style:list-style-name="L1"/>
    <style:style style:name="P162" style:family="paragraph" style:parent-style-name="Text_20_body" style:list-style-name="L3">
      <style:text-properties style:font-name="Times New Roman" fo:language="de" fo:country="DE"/>
    </style:style>
    <style:style style:name="P163" style:family="paragraph" style:parent-style-name="Text_20_body" style:list-style-name="L5"/>
    <style:style style:name="P164" style:family="paragraph" style:parent-style-name="Text_20_body" style:list-style-name="L5"/>
    <style:style style:name="P165" style:family="paragraph" style:parent-style-name="Text_20_body" style:list-style-name="L5"/>
    <style:style style:name="P166" style:family="paragraph" style:parent-style-name="Text_20_body" style:list-style-name="L1"/>
    <style:style style:name="P167" style:family="paragraph" style:parent-style-name="Text_20_body" style:list-style-name="L1"/>
    <style:style style:name="P168" style:family="paragraph" style:parent-style-name="Text_20_body" style:list-style-name="L1"/>
    <style:style style:name="P169" style:family="paragraph" style:parent-style-name="Text_20_body" style:list-style-name="L10"/>
    <style:style style:name="P170" style:family="paragraph" style:parent-style-name="Text_20_body" style:list-style-name="L10"/>
    <style:style style:name="P171" style:family="paragraph" style:parent-style-name="Text_20_body" style:list-style-name="L10"/>
    <style:style style:name="P172" style:family="paragraph" style:parent-style-name="Text_20_body" style:list-style-name="L1">
      <style:paragraph-properties fo:margin-top="0cm" fo:margin-bottom="0.212cm"/>
      <style:text-properties style:font-name="Times New Roman"/>
    </style:style>
    <style:style style:name="P173" style:family="paragraph" style:parent-style-name="Text_20_body" style:list-style-name="L1">
      <style:paragraph-properties fo:margin-top="0cm" fo:margin-bottom="0.212cm"/>
      <style:text-properties style:font-name="Times New Roman"/>
    </style:style>
    <style:style style:name="P174" style:family="paragraph" style:parent-style-name="Text_20_body" style:list-style-name="L1">
      <style:paragraph-properties fo:margin-top="0cm" fo:margin-bottom="0.212cm"/>
      <style:text-properties style:font-name="Times New Roman"/>
    </style:style>
    <style:style style:name="P175" style:family="paragraph" style:parent-style-name="Text_20_body" style:list-style-name="L1">
      <style:paragraph-properties fo:margin-top="0cm" fo:margin-bottom="0.212cm"/>
      <style:text-properties style:font-name="Times New Roman"/>
    </style:style>
    <style:style style:name="P176" style:family="paragraph" style:parent-style-name="Text_20_body" style:list-style-name="L1">
      <style:paragraph-properties fo:margin-top="0cm" fo:margin-bottom="0.212cm"/>
    </style:style>
    <style:style style:name="P177" style:family="paragraph" style:parent-style-name="Text_20_body" style:list-style-name="L11">
      <style:paragraph-properties fo:margin-left="1.27cm" fo:margin-right="0cm" fo:text-indent="-0.635cm" style:auto-text-indent="false">
        <style:tab-stops>
          <style:tab-stop style:position="0cm"/>
        </style:tab-stops>
      </style:paragraph-properties>
    </style:style>
    <style:style style:name="P178" style:family="paragraph" style:parent-style-name="Text_20_body" style:list-style-name="L11">
      <style:paragraph-properties fo:margin-left="1.27cm" fo:margin-right="0cm" fo:text-indent="-0.635cm" style:auto-text-indent="false">
        <style:tab-stops>
          <style:tab-stop style:position="0cm"/>
        </style:tab-stops>
      </style:paragraph-properties>
    </style:style>
    <style:style style:name="P179" style:family="paragraph" style:parent-style-name="Text_20_body" style:list-style-name="L11">
      <style:paragraph-properties fo:margin-left="1.27cm" fo:margin-right="0cm" fo:margin-top="0cm" fo:margin-bottom="0.212cm" fo:text-indent="-0.635cm" style:auto-text-indent="false">
        <style:tab-stops>
          <style:tab-stop style:position="0cm"/>
        </style:tab-stops>
      </style:paragraph-properties>
    </style:style>
    <style:style style:name="P180" style:family="paragraph" style:parent-style-name="Text_20_body" style:list-style-name="L11">
      <style:paragraph-properties fo:margin-left="0.609cm" fo:margin-right="0cm" fo:text-indent="0cm" style:auto-text-indent="false">
        <style:tab-stops>
          <style:tab-stop style:position="0.635cm"/>
        </style:tab-stops>
      </style:paragraph-properties>
    </style:style>
    <style:style style:name="P181" style:family="paragraph" style:parent-style-name="Heading_20_1" style:list-style-name="L1">
      <style:paragraph-properties fo:break-before="page"/>
    </style:style>
    <style:style style:name="P182" style:family="paragraph" style:parent-style-name="Heading_20_1" style:list-style-name="L1">
      <style:paragraph-properties fo:break-before="page"/>
    </style:style>
    <style:style style:name="P183" style:family="paragraph" style:parent-style-name="Heading_20_1" style:list-style-name="L1">
      <style:paragraph-properties fo:break-before="page"/>
    </style:style>
    <style:style style:name="P184" style:family="paragraph" style:parent-style-name="Heading_20_1" style:list-style-name="L1">
      <style:paragraph-properties fo:break-before="page"/>
    </style:style>
    <style:style style:name="P185" style:family="paragraph" style:parent-style-name="Heading_20_1" style:list-style-name="L1">
      <style:paragraph-properties fo:break-before="page"/>
    </style:style>
    <style:style style:name="P186" style:family="paragraph" style:parent-style-name="Heading_20_1" style:list-style-name="L1">
      <style:paragraph-properties fo:break-before="page"/>
    </style:style>
    <style:style style:name="P187" style:family="paragraph" style:parent-style-name="Heading_20_1" style:list-style-name="L1">
      <style:paragraph-properties fo:break-before="page"/>
    </style:style>
    <style:style style:name="P188" style:family="paragraph" style:parent-style-name="Heading_20_1" style:list-style-name="L1">
      <style:paragraph-properties fo:break-before="page"/>
    </style:style>
    <style:style style:name="P189" style:family="paragraph" style:parent-style-name="Heading_20_1" style:list-style-name="L1">
      <style:paragraph-properties fo:break-before="page"/>
    </style:style>
    <style:style style:name="P190" style:family="paragraph" style:parent-style-name="Heading_20_1" style:list-style-name="L1">
      <style:paragraph-properties fo:break-before="page">
        <style:tab-stops>
          <style:tab-stop style:position="0cm"/>
        </style:tab-stops>
      </style:paragraph-properties>
      <style:text-properties fo:font-size="16pt" fo:font-weight="bold" style:font-size-asian="16pt" style:font-weight-asian="bold"/>
    </style:style>
    <style:style style:name="P191" style:family="paragraph" style:parent-style-name="Heading_20_1" style:list-style-name="L1">
      <style:paragraph-properties fo:break-before="page">
        <style:tab-stops>
          <style:tab-stop style:position="0cm"/>
        </style:tab-stops>
      </style:paragraph-properties>
      <style:text-properties fo:font-size="16pt" fo:font-weight="bold" style:font-size-asian="16pt" style:font-weight-asian="bold"/>
    </style:style>
    <style:style style:name="P192" style:family="paragraph" style:parent-style-name="Heading_20_2" style:list-style-name="L1"/>
    <style:style style:name="P193" style:family="paragraph" style:parent-style-name="Heading_20_2" style:list-style-name="L1"/>
    <style:style style:name="P194" style:family="paragraph" style:parent-style-name="Heading_20_2" style:list-style-name="L1"/>
    <style:style style:name="P195" style:family="paragraph" style:parent-style-name="Heading_20_2" style:list-style-name="L1"/>
    <style:style style:name="P196" style:family="paragraph" style:parent-style-name="Heading_20_2" style:list-style-name="L1"/>
    <style:style style:name="P197" style:family="paragraph" style:parent-style-name="Heading_20_2" style:list-style-name="L1"/>
    <style:style style:name="P198" style:family="paragraph" style:parent-style-name="Heading_20_2" style:list-style-name="L1"/>
    <style:style style:name="P199" style:family="paragraph" style:parent-style-name="Heading_20_2" style:list-style-name="L1"/>
    <style:style style:name="P200" style:family="paragraph" style:parent-style-name="Heading_20_2" style:list-style-name="L1"/>
    <style:style style:name="P201" style:family="paragraph" style:parent-style-name="Heading_20_2" style:list-style-name="L1"/>
    <style:style style:name="P202" style:family="paragraph" style:parent-style-name="Heading_20_2" style:list-style-name="L1"/>
    <style:style style:name="P203" style:family="paragraph" style:parent-style-name="Heading_20_2" style:list-style-name="L1"/>
    <style:style style:name="P204" style:family="paragraph" style:parent-style-name="Heading_20_2" style:list-style-name="L1"/>
    <style:style style:name="P205" style:family="paragraph" style:parent-style-name="Heading_20_2" style:list-style-name="L1"/>
    <style:style style:name="P206" style:family="paragraph" style:parent-style-name="Heading_20_2" style:list-style-name="L1"/>
    <style:style style:name="P207" style:family="paragraph" style:parent-style-name="Heading_20_2" style:list-style-name="L1"/>
    <style:style style:name="P208" style:family="paragraph" style:parent-style-name="Heading_20_2" style:list-style-name="L1"/>
    <style:style style:name="P209" style:family="paragraph" style:parent-style-name="Heading_20_2" style:list-style-name="L1"/>
    <style:style style:name="P210" style:family="paragraph" style:parent-style-name="Heading_20_2" style:list-style-name="L1"/>
    <style:style style:name="P211" style:family="paragraph" style:parent-style-name="Heading_20_2" style:list-style-name="L1"/>
    <style:style style:name="P212" style:family="paragraph" style:parent-style-name="Heading_20_2" style:list-style-name="L1"/>
    <style:style style:name="P213" style:family="paragraph" style:parent-style-name="Heading_20_2" style:list-style-name="L1"/>
    <style:style style:name="P214" style:family="paragraph" style:parent-style-name="Heading_20_2" style:list-style-name="L1"/>
    <style:style style:name="P215" style:family="paragraph" style:parent-style-name="Heading_20_2" style:list-style-name="L1"/>
    <style:style style:name="P216" style:family="paragraph" style:parent-style-name="Heading_20_2" style:list-style-name="L1"/>
    <style:style style:name="P217" style:family="paragraph" style:parent-style-name="Heading_20_2" style:list-style-name="L1"/>
    <style:style style:name="P218" style:family="paragraph" style:parent-style-name="Heading_20_2" style:list-style-name="L1"/>
    <style:style style:name="P219" style:family="paragraph" style:parent-style-name="Heading_20_2" style:list-style-name="L1"/>
    <style:style style:name="P220" style:family="paragraph" style:parent-style-name="Heading_20_2" style:list-style-name="L1"/>
    <style:style style:name="P221" style:family="paragraph" style:parent-style-name="Heading_20_2" style:list-style-name="L1"/>
    <style:style style:name="P222" style:family="paragraph" style:parent-style-name="Heading_20_2" style:list-style-name="L1"/>
    <style:style style:name="P223" style:family="paragraph" style:parent-style-name="Heading_20_2" style:list-style-name="L1"/>
    <style:style style:name="P224" style:family="paragraph" style:parent-style-name="Heading_20_2" style:list-style-name="L1"/>
    <style:style style:name="P225" style:family="paragraph" style:parent-style-name="Heading_20_2" style:list-style-name="L1"/>
    <style:style style:name="P226" style:family="paragraph" style:parent-style-name="Heading_20_2" style:list-style-name="L1">
      <style:paragraph-properties>
        <style:tab-stops>
          <style:tab-stop style:position="0cm"/>
        </style:tab-stops>
      </style:paragraph-properties>
    </style:style>
    <style:style style:name="P227" style:family="paragraph" style:parent-style-name="Heading_20_2" style:list-style-name="L1"/>
    <style:style style:name="P228" style:family="paragraph" style:parent-style-name="Heading_20_2" style:list-style-name="L1"/>
    <style:style style:name="P229" style:family="paragraph" style:parent-style-name="Heading_20_2" style:list-style-name="L1"/>
    <style:style style:name="P230" style:family="paragraph" style:parent-style-name="Heading_20_2" style:list-style-name="L1">
      <style:paragraph-properties>
        <style:tab-stops>
          <style:tab-stop style:position="0cm"/>
        </style:tab-stops>
      </style:paragraph-properties>
      <style:text-properties fo:font-size="14pt" fo:font-style="normal" fo:font-weight="bold" style:font-size-asian="14pt" style:font-style-asian="normal" style:font-weight-asian="bold"/>
    </style:style>
    <style:style style:name="P231" style:family="paragraph" style:parent-style-name="Heading_20_2" style:list-style-name="L1">
      <style:paragraph-properties>
        <style:tab-stops>
          <style:tab-stop style:position="0cm"/>
        </style:tab-stops>
      </style:paragraph-properties>
      <style:text-properties fo:font-size="14pt" fo:font-style="normal" fo:font-weight="bold" style:font-size-asian="14pt" style:font-style-asian="normal" style:font-weight-asian="bold"/>
    </style:style>
    <style:style style:name="P232" style:family="paragraph" style:parent-style-name="Heading_20_2" style:list-style-name="L1">
      <style:paragraph-properties fo:break-before="page"/>
    </style:style>
    <style:style style:name="P233" style:family="paragraph" style:parent-style-name="Heading_20_2" style:list-style-name="L1">
      <style:paragraph-properties fo:break-before="page"/>
    </style:style>
    <style:style style:name="P234" style:family="paragraph" style:parent-style-name="Heading_20_2" style:list-style-name="L1">
      <style:paragraph-properties fo:break-before="page"/>
    </style:style>
    <style:style style:name="P235" style:family="paragraph" style:parent-style-name="Heading_20_2" style:list-style-name="L1">
      <style:paragraph-properties fo:break-before="page"/>
    </style:style>
    <style:style style:name="P236" style:family="paragraph" style:parent-style-name="Heading_20_2" style:list-style-name="L1">
      <style:paragraph-properties fo:break-before="page"/>
    </style:style>
    <style:style style:name="P237" style:family="paragraph" style:parent-style-name="Heading_20_2" style:list-style-name="L1">
      <style:paragraph-properties fo:break-before="page"/>
    </style:style>
    <style:style style:name="P238" style:family="paragraph" style:parent-style-name="Heading_20_2" style:list-style-name="L1">
      <style:paragraph-properties fo:break-before="page"/>
      <style:text-properties fo:font-weight="bold" style:font-weight-asian="bold" style:font-weight-complex="bold"/>
    </style:style>
    <style:style style:name="P239" style:family="paragraph" style:parent-style-name="Heading_20_2" style:list-style-name="L1">
      <style:paragraph-properties fo:break-before="page"/>
    </style:style>
    <style:style style:name="P240" style:family="paragraph" style:parent-style-name="Heading_20_2" style:list-style-name="L1">
      <style:paragraph-properties fo:break-before="page"/>
    </style:style>
    <style:style style:name="P241" style:family="paragraph" style:parent-style-name="Heading_20_2" style:list-style-name="L1">
      <style:paragraph-properties fo:break-before="page"/>
    </style:style>
    <style:style style:name="P242" style:family="paragraph" style:parent-style-name="Heading_20_2" style:list-style-name="L1">
      <style:paragraph-properties fo:break-before="page"/>
    </style:style>
    <style:style style:name="P243" style:family="paragraph" style:parent-style-name="Heading_20_2" style:list-style-name="L1">
      <style:paragraph-properties fo:break-before="page"/>
    </style:style>
    <style:style style:name="P244" style:family="paragraph" style:parent-style-name="Heading_20_2" style:list-style-name="L1">
      <style:paragraph-properties fo:break-before="page"/>
    </style:style>
    <style:style style:name="P245" style:family="paragraph" style:parent-style-name="Heading_20_2" style:list-style-name="L1">
      <style:paragraph-properties fo:break-before="page"/>
    </style:style>
    <style:style style:name="P246" style:family="paragraph" style:parent-style-name="Heading_20_2" style:list-style-name="L1">
      <style:paragraph-properties fo:break-before="page"/>
    </style:style>
    <style:style style:name="P247" style:family="paragraph" style:parent-style-name="Heading_20_2" style:list-style-name="L1">
      <style:paragraph-properties fo:break-before="page"/>
    </style:style>
    <style:style style:name="P248" style:family="paragraph" style:parent-style-name="Heading_20_2" style:list-style-name="L1">
      <style:paragraph-properties fo:break-before="page"/>
    </style:style>
    <style:style style:name="P249" style:family="paragraph" style:parent-style-name="Heading_20_2" style:list-style-name="L1">
      <style:paragraph-properties fo:break-before="page">
        <style:tab-stops>
          <style:tab-stop style:position="0cm"/>
        </style:tab-stops>
      </style:paragraph-properties>
      <style:text-properties fo:font-size="14pt" fo:font-style="normal" fo:font-weight="bold" style:font-size-asian="14pt" style:font-style-asian="normal" style:font-weight-asian="bold"/>
    </style:style>
    <style:style style:name="P250" style:family="paragraph" style:parent-style-name="Heading_20_2" style:list-style-name="L1">
      <style:paragraph-properties fo:break-before="page">
        <style:tab-stops>
          <style:tab-stop style:position="0cm"/>
        </style:tab-stops>
      </style:paragraph-properties>
      <style:text-properties fo:font-size="14pt" fo:font-style="normal" fo:font-weight="bold" style:font-size-asian="14pt" style:font-style-asian="normal" style:font-weight-asian="bold"/>
    </style:style>
    <style:style style:name="P251" style:family="paragraph" style:parent-style-name="Heading_20_2" style:list-style-name="L1">
      <style:paragraph-properties fo:break-before="page">
        <style:tab-stops>
          <style:tab-stop style:position="0cm"/>
        </style:tab-stops>
      </style:paragraph-properties>
      <style:text-properties fo:font-size="14pt" fo:font-style="normal" fo:font-weight="bold" style:font-size-asian="14pt" style:font-style-asian="normal" style:font-weight-asian="bold"/>
    </style:style>
    <style:style style:name="P252" style:family="paragraph" style:parent-style-name="Heading_20_2" style:list-style-name="L1">
      <style:paragraph-properties fo:break-before="page">
        <style:tab-stops>
          <style:tab-stop style:position="0cm"/>
        </style:tab-stops>
      </style:paragraph-properties>
      <style:text-properties fo:font-size="14pt" fo:font-style="normal" fo:font-weight="bold" style:font-size-asian="14pt" style:font-style-asian="normal" style:font-weight-asian="bold"/>
    </style:style>
    <style:style style:name="P253" style:family="paragraph" style:parent-style-name="Heading_20_2" style:list-style-name="L1">
      <style:paragraph-properties fo:break-before="page"/>
    </style:style>
    <style:style style:name="P254" style:family="paragraph" style:parent-style-name="Heading_20_2" style:list-style-name="L1">
      <style:paragraph-properties fo:break-before="page"/>
    </style:style>
    <style:style style:name="P255" style:family="paragraph" style:parent-style-name="Heading_20_2" style:list-style-name="L1">
      <style:paragraph-properties fo:break-before="page"/>
    </style:style>
    <style:style style:name="P256" style:family="paragraph" style:parent-style-name="Heading_20_2" style:list-style-name="L1" style:master-page-name="">
      <style:paragraph-properties fo:margin-top="0.423cm" fo:margin-bottom="0.212cm" style:page-number="auto" fo:background-color="transparent" style:shadow="none" fo:keep-with-next="always">
        <style:tab-stops/>
        <style:background-image/>
      </style:paragraph-properties>
    </style:style>
    <style:style style:name="P257" style:family="paragraph" style:parent-style-name="Heading_20_2" style:list-style-name="L1">
      <style:paragraph-properties fo:margin-left="0cm" fo:margin-right="0cm" fo:text-indent="0cm" style:auto-text-indent="false" fo:break-before="page">
        <style:tab-stops>
          <style:tab-stop style:position="0.499cm"/>
        </style:tab-stops>
      </style:paragraph-properties>
      <style:text-properties fo:font-size="14pt" fo:font-style="normal" fo:font-weight="bold" style:font-size-asian="14pt" style:font-style-asian="normal" style:font-weight-asian="bold"/>
    </style:style>
    <style:style style:name="P258" style:family="paragraph" style:parent-style-name="Heading_20_3" style:list-style-name="L1"/>
    <style:style style:name="P259" style:family="paragraph" style:parent-style-name="Heading_20_3" style:list-style-name="L1"/>
    <style:style style:name="P260" style:family="paragraph" style:parent-style-name="Heading_20_3" style:list-style-name="L1"/>
    <style:style style:name="P261" style:family="paragraph" style:parent-style-name="Heading_20_3" style:list-style-name="L1"/>
    <style:style style:name="P262" style:family="paragraph" style:parent-style-name="Heading_20_3" style:list-style-name="L1"/>
    <style:style style:name="P263" style:family="paragraph" style:parent-style-name="Heading_20_3" style:list-style-name="L1"/>
    <style:style style:name="P264" style:family="paragraph" style:parent-style-name="Heading_20_3" style:list-style-name="L1"/>
    <style:style style:name="P265" style:family="paragraph" style:parent-style-name="Heading_20_3" style:list-style-name="L1"/>
    <style:style style:name="P266" style:family="paragraph" style:parent-style-name="Heading_20_3" style:list-style-name="L1"/>
    <style:style style:name="P267" style:family="paragraph" style:parent-style-name="Heading_20_3" style:list-style-name="L1"/>
    <style:style style:name="P268" style:family="paragraph" style:parent-style-name="Heading_20_3" style:list-style-name="L1"/>
    <style:style style:name="P269" style:family="paragraph" style:parent-style-name="Heading_20_3" style:list-style-name="L1"/>
    <style:style style:name="P270" style:family="paragraph" style:parent-style-name="Heading_20_3" style:list-style-name="L1"/>
    <style:style style:name="P271" style:family="paragraph" style:parent-style-name="Heading_20_3" style:list-style-name="L1"/>
    <style:style style:name="P272" style:family="paragraph" style:parent-style-name="Heading_20_3" style:list-style-name="L1"/>
    <style:style style:name="P273" style:family="paragraph" style:parent-style-name="Heading_20_3" style:list-style-name="L1"/>
    <style:style style:name="P274" style:family="paragraph" style:parent-style-name="Heading_20_3" style:list-style-name="L1"/>
    <style:style style:name="P275" style:family="paragraph" style:parent-style-name="Heading_20_3" style:list-style-name="L1"/>
    <style:style style:name="P276" style:family="paragraph" style:parent-style-name="Heading_20_3" style:list-style-name="L1"/>
    <style:style style:name="P277" style:family="paragraph" style:parent-style-name="Heading_20_3" style:list-style-name="L1"/>
    <style:style style:name="P278" style:family="paragraph" style:parent-style-name="Heading_20_3" style:list-style-name="L1"/>
    <style:style style:name="P279" style:family="paragraph" style:parent-style-name="Heading_20_3" style:list-style-name="L1"/>
    <style:style style:name="P280" style:family="paragraph" style:parent-style-name="Heading_20_3" style:list-style-name="L1"/>
    <style:style style:name="P281" style:family="paragraph" style:parent-style-name="Heading_20_3" style:list-style-name="L1"/>
    <style:style style:name="P282" style:family="paragraph" style:parent-style-name="Heading_20_3" style:list-style-name="L1"/>
    <style:style style:name="P283" style:family="paragraph" style:parent-style-name="Heading_20_3" style:list-style-name="L1"/>
    <style:style style:name="P284" style:family="paragraph" style:parent-style-name="Heading_20_3" style:list-style-name="L1"/>
    <style:style style:name="P285" style:family="paragraph" style:parent-style-name="Heading_20_3" style:list-style-name="L1"/>
    <style:style style:name="P286" style:family="paragraph" style:parent-style-name="Heading_20_3" style:list-style-name="L1"/>
    <style:style style:name="P287" style:family="paragraph" style:parent-style-name="Heading_20_3" style:list-style-name="L1"/>
    <style:style style:name="P288" style:family="paragraph" style:parent-style-name="Heading_20_3" style:list-style-name="L1"/>
    <style:style style:name="P289" style:family="paragraph" style:parent-style-name="Heading_20_3" style:list-style-name="L1"/>
    <style:style style:name="P290" style:family="paragraph" style:parent-style-name="Heading_20_3" style:list-style-name="L1"/>
    <style:style style:name="P291" style:family="paragraph" style:parent-style-name="Heading_20_3" style:list-style-name="L1"/>
    <style:style style:name="P292" style:family="paragraph" style:parent-style-name="Heading_20_3" style:list-style-name="L1"/>
    <style:style style:name="P293" style:family="paragraph" style:parent-style-name="Heading_20_3" style:list-style-name="L1"/>
    <style:style style:name="P294" style:family="paragraph" style:parent-style-name="Heading_20_3" style:list-style-name="L1"/>
    <style:style style:name="P295" style:family="paragraph" style:parent-style-name="Heading_20_3" style:list-style-name="L1"/>
    <style:style style:name="P296" style:family="paragraph" style:parent-style-name="Heading_20_3" style:list-style-name="L1"/>
    <style:style style:name="P297" style:family="paragraph" style:parent-style-name="Heading_20_3" style:list-style-name="L1"/>
    <style:style style:name="P298" style:family="paragraph" style:parent-style-name="Heading_20_3" style:list-style-name="L1"/>
    <style:style style:name="P299" style:family="paragraph" style:parent-style-name="Heading_20_3" style:list-style-name="L1"/>
    <style:style style:name="P300" style:family="paragraph" style:parent-style-name="Heading_20_3" style:list-style-name="L1"/>
    <style:style style:name="P301" style:family="paragraph" style:parent-style-name="Heading_20_3" style:list-style-name="L1"/>
    <style:style style:name="P302" style:family="paragraph" style:parent-style-name="Heading_20_3" style:list-style-name="L1"/>
    <style:style style:name="P303" style:family="paragraph" style:parent-style-name="Heading_20_3" style:list-style-name="L1"/>
    <style:style style:name="P304" style:family="paragraph" style:parent-style-name="Heading_20_3" style:list-style-name="L1"/>
    <style:style style:name="P305" style:family="paragraph" style:parent-style-name="Heading_20_3" style:list-style-name="L1"/>
    <style:style style:name="P306" style:family="paragraph" style:parent-style-name="Heading_20_3" style:list-style-name="L1"/>
    <style:style style:name="P307" style:family="paragraph" style:parent-style-name="Heading_20_3" style:list-style-name="L1"/>
    <style:style style:name="P308" style:family="paragraph" style:parent-style-name="Heading_20_3" style:list-style-name="L1"/>
    <style:style style:name="P309" style:family="paragraph" style:parent-style-name="Heading_20_3" style:list-style-name="L1"/>
    <style:style style:name="P310" style:family="paragraph" style:parent-style-name="Heading_20_3" style:list-style-name="L1"/>
    <style:style style:name="P311" style:family="paragraph" style:parent-style-name="Heading_20_3" style:list-style-name="L1"/>
    <style:style style:name="P312" style:family="paragraph" style:parent-style-name="Heading_20_3" style:list-style-name="L1"/>
    <style:style style:name="P313" style:family="paragraph" style:parent-style-name="Heading_20_3" style:list-style-name="L1"/>
    <style:style style:name="P314" style:family="paragraph" style:parent-style-name="Heading_20_3" style:list-style-name="L1">
      <style:text-properties fo:font-weight="bold" style:font-weight-asian="bold" style:font-weight-complex="bold"/>
    </style:style>
    <style:style style:name="P315" style:family="paragraph" style:parent-style-name="Heading_20_3" style:list-style-name="L1"/>
    <style:style style:name="P316" style:family="paragraph" style:parent-style-name="Heading_20_3" style:list-style-name="L1"/>
    <style:style style:name="P317" style:family="paragraph" style:parent-style-name="Heading_20_3" style:list-style-name="L1"/>
    <style:style style:name="P318" style:family="paragraph" style:parent-style-name="Heading_20_3" style:list-style-name="L1"/>
    <style:style style:name="P319" style:family="paragraph" style:parent-style-name="Heading_20_3" style:list-style-name="L1"/>
    <style:style style:name="P320" style:family="paragraph" style:parent-style-name="Heading_20_3" style:list-style-name="L1"/>
    <style:style style:name="P321" style:family="paragraph" style:parent-style-name="Heading_20_3" style:list-style-name="L1"/>
    <style:style style:name="P322" style:family="paragraph" style:parent-style-name="Heading_20_3" style:list-style-name="L1"/>
    <style:style style:name="P323" style:family="paragraph" style:parent-style-name="Heading_20_3" style:list-style-name="L1"/>
    <style:style style:name="P324" style:family="paragraph" style:parent-style-name="Heading_20_3" style:list-style-name="L1"/>
    <style:style style:name="P325" style:family="paragraph" style:parent-style-name="Heading_20_3" style:list-style-name="L1"/>
    <style:style style:name="P326" style:family="paragraph" style:parent-style-name="Heading_20_3" style:list-style-name="L1"/>
    <style:style style:name="P327" style:family="paragraph" style:parent-style-name="Heading_20_3" style:list-style-name="L1"/>
    <style:style style:name="P328" style:family="paragraph" style:parent-style-name="Heading_20_3" style:list-style-name="L1"/>
    <style:style style:name="P329" style:family="paragraph" style:parent-style-name="Heading_20_3" style:list-style-name="L1"/>
    <style:style style:name="P330" style:family="paragraph" style:parent-style-name="Heading_20_3" style:list-style-name="L1"/>
    <style:style style:name="P331" style:family="paragraph" style:parent-style-name="Heading_20_3" style:list-style-name="L1"/>
    <style:style style:name="P332" style:family="paragraph" style:parent-style-name="Heading_20_3" style:list-style-name="L1"/>
    <style:style style:name="P333" style:family="paragraph" style:parent-style-name="Heading_20_3" style:list-style-name="L1"/>
    <style:style style:name="P334" style:family="paragraph" style:parent-style-name="Heading_20_3" style:list-style-name="L1"/>
    <style:style style:name="P335" style:family="paragraph" style:parent-style-name="Heading_20_3" style:list-style-name="L1"/>
    <style:style style:name="P336" style:family="paragraph" style:parent-style-name="Heading_20_3" style:list-style-name="L1"/>
    <style:style style:name="P337" style:family="paragraph" style:parent-style-name="Heading_20_3" style:list-style-name="L1"/>
    <style:style style:name="P338" style:family="paragraph" style:parent-style-name="Heading_20_3" style:list-style-name="L1"/>
    <style:style style:name="P339" style:family="paragraph" style:parent-style-name="Heading_20_3" style:list-style-name="L1"/>
    <style:style style:name="P340" style:family="paragraph" style:parent-style-name="Heading_20_3" style:list-style-name="L1"/>
    <style:style style:name="P341" style:family="paragraph" style:parent-style-name="Heading_20_3" style:list-style-name="L1">
      <style:text-properties fo:language="de" fo:country="DE"/>
    </style:style>
    <style:style style:name="P342" style:family="paragraph" style:parent-style-name="Heading_20_3" style:list-style-name="L1"/>
    <style:style style:name="P343" style:family="paragraph" style:parent-style-name="Heading_20_3" style:list-style-name="L1"/>
    <style:style style:name="P344" style:family="paragraph" style:parent-style-name="Heading_20_3" style:list-style-name="L1"/>
    <style:style style:name="P345" style:family="paragraph" style:parent-style-name="Heading_20_3" style:list-style-name="L1"/>
    <style:style style:name="P346" style:family="paragraph" style:parent-style-name="Heading_20_3" style:list-style-name="L1"/>
    <style:style style:name="P347" style:family="paragraph" style:parent-style-name="Heading_20_3" style:list-style-name="L1">
      <style:text-properties fo:language="en" fo:country="US"/>
    </style:style>
    <style:style style:name="P348" style:family="paragraph" style:parent-style-name="Heading_20_3" style:list-style-name="L1"/>
    <style:style style:name="P349" style:family="paragraph" style:parent-style-name="Heading_20_3" style:list-style-name="L1"/>
    <style:style style:name="P350" style:family="paragraph" style:parent-style-name="Heading_20_3" style:list-style-name="L1"/>
    <style:style style:name="P351" style:family="paragraph" style:parent-style-name="Heading_20_3" style:list-style-name="L1"/>
    <style:style style:name="P352" style:family="paragraph" style:parent-style-name="Heading_20_3" style:list-style-name="L1"/>
    <style:style style:name="P353" style:family="paragraph" style:parent-style-name="Heading_20_3" style:list-style-name="L1"/>
    <style:style style:name="P354" style:family="paragraph" style:parent-style-name="Heading_20_3" style:list-style-name="L1"/>
    <style:style style:name="P355" style:family="paragraph" style:parent-style-name="Heading_20_3" style:list-style-name="L1"/>
    <style:style style:name="P356" style:family="paragraph" style:parent-style-name="Heading_20_3" style:list-style-name="L1"/>
    <style:style style:name="P357" style:family="paragraph" style:parent-style-name="Heading_20_3" style:list-style-name="L1"/>
    <style:style style:name="P358" style:family="paragraph" style:parent-style-name="Heading_20_3" style:list-style-name="L1"/>
    <style:style style:name="P359" style:family="paragraph" style:parent-style-name="Heading_20_3" style:list-style-name="L1"/>
    <style:style style:name="P360" style:family="paragraph" style:parent-style-name="Heading_20_3" style:list-style-name="L1"/>
    <style:style style:name="P361" style:family="paragraph" style:parent-style-name="Heading_20_3" style:list-style-name="L1"/>
    <style:style style:name="P362" style:family="paragraph" style:parent-style-name="Heading_20_3" style:list-style-name="L1"/>
    <style:style style:name="P363" style:family="paragraph" style:parent-style-name="Heading_20_3" style:list-style-name="L1"/>
    <style:style style:name="P364" style:family="paragraph" style:parent-style-name="Heading_20_3" style:list-style-name="L1"/>
    <style:style style:name="P365" style:family="paragraph" style:parent-style-name="Heading_20_3" style:list-style-name="L1"/>
    <style:style style:name="P366" style:family="paragraph" style:parent-style-name="Heading_20_3" style:list-style-name="L1"/>
    <style:style style:name="P367" style:family="paragraph" style:parent-style-name="Heading_20_3" style:list-style-name="L1"/>
    <style:style style:name="P368" style:family="paragraph" style:parent-style-name="Heading_20_3" style:list-style-name="L1"/>
    <style:style style:name="P369" style:family="paragraph" style:parent-style-name="Heading_20_3" style:list-style-name="L1"/>
    <style:style style:name="P370" style:family="paragraph" style:parent-style-name="Heading_20_3" style:list-style-name="L1"/>
    <style:style style:name="P371" style:family="paragraph" style:parent-style-name="Heading_20_3" style:list-style-name="L1"/>
    <style:style style:name="P372" style:family="paragraph" style:parent-style-name="Heading_20_3" style:list-style-name="L1"/>
    <style:style style:name="P373" style:family="paragraph" style:parent-style-name="Heading_20_3" style:list-style-name="L1"/>
    <style:style style:name="P374" style:family="paragraph" style:parent-style-name="Heading_20_3" style:list-style-name="L1"/>
    <style:style style:name="P375" style:family="paragraph" style:parent-style-name="Heading_20_3" style:list-style-name="L1"/>
    <style:style style:name="P376" style:family="paragraph" style:parent-style-name="Heading_20_3" style:list-style-name="L1"/>
    <style:style style:name="P377" style:family="paragraph" style:parent-style-name="Heading_20_3" style:list-style-name="L1"/>
    <style:style style:name="P378" style:family="paragraph" style:parent-style-name="Heading_20_3" style:list-style-name="L1"/>
    <style:style style:name="P379" style:family="paragraph" style:parent-style-name="Heading_20_3" style:list-style-name="L1"/>
    <style:style style:name="P380" style:family="paragraph" style:parent-style-name="Heading_20_3" style:list-style-name="L1"/>
    <style:style style:name="P381" style:family="paragraph" style:parent-style-name="Heading_20_3" style:list-style-name="L1"/>
    <style:style style:name="P382" style:family="paragraph" style:parent-style-name="Heading_20_3" style:list-style-name="L1"/>
    <style:style style:name="P383" style:family="paragraph" style:parent-style-name="Heading_20_3" style:list-style-name="L1"/>
    <style:style style:name="P384" style:family="paragraph" style:parent-style-name="Heading_20_3" style:list-style-name="L1"/>
    <style:style style:name="P385" style:family="paragraph" style:parent-style-name="Heading_20_3" style:list-style-name="L1"/>
    <style:style style:name="P386" style:family="paragraph" style:parent-style-name="Heading_20_3" style:list-style-name="L1"/>
    <style:style style:name="P387" style:family="paragraph" style:parent-style-name="Heading_20_3" style:list-style-name="L1"/>
    <style:style style:name="P388" style:family="paragraph" style:parent-style-name="Heading_20_3" style:list-style-name="L1"/>
    <style:style style:name="P389" style:family="paragraph" style:parent-style-name="Heading_20_3" style:list-style-name="L1"/>
    <style:style style:name="P390" style:family="paragraph" style:parent-style-name="Heading_20_3" style:list-style-name="L1"/>
    <style:style style:name="P391" style:family="paragraph" style:parent-style-name="Heading_20_3" style:list-style-name="L1"/>
    <style:style style:name="P392" style:family="paragraph" style:parent-style-name="Heading_20_3" style:list-style-name="L1"/>
    <style:style style:name="P393" style:family="paragraph" style:parent-style-name="Heading_20_3" style:list-style-name="L1"/>
    <style:style style:name="P394" style:family="paragraph" style:parent-style-name="Heading_20_3" style:list-style-name="L1"/>
    <style:style style:name="P395" style:family="paragraph" style:parent-style-name="Heading_20_3" style:list-style-name="L1"/>
    <style:style style:name="P396" style:family="paragraph" style:parent-style-name="Heading_20_3" style:list-style-name="L1"/>
    <style:style style:name="P397" style:family="paragraph" style:parent-style-name="Heading_20_3" style:list-style-name="L1"/>
    <style:style style:name="P398" style:family="paragraph" style:parent-style-name="Heading_20_3" style:list-style-name="L1"/>
    <style:style style:name="P399" style:family="paragraph" style:parent-style-name="Heading_20_3" style:list-style-name="L1"/>
    <style:style style:name="P400" style:family="paragraph" style:parent-style-name="Heading_20_3" style:list-style-name="L1"/>
    <style:style style:name="P401" style:family="paragraph" style:parent-style-name="Heading_20_3" style:list-style-name="L1"/>
    <style:style style:name="P402" style:family="paragraph" style:parent-style-name="Heading_20_3" style:list-style-name="L1"/>
    <style:style style:name="P403" style:family="paragraph" style:parent-style-name="Heading_20_3" style:list-style-name="L1"/>
    <style:style style:name="P404" style:family="paragraph" style:parent-style-name="Heading_20_3" style:list-style-name="L1"/>
    <style:style style:name="P405" style:family="paragraph" style:parent-style-name="Heading_20_3" style:list-style-name="L1"/>
    <style:style style:name="P406" style:family="paragraph" style:parent-style-name="Heading_20_3" style:list-style-name="L1"/>
    <style:style style:name="P407" style:family="paragraph" style:parent-style-name="Heading_20_3" style:list-style-name="L1"/>
    <style:style style:name="P408" style:family="paragraph" style:parent-style-name="Heading_20_3" style:list-style-name="L1"/>
    <style:style style:name="P409" style:family="paragraph" style:parent-style-name="Heading_20_3" style:list-style-name="L1"/>
    <style:style style:name="P410" style:family="paragraph" style:parent-style-name="Heading_20_3" style:list-style-name="L1">
      <style:text-properties style:font-name="Arial"/>
    </style:style>
    <style:style style:name="P411" style:family="paragraph" style:parent-style-name="Heading_20_3" style:list-style-name="L1">
      <style:text-properties style:font-name="Arial"/>
    </style:style>
    <style:style style:name="P412" style:family="paragraph" style:parent-style-name="Heading_20_3" style:list-style-name="L1">
      <style:text-properties style:font-name="Arial"/>
    </style:style>
    <style:style style:name="P413" style:family="paragraph" style:parent-style-name="Heading_20_3" style:list-style-name="L1">
      <style:text-properties style:font-name="Arial"/>
    </style:style>
    <style:style style:name="P414" style:family="paragraph" style:parent-style-name="Heading_20_3" style:list-style-name="L1">
      <style:text-properties style:font-name="Arial"/>
    </style:style>
    <style:style style:name="P415" style:family="paragraph" style:parent-style-name="Heading_20_3" style:list-style-name="L1">
      <style:text-properties style:font-name="Arial"/>
    </style:style>
    <style:style style:name="P416" style:family="paragraph" style:parent-style-name="Heading_20_3" style:list-style-name="L1">
      <style:text-properties style:font-name="Arial"/>
    </style:style>
    <style:style style:name="P417" style:family="paragraph" style:parent-style-name="Heading_20_3" style:list-style-name="L1">
      <style:paragraph-properties fo:break-before="page"/>
    </style:style>
    <style:style style:name="P418" style:family="paragraph" style:parent-style-name="Heading_20_3" style:list-style-name="L1">
      <style:paragraph-properties fo:break-before="page"/>
    </style:style>
    <style:style style:name="P419" style:family="paragraph" style:parent-style-name="Heading_20_3" style:list-style-name="L1">
      <style:paragraph-properties fo:break-before="page"/>
    </style:style>
    <style:style style:name="P420" style:family="paragraph" style:parent-style-name="Heading_20_3" style:list-style-name="L1">
      <style:paragraph-properties fo:break-before="page"/>
    </style:style>
    <style:style style:name="P421" style:family="paragraph" style:parent-style-name="Heading_20_3" style:list-style-name="L1">
      <style:paragraph-properties fo:break-before="page"/>
    </style:style>
    <style:style style:name="P422" style:family="paragraph" style:parent-style-name="Heading_20_3" style:list-style-name="L1">
      <style:paragraph-properties fo:break-before="page"/>
    </style:style>
    <style:style style:name="P423" style:family="paragraph" style:parent-style-name="Heading_20_3" style:list-style-name="L1">
      <style:paragraph-properties fo:break-before="page"/>
    </style:style>
    <style:style style:name="P424" style:family="paragraph" style:parent-style-name="Heading_20_3" style:list-style-name="L1">
      <style:paragraph-properties fo:break-before="page"/>
    </style:style>
    <style:style style:name="P425" style:family="paragraph" style:parent-style-name="Heading_20_3" style:list-style-name="L1">
      <style:paragraph-properties fo:margin-top="0.423cm" fo:margin-bottom="0.212cm" fo:keep-with-next="always"/>
    </style:style>
    <style:style style:name="P426" style:family="paragraph" style:parent-style-name="Heading_20_3" style:list-style-name="L1">
      <style:paragraph-properties fo:margin-top="0.423cm" fo:margin-bottom="0.212cm" fo:keep-with-next="always"/>
    </style:style>
    <style:style style:name="P427" style:family="paragraph" style:parent-style-name="Heading_20_3" style:list-style-name="L1">
      <style:paragraph-properties fo:margin-top="0.423cm" fo:margin-bottom="0.212cm" fo:keep-with-next="always"/>
    </style:style>
    <style:style style:name="P428" style:family="paragraph" style:parent-style-name="Heading_20_3" style:list-style-name="L1">
      <style:paragraph-properties fo:margin-top="0.423cm" fo:margin-bottom="0.212cm" fo:keep-with-next="always"/>
    </style:style>
    <style:style style:name="P429" style:family="paragraph" style:parent-style-name="Heading_20_3" style:list-style-name="L1">
      <style:paragraph-properties fo:margin-top="0.423cm" fo:margin-bottom="0.212cm" fo:keep-with-next="always"/>
    </style:style>
    <style:style style:name="P430" style:family="paragraph" style:parent-style-name="Heading_20_3" style:list-style-name="L1">
      <style:paragraph-properties fo:margin-top="0.423cm" fo:margin-bottom="0.212cm" fo:keep-with-next="alway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style>
    <style:style style:name="T4" style:family="text">
      <style:text-properties fo:font-style="italic" fo:font-weight="normal" style:font-style-asian="italic" style:font-weight-asian="normal"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weight-complex="normal"/>
    </style:style>
    <style:style style:name="T7" style:family="text">
      <style:text-properties fo:font-style="italic" fo:font-weight="bold" style:font-style-asian="italic" style:font-weight-asian="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style:font-name="Courier New"/>
    </style:style>
    <style:style style:name="T16" style:family="text">
      <style:text-properties style:font-name="Courier New" fo:font-weight="bold" style:font-weight-asian="bold" style:font-weight-complex="bold"/>
    </style:style>
    <style:style style:name="T17" style:family="text">
      <style:text-properties style:font-name="Courier New" fo:font-style="italic" style:font-style-asian="italic" style:font-style-complex="italic"/>
    </style:style>
    <style:style style:name="T18" style:family="text">
      <style:text-properties style:font-name="Courier New" fo:font-style="italic" fo:font-weight="normal" style:font-style-asian="italic" style:font-weight-asian="normal" style:font-style-complex="italic" style:font-weight-complex="normal"/>
    </style:style>
    <style:style style:name="T19" style:family="text">
      <style:text-properties style:font-name="Courier New" fo:font-style="italic" fo:font-weight="normal" style:font-style-asian="italic" style:font-weight-asian="normal" style:font-weight-complex="normal"/>
    </style:style>
    <style:style style:name="T20" style:family="text">
      <style:text-properties style:font-name="Courier New" fo:font-style="italic" fo:font-weight="bold" style:font-style-asian="italic" style:font-weight-asian="bold" style:font-style-complex="italic" style:font-weight-complex="bold"/>
    </style:style>
    <style:style style:name="T21" style:family="text">
      <style:text-properties style:font-name="Courier New" fo:font-weight="normal" style:font-weight-asian="normal" style:font-weight-complex="normal"/>
    </style:style>
    <style:style style:name="T22" style:family="text">
      <style:text-properties style:font-name="Courier New" fo:font-style="normal" fo:font-weight="normal" style:font-style-asian="normal" style:font-weight-asian="normal" style:font-style-complex="normal" style:font-weight-complex="normal"/>
    </style:style>
    <style:style style:name="T23" style:family="text">
      <style:text-properties style:font-name="Courier New" fo:font-style="normal" fo:font-weight="bold" style:font-style-asian="normal" style:font-weight-asian="bold" style:font-style-complex="normal" style:font-weight-complex="bold"/>
    </style:style>
    <style:style style:name="T24" style:family="text">
      <style:text-properties style:font-name="Courier New" fo:language="de" fo:country="DE" fo:font-style="italic" style:font-style-asian="italic" style:font-style-complex="italic"/>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style:font-name="Times New Roman" style:font-name-asian="Wingdings" style:font-name-complex="Wingdings"/>
    </style:style>
    <style:style style:name="T30" style:family="text">
      <style:text-properties style:font-name="Times New Roman" fo:language="de" fo:country="DE"/>
    </style:style>
    <style:style style:name="T31" style:family="text">
      <style:text-properties style:font-name="Times New Roman" fo:font-weight="bold" style:font-weight-asian="bold" style:font-weight-complex="bold"/>
    </style:style>
    <style:style style:name="T32" style:family="text">
      <style:text-properties style:font-name="Times New Roman" fo:font-style="italic" fo:font-weight="normal" style:font-style-asian="italic" style:font-weight-asian="normal" style:font-style-complex="italic" style:font-weight-complex="normal"/>
    </style:style>
    <style:style style:name="T33" style:family="text">
      <style:text-properties style:font-name="Times New Roman" fo:font-style="normal" fo:font-weight="normal" style:font-style-asian="normal" style:font-weight-asian="normal" style:font-style-complex="normal" style:font-weight-complex="normal"/>
    </style:style>
    <style:style style:name="T34" style:family="text">
      <style:text-properties fo:font-weight="normal" style:font-weight-asian="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tyle-complex="italic" style:font-weight-complex="normal"/>
    </style:style>
    <style:style style:name="T37" style:family="text">
      <style:text-properties style:font-name="Wingdings" style:font-name-asian="Wingdings" style:font-name-complex="Wingdings"/>
    </style:style>
    <style:style style:name="T38" style:family="text">
      <style:text-properties style:font-name="Wingdings" fo:language="en" fo:country="US" style:font-name-asian="Wingdings" style:font-name-complex="Wingdings"/>
    </style:style>
    <style:style style:name="T39" style:family="text">
      <style:text-properties style:font-name="Wingdings" fo:font-weight="bold" style:font-name-asian="Wingdings" style:font-weight-asian="bold" style:font-name-complex="Wingdings"/>
    </style:style>
    <style:style style:name="T40" style:family="text">
      <style:text-properties style:font-name="Courier New2" fo:language="en" fo:country="US"/>
    </style:style>
    <style:style style:name="T41" style:family="text">
      <style:text-properties fo:language="de" fo:country="DE"/>
    </style:style>
    <style:style style:name="T42" style:family="text">
      <style:text-properties fo:language="de" fo:country="DE" fo:font-style="italic" style:font-style-asian="italic" style:font-style-complex="italic"/>
    </style:style>
    <style:style style:name="T43" style:family="text">
      <style:text-properties fo:language="de" fo:country="DE" fo:font-style="italic" fo:font-weight="normal" style:font-style-asian="italic" style:font-weight-asian="normal" style:font-style-complex="italic" style:font-weight-complex="normal"/>
    </style:style>
    <style:style style:name="T44" style:family="text">
      <style:text-properties fo:language="de" fo:country="DE" fo:font-weight="normal" style:font-weight-asian="normal" style:font-weight-complex="normal"/>
    </style:style>
    <style:style style:name="T45" style:family="text">
      <style:text-properties style:text-position="super 58%"/>
    </style:style>
    <style:style style:name="T46" style:family="text">
      <style:text-properties style:font-name-asian="Wingdings" style:font-name-complex="Wingdings"/>
    </style:style>
    <style:style style:name="T47" style:family="text">
      <style:text-properties style:font-name="Arial" fo:font-size="14pt" fo:font-style="normal" fo:font-weight="bold" style:font-name-asian="MS Mincho" style:font-size-asian="14pt" style:font-style-asian="italic" style:font-weight-asian="bold" style:font-name-complex="Tahoma" style:font-size-complex="14pt" style:font-style-complex="italic" style:font-weight-complex="bold"/>
    </style:style>
    <style:style style:name="T48" style:family="text">
      <style:text-properties style:font-name="Arial" fo:font-size="13pt" fo:language="en" fo:country="US" fo:font-weight="bold" style:font-name-asian="MS Mincho" style:font-size-asian="14pt" style:font-weight-asian="bold" style:font-name-complex="Tahoma" style:font-size-complex="14pt" style:font-weight-complex="bold"/>
    </style:style>
    <style:style style:name="T49" style:family="text">
      <style:text-properties style:font-name="Arial" fo:font-size="13pt" fo:font-weight="bold" style:font-name-asian="MS Mincho" style:font-size-asian="14pt" style:font-weight-asian="bold" style:font-name-complex="Tahoma" style:font-size-complex="14pt" style:font-weight-complex="bold"/>
    </style:style>
    <style:style style:name="T50" style:family="text">
      <style:text-properties fo:language="en" fo:country="US"/>
    </style:style>
    <style:style style:name="T51" style:family="text">
      <style:text-properties fo:language="en" fo:country="US" fo:font-style="normal" fo:font-weight="normal" style:font-style-asian="normal" style:font-weight-asian="normal" style:font-style-complex="normal" style:font-weight-complex="normal"/>
    </style:style>
    <style:style style:name="T52" style:family="text">
      <style:text-properties fo:language="en" fo:country="US" fo:font-style="normal" fo:font-weight="bold" style:font-style-asian="normal" style:font-weight-asian="bold" style:font-style-complex="normal" style:font-weight-complex="bold"/>
    </style:style>
    <style:style style:name="T53" style:family="text">
      <style:text-properties fo:language="en" fo:country="US" fo:font-style="normal" style:font-style-asian="normal" style:font-style-complex="normal"/>
    </style:style>
    <style:style style:name="T54" style:family="text">
      <style:text-properties fo:language="en" fo:country="US" fo:font-style="italic" fo:font-weight="normal" style:font-style-asian="italic" style:font-weight-asian="normal" style:font-style-complex="italic" style:font-weight-complex="normal"/>
    </style:style>
    <style:style style:name="T55" style:family="text">
      <style:text-properties fo:language="en" fo:country="US" fo:font-style="italic" style:font-style-asian="italic" style:font-style-complex="italic"/>
    </style:style>
    <style:style style:name="T56" style:family="text">
      <style:text-properties style:text-position="0% 100%"/>
    </style:style>
    <style:style style:name="T57" style:family="text">
      <style:text-properties style:font-name="Courier New1"/>
    </style:style>
    <style:style style:name="T58" style:family="text">
      <style:text-properties style:font-name="Courier New1" fo:font-weight="bold" style:font-weight-asian="bold"/>
    </style:style>
    <style:style style:name="T59" style:family="text">
      <style:text-properties style:font-name="Courier New1" fo:font-weight="bold" style:font-weight-asian="bold" style:font-weight-complex="bold"/>
    </style:style>
    <style:style style:name="T60" style:family="text">
      <style:text-properties style:font-name="Courier New1" fo:font-style="italic" style:font-style-asian="italic"/>
    </style:style>
    <style:style style:name="T61" style:family="text">
      <style:text-properties style:font-name="Courier New1" fo:font-style="italic" style:font-style-asian="italic" style:font-style-complex="italic"/>
    </style:style>
    <style:style style:name="T62" style:family="text">
      <style:text-properties style:font-name="Courier New1" fo:font-style="italic" fo:font-weight="normal" style:font-style-asian="italic" style:font-weight-asian="normal"/>
    </style:style>
    <style:style style:name="T63" style:family="text">
      <style:text-properties style:font-name="Courier New1" fo:font-style="italic" fo:font-weight="normal" style:font-style-asian="italic" style:font-weight-asian="normal" style:font-style-complex="italic" style:font-weight-complex="normal"/>
    </style:style>
    <style:style style:name="T64" style:family="text">
      <style:text-properties style:font-name="Courier New1" fo:font-style="italic" fo:font-weight="bold" style:font-style-asian="italic" style:font-weight-asian="bold"/>
    </style:style>
    <style:style style:name="T65" style:family="text">
      <style:text-properties style:font-name="Courier New1" fo:font-weight="normal" style:font-weight-asian="normal"/>
    </style:style>
    <style:style style:name="T66" style:family="text">
      <style:text-properties style:font-name="Courier New1" fo:font-weight="normal" style:font-weight-asian="normal" style:font-weight-complex="normal"/>
    </style:style>
    <style:style style:name="T67" style:family="text">
      <style:text-properties style:font-name="Courier New1" fo:font-style="normal" fo:font-weight="bold" style:font-style-asian="normal" style:font-weight-asian="bold"/>
    </style:style>
    <style:style style:name="T68" style:family="text">
      <style:text-properties style:font-name="Courier New1" fo:font-style="normal" fo:font-weight="bold" style:font-style-asian="normal" style:font-weight-asian="bold" style:font-style-complex="normal" style:font-weight-complex="bold"/>
    </style:style>
    <style:style style:name="T69" style:family="text">
      <style:text-properties style:font-name="Courier New1" fo:font-style="normal" style:font-style-asian="normal" style:font-style-complex="normal"/>
    </style:style>
    <style:style style:name="T70" style:family="text">
      <style:text-properties style:text-underline-style="solid" style:text-underline-width="auto" style:text-underline-color="font-color"/>
    </style:style>
    <style:style style:name="T71" style:family="text">
      <style:text-properties fo:color="#ff0000" fo:font-weight="bold" style:font-weight-asian="bold"/>
    </style:style>
    <style:style style:name="T72" style:family="text">
      <style:text-properties fo:color="#ff0000" fo:font-weight="bold" style:font-weight-asian="bold" style:font-weight-complex="bold"/>
    </style:style>
    <style:style style:name="T73" style:family="text">
      <style:text-properties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8">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rtScript V4.11</text:p>
      <text:p text:style-name="P2"/>
      <text:p text:style-name="Standard">(c) Mirko Schenk</text:p>
      <text:p text:style-name="Standard">mort@sto-helit.de</text:p>
      <text:p text:style-name="Standard">http://www.sto-helit.de</text:p>
      <text:p text:style-name="Standard"/>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3"><text:a xlink:type="simple" xlink:href="#1.Was ist MortScript? / Lizenz|outline"><text:s/>1 Was ist MortScript? / Lizenz</text:a><text:tab/><text:a xlink:type="simple" xlink:href="#1.Was ist MortScript? / Lizenz|outline" text:style-name="Internet_20_link" text:visited-style-name="Internet_20_link">5</text:a></text:p>
          <text:p text:style-name="P3"><text:a xlink:type="simple" xlink:href="#2.Funktionen|outline"><text:s/>2 Funktionen</text:a><text:tab/><text:a xlink:type="simple" xlink:href="#2.Funktionen|outline" text:style-name="Internet_20_link" text:visited-style-name="Internet_20_link">6</text:a></text:p>
          <text:p text:style-name="P3"><text:a xlink:type="simple" xlink:href="#3.Installation|outline"><text:s/>3 Installation</text:a><text:tab/><text:a xlink:type="simple" xlink:href="#3.Installation|outline" text:style-name="Internet_20_link" text:visited-style-name="Internet_20_link">7</text:a></text:p>
          <text:p text:style-name="P4"><text:a xlink:type="simple" xlink:href="#3.1.Verschiedene MortScript-Varianten|outline"><text:s/>3.1 Verschiedene MortScript-Varianten</text:a><text:tab/><text:a xlink:type="simple" xlink:href="#3.1.Verschiedene MortScript-Varianten|outline" text:style-name="Internet_20_link" text:visited-style-name="Internet_20_link">7</text:a></text:p>
          <text:p text:style-name="P4"><text:a xlink:type="simple" xlink:href="#3.2.PC-Setup|outline"><text:s/>3.2 PC-Setup</text:a><text:tab/><text:a xlink:type="simple" xlink:href="#3.2.PC-Setup|outline" text:style-name="Internet_20_link" text:visited-style-name="Internet_20_link">7</text:a></text:p>
          <text:p text:style-name="P4"><text:a xlink:type="simple" xlink:href="#3.3.CAB-Datei|outline"><text:s/>3.3 CAB-Datei</text:a><text:tab/><text:a xlink:type="simple" xlink:href="#3.3.CAB-Datei|outline" text:style-name="Internet_20_link" text:visited-style-name="Internet_20_link">7</text:a></text:p>
          <text:p text:style-name="P4"><text:a xlink:type="simple" xlink:href="#3.4.Ausführbare Dateien|outline"><text:s/>3.4 Ausführbare Dateien</text:a><text:tab/><text:a xlink:type="simple" xlink:href="#3.4.Ausführbare Dateien|outline" text:style-name="Internet_20_link" text:visited-style-name="Internet_20_link">7</text:a></text:p>
          <text:p text:style-name="P3"><text:a xlink:type="simple" xlink:href="#4.Verwendung|outline"><text:s/>4 Verwendung</text:a><text:tab/><text:a xlink:type="simple" xlink:href="#4.Verwendung|outline" text:style-name="Internet_20_link" text:visited-style-name="Internet_20_link">8</text:a></text:p>
          <text:p text:style-name="P4"><text:a xlink:type="simple" xlink:href="#4.1.Scripte erstellen und ausführen|outline"><text:s/>4.1 Scripte erstellen und ausführen</text:a><text:tab/><text:a xlink:type="simple" xlink:href="#4.1.Scripte erstellen und ausführen|outline" text:style-name="Internet_20_link" text:visited-style-name="Internet_20_link">8</text:a></text:p>
          <text:p text:style-name="P4"><text:a xlink:type="simple" xlink:href="#4.2.Parameter für MortScript.exe|outline"><text:s/>4.2 Parameter für MortScript.exe</text:a><text:tab/><text:a xlink:type="simple" xlink:href="#4.2.Parameter für MortScript.exe|outline" text:style-name="Internet_20_link" text:visited-style-name="Internet_20_link">8</text:a></text:p>
          <text:p text:style-name="P4"><text:a xlink:type="simple" xlink:href="#4.3.Mehrfaches Aufrufen und Abbrechen von Scripts|outline"><text:s/>4.3 Mehrfaches Aufrufen und Abbrechen von Scripts</text:a><text:tab/><text:a xlink:type="simple" xlink:href="#4.3.Mehrfaches Aufrufen und Abbrechen von Scripts|outline" text:style-name="Internet_20_link" text:visited-style-name="Internet_20_link">8</text:a></text:p>
          <text:p text:style-name="P3"><text:a xlink:type="simple" xlink:href="#5.Zusatz-Tools|outline"><text:s/>5 Zusatz-Tools</text:a><text:tab/><text:a xlink:type="simple" xlink:href="#5.Zusatz-Tools|outline" text:style-name="Internet_20_link" text:visited-style-name="Internet_20_link">9</text:a></text:p>
          <text:p text:style-name="P4"><text:a xlink:type="simple" xlink:href="#5.1.Scripte beim Einstecken/Entfernen von Speicherkarten ausführen|outline"><text:s/>5.1 Scripte beim Einstecken/Entfernen von Speicherkarten ausführen</text:a><text:tab/><text:a xlink:type="simple" xlink:href="#5.1.Scripte beim Einstecken/Entfernen von Speicherkarten ausführen|outline" text:style-name="Internet_20_link" text:visited-style-name="Internet_20_link">9</text:a></text:p>
          <text:p text:style-name="P4"><text:a xlink:type="simple" xlink:href="#5.2.„Dummy-Exe“ für Scripte|outline"><text:s/>5.2 „Dummy-Exe“ für Scripte</text:a><text:tab/><text:a xlink:type="simple" xlink:href="#5.2.„Dummy-Exe“ für Scripte|outline" text:style-name="Internet_20_link" text:visited-style-name="Internet_20_link">9</text:a></text:p>
          <text:p text:style-name="P4"><text:a xlink:type="simple" xlink:href="#5.3.Hilfs-Scripts für Installationen (setup.dll)|outline"><text:s/>5.3 Hilfs-Scripts für Installationen (setup.dll)</text:a><text:tab/><text:a xlink:type="simple" xlink:href="#5.3.Hilfs-Scripts für Installationen (setup.dll)|outline" text:style-name="Internet_20_link" text:visited-style-name="Internet_20_link">9</text:a></text:p>
          <text:p text:style-name="P3"><text:a xlink:type="simple" xlink:href="#6.Wichtige allgemeine Informationen|outline"><text:s/>6 Wichtige allgemeine Informationen</text:a><text:tab/><text:a xlink:type="simple" xlink:href="#6.Wichtige allgemeine Informationen|outline" text:style-name="Internet_20_link" text:visited-style-name="Internet_20_link">10</text:a></text:p>
          <text:p text:style-name="P4"><text:a xlink:type="simple" xlink:href="#6.1.Begriffe|outline"><text:s/>6.1 Begriffe</text:a><text:tab/><text:a xlink:type="simple" xlink:href="#6.1.Begriffe|outline" text:style-name="Internet_20_link" text:visited-style-name="Internet_20_link">10</text:a></text:p>
          <text:p text:style-name="P4"><text:a xlink:type="simple" xlink:href="#6.2.Darstellung in dieser Anleitung|outline"><text:s/>6.2 Darstellung in dieser Anleitung</text:a><text:tab/><text:a xlink:type="simple" xlink:href="#6.2.Darstellung in dieser Anleitung|outline" text:style-name="Internet_20_link" text:visited-style-name="Internet_20_link">10</text:a></text:p>
          <text:p text:style-name="P4"><text:a xlink:type="simple" xlink:href="#6.3.Leerzeichen, Tabulatoren und Zeilenumbrüche|outline"><text:s/>6.3 Leerzeichen, Tabulatoren und Zeilenumbrüche</text:a><text:tab/><text:a xlink:type="simple" xlink:href="#6.3.Leerzeichen, Tabulatoren und Zeilenumbrüche|outline" text:style-name="Internet_20_link" text:visited-style-name="Internet_20_link">11</text:a></text:p>
          <text:p text:style-name="P4"><text:a xlink:type="simple" xlink:href="#6.4.Groß- und Kleinschreibung|outline"><text:s/>6.4 Groß- und Kleinschreibung</text:a><text:tab/><text:a xlink:type="simple" xlink:href="#6.4.Groß- und Kleinschreibung|outline" text:style-name="Internet_20_link" text:visited-style-name="Internet_20_link">11</text:a></text:p>
          <text:p text:style-name="P4"><text:a xlink:type="simple" xlink:href="#6.5.Verzeichnisse und Dateien|outline"><text:s/>6.5 Verzeichnisse und Dateien</text:a><text:tab/><text:a xlink:type="simple" xlink:href="#6.5.Verzeichnisse und Dateien|outline" text:style-name="Internet_20_link" text:visited-style-name="Internet_20_link">11</text:a></text:p>
          <text:p text:style-name="P4"><text:a xlink:type="simple" xlink:href="#6.6.Kommentare|outline"><text:s/>6.6 Kommentare</text:a><text:tab/><text:a xlink:type="simple" xlink:href="#6.6.Kommentare|outline" text:style-name="Internet_20_link" text:visited-style-name="Internet_20_link">11</text:a></text:p>
          <text:p text:style-name="P3"><text:a xlink:type="simple" xlink:href="#7.Mögliche Parameter bzw. Zuweisungen|outline"><text:s/>7 Mögliche Parameter bzw. Zuweisungen</text:a><text:tab/><text:a xlink:type="simple" xlink:href="#7.Mögliche Parameter bzw. Zuweisungen|outline" text:style-name="Internet_20_link" text:visited-style-name="Internet_20_link">12</text:a></text:p>
          <text:p text:style-name="P4"><text:a xlink:type="simple" xlink:href="#7.1.Ausdrücke|outline"><text:s/>7.1 Ausdrücke</text:a><text:tab/><text:a xlink:type="simple" xlink:href="#7.1.Ausdrücke|outline" text:style-name="Internet_20_link" text:visited-style-name="Internet_20_link">12</text:a></text:p>
          <text:p text:style-name="P4"><text:a xlink:type="simple" xlink:href="#7.2.Datentypen|outline"><text:s/>7.2 Datentypen</text:a><text:tab/><text:a xlink:type="simple" xlink:href="#7.2.Datentypen|outline" text:style-name="Internet_20_link" text:visited-style-name="Internet_20_link">13</text:a></text:p>
          <text:p text:style-name="P4"><text:a xlink:type="simple" xlink:href="#7.3.Feste Zeichenfolgen|outline"><text:s/>7.3 Feste Zeichenfolgen</text:a><text:tab/><text:a xlink:type="simple" xlink:href="#7.3.Feste Zeichenfolgen|outline" text:style-name="Internet_20_link" text:visited-style-name="Internet_20_link">13</text:a></text:p>
          <text:p text:style-name="P4"><text:a xlink:type="simple" xlink:href="#7.4.Feste Zahlen|outline"><text:s/>7.4 Feste Zahlen</text:a><text:tab/><text:a xlink:type="simple" xlink:href="#7.4.Feste Zahlen|outline" text:style-name="Internet_20_link" text:visited-style-name="Internet_20_link">13</text:a></text:p>
          <text:p text:style-name="P4"><text:a xlink:type="simple" xlink:href="#7.5.Variablen|outline"><text:s/>7.5 Variablen</text:a><text:tab/><text:a xlink:type="simple" xlink:href="#7.5.Variablen|outline" text:style-name="Internet_20_link" text:visited-style-name="Internet_20_link">14</text:a></text:p>
          <text:p text:style-name="P5"><text:a xlink:type="simple" xlink:href="#7.5.1.Vordefinierte Variablen|outline" text:style-name="Internet_20_link" text:visited-style-name="Internet_20_link">Vordefinierte Variablen</text:a><text:tab/><text:a xlink:type="simple" xlink:href="#7.5.1.Vordefinierte Variablen|outline" text:style-name="Internet_20_link" text:visited-style-name="Internet_20_link">14</text:a></text:p>
          <text:p text:style-name="P5"><text:a xlink:type="simple" xlink:href="#7.5.2.Gültigkeitsbereich von Variablen|outline" text:style-name="Internet_20_link" text:visited-style-name="Internet_20_link">Gültigkeitsbereich von Variablen</text:a><text:tab/><text:a xlink:type="simple" xlink:href="#7.5.2.Gültigkeitsbereich von Variablen|outline" text:style-name="Internet_20_link" text:visited-style-name="Internet_20_link">15</text:a></text:p>
          <text:p text:style-name="P5"><text:a xlink:type="simple" xlink:href="#7.5.3.Arrays (Listen)|outline" text:style-name="Internet_20_link" text:visited-style-name="Internet_20_link">Arrays (Listen)</text:a><text:tab/><text:a xlink:type="simple" xlink:href="#7.5.3.Arrays (Listen)|outline" text:style-name="Internet_20_link" text:visited-style-name="Internet_20_link">16</text:a></text:p>
          <text:p text:style-name="P5"><text:a xlink:type="simple" xlink:href="#7.5.4.Referenzen ([Variablenname])|outline" text:style-name="Internet_20_link" text:visited-style-name="Internet_20_link">Referenzen ([Variablenname])</text:a><text:tab/><text:a xlink:type="simple" xlink:href="#7.5.4.Referenzen ([Variablenname])|outline" text:style-name="Internet_20_link" text:visited-style-name="Internet_20_link">16</text:a></text:p>
          <text:p text:style-name="P4"><text:a xlink:type="simple" xlink:href="#7.6.Operatoren|outline"><text:s/>7.6 Operatoren</text:a><text:tab/><text:a xlink:type="simple" xlink:href="#7.6.Operatoren|outline" text:style-name="Internet_20_link" text:visited-style-name="Internet_20_link">17</text:a></text:p>
          <text:p text:style-name="P5"><text:a xlink:type="simple" xlink:href="#7.6.1.Auflistung der möglichen Operatoren|outline" text:style-name="Internet_20_link" text:visited-style-name="Internet_20_link">Auflistung der möglichen Operatoren</text:a><text:tab/><text:a xlink:type="simple" xlink:href="#7.6.1.Auflistung der möglichen Operatoren|outline" text:style-name="Internet_20_link" text:visited-style-name="Internet_20_link">17</text:a></text:p>
          <text:p text:style-name="P5"><text:a xlink:type="simple" xlink:href="#7.6.2.Logische und binäre Operatoren|outline" text:style-name="Internet_20_link" text:visited-style-name="Internet_20_link">Logische und binäre Operatoren</text:a><text:tab/><text:a xlink:type="simple" xlink:href="#7.6.2.Logische und binäre Operatoren|outline" text:style-name="Internet_20_link" text:visited-style-name="Internet_20_link">17</text:a></text:p>
          <text:p text:style-name="P5"><text:a xlink:type="simple" xlink:href="#7.6.3.Vergleiche|outline" text:style-name="Internet_20_link" text:visited-style-name="Internet_20_link">Vergleiche</text:a><text:tab/><text:a xlink:type="simple" xlink:href="#7.6.3.Vergleiche|outline" text:style-name="Internet_20_link" text:visited-style-name="Internet_20_link">18</text:a></text:p>
          <text:p text:style-name="P5"><text:a xlink:type="simple" xlink:href="#7.6.4.Verknüpfung von Zeichenfolgen und Pfaden|outline" text:style-name="Internet_20_link" text:visited-style-name="Internet_20_link">Verknüpfung von Zeichenfolgen und Pfaden</text:a><text:tab/><text:a xlink:type="simple" xlink:href="#7.6.4.Verknüpfung von Zeichenfolgen und Pfaden|outline" text:style-name="Internet_20_link" text:visited-style-name="Internet_20_link">18</text:a></text:p>
          <text:p text:style-name="P3"><text:a xlink:type="simple" xlink:href="#8.Ablaufstrukturen|outline"><text:s/>8 Ablaufstrukturen</text:a><text:tab/><text:a xlink:type="simple" xlink:href="#8.Ablaufstrukturen|outline" text:style-name="Internet_20_link" text:visited-style-name="Internet_20_link">19</text:a></text:p>
          <text:p text:style-name="P4"><text:a xlink:type="simple" xlink:href="#8.1.Bedingungen|outline"><text:s/>8.1 Bedingungen</text:a><text:tab/><text:a xlink:type="simple" xlink:href="#8.1.Bedingungen|outline" text:style-name="Internet_20_link" text:visited-style-name="Internet_20_link">19</text:a></text:p>
          <text:p text:style-name="P4"><text:a xlink:type="simple" xlink:href="#8.2.Einfache Verzweigung (If)|outline"><text:s/>8.2 Einfache Verzweigung (If)</text:a><text:tab/><text:a xlink:type="simple" xlink:href="#8.2.Einfache Verzweigung (If)|outline" text:style-name="Internet_20_link" text:visited-style-name="Internet_20_link">19</text:a></text:p>
          <text:p text:style-name="P4"><text:a xlink:type="simple" xlink:href="#8.3.Verzweigung anhand von Werten (Switch)|outline"><text:s/>8.3 Verzweigung anhand von Werten (Switch)</text:a><text:tab/><text:a xlink:type="simple" xlink:href="#8.3.Verzweigung anhand von Werten (Switch)|outline" text:style-name="Internet_20_link" text:visited-style-name="Internet_20_link">20</text:a></text:p>
          <text:p text:style-name="P4"><text:a xlink:type="simple" xlink:href="#8.4.Auswahldialog (Choice, ChoiceDefault)|outline"><text:s/>8.4 Auswahldialog (Choice, ChoiceDefault)</text:a><text:tab/><text:a xlink:type="simple" xlink:href="#8.4.Auswahldialog (Choice, ChoiceDefault)|outline" text:style-name="Internet_20_link" text:visited-style-name="Internet_20_link">20</text:a></text:p>
          <text:p text:style-name="P4"><text:a xlink:type="simple" xlink:href="#8.5.Schleife mit Bedingung (While)|outline"><text:s/>8.5 Schleife mit Bedingung (While)</text:a><text:tab/><text:a xlink:type="simple" xlink:href="#8.5.Schleife mit Bedingung (While)|outline" text:style-name="Internet_20_link" text:visited-style-name="Internet_20_link">21</text:a></text:p>
          <text:p text:style-name="P4"><text:a xlink:type="simple" xlink:href="#8.6.Schleife über mehrere Werte (ForEach)|outline"><text:s/>8.6 Schleife über mehrere Werte (ForEach)</text:a><text:tab/><text:a xlink:type="simple" xlink:href="#8.6.Schleife über mehrere Werte (ForEach)|outline" text:style-name="Internet_20_link" text:visited-style-name="Internet_20_link">21</text:a></text:p>
          <text:p text:style-name="P5"><text:a xlink:type="simple" xlink:href="#8.6.1.Schleife über Datenwerte (Liste von Ausdrücken, Array-Inhalt, geteilte Zeichenfolgen, Zeichen einer Zeichenfolge)|outline" text:style-name="Internet_20_link" text:visited-style-name="Internet_20_link">Schleife über Datenwerte (Liste von Ausdrücken, Array-Inhalt, geteilte Zeichenfolgen, Zeichen einer Zeichenfolge)</text:a><text:tab/><text:a xlink:type="simple" xlink:href="#8.6.1.Schleife über Datenwerte (Liste von Ausdrücken, Array-Inhalt, geteilte Zeichenfolgen, Zeichen einer Zeichenfolge)|outline" text:style-name="Internet_20_link" text:visited-style-name="Internet_20_link">22</text:a></text:p>
          <text:p text:style-name="P5"><text:a xlink:type="simple" xlink:href="#8.6.2.Schleife über Inhalte einer INI-Datei (Abschnitte, Werte)|outline" text:style-name="Internet_20_link" text:visited-style-name="Internet_20_link">Schleife über Inhalte einer INI-Datei (Abschnitte, Werte)</text:a><text:tab/><text:a xlink:type="simple" xlink:href="#8.6.2.Schleife über Inhalte einer INI-Datei (Abschnitte, Werte)|outline" text:style-name="Internet_20_link" text:visited-style-name="Internet_20_link">22</text:a></text:p>
          <text:p text:style-name="P5"><text:a xlink:type="simple" xlink:href="#8.6.3.Schleife über Registry-Inhalte (Unterschlüssel, Werte pro Schlüssel)|outline" text:style-name="Internet_20_link" text:visited-style-name="Internet_20_link">Schleife über Registry-Inhalte (Unterschlüssel, Werte pro Schlüssel)</text:a><text:tab/><text:a xlink:type="simple" xlink:href="#8.6.3.Schleife über Registry-Inhalte (Unterschlüssel, Werte pro Schlüssel)|outline" text:style-name="Internet_20_link" text:visited-style-name="Internet_20_link">23</text:a></text:p>
          <text:p text:style-name="P5"><text:a xlink:type="simple" xlink:href="#8.6.4.Schleife über Dateien und Verzeichnisse|outline" text:style-name="Internet_20_link" text:visited-style-name="Internet_20_link">Schleife über Dateien und Verzeichnisse</text:a><text:tab/><text:a xlink:type="simple" xlink:href="#8.6.4.Schleife über Dateien und Verzeichnisse|outline" text:style-name="Internet_20_link" text:visited-style-name="Internet_20_link">23</text:a></text:p>
          <text:p text:style-name="P4"><text:a xlink:type="simple" xlink:href="#8.7.Feste Anzahl an Wiederholungen (Repeat)|outline"><text:s/>8.7 Feste Anzahl an Wiederholungen (Repeat)</text:a><text:tab/><text:a xlink:type="simple" xlink:href="#8.7.Feste Anzahl an Wiederholungen (Repeat)|outline" text:style-name="Internet_20_link" text:visited-style-name="Internet_20_link">23</text:a></text:p>
          <text:p text:style-name="P4"><text:a xlink:type="simple" xlink:href="#8.8.Einfaches Durchzählen (For)|outline"><text:s/>8.8 Einfaches Durchzählen (For)</text:a><text:tab/><text:a xlink:type="simple" xlink:href="#8.8.Einfaches Durchzählen (For)|outline" text:style-name="Internet_20_link" text:visited-style-name="Internet_20_link">24</text:a></text:p>
          <text:p text:style-name="P4"><text:a xlink:type="simple" xlink:href="#8.9.Unterroutinen (Sub, Call/CallFunction)|outline"><text:s/>8.9 Unterroutinen (Sub, Call/CallFunction)</text:a><text:tab/><text:a xlink:type="simple" xlink:href="#8.9.Unterroutinen (Sub, Call/CallFunction)|outline" text:style-name="Internet_20_link" text:visited-style-name="Internet_20_link">25</text:a></text:p>
          <text:p text:style-name="P4"><text:soft-page-break/><text:a xlink:type="simple" xlink:href="#8.10.Unterroutinen aus anderen Dateien einbinden (Include)|outline"><text:s/>8.10 Unterroutinen aus anderen Dateien einbinden (Include)</text:a><text:tab/><text:a xlink:type="simple" xlink:href="#8.10.Unterroutinen aus anderen Dateien einbinden (Include)|outline" text:style-name="Internet_20_link" text:visited-style-name="Internet_20_link">26</text:a></text:p>
          <text:p text:style-name="P4"><text:a xlink:type="simple" xlink:href="#8.11.Anderes Script als Unterroutine (CallScript/CallScriptFunction)|outline"><text:s/>8.11 Anderes Script als Unterroutine (CallScript/CallScriptFunction)</text:a><text:tab/><text:a xlink:type="simple" xlink:href="#8.11.Anderes Script als Unterroutine (CallScript/CallScriptFunction)|outline" text:style-name="Internet_20_link" text:visited-style-name="Internet_20_link">26</text:a></text:p>
          <text:p text:style-name="P4"><text:a xlink:type="simple" xlink:href="#8.12.Rückgabewert setzen (Return)|outline"><text:s/>8.12 Rückgabewert setzen (Return)</text:a><text:tab/><text:a xlink:type="simple" xlink:href="#8.12.Rückgabewert setzen (Return)|outline" text:style-name="Internet_20_link" text:visited-style-name="Internet_20_link">26</text:a></text:p>
          <text:p text:style-name="P4"><text:a xlink:type="simple" xlink:href="#8.13.Script vorzeitig beenden (Exit)|outline"><text:s/>8.13 Script vorzeitig beenden (Exit)</text:a><text:tab/><text:a xlink:type="simple" xlink:href="#8.13.Script vorzeitig beenden (Exit)|outline" text:style-name="Internet_20_link" text:visited-style-name="Internet_20_link">27</text:a></text:p>
          <text:p text:style-name="P3"><text:a xlink:type="simple" xlink:href="#9.Kommandos und Funktionen|outline"><text:s/>9 Kommandos und Funktionen</text:a><text:tab/><text:a xlink:type="simple" xlink:href="#9.Kommandos und Funktionen|outline" text:style-name="Internet_20_link" text:visited-style-name="Internet_20_link">28</text:a></text:p>
          <text:p text:style-name="P4"><text:a xlink:type="simple" xlink:href="#9.1.Fehlerbehandlung (ErrorLevel)|outline"><text:s/>9.1 Fehlerbehandlung (ErrorLevel)</text:a><text:tab/><text:a xlink:type="simple" xlink:href="#9.1.Fehlerbehandlung (ErrorLevel)|outline" text:style-name="Internet_20_link" text:visited-style-name="Internet_20_link">28</text:a></text:p>
          <text:p text:style-name="P4"><text:a xlink:type="simple" xlink:href="#9.2.Variablen|outline"><text:s/>9.2 Variablen</text:a><text:tab/><text:a xlink:type="simple" xlink:href="#9.2.Variablen|outline" text:style-name="Internet_20_link" text:visited-style-name="Internet_20_link">29</text:a></text:p>
          <text:p text:style-name="P5"><text:a xlink:type="simple" xlink:href="#9.2.1.Variablen belegen („=“, „+=“, ... und Set)|outline" text:style-name="Internet_20_link" text:visited-style-name="Internet_20_link">Variablen belegen („=“, „+=“, ... und Set)</text:a><text:tab/><text:a xlink:type="simple" xlink:href="#9.2.1.Variablen belegen („=“, „+=“, ... und Set)|outline" text:style-name="Internet_20_link" text:visited-style-name="Internet_20_link">29</text:a></text:p>
          <text:p text:style-name="P5"><text:a xlink:type="simple" xlink:href="#9.2.2.Ausdrücke in einer Zeichenfolge (Eval)|outline" text:style-name="Internet_20_link" text:visited-style-name="Internet_20_link">Ausdrücke in einer Zeichenfolge (Eval)</text:a><text:tab/><text:a xlink:type="simple" xlink:href="#9.2.2.Ausdrücke in einer Zeichenfolge (Eval)|outline" text:style-name="Internet_20_link" text:visited-style-name="Internet_20_link">29</text:a></text:p>
          <text:p text:style-name="P5"><text:a xlink:type="simple" xlink:href="#9.2.3.Variable oder Array-Element entfernen (Clear)|outline" text:style-name="Internet_20_link" text:visited-style-name="Internet_20_link">Variable oder Array-Element entfernen (Clear)</text:a><text:tab/><text:a xlink:type="simple" xlink:href="#9.2.3.Variable oder Array-Element entfernen (Clear)|outline" text:style-name="Internet_20_link" text:visited-style-name="Internet_20_link">29</text:a></text:p>
          <text:p text:style-name="P5"><text:a xlink:type="simple" xlink:href="#9.2.4.Prüfen ob eine Variable belegt ist (IsEmpty)|outline" text:style-name="Internet_20_link" text:visited-style-name="Internet_20_link">Prüfen ob eine Variable belegt ist (IsEmpty)</text:a><text:tab/><text:a xlink:type="simple" xlink:href="#9.2.4.Prüfen ob eine Variable belegt ist (IsEmpty)|outline" text:style-name="Internet_20_link" text:visited-style-name="Internet_20_link">30</text:a></text:p>
          <text:p text:style-name="P5"><text:a xlink:type="simple" xlink:href="#9.2.5.Gültigkeitsbereich für Variablen (Local, Global)|outline" text:style-name="Internet_20_link" text:visited-style-name="Internet_20_link">Gültigkeitsbereich für Variablen (Local, Global)</text:a><text:tab/><text:a xlink:type="simple" xlink:href="#9.2.5.Gültigkeitsbereich für Variablen (Local, Global)|outline" text:style-name="Internet_20_link" text:visited-style-name="Internet_20_link">30</text:a></text:p>
          <text:p text:style-name="P4"><text:a xlink:type="simple" xlink:href="#9.3.Operationen mit Zeichenfolgen|outline"><text:s/>9.3 Operationen mit Zeichenfolgen</text:a><text:tab/><text:a xlink:type="simple" xlink:href="#9.3.Operationen mit Zeichenfolgen|outline" text:style-name="Internet_20_link" text:visited-style-name="Internet_20_link">30</text:a></text:p>
          <text:p text:style-name="P5"><text:a xlink:type="simple" xlink:href="#9.3.1.Länge einer Zeichenfolge ermitteln (Length)|outline" text:style-name="Internet_20_link" text:visited-style-name="Internet_20_link">Länge einer Zeichenfolge ermitteln (Length)</text:a><text:tab/><text:a xlink:type="simple" xlink:href="#9.3.1.Länge einer Zeichenfolge ermitteln (Length)|outline" text:style-name="Internet_20_link" text:visited-style-name="Internet_20_link">30</text:a></text:p>
          <text:p text:style-name="P5"><text:a xlink:type="simple" xlink:href="#9.3.2.Teil einer Zeichenfolge (SubStr)|outline" text:style-name="Internet_20_link" text:visited-style-name="Internet_20_link">Teil einer Zeichenfolge (SubStr)</text:a><text:tab/><text:a xlink:type="simple" xlink:href="#9.3.2.Teil einer Zeichenfolge (SubStr)|outline" text:style-name="Internet_20_link" text:visited-style-name="Internet_20_link">30</text:a></text:p>
          <text:p text:style-name="P5"><text:a xlink:type="simple" xlink:href="#9.3.3.Einzelnes Zeichen einer Zeichenfolge (CharAt)|outline" text:style-name="Internet_20_link" text:visited-style-name="Internet_20_link">Einzelnes Zeichen einer Zeichenfolge (CharAt)</text:a><text:tab/><text:a xlink:type="simple" xlink:href="#9.3.3.Einzelnes Zeichen einer Zeichenfolge (CharAt)|outline" text:style-name="Internet_20_link" text:visited-style-name="Internet_20_link">31</text:a></text:p>
          <text:p text:style-name="P5"><text:a xlink:type="simple" xlink:href="#9.3.4.Aufteilen und bestimmten Teil zurückgeben (Part)|outline" text:style-name="Internet_20_link" text:visited-style-name="Internet_20_link">Aufteilen und bestimmten Teil zurückgeben (Part)</text:a><text:tab/><text:a xlink:type="simple" xlink:href="#9.3.4.Aufteilen und bestimmten Teil zurückgeben (Part)|outline" text:style-name="Internet_20_link" text:visited-style-name="Internet_20_link">31</text:a></text:p>
          <text:p text:style-name="P5"><text:a xlink:type="simple" xlink:href="#9.3.5.Zeichenfolge in einer Zeichenfolge finden (Find)|outline" text:style-name="Internet_20_link" text:visited-style-name="Internet_20_link">Zeichenfolge in einer Zeichenfolge finden (Find)</text:a><text:tab/><text:a xlink:type="simple" xlink:href="#9.3.5.Zeichenfolge in einer Zeichenfolge finden (Find)|outline" text:style-name="Internet_20_link" text:visited-style-name="Internet_20_link">31</text:a></text:p>
          <text:p text:style-name="P5"><text:a xlink:type="simple" xlink:href="#9.3.6.Letztes Vorkommen eines Zeichens finden (ReverseFind)|outline" text:style-name="Internet_20_link" text:visited-style-name="Internet_20_link">Letztes Vorkommen eines Zeichens finden (ReverseFind)</text:a><text:tab/><text:a xlink:type="simple" xlink:href="#9.3.6.Letztes Vorkommen eines Zeichens finden (ReverseFind)|outline" text:style-name="Internet_20_link" text:visited-style-name="Internet_20_link">32</text:a></text:p>
          <text:p text:style-name="P5"><text:a xlink:type="simple" xlink:href="#9.3.7.Zeichenfolgen ersetzen (Replace)|outline" text:style-name="Internet_20_link" text:visited-style-name="Internet_20_link">Zeichenfolgen ersetzen (Replace)</text:a><text:tab/><text:a xlink:type="simple" xlink:href="#9.3.7.Zeichenfolgen ersetzen (Replace)|outline" text:style-name="Internet_20_link" text:visited-style-name="Internet_20_link">32</text:a></text:p>
          <text:p text:style-name="P5"><text:a xlink:type="simple" xlink:href="#9.3.8.Zeichenfolge in Groß- oder Kleinbuchstaben umwandeln (ToUpper/ToLower)|outline" text:style-name="Internet_20_link" text:visited-style-name="Internet_20_link">Zeichenfolge in Groß- oder Kleinbuchstaben umwandeln (ToUpper/ToLower)</text:a><text:tab/><text:a xlink:type="simple" xlink:href="#9.3.8.Zeichenfolge in Groß- oder Kleinbuchstaben umwandeln (ToUpper/ToLower)|outline" text:style-name="Internet_20_link" text:visited-style-name="Internet_20_link">32</text:a></text:p>
          <text:p text:style-name="P5"><text:a xlink:type="simple" xlink:href="#9.3.9.Zeichen von/zu Unicode-Wert umwandeln (UcChar, UcValue)|outline" text:style-name="Internet_20_link" text:visited-style-name="Internet_20_link">Zeichen von/zu Unicode-Wert umwandeln (UcChar, UcValue)</text:a><text:tab/><text:a xlink:type="simple" xlink:href="#9.3.9.Zeichen von/zu Unicode-Wert umwandeln (UcChar, UcValue)|outline" text:style-name="Internet_20_link" text:visited-style-name="Internet_20_link">33</text:a></text:p>
          <text:p text:style-name="P5"><text:a xlink:type="simple" xlink:href="#9.3.10.Teile eines Dateinamens (FilePath, FileBase, FileExt)|outline" text:style-name="Internet_20_link" text:visited-style-name="Internet_20_link">Teile eines Dateinamens (FilePath, FileBase, FileExt)</text:a><text:tab/><text:a xlink:type="simple" xlink:href="#9.3.10.Teile eines Dateinamens (FilePath, FileBase, FileExt)|outline" text:style-name="Internet_20_link" text:visited-style-name="Internet_20_link">33</text:a></text:p>
          <text:p text:style-name="P4"><text:a xlink:type="simple" xlink:href="#9.4.Mathematische Funktionen|outline"><text:s/>9.4 Mathematische Funktionen</text:a><text:tab/><text:a xlink:type="simple" xlink:href="#9.4.Mathematische Funktionen|outline" text:style-name="Internet_20_link" text:visited-style-name="Internet_20_link">34</text:a></text:p>
          <text:p text:style-name="P5"><text:a xlink:type="simple" xlink:href="#9.4.1.Formatierte Ausgabe (Format)|outline" text:style-name="Internet_20_link" text:visited-style-name="Internet_20_link">Formatierte Ausgabe (Format)</text:a><text:tab/><text:a xlink:type="simple" xlink:href="#9.4.1.Formatierte Ausgabe (Format)|outline" text:style-name="Internet_20_link" text:visited-style-name="Internet_20_link">34</text:a></text:p>
          <text:p text:style-name="P5"><text:a xlink:type="simple" xlink:href="#9.4.2.Konvertierung von/zu hexadezimalen Werten (NumberToHex, HexToNumber)|outline" text:style-name="Internet_20_link" text:visited-style-name="Internet_20_link">Konvertierung von/zu hexadezimalen Werten (NumberToHex, HexToNumber)</text:a><text:tab/><text:a xlink:type="simple" xlink:href="#9.4.2.Konvertierung von/zu hexadezimalen Werten (NumberToHex, HexToNumber)|outline" text:style-name="Internet_20_link" text:visited-style-name="Internet_20_link">34</text:a></text:p>
          <text:p text:style-name="P5"><text:a xlink:type="simple" xlink:href="#9.4.3.Runden (Round, Floor, Ceil)|outline" text:style-name="Internet_20_link" text:visited-style-name="Internet_20_link">Runden (Round, Floor, Ceil)</text:a><text:tab/><text:a xlink:type="simple" xlink:href="#9.4.3.Runden (Round, Floor, Ceil)|outline" text:style-name="Internet_20_link" text:visited-style-name="Internet_20_link">34</text:a></text:p>
          <text:p text:style-name="P5"><text:a xlink:type="simple" xlink:href="#9.4.4.Zufallswerte (Rand)|outline" text:style-name="Internet_20_link" text:visited-style-name="Internet_20_link">Zufallswerte (Rand)</text:a><text:tab/><text:a xlink:type="simple" xlink:href="#9.4.4.Zufallswerte (Rand)|outline" text:style-name="Internet_20_link" text:visited-style-name="Internet_20_link">35</text:a></text:p>
          <text:p text:style-name="P5"><text:a xlink:type="simple" xlink:href="#9.4.5.Kreisfunktionen (Sin, Cos, Tan)|outline" text:style-name="Internet_20_link" text:visited-style-name="Internet_20_link">Kreisfunktionen (Sin, Cos, Tan)</text:a><text:tab/><text:a xlink:type="simple" xlink:href="#9.4.5.Kreisfunktionen (Sin, Cos, Tan)|outline" text:style-name="Internet_20_link" text:visited-style-name="Internet_20_link">35</text:a></text:p>
          <text:p text:style-name="P5"><text:a xlink:type="simple" xlink:href="#9.4.6.Logarithmen (Log, Log10)|outline" text:style-name="Internet_20_link" text:visited-style-name="Internet_20_link">Logarithmen (Log, Log10)</text:a><text:tab/><text:a xlink:type="simple" xlink:href="#9.4.6.Logarithmen (Log, Log10)|outline" text:style-name="Internet_20_link" text:visited-style-name="Internet_20_link">35</text:a></text:p>
          <text:p text:style-name="P5"><text:a xlink:type="simple" xlink:href="#9.4.7.Quadratwurzel (Sqrt)|outline" text:style-name="Internet_20_link" text:visited-style-name="Internet_20_link">Quadratwurzel (Sqrt)</text:a><text:tab/><text:a xlink:type="simple" xlink:href="#9.4.7.Quadratwurzel (Sqrt)|outline" text:style-name="Internet_20_link" text:visited-style-name="Internet_20_link">35</text:a></text:p>
          <text:p text:style-name="P5"><text:a xlink:type="simple" xlink:href="#9.4.8.Gleitkomma-Zahlen vergleichen (CompareFloat)|outline" text:style-name="Internet_20_link" text:visited-style-name="Internet_20_link">Gleitkomma-Zahlen vergleichen (CompareFloat)</text:a><text:tab/><text:a xlink:type="simple" xlink:href="#9.4.8.Gleitkomma-Zahlen vergleichen (CompareFloat)|outline" text:style-name="Internet_20_link" text:visited-style-name="Internet_20_link">35</text:a></text:p>
          <text:p text:style-name="P5"><text:a xlink:type="simple" xlink:href="#9.4.9.Größten/kleinsten Wert ermitteln (Min/Max)|outline" text:style-name="Internet_20_link" text:visited-style-name="Internet_20_link">Größten/kleinsten Wert ermitteln (Min/Max)</text:a><text:tab/><text:a xlink:type="simple" xlink:href="#9.4.9.Größten/kleinsten Wert ermitteln (Min/Max)|outline" text:style-name="Internet_20_link" text:visited-style-name="Internet_20_link">36</text:a></text:p>
          <text:p text:style-name="P4"><text:a xlink:type="simple" xlink:href="#9.5.Arrays|outline"><text:s/>9.5 Arrays</text:a><text:tab/><text:a xlink:type="simple" xlink:href="#9.5.Arrays|outline" text:style-name="Internet_20_link" text:visited-style-name="Internet_20_link">37</text:a></text:p>
          <text:p text:style-name="P5"><text:a xlink:type="simple" xlink:href="#9.5.1.Größten durchlaufenden numerischen Index ermitteln (MaxIndex)|outline" text:style-name="Internet_20_link" text:visited-style-name="Internet_20_link">Größten durchlaufenden numerischen Index ermitteln (MaxIndex)</text:a><text:tab/><text:a xlink:type="simple" xlink:href="#9.5.1.Größten durchlaufenden numerischen Index ermitteln (MaxIndex)|outline" text:style-name="Internet_20_link" text:visited-style-name="Internet_20_link">37</text:a></text:p>
          <text:p text:style-name="P5"><text:a xlink:type="simple" xlink:href="#9.5.2.Anzahl der Elemente ermitteln (ElementCount)|outline" text:style-name="Internet_20_link" text:visited-style-name="Internet_20_link">Anzahl der Elemente ermitteln (ElementCount)</text:a><text:tab/><text:a xlink:type="simple" xlink:href="#9.5.2.Anzahl der Elemente ermitteln (ElementCount)|outline" text:style-name="Internet_20_link" text:visited-style-name="Internet_20_link">37</text:a></text:p>
          <text:p text:style-name="P5"><text:a xlink:type="simple" xlink:href="#9.5.3.Array aus einer Werteliste erstellen (Array)|outline" text:style-name="Internet_20_link" text:visited-style-name="Internet_20_link">Array aus einer Werteliste erstellen (Array)</text:a><text:tab/><text:a xlink:type="simple" xlink:href="#9.5.3.Array aus einer Werteliste erstellen (Array)|outline" text:style-name="Internet_20_link" text:visited-style-name="Internet_20_link">37</text:a></text:p>
          <text:p text:style-name="P5"><text:a xlink:type="simple" xlink:href="#9.5.4.Array mit benannten Indizes erstellen (Map)|outline" text:style-name="Internet_20_link" text:visited-style-name="Internet_20_link">Array mit benannten Indizes erstellen (Map)</text:a><text:tab/><text:a xlink:type="simple" xlink:href="#9.5.4.Array mit benannten Indizes erstellen (Map)|outline" text:style-name="Internet_20_link" text:visited-style-name="Internet_20_link">38</text:a></text:p>
          <text:p text:style-name="P5"><text:a xlink:type="simple" xlink:href="#9.5.5.Aufteilen in mehrere Variablen/Arrayelemente (Split)|outline" text:style-name="Internet_20_link" text:visited-style-name="Internet_20_link">Aufteilen in mehrere Variablen/Arrayelemente (Split)</text:a><text:tab/><text:a xlink:type="simple" xlink:href="#9.5.5.Aufteilen in mehrere Variablen/Arrayelemente (Split)|outline" text:style-name="Internet_20_link" text:visited-style-name="Internet_20_link">38</text:a></text:p>
          <text:p text:style-name="P4"><text:a xlink:type="simple" xlink:href="#9.6.Ausführen von Anwendungen oder Dokumente öffnen|outline"><text:s/>9.6 Ausführen von Anwendungen oder Dokumente öffnen</text:a><text:tab/><text:a xlink:type="simple" xlink:href="#9.6.Ausführen von Anwendungen oder Dokumente öffnen|outline" text:style-name="Internet_20_link" text:visited-style-name="Internet_20_link">39</text:a></text:p>
          <text:p text:style-name="P5"><text:a xlink:type="simple" xlink:href="#9.6.1.Anwendung/Dokument öffnen und Script fortsetzen (Run)|outline" text:style-name="Internet_20_link" text:visited-style-name="Internet_20_link">Anwendung/Dokument öffnen und Script fortsetzen (Run)</text:a><text:tab/><text:a xlink:type="simple" xlink:href="#9.6.1.Anwendung/Dokument öffnen und Script fortsetzen (Run)|outline" text:style-name="Internet_20_link" text:visited-style-name="Internet_20_link">39</text:a></text:p>
          <text:p text:style-name="P5"><text:a xlink:type="simple" xlink:href="#9.6.2.Anwendung/Dokument öffnen und warten (RunWait)|outline" text:style-name="Internet_20_link" text:visited-style-name="Internet_20_link">Anwendung/Dokument öffnen und warten (RunWait)</text:a><text:tab/><text:a xlink:type="simple" xlink:href="#9.6.2.Anwendung/Dokument öffnen und warten (RunWait)|outline" text:style-name="Internet_20_link" text:visited-style-name="Internet_20_link">39</text:a></text:p>
          <text:p text:style-name="P5"><text:a xlink:type="simple" xlink:href="#9.6.3.Anderes Script als Unterroutine (CallScript)|outline" text:style-name="Internet_20_link" text:visited-style-name="Internet_20_link">Anderes Script als Unterroutine (CallScript)</text:a><text:tab/><text:a xlink:type="simple" xlink:href="#9.6.3.Anderes Script als Unterroutine (CallScript)|outline" text:style-name="Internet_20_link" text:visited-style-name="Internet_20_link">39</text:a></text:p>
          <text:p text:style-name="P5"><text:a xlink:type="simple" xlink:href="#9.6.4.Neues Dokument/Element erstellen (New)|outline" text:style-name="Internet_20_link" text:visited-style-name="Internet_20_link">Neues Dokument/Element erstellen (New)</text:a><text:tab/><text:a xlink:type="simple" xlink:href="#9.6.4.Neues Dokument/Element erstellen (New)|outline" text:style-name="Internet_20_link" text:visited-style-name="Internet_20_link">39</text:a></text:p>
          <text:p text:style-name="P5"><text:a xlink:type="simple" xlink:href="#9.6.5.Anwendung zu bestimmtem Zeitpunkt ausführen (RunAt)|outline" text:style-name="Internet_20_link" text:visited-style-name="Internet_20_link">Anwendung zu bestimmtem Zeitpunkt ausführen (RunAt)</text:a><text:tab/><text:a xlink:type="simple" xlink:href="#9.6.5.Anwendung zu bestimmtem Zeitpunkt ausführen (RunAt)|outline" text:style-name="Internet_20_link" text:visited-style-name="Internet_20_link">40</text:a></text:p>
          <text:p text:style-name="P5"><text:a xlink:type="simple" xlink:href="#9.6.6.Anwendung beim Einschalten ausführen (RunOnPowerOn)|outline" text:style-name="Internet_20_link" text:visited-style-name="Internet_20_link">Anwendung beim Einschalten ausführen (RunOnPowerOn)</text:a><text:tab/><text:a xlink:type="simple" xlink:href="#9.6.6.Anwendung beim Einschalten ausführen (RunOnPowerOn)|outline" text:style-name="Internet_20_link" text:visited-style-name="Internet_20_link">40</text:a></text:p>
          <text:p text:style-name="P5"><text:a xlink:type="simple" xlink:href="#9.6.7.Anwendung aus der „Notification Queue“ entfernen|outline" text:style-name="Internet_20_link" text:visited-style-name="Internet_20_link">Anwendung aus der „Notification Queue“ entfernen</text:a><text:tab/><text:a xlink:type="simple" xlink:href="#9.6.7.Anwendung aus der „Notification Queue“ entfernen|outline" text:style-name="Internet_20_link" text:visited-style-name="Internet_20_link">40</text:a></text:p>
          <text:p text:style-name="P4"><text:a xlink:type="simple" xlink:href="#9.7.Fenster|outline"><text:s/>9.7 Fenster</text:a><text:tab/><text:a xlink:type="simple" xlink:href="#9.7.Fenster|outline" text:style-name="Internet_20_link" text:visited-style-name="Internet_20_link">41</text:a></text:p>
          <text:p text:style-name="P5"><text:a xlink:type="simple" xlink:href="#9.7.1.Fenstertitel – Wie MortScript ein Fenster findet|outline" text:style-name="Internet_20_link" text:visited-style-name="Internet_20_link">Fenstertitel – Wie MortScript ein Fenster findet</text:a><text:tab/><text:a xlink:type="simple" xlink:href="#9.7.1.Fenstertitel – Wie MortScript ein Fenster findet|outline" text:style-name="Internet_20_link" text:visited-style-name="Internet_20_link">41</text:a></text:p>
          <text:p text:style-name="P5"><text:a xlink:type="simple" xlink:href="#9.7.2.Fenster in den Vordergrund bringen (Show)|outline" text:style-name="Internet_20_link" text:visited-style-name="Internet_20_link">Fenster in den Vordergrund bringen (Show)</text:a><text:tab/><text:a xlink:type="simple" xlink:href="#9.7.2.Fenster in den Vordergrund bringen (Show)|outline" text:style-name="Internet_20_link" text:visited-style-name="Internet_20_link">41</text:a></text:p>
          <text:p text:style-name="P5"><text:a xlink:type="simple" xlink:href="#9.7.3.Fenster in den Hintergrund verschieben (Minimize)|outline" text:style-name="Internet_20_link" text:visited-style-name="Internet_20_link">Fenster in den Hintergrund verschieben (Minimize)</text:a><text:tab/><text:a xlink:type="simple" xlink:href="#9.7.3.Fenster in den Hintergrund verschieben (Minimize)|outline" text:style-name="Internet_20_link" text:visited-style-name="Internet_20_link">41</text:a></text:p>
          <text:p text:style-name="P5"><text:a xlink:type="simple" xlink:href="#9.7.4.Fenster schließen / Anwendung beenden (Close)|outline" text:style-name="Internet_20_link" text:visited-style-name="Internet_20_link">Fenster schließen / Anwendung beenden (Close)</text:a><text:tab/><text:a xlink:type="simple" xlink:href="#9.7.4.Fenster schließen / Anwendung beenden (Close)|outline" text:style-name="Internet_20_link" text:visited-style-name="Internet_20_link">41</text:a></text:p>
          <text:p text:style-name="P5"><text:a xlink:type="simple" xlink:href="#9.7.5.Titel des aktiven Fensters ermitteln (ActiveWindow)|outline" text:style-name="Internet_20_link" text:visited-style-name="Internet_20_link">Titel des aktiven Fensters ermitteln (ActiveWindow)</text:a><text:tab/><text:a xlink:type="simple" xlink:href="#9.7.5.Titel des aktiven Fensters ermitteln (ActiveWindow)|outline" text:style-name="Internet_20_link" text:visited-style-name="Internet_20_link">41</text:a></text:p>
          <text:p text:style-name="P5"><text:a xlink:type="simple" xlink:href="#9.7.6.Prüfen, ob ein Fenster aktiv ist (WndActive)|outline" text:style-name="Internet_20_link" text:visited-style-name="Internet_20_link">Prüfen, ob ein Fenster aktiv ist (WndActive)</text:a><text:tab/><text:a xlink:type="simple" xlink:href="#9.7.6.Prüfen, ob ein Fenster aktiv ist (WndActive)|outline" text:style-name="Internet_20_link" text:visited-style-name="Internet_20_link">41</text:a></text:p>
          <text:p text:style-name="P5"><text:a xlink:type="simple" xlink:href="#9.7.7.Prüfen, ob ein Fenster existiert (WndExists)|outline" text:style-name="Internet_20_link" text:visited-style-name="Internet_20_link">Prüfen, ob ein Fenster existiert (WndExists)</text:a><text:tab/><text:a xlink:type="simple" xlink:href="#9.7.7.Prüfen, ob ein Fenster existiert (WndExists)|outline" text:style-name="Internet_20_link" text:visited-style-name="Internet_20_link">42</text:a></text:p>
          <text:p text:style-name="P5"><text:a xlink:type="simple" xlink:href="#9.7.8.Warten auf Existenz eines Fensters (WaitFor)|outline" text:style-name="Internet_20_link" text:visited-style-name="Internet_20_link">Warten auf Existenz eines Fensters (WaitFor)</text:a><text:tab/><text:a xlink:type="simple" xlink:href="#9.7.8.Warten auf Existenz eines Fensters (WaitFor)|outline" text:style-name="Internet_20_link" text:visited-style-name="Internet_20_link">42</text:a></text:p>
          <text:p text:style-name="P5"><text:a xlink:type="simple" xlink:href="#9.7.9.Warten auf Aktivierung eines Fensters (WaitForActive)|outline" text:style-name="Internet_20_link" text:visited-style-name="Internet_20_link">Warten auf Aktivierung eines Fensters (WaitForActive)</text:a><text:tab/><text:a xlink:type="simple" xlink:href="#9.7.9.Warten auf Aktivierung eines Fensters (WaitForActive)|outline" text:style-name="Internet_20_link" text:visited-style-name="Internet_20_link">42</text:a></text:p>
          <text:p text:style-name="P5"><text:a xlink:type="simple" xlink:href="#9.7.10.Fenstertitel / Elementinhalt ermitteln (WindowText)|outline" text:style-name="Internet_20_link" text:visited-style-name="Internet_20_link">Fenstertitel / Elementinhalt ermitteln (WindowText)</text:a><text:tab/><text:a xlink:type="simple" xlink:href="#9.7.10.Fenstertitel / Elementinhalt ermitteln (WindowText)|outline" text:style-name="Internet_20_link" text:visited-style-name="Internet_20_link">42</text:a></text:p>
          <text:p text:style-name="P5"><text:a xlink:type="simple" xlink:href="#9.7.11.Fensterposition ermitteln (GetWindowPos, WndLeft, -Right, -Top, -Bottom)|outline" text:style-name="Internet_20_link" text:visited-style-name="Internet_20_link">Fensterposition ermitteln (GetWindowPos, WndLeft, -Right, -Top, -Bottom)</text:a><text:tab/><text:a xlink:type="simple" xlink:href="#9.7.11.Fensterposition ermitteln (GetWindowPos, WndLeft, -Right, -Top, -Bottom)|outline" text:style-name="Internet_20_link" text:visited-style-name="Internet_20_link">42</text:a></text:p>
          <text:p text:style-name="P5"><text:a xlink:type="simple" xlink:href="#9.7.12.Besondere Kommandos senden (SendOK, SendCancel, SendYes, SendNo)|outline" text:style-name="Internet_20_link" text:visited-style-name="Internet_20_link">Besondere Kommandos senden (SendOK, SendCancel, SendYes, SendNo)</text:a><text:tab/><text:a xlink:type="simple" xlink:href="#9.7.12.Besondere Kommandos senden (SendOK, SendCancel, SendYes, SendNo)|outline" text:style-name="Internet_20_link" text:visited-style-name="Internet_20_link">43</text:a></text:p>
          <text:p text:style-name="P5"><text:a xlink:type="simple" xlink:href="#9.7.13.Fortgeschrittene Kommandos und Mitteilungen senden  (SendCommand, SendMessage, PostMessage)|outline" text:style-name="Internet_20_link" text:visited-style-name="Internet_20_link">Fortgeschrittene Kommandos und Mitteilungen senden <text:s/>(SendCommand, SendMessage, PostMessage)</text:a><text:tab/><text:a xlink:type="simple" xlink:href="#9.7.13.Fortgeschrittene Kommandos und Mitteilungen senden  (SendCommand, SendMessage, PostMessage)|outline" text:style-name="Internet_20_link" text:visited-style-name="Internet_20_link">43</text:a></text:p>
          <text:p text:style-name="P4"><text:a xlink:type="simple" xlink:href="#9.8.Tastendrücke|outline"><text:s/>9.8 Tastendrücke</text:a><text:tab/><text:a xlink:type="simple" xlink:href="#9.8.Tastendrücke|outline" text:style-name="Internet_20_link" text:visited-style-name="Internet_20_link">44</text:a></text:p>
          <text:p text:style-name="P5"><text:a xlink:type="simple" xlink:href="#9.8.1.Zeichenfolgen senden (SendKeys)|outline" text:style-name="Internet_20_link" text:visited-style-name="Internet_20_link">Zeichenfolgen senden (SendKeys)</text:a><text:tab/><text:a xlink:type="simple" xlink:href="#9.8.1.Zeichenfolgen senden (SendKeys)|outline" text:style-name="Internet_20_link" text:visited-style-name="Internet_20_link">44</text:a></text:p>
          <text:p text:style-name="P5"><text:a xlink:type="simple" xlink:href="#9.8.2.Sonderzeichen (z.B. Richtungstasten) senden (Send...)|outline" text:style-name="Internet_20_link" text:visited-style-name="Internet_20_link">Sonderzeichen (z.B. Richtungstasten) senden (Send...)</text:a><text:tab/><text:a xlink:type="simple" xlink:href="#9.8.2.Sonderzeichen (z.B. Richtungstasten) senden (Send...)|outline" text:style-name="Internet_20_link" text:visited-style-name="Internet_20_link">44</text:a></text:p>
          <text:p text:style-name="P5"><text:a xlink:type="simple" xlink:href="#9.8.3.Bildschirminhalt in die Zwischenablage (Snapshot)|outline" text:style-name="Internet_20_link" text:visited-style-name="Internet_20_link">Bildschirminhalt in die Zwischenablage (Snapshot)</text:a><text:tab/><text:a xlink:type="simple" xlink:href="#9.8.3.Bildschirminhalt in die Zwischenablage (Snapshot)|outline" text:style-name="Internet_20_link" text:visited-style-name="Internet_20_link">45</text:a></text:p>
          <text:p text:style-name="P5"><text:a xlink:type="simple" xlink:href="#9.8.4.Strg+Taste senden (SendCtrlKey)|outline" text:style-name="Internet_20_link" text:visited-style-name="Internet_20_link">Strg+Taste senden (SendCtrlKey)</text:a><text:tab/><text:a xlink:type="simple" xlink:href="#9.8.4.Strg+Taste senden (SendCtrlKey)|outline" text:style-name="Internet_20_link" text:visited-style-name="Internet_20_link">45</text:a></text:p>
          <text:p text:style-name="P4"><text:a xlink:type="simple" xlink:href="#9.9.Antippen (&quot;Mausklicks&quot;)|outline"><text:s/>9.9 Antippen ("Mausklicks")</text:a><text:tab/><text:a xlink:type="simple" xlink:href="#9.9.Antippen (&quot;Mausklicks&quot;)|outline" text:style-name="Internet_20_link" text:visited-style-name="Internet_20_link">46</text:a></text:p>
          <text:p text:style-name="P5"><text:a xlink:type="simple" xlink:href="#9.9.1.Einfaches Antippen/Klicken (MouseClick)|outline" text:style-name="Internet_20_link" text:visited-style-name="Internet_20_link">Einfaches Antippen/Klicken (MouseClick)</text:a><text:tab/><text:a xlink:type="simple" xlink:href="#9.9.1.Einfaches Antippen/Klicken (MouseClick)|outline" text:style-name="Internet_20_link" text:visited-style-name="Internet_20_link">46</text:a></text:p>
          <text:p text:style-name="P5"><text:a xlink:type="simple" xlink:href="#9.9.2.Doppelklick (MouseDblClick)|outline" text:style-name="Internet_20_link" text:visited-style-name="Internet_20_link">Doppelklick (MouseDblClick)</text:a><text:tab/><text:a xlink:type="simple" xlink:href="#9.9.2.Doppelklick (MouseDblClick)|outline" text:style-name="Internet_20_link" text:visited-style-name="Internet_20_link">46</text:a></text:p>
          <text:p text:style-name="P5"><text:a xlink:type="simple" xlink:href="#9.9.3.Drücken / Loslassen getrennt (MouseDown/MouseUp)|outline" text:style-name="Internet_20_link" text:visited-style-name="Internet_20_link">Drücken / Loslassen getrennt (MouseDown/MouseUp)</text:a><text:tab/><text:a xlink:type="simple" xlink:href="#9.9.3.Drücken / Loslassen getrennt (MouseDown/MouseUp)|outline" text:style-name="Internet_20_link" text:visited-style-name="Internet_20_link">46</text:a></text:p>
          <text:p text:style-name="P4"><text:a xlink:type="simple" xlink:href="#9.10.Warten|outline"><text:s/>9.10 Warten</text:a><text:tab/><text:a xlink:type="simple" xlink:href="#9.10.Warten|outline" text:style-name="Internet_20_link" text:visited-style-name="Internet_20_link">47</text:a></text:p>
          <text:p text:style-name="P5"><text:a xlink:type="simple" xlink:href="#9.10.1.Feste Pause in Millisekunden (Sleep)|outline" text:style-name="Internet_20_link" text:visited-style-name="Internet_20_link">Feste Pause in Millisekunden (Sleep)</text:a><text:tab/><text:a xlink:type="simple" xlink:href="#9.10.1.Feste Pause in Millisekunden (Sleep)|outline" text:style-name="Internet_20_link" text:visited-style-name="Internet_20_link">47</text:a></text:p>
          <text:p text:style-name="P5"><text:soft-page-break/><text:a xlink:type="simple" xlink:href="#9.10.2.Warte-Meldung mit Countdown / Bedingung (SleepMessage)|outline" text:style-name="Internet_20_link" text:visited-style-name="Internet_20_link">Warte-Meldung mit Countdown / Bedingung (SleepMessage)</text:a><text:tab/><text:a xlink:type="simple" xlink:href="#9.10.2.Warte-Meldung mit Countdown / Bedingung (SleepMessage)|outline" text:style-name="Internet_20_link" text:visited-style-name="Internet_20_link">47</text:a></text:p>
          <text:p text:style-name="P5"><text:a xlink:type="simple" xlink:href="#9.10.3.Warten auf Fenster (WaitFor / WaitForActive)|outline" text:style-name="Internet_20_link" text:visited-style-name="Internet_20_link">Warten auf Fenster (WaitFor / WaitForActive)</text:a><text:tab/><text:a xlink:type="simple" xlink:href="#9.10.3.Warten auf Fenster (WaitFor / WaitForActive)|outline" text:style-name="Internet_20_link" text:visited-style-name="Internet_20_link">47</text:a></text:p>
          <text:p text:style-name="P4"><text:a xlink:type="simple" xlink:href="#9.11.Zeit|outline"><text:s/>9.11 Zeit</text:a><text:tab/><text:a xlink:type="simple" xlink:href="#9.11.Zeit|outline" text:style-name="Internet_20_link" text:visited-style-name="Internet_20_link">48</text:a></text:p>
          <text:p text:style-name="P5"><text:a xlink:type="simple" xlink:href="#9.11.1.Unix-Zeitstempel (TimeStamp)|outline" text:style-name="Internet_20_link" text:visited-style-name="Internet_20_link">Unix-Zeitstempel (TimeStamp)</text:a><text:tab/><text:a xlink:type="simple" xlink:href="#9.11.1.Unix-Zeitstempel (TimeStamp)|outline" text:style-name="Internet_20_link" text:visited-style-name="Internet_20_link">48</text:a></text:p>
          <text:p text:style-name="P5"><text:a xlink:type="simple" xlink:href="#9.11.2.Formatierte Ausgabe|outline" text:style-name="Internet_20_link" text:visited-style-name="Internet_20_link">Formatierte Ausgabe</text:a><text:tab/><text:a xlink:type="simple" xlink:href="#9.11.2.Formatierte Ausgabe|outline" text:style-name="Internet_20_link" text:visited-style-name="Internet_20_link">48</text:a></text:p>
          <text:p text:style-name="P5"><text:a xlink:type="simple" xlink:href="#9.11.3.Aktuelle Zeit in mehrere Variablen setzen (GetTime)|outline" text:style-name="Internet_20_link" text:visited-style-name="Internet_20_link">Aktuelle Zeit in mehrere Variablen setzen (GetTime)</text:a><text:tab/><text:a xlink:type="simple" xlink:href="#9.11.3.Aktuelle Zeit in mehrere Variablen setzen (GetTime)|outline" text:style-name="Internet_20_link" text:visited-style-name="Internet_20_link">49</text:a></text:p>
          <text:p text:style-name="P4"><text:a xlink:type="simple" xlink:href="#9.12.Dateien kopieren, umbenennen, verschieben und löschen|outline"><text:s/>9.12 Dateien kopieren, umbenennen, verschieben und löschen</text:a><text:tab/><text:a xlink:type="simple" xlink:href="#9.12.Dateien kopieren, umbenennen, verschieben und löschen|outline" text:style-name="Internet_20_link" text:visited-style-name="Internet_20_link">50</text:a></text:p>
          <text:p text:style-name="P5"><text:a xlink:type="simple" xlink:href="#9.12.1.Einzelne Datei kopieren (Copy)|outline" text:style-name="Internet_20_link" text:visited-style-name="Internet_20_link">Einzelne Datei kopieren (Copy)</text:a><text:tab/><text:a xlink:type="simple" xlink:href="#9.12.1.Einzelne Datei kopieren (Copy)|outline" text:style-name="Internet_20_link" text:visited-style-name="Internet_20_link">50</text:a></text:p>
          <text:p text:style-name="P5"><text:a xlink:type="simple" xlink:href="#9.12.2.Mehrere Dateien kopieren (XCopy)|outline" text:style-name="Internet_20_link" text:visited-style-name="Internet_20_link">Mehrere Dateien kopieren (XCopy)</text:a><text:tab/><text:a xlink:type="simple" xlink:href="#9.12.2.Mehrere Dateien kopieren (XCopy)|outline" text:style-name="Internet_20_link" text:visited-style-name="Internet_20_link">50</text:a></text:p>
          <text:p text:style-name="P5"><text:a xlink:type="simple" xlink:href="#9.12.3.Datei umbenennen oder verschieben (Rename)|outline" text:style-name="Internet_20_link" text:visited-style-name="Internet_20_link">Datei umbenennen oder verschieben (Rename)</text:a><text:tab/><text:a xlink:type="simple" xlink:href="#9.12.3.Datei umbenennen oder verschieben (Rename)|outline" text:style-name="Internet_20_link" text:visited-style-name="Internet_20_link">50</text:a></text:p>
          <text:p text:style-name="P5"><text:a xlink:type="simple" xlink:href="#9.12.4.Mehrere Dateien verschieben (Move)|outline" text:style-name="Internet_20_link" text:visited-style-name="Internet_20_link">Mehrere Dateien verschieben (Move)</text:a><text:tab/><text:a xlink:type="simple" xlink:href="#9.12.4.Mehrere Dateien verschieben (Move)|outline" text:style-name="Internet_20_link" text:visited-style-name="Internet_20_link">51</text:a></text:p>
          <text:p text:style-name="P5"><text:a xlink:type="simple" xlink:href="#9.12.5.Datei(en) löschen (Delete)|outline" text:style-name="Internet_20_link" text:visited-style-name="Internet_20_link">Datei(en) löschen (Delete)</text:a><text:tab/><text:a xlink:type="simple" xlink:href="#9.12.5.Datei(en) löschen (Delete)|outline" text:style-name="Internet_20_link" text:visited-style-name="Internet_20_link">51</text:a></text:p>
          <text:p text:style-name="P5"><text:a xlink:type="simple" xlink:href="#9.12.6.Dateien auch in Unterverzeichnissen löschen (DelTree)|outline" text:style-name="Internet_20_link" text:visited-style-name="Internet_20_link">Dateien auch in Unterverzeichnissen löschen (DelTree)</text:a><text:tab/><text:a xlink:type="simple" xlink:href="#9.12.6.Dateien auch in Unterverzeichnissen löschen (DelTree)|outline" text:style-name="Internet_20_link" text:visited-style-name="Internet_20_link">51</text:a></text:p>
          <text:p text:style-name="P5"><text:a xlink:type="simple" xlink:href="#9.12.7.Verknüpfung/Link erstellen (CreateShortcut)|outline" text:style-name="Internet_20_link" text:visited-style-name="Internet_20_link">Verknüpfung/Link erstellen (CreateShortcut)</text:a><text:tab/><text:a xlink:type="simple" xlink:href="#9.12.7.Verknüpfung/Link erstellen (CreateShortcut)|outline" text:style-name="Internet_20_link" text:visited-style-name="Internet_20_link">51</text:a></text:p>
          <text:p text:style-name="P4"><text:a xlink:type="simple" xlink:href="#9.13.Lesen und Schreiben von Dateien|outline"><text:s/>9.13 Lesen und Schreiben von Dateien</text:a><text:tab/><text:a xlink:type="simple" xlink:href="#9.13.Lesen und Schreiben von Dateien|outline" text:style-name="Internet_20_link" text:visited-style-name="Internet_20_link">52</text:a></text:p>
          <text:p text:style-name="P5"><text:a xlink:type="simple" xlink:href="#9.13.1.Lesen einer Datei (ReadFile, ReadLine)|outline" text:style-name="Internet_20_link" text:visited-style-name="Internet_20_link">Lesen einer Datei (ReadFile, ReadLine)</text:a><text:tab/><text:a xlink:type="simple" xlink:href="#9.13.1.Lesen einer Datei (ReadFile, ReadLine)|outline" text:style-name="Internet_20_link" text:visited-style-name="Internet_20_link">52</text:a></text:p>
          <text:p text:style-name="P5"><text:a xlink:type="simple" xlink:href="#9.13.2.Schreiben in eine Datei (WriteFile)|outline" text:style-name="Internet_20_link" text:visited-style-name="Internet_20_link">Schreiben in eine Datei (WriteFile)</text:a><text:tab/><text:a xlink:type="simple" xlink:href="#9.13.2.Schreiben in eine Datei (WriteFile)|outline" text:style-name="Internet_20_link" text:visited-style-name="Internet_20_link">53</text:a></text:p>
          <text:p text:style-name="P5"><text:a xlink:type="simple" xlink:href="#9.13.3.Lesen eines Werts aus einer INI-Datei (IniRead)|outline" text:style-name="Internet_20_link" text:visited-style-name="Internet_20_link">Lesen eines Werts aus einer INI-Datei (IniRead)</text:a><text:tab/><text:a xlink:type="simple" xlink:href="#9.13.3.Lesen eines Werts aus einer INI-Datei (IniRead)|outline" text:style-name="Internet_20_link" text:visited-style-name="Internet_20_link">53</text:a></text:p>
          <text:p text:style-name="P5"><text:a xlink:type="simple" xlink:href="#9.13.4.Schreiben eines Werts in eine INI-Datei (IniWrite)|outline" text:style-name="Internet_20_link" text:visited-style-name="Internet_20_link">Schreiben eines Werts in eine INI-Datei (IniWrite)</text:a><text:tab/><text:a xlink:type="simple" xlink:href="#9.13.4.Schreiben eines Werts in eine INI-Datei (IniWrite)|outline" text:style-name="Internet_20_link" text:visited-style-name="Internet_20_link">53</text:a></text:p>
          <text:p text:style-name="P5"><text:a xlink:type="simple" xlink:href="#9.13.5.Zugriff auf serielle Schnittstellen (SetComInfo)|outline" text:style-name="Internet_20_link" text:visited-style-name="Internet_20_link">Zugriff auf serielle Schnittstellen (SetComInfo)</text:a><text:tab/><text:a xlink:type="simple" xlink:href="#9.13.5.Zugriff auf serielle Schnittstellen (SetComInfo)|outline" text:style-name="Internet_20_link" text:visited-style-name="Internet_20_link">54</text:a></text:p>
          <text:p text:style-name="P4"><text:a xlink:type="simple" xlink:href="#9.14.Dateisystem-Informationen|outline"><text:s/>9.14 Dateisystem-Informationen</text:a><text:tab/><text:a xlink:type="simple" xlink:href="#9.14.Dateisystem-Informationen|outline" text:style-name="Internet_20_link" text:visited-style-name="Internet_20_link">55</text:a></text:p>
          <text:p text:style-name="P5"><text:a xlink:type="simple" xlink:href="#9.14.1.Prüfen ob eine Datei oder ein Verzeichnis existiert (FileExists/DirExists)|outline" text:style-name="Internet_20_link" text:visited-style-name="Internet_20_link">Prüfen ob eine Datei oder ein Verzeichnis existiert (FileExists/DirExists)</text:a><text:tab/><text:a xlink:type="simple" xlink:href="#9.14.1.Prüfen ob eine Datei oder ein Verzeichnis existiert (FileExists/DirExists)|outline" text:style-name="Internet_20_link" text:visited-style-name="Internet_20_link">55</text:a></text:p>
          <text:p text:style-name="P5"><text:a xlink:type="simple" xlink:href="#9.14.2.Freien Speicherplatz feststellen (FreeDiskSpace)|outline" text:style-name="Internet_20_link" text:visited-style-name="Internet_20_link">Freien Speicherplatz feststellen (FreeDiskSpace)</text:a><text:tab/><text:a xlink:type="simple" xlink:href="#9.14.2.Freien Speicherplatz feststellen (FreeDiskSpace)|outline" text:style-name="Internet_20_link" text:visited-style-name="Internet_20_link">55</text:a></text:p>
          <text:p text:style-name="P5"><text:a xlink:type="simple" xlink:href="#9.14.3.Größe des Speichermediums feststellen (TotalDiskSpace)|outline" text:style-name="Internet_20_link" text:visited-style-name="Internet_20_link">Größe des Speichermediums feststellen (TotalDiskSpace)</text:a><text:tab/><text:a xlink:type="simple" xlink:href="#9.14.3.Größe des Speichermediums feststellen (TotalDiskSpace)|outline" text:style-name="Internet_20_link" text:visited-style-name="Internet_20_link">55</text:a></text:p>
          <text:p text:style-name="P5"><text:a xlink:type="simple" xlink:href="#9.14.4.Dateigröße ermitteln (FileSize)|outline" text:style-name="Internet_20_link" text:visited-style-name="Internet_20_link">Dateigröße ermitteln (FileSize)</text:a><text:tab/><text:a xlink:type="simple" xlink:href="#9.14.4.Dateigröße ermitteln (FileSize)|outline" text:style-name="Internet_20_link" text:visited-style-name="Internet_20_link">55</text:a></text:p>
          <text:p text:style-name="P5"><text:a xlink:type="simple" xlink:href="#9.14.5.Zeitpunkt der Dateierstellung feststellen (FileCreateTime)|outline" text:style-name="Internet_20_link" text:visited-style-name="Internet_20_link">Zeitpunkt der Dateierstellung feststellen (FileCreateTime)</text:a><text:tab/><text:a xlink:type="simple" xlink:href="#9.14.5.Zeitpunkt der Dateierstellung feststellen (FileCreateTime)|outline" text:style-name="Internet_20_link" text:visited-style-name="Internet_20_link">56</text:a></text:p>
          <text:p text:style-name="P5"><text:a xlink:type="simple" xlink:href="#9.14.6.Zeitpunkt der letzten Änderung feststellen (FileModifyTime)|outline" text:style-name="Internet_20_link" text:visited-style-name="Internet_20_link">Zeitpunkt der letzten Änderung feststellen (FileModifyTime)</text:a><text:tab/><text:a xlink:type="simple" xlink:href="#9.14.6.Zeitpunkt der letzten Änderung feststellen (FileModifyTime)|outline" text:style-name="Internet_20_link" text:visited-style-name="Internet_20_link">56</text:a></text:p>
          <text:p text:style-name="P5"><text:a xlink:type="simple" xlink:href="#9.14.7.Dateiattribute ermitteln (FileAttribute)|outline" text:style-name="Internet_20_link" text:visited-style-name="Internet_20_link">Dateiattribute ermitteln (FileAttribute)</text:a><text:tab/><text:a xlink:type="simple" xlink:href="#9.14.7.Dateiattribute ermitteln (FileAttribute)|outline" text:style-name="Internet_20_link" text:visited-style-name="Internet_20_link">56</text:a></text:p>
          <text:p text:style-name="P5"><text:a xlink:type="simple" xlink:href="#9.14.8.Dateiattribute setzen (SetFileAttribute, SetFileAttribs)|outline" text:style-name="Internet_20_link" text:visited-style-name="Internet_20_link">Dateiattribute setzen (SetFileAttribute, SetFileAttribs)</text:a><text:tab/><text:a xlink:type="simple" xlink:href="#9.14.8.Dateiattribute setzen (SetFileAttribute, SetFileAttribs)|outline" text:style-name="Internet_20_link" text:visited-style-name="Internet_20_link">57</text:a></text:p>
          <text:p text:style-name="P5"><text:a xlink:type="simple" xlink:href="#9.14.9.Versionsnummer ermitteln (FileVersion / GetVersion)|outline" text:style-name="Internet_20_link" text:visited-style-name="Internet_20_link">Versionsnummer ermitteln (FileVersion / GetVersion)</text:a><text:tab/><text:a xlink:type="simple" xlink:href="#9.14.9.Versionsnummer ermitteln (FileVersion / GetVersion)|outline" text:style-name="Internet_20_link" text:visited-style-name="Internet_20_link">58</text:a></text:p>
          <text:p text:style-name="P5"><text:a xlink:type="simple" xlink:href="#9.14.10.Dateien/Verzeichnisse in einem Verzeichnis (DirContents)|outline" text:style-name="Internet_20_link" text:visited-style-name="Internet_20_link">Dateien/Verzeichnisse in einem Verzeichnis (DirContents)</text:a><text:tab/><text:a xlink:type="simple" xlink:href="#9.14.10.Dateien/Verzeichnisse in einem Verzeichnis (DirContents)|outline" text:style-name="Internet_20_link" text:visited-style-name="Internet_20_link">58</text:a></text:p>
          <text:p text:style-name="P4"><text:a xlink:type="simple" xlink:href="#9.15.ZIP-Archive|outline"><text:s/>9.15 ZIP-Archive</text:a><text:tab/><text:a xlink:type="simple" xlink:href="#9.15.ZIP-Archive|outline" text:style-name="Internet_20_link" text:visited-style-name="Internet_20_link">59</text:a></text:p>
          <text:p text:style-name="P5"><text:a xlink:type="simple" xlink:href="#9.15.1.Wichtige Hinweise|outline" text:style-name="Internet_20_link" text:visited-style-name="Internet_20_link">Wichtige Hinweise</text:a><text:tab/><text:a xlink:type="simple" xlink:href="#9.15.1.Wichtige Hinweise|outline" text:style-name="Internet_20_link" text:visited-style-name="Internet_20_link">59</text:a></text:p>
          <text:p text:style-name="P5"><text:a xlink:type="simple" xlink:href="#9.15.2.Einzelne Datei packen (ZipFile)|outline" text:style-name="Internet_20_link" text:visited-style-name="Internet_20_link">Einzelne Datei packen (ZipFile)</text:a><text:tab/><text:a xlink:type="simple" xlink:href="#9.15.2.Einzelne Datei packen (ZipFile)|outline" text:style-name="Internet_20_link" text:visited-style-name="Internet_20_link">59</text:a></text:p>
          <text:p text:style-name="P5"><text:a xlink:type="simple" xlink:href="#9.15.3.Mehrere Dateien packen (ZipFiles)|outline" text:style-name="Internet_20_link" text:visited-style-name="Internet_20_link">Mehrere Dateien packen (ZipFiles)</text:a><text:tab/><text:a xlink:type="simple" xlink:href="#9.15.3.Mehrere Dateien packen (ZipFiles)|outline" text:style-name="Internet_20_link" text:visited-style-name="Internet_20_link">60</text:a></text:p>
          <text:p text:style-name="P5"><text:a xlink:type="simple" xlink:href="#9.15.4.Einzelne Datei entpacken (UnzipFile)|outline" text:style-name="Internet_20_link" text:visited-style-name="Internet_20_link">Einzelne Datei entpacken (UnzipFile)</text:a><text:tab/><text:a xlink:type="simple" xlink:href="#9.15.4.Einzelne Datei entpacken (UnzipFile)|outline" text:style-name="Internet_20_link" text:visited-style-name="Internet_20_link">60</text:a></text:p>
          <text:p text:style-name="P5"><text:a xlink:type="simple" xlink:href="#9.15.5.Gesamtes Archiv entpacken (UnzipAll)|outline" text:style-name="Internet_20_link" text:visited-style-name="Internet_20_link">Gesamtes Archiv entpacken (UnzipAll)</text:a><text:tab/><text:a xlink:type="simple" xlink:href="#9.15.5.Gesamtes Archiv entpacken (UnzipAll)|outline" text:style-name="Internet_20_link" text:visited-style-name="Internet_20_link">60</text:a></text:p>
          <text:p text:style-name="P5"><text:a xlink:type="simple" xlink:href="#9.15.6.Pfad eines Archivs entpacken (UnzipPath)|outline" text:style-name="Internet_20_link" text:visited-style-name="Internet_20_link">Pfad eines Archivs entpacken (UnzipPath)</text:a><text:tab/><text:a xlink:type="simple" xlink:href="#9.15.6.Pfad eines Archivs entpacken (UnzipPath)|outline" text:style-name="Internet_20_link" text:visited-style-name="Internet_20_link">61</text:a></text:p>
          <text:p text:style-name="P4"><text:a xlink:type="simple" xlink:href="#9.16.Verbindungen|outline"><text:s/>9.16 Verbindungen</text:a><text:tab/><text:a xlink:type="simple" xlink:href="#9.16.Verbindungen|outline" text:style-name="Internet_20_link" text:visited-style-name="Internet_20_link">62</text:a></text:p>
          <text:p text:style-name="P5"><text:a xlink:type="simple" xlink:href="#9.16.1.Verbindung aufbauen (Connect)|outline" text:style-name="Internet_20_link" text:visited-style-name="Internet_20_link">Verbindung aufbauen (Connect)</text:a><text:tab/><text:a xlink:type="simple" xlink:href="#9.16.1.Verbindung aufbauen (Connect)|outline" text:style-name="Internet_20_link" text:visited-style-name="Internet_20_link">62</text:a></text:p>
          <text:p text:style-name="P5"><text:a xlink:type="simple" xlink:href="#9.16.2.Verbindung beenden (CloseConnection/Disconnect)|outline" text:style-name="Internet_20_link" text:visited-style-name="Internet_20_link">Verbindung beenden (CloseConnection/Disconnect)</text:a><text:tab/><text:a xlink:type="simple" xlink:href="#9.16.2.Verbindung beenden (CloseConnection/Disconnect)|outline" text:style-name="Internet_20_link" text:visited-style-name="Internet_20_link">62</text:a></text:p>
          <text:p text:style-name="P5"><text:a xlink:type="simple" xlink:href="#9.16.3.Verbindung prüfen (Connected/InternetConnected)|outline" text:style-name="Internet_20_link" text:visited-style-name="Internet_20_link">Verbindung prüfen (Connected/InternetConnected)</text:a><text:tab/><text:a xlink:type="simple" xlink:href="#9.16.3.Verbindung prüfen (Connected/InternetConnected)|outline" text:style-name="Internet_20_link" text:visited-style-name="Internet_20_link">63</text:a></text:p>
          <text:p text:style-name="P4"><text:a xlink:type="simple" xlink:href="#9.17.Internet-Zugriff|outline"><text:s/>9.17 Internet-Zugriff</text:a><text:tab/><text:a xlink:type="simple" xlink:href="#9.17.Internet-Zugriff|outline" text:style-name="Internet_20_link" text:visited-style-name="Internet_20_link">63</text:a></text:p>
          <text:p text:style-name="P5"><text:a xlink:type="simple" xlink:href="#9.17.1.Proxy vorgeben|outline" text:style-name="Internet_20_link" text:visited-style-name="Internet_20_link">Proxy vorgeben</text:a><text:tab/><text:a xlink:type="simple" xlink:href="#9.17.1.Proxy vorgeben|outline" text:style-name="Internet_20_link" text:visited-style-name="Internet_20_link">63</text:a></text:p>
          <text:p text:style-name="P5"><text:a xlink:type="simple" xlink:href="#9.17.2.Download (Download)|outline" text:style-name="Internet_20_link" text:visited-style-name="Internet_20_link">Download (Download)</text:a><text:tab/><text:a xlink:type="simple" xlink:href="#9.17.2.Download (Download)|outline" text:style-name="Internet_20_link" text:visited-style-name="Internet_20_link">63</text:a></text:p>
          <text:p text:style-name="P5"><text:a xlink:type="simple" xlink:href="#9.17.3.Weitere Möglichkeiten|outline" text:style-name="Internet_20_link" text:visited-style-name="Internet_20_link">Weitere Möglichkeiten</text:a><text:tab/><text:a xlink:type="simple" xlink:href="#9.17.3.Weitere Möglichkeiten|outline" text:style-name="Internet_20_link" text:visited-style-name="Internet_20_link">63</text:a></text:p>
          <text:p text:style-name="P4"><text:a xlink:type="simple" xlink:href="#9.18.Verzeichnisse|outline"><text:s/>9.18 Verzeichnisse</text:a><text:tab/><text:a xlink:type="simple" xlink:href="#9.18.Verzeichnisse|outline" text:style-name="Internet_20_link" text:visited-style-name="Internet_20_link">64</text:a></text:p>
          <text:p text:style-name="P5"><text:a xlink:type="simple" xlink:href="#9.18.1.Verzeichnis erstellen (MkDir)|outline" text:style-name="Internet_20_link" text:visited-style-name="Internet_20_link">Verzeichnis erstellen (MkDir)</text:a><text:tab/><text:a xlink:type="simple" xlink:href="#9.18.1.Verzeichnis erstellen (MkDir)|outline" text:style-name="Internet_20_link" text:visited-style-name="Internet_20_link">64</text:a></text:p>
          <text:p text:style-name="P5"><text:a xlink:type="simple" xlink:href="#9.18.2.Verzeichnis entfernen (RmDir)|outline" text:style-name="Internet_20_link" text:visited-style-name="Internet_20_link">Verzeichnis entfernen (RmDir)</text:a><text:tab/><text:a xlink:type="simple" xlink:href="#9.18.2.Verzeichnis entfernen (RmDir)|outline" text:style-name="Internet_20_link" text:visited-style-name="Internet_20_link">64</text:a></text:p>
          <text:p text:style-name="P5"><text:a xlink:type="simple" xlink:href="#9.18.3.Verzeichnis wechseln (ChDir)|outline" text:style-name="Internet_20_link" text:visited-style-name="Internet_20_link">Verzeichnis wechseln (ChDir)</text:a><text:tab/><text:a xlink:type="simple" xlink:href="#9.18.3.Verzeichnis wechseln (ChDir)|outline" text:style-name="Internet_20_link" text:visited-style-name="Internet_20_link">64</text:a></text:p>
          <text:p text:style-name="P5"><text:a xlink:type="simple" xlink:href="#9.18.4.Systempfade ermitteln (SystemPath)|outline" text:style-name="Internet_20_link" text:visited-style-name="Internet_20_link">Systempfade ermitteln (SystemPath)</text:a><text:tab/><text:a xlink:type="simple" xlink:href="#9.18.4.Systempfade ermitteln (SystemPath)|outline" text:style-name="Internet_20_link" text:visited-style-name="Internet_20_link">64</text:a></text:p>
          <text:p text:style-name="P4"><text:a xlink:type="simple" xlink:href="#9.19.Registry|outline"><text:s/>9.19 Registry</text:a><text:tab/><text:a xlink:type="simple" xlink:href="#9.19.Registry|outline" text:style-name="Internet_20_link" text:visited-style-name="Internet_20_link">65</text:a></text:p>
          <text:p text:style-name="P5"><text:a xlink:type="simple" xlink:href="#9.19.1.Registry-Einträge lesen (RegRead)|outline" text:style-name="Internet_20_link" text:visited-style-name="Internet_20_link">Registry-Einträge lesen (RegRead)</text:a><text:tab/><text:a xlink:type="simple" xlink:href="#9.19.1.Registry-Einträge lesen (RegRead)|outline" text:style-name="Internet_20_link" text:visited-style-name="Internet_20_link">65</text:a></text:p>
          <text:p text:style-name="P5"><text:a xlink:type="simple" xlink:href="#9.19.2.Registry-Einträge schreiben (RegWriteString/RegWriteDWord/ RegWriteBinary)|outline" text:style-name="Internet_20_link" text:visited-style-name="Internet_20_link">Registry-Einträge schreiben (RegWriteString/RegWriteDWord/ RegWriteBinary)</text:a><text:tab/><text:a xlink:type="simple" xlink:href="#9.19.2.Registry-Einträge schreiben (RegWriteString/RegWriteDWord/ RegWriteBinary)|outline" text:style-name="Internet_20_link" text:visited-style-name="Internet_20_link">65</text:a></text:p>
          <text:p text:style-name="P5"><text:a xlink:type="simple" xlink:href="#9.19.3.Existenz eines Eintrags abfragen (RegValueExists)|outline" text:style-name="Internet_20_link" text:visited-style-name="Internet_20_link">Existenz eines Eintrags abfragen (RegValueExists)</text:a><text:tab/><text:a xlink:type="simple" xlink:href="#9.19.3.Existenz eines Eintrags abfragen (RegValueExists)|outline" text:style-name="Internet_20_link" text:visited-style-name="Internet_20_link">66</text:a></text:p>
          <text:p text:style-name="P5"><text:a xlink:type="simple" xlink:href="#9.19.4.Existenz eines Schlüssels (Pfads) abfragen (RegKeyExists)|outline" text:style-name="Internet_20_link" text:visited-style-name="Internet_20_link">Existenz eines Schlüssels (Pfads) abfragen (RegKeyExists)</text:a><text:tab/><text:a xlink:type="simple" xlink:href="#9.19.4.Existenz eines Schlüssels (Pfads) abfragen (RegKeyExists)|outline" text:style-name="Internet_20_link" text:visited-style-name="Internet_20_link">66</text:a></text:p>
          <text:p text:style-name="P5"><text:a xlink:type="simple" xlink:href="#9.19.5.Registry-Eintrag entfernen (RegDelete)|outline" text:style-name="Internet_20_link" text:visited-style-name="Internet_20_link">Registry-Eintrag entfernen (RegDelete)</text:a><text:tab/><text:a xlink:type="simple" xlink:href="#9.19.5.Registry-Eintrag entfernen (RegDelete)|outline" text:style-name="Internet_20_link" text:visited-style-name="Internet_20_link">66</text:a></text:p>
          <text:p text:style-name="P5"><text:a xlink:type="simple" xlink:href="#9.19.6.Registry-Schlüssel (Pfad) entfernen (RegDeleteKey)|outline" text:style-name="Internet_20_link" text:visited-style-name="Internet_20_link">Registry-Schlüssel (Pfad) entfernen (RegDeleteKey)</text:a><text:tab/><text:a xlink:type="simple" xlink:href="#9.19.6.Registry-Schlüssel (Pfad) entfernen (RegDeleteKey)|outline" text:style-name="Internet_20_link" text:visited-style-name="Internet_20_link">66</text:a></text:p>
          <text:p text:style-name="P4"><text:a xlink:type="simple" xlink:href="#9.20.Dialoge|outline"><text:s/>9.20 Dialoge</text:a><text:tab/><text:a xlink:type="simple" xlink:href="#9.20.Dialoge|outline" text:style-name="Internet_20_link" text:visited-style-name="Internet_20_link">67</text:a></text:p>
          <text:p text:style-name="P5"><text:a xlink:type="simple" xlink:href="#9.20.1.Freie Text-Eingabe (Input)|outline" text:style-name="Internet_20_link" text:visited-style-name="Internet_20_link">Freie Text-Eingabe (Input)</text:a><text:tab/><text:a xlink:type="simple" xlink:href="#9.20.1.Freie Text-Eingabe (Input)|outline" text:style-name="Internet_20_link" text:visited-style-name="Internet_20_link">67</text:a></text:p>
          <text:p text:style-name="P5"><text:a xlink:type="simple" xlink:href="#9.20.2.Meldung (Message)|outline" text:style-name="Internet_20_link" text:visited-style-name="Internet_20_link">Meldung (Message)</text:a><text:tab/><text:a xlink:type="simple" xlink:href="#9.20.2.Meldung (Message)|outline" text:style-name="Internet_20_link" text:visited-style-name="Internet_20_link">67</text:a></text:p>
          <text:p text:style-name="P5"><text:a xlink:type="simple" xlink:href="#9.20.3.Mehrzeilige Meldung mit Scrollleiste (BigMessage)|outline" text:style-name="Internet_20_link" text:visited-style-name="Internet_20_link">Mehrzeilige Meldung mit Scrollleiste (BigMessage)</text:a><text:tab/><text:a xlink:type="simple" xlink:href="#9.20.3.Mehrzeilige Meldung mit Scrollleiste (BigMessage)|outline" text:style-name="Internet_20_link" text:visited-style-name="Internet_20_link">67</text:a></text:p>
          <text:p text:style-name="P5"><text:a xlink:type="simple" xlink:href="#9.20.4.Meldung mit Countdown/Bedingung (SleepMessage)|outline" text:style-name="Internet_20_link" text:visited-style-name="Internet_20_link">Meldung mit Countdown/Bedingung (SleepMessage)</text:a><text:tab/><text:a xlink:type="simple" xlink:href="#9.20.4.Meldung mit Countdown/Bedingung (SleepMessage)|outline" text:style-name="Internet_20_link" text:visited-style-name="Internet_20_link">67</text:a></text:p>
          <text:p text:style-name="P5"><text:a xlink:type="simple" xlink:href="#9.20.5.Einfache Abfrage (Question)|outline" text:style-name="Internet_20_link" text:visited-style-name="Internet_20_link">Einfache Abfrage (Question)</text:a><text:tab/><text:a xlink:type="simple" xlink:href="#9.20.5.Einfache Abfrage (Question)|outline" text:style-name="Internet_20_link" text:visited-style-name="Internet_20_link">68</text:a></text:p>
          <text:p text:style-name="P5"><text:a xlink:type="simple" xlink:href="#9.20.6.Mehrfachauswahl (Choice)|outline" text:style-name="Internet_20_link" text:visited-style-name="Internet_20_link">Mehrfachauswahl (Choice)</text:a><text:tab/><text:a xlink:type="simple" xlink:href="#9.20.6.Mehrfachauswahl (Choice)|outline" text:style-name="Internet_20_link" text:visited-style-name="Internet_20_link">68</text:a></text:p>
          <text:p text:style-name="P5"><text:a xlink:type="simple" xlink:href="#9.20.7.Verzeichnis auswählen (SelectDirectory)|outline" text:style-name="Internet_20_link" text:visited-style-name="Internet_20_link">Verzeichnis auswählen (SelectDirectory)</text:a><text:tab/><text:a xlink:type="simple" xlink:href="#9.20.7.Verzeichnis auswählen (SelectDirectory)|outline" text:style-name="Internet_20_link" text:visited-style-name="Internet_20_link">68</text:a></text:p>
          <text:p text:style-name="P5"><text:a xlink:type="simple" xlink:href="#9.20.8.Datei auswählen (SelectFile)|outline" text:style-name="Internet_20_link" text:visited-style-name="Internet_20_link">Datei auswählen (SelectFile)</text:a><text:tab/><text:a xlink:type="simple" xlink:href="#9.20.8.Datei auswählen (SelectFile)|outline" text:style-name="Internet_20_link" text:visited-style-name="Internet_20_link">69</text:a></text:p>
          <text:p text:style-name="P5"><text:a xlink:type="simple" xlink:href="#9.20.9.Größe und Schriftart für Elemente in Auswahldialogen (SetChoiceEntryFormat)|outline" text:style-name="Internet_20_link" text:visited-style-name="Internet_20_link">Größe und Schriftart für Elemente in Auswahldialogen (SetChoiceEntryFormat)</text:a><text:tab/><text:a xlink:type="simple" xlink:href="#9.20.9.Größe und Schriftart für Elemente in Auswahldialogen (SetChoiceEntryFormat)|outline" text:style-name="Internet_20_link" text:visited-style-name="Internet_20_link">69</text:a></text:p>
          <text:p text:style-name="P5"><text:a xlink:type="simple" xlink:href="#9.20.10.Schriftart für große Meldungen setzen (SetMessageFont)|outline" text:style-name="Internet_20_link" text:visited-style-name="Internet_20_link">Schriftart für große Meldungen setzen (SetMessageFont)</text:a><text:tab/><text:a xlink:type="simple" xlink:href="#9.20.10.Schriftart für große Meldungen setzen (SetMessageFont)|outline" text:style-name="Internet_20_link" text:visited-style-name="Internet_20_link">69</text:a></text:p>
          <text:p text:style-name="P4"><text:a xlink:type="simple" xlink:href="#9.21.Statusfenster|outline"><text:s/>9.21 Statusfenster</text:a><text:tab/><text:a xlink:type="simple" xlink:href="#9.21.Statusfenster|outline" text:style-name="Internet_20_link" text:visited-style-name="Internet_20_link">70</text:a></text:p>
          <text:p text:style-name="P5"><text:a xlink:type="simple" xlink:href="#9.21.1.Was ist das Statusfenster?|outline" text:style-name="Internet_20_link" text:visited-style-name="Internet_20_link">Was ist das Statusfenster?</text:a><text:tab/><text:a xlink:type="simple" xlink:href="#9.21.1.Was ist das Statusfenster?|outline" text:style-name="Internet_20_link" text:visited-style-name="Internet_20_link">70</text:a></text:p>
          <text:p text:style-name="P5"><text:a xlink:type="simple" xlink:href="#9.21.2.Anzeige-Typ festlegen (StatusType)|outline" text:style-name="Internet_20_link" text:visited-style-name="Internet_20_link">Anzeige-Typ festlegen (StatusType)</text:a><text:tab/><text:a xlink:type="simple" xlink:href="#9.21.2.Anzeige-Typ festlegen (StatusType)|outline" text:style-name="Internet_20_link" text:visited-style-name="Internet_20_link">70</text:a></text:p>
          <text:p text:style-name="P5"><text:a xlink:type="simple" xlink:href="#9.21.3.Titelzeile und Info-Text festlegen (StatusInfo)|outline" text:style-name="Internet_20_link" text:visited-style-name="Internet_20_link">Titelzeile und Info-Text festlegen (StatusInfo)</text:a><text:tab/><text:a xlink:type="simple" xlink:href="#9.21.3.Titelzeile und Info-Text festlegen (StatusInfo)|outline" text:style-name="Internet_20_link" text:visited-style-name="Internet_20_link">70</text:a></text:p>
          <text:p text:style-name="P5"><text:soft-page-break/><text:a xlink:type="simple" xlink:href="#9.21.4.Format für Listeneinträge festlegen (StatusListEntryFormat)|outline" text:style-name="Internet_20_link" text:visited-style-name="Internet_20_link">Format für Listeneinträge festlegen (StatusListEntryFormat)</text:a><text:tab/><text:a xlink:type="simple" xlink:href="#9.21.4.Format für Listeneinträge festlegen (StatusListEntryFormat)|outline" text:style-name="Internet_20_link" text:visited-style-name="Internet_20_link">71</text:a></text:p>
          <text:p text:style-name="P5"><text:a xlink:type="simple" xlink:href="#9.21.5.Anzahl der Elemente in der Liste (StatusHistorySize)|outline" text:style-name="Internet_20_link" text:visited-style-name="Internet_20_link">Anzahl der Elemente in der Liste (StatusHistorySize)</text:a><text:tab/><text:a xlink:type="simple" xlink:href="#9.21.5.Anzahl der Elemente in der Liste (StatusHistorySize)|outline" text:style-name="Internet_20_link" text:visited-style-name="Internet_20_link">71</text:a></text:p>
          <text:p text:style-name="P5"><text:a xlink:type="simple" xlink:href="#9.21.6.Statusmeldungen hinzufügen (StatusMessage, StatusMessageAppend)|outline" text:style-name="Internet_20_link" text:visited-style-name="Internet_20_link">Statusmeldungen hinzufügen (StatusMessage, StatusMessageAppend)</text:a><text:tab/><text:a xlink:type="simple" xlink:href="#9.21.6.Statusmeldungen hinzufügen (StatusMessage, StatusMessageAppend)|outline" text:style-name="Internet_20_link" text:visited-style-name="Internet_20_link">71</text:a></text:p>
          <text:p text:style-name="P5"><text:a xlink:type="simple" xlink:href="#9.21.7.Statusmeldungen löschen (StatusRemoveLastMessage, StatusClear)|outline" text:style-name="Internet_20_link" text:visited-style-name="Internet_20_link">Statusmeldungen löschen (StatusRemoveLastMessage, StatusClear)</text:a><text:tab/><text:a xlink:type="simple" xlink:href="#9.21.7.Statusmeldungen löschen (StatusRemoveLastMessage, StatusClear)|outline" text:style-name="Internet_20_link" text:visited-style-name="Internet_20_link">72</text:a></text:p>
          <text:p text:style-name="P5"><text:a xlink:type="simple" xlink:href="#9.21.8.Statusfenster anzeigen (StatusShow)|outline" text:style-name="Internet_20_link" text:visited-style-name="Internet_20_link">Statusfenster anzeigen (StatusShow)</text:a><text:tab/><text:a xlink:type="simple" xlink:href="#9.21.8.Statusfenster anzeigen (StatusShow)|outline" text:style-name="Internet_20_link" text:visited-style-name="Internet_20_link">72</text:a></text:p>
          <text:p text:style-name="P5"><text:a xlink:type="simple" xlink:href="#9.21.9.Meldungen im Statusfenster wegschreiben (WriteStatusHistory)|outline" text:style-name="Internet_20_link" text:visited-style-name="Internet_20_link">Meldungen im Statusfenster wegschreiben (WriteStatusHistory)</text:a><text:tab/><text:a xlink:type="simple" xlink:href="#9.21.9.Meldungen im Statusfenster wegschreiben (WriteStatusHistory)|outline" text:style-name="Internet_20_link" text:visited-style-name="Internet_20_link">72</text:a></text:p>
          <text:p text:style-name="P4"><text:a xlink:type="simple" xlink:href="#9.22.Prozesse (laufende Anwendungen)|outline"><text:s/>9.22 Prozesse (laufende Anwendungen)</text:a><text:tab/><text:a xlink:type="simple" xlink:href="#9.22.Prozesse (laufende Anwendungen)|outline" text:style-name="Internet_20_link" text:visited-style-name="Internet_20_link">73</text:a></text:p>
          <text:p text:style-name="P5"><text:a xlink:type="simple" xlink:href="#9.22.1.Wird das Prozesshandling unterstützt? (SupportsProcHandling)|outline" text:style-name="Internet_20_link" text:visited-style-name="Internet_20_link">Wird das Prozesshandling unterstützt? (SupportsProcHandling)</text:a><text:tab/><text:a xlink:type="simple" xlink:href="#9.22.1.Wird das Prozesshandling unterstützt? (SupportsProcHandling)|outline" text:style-name="Internet_20_link" text:visited-style-name="Internet_20_link">73</text:a></text:p>
          <text:p text:style-name="P5"><text:a xlink:type="simple" xlink:href="#9.22.2.Existenz eines Prozesses abfragen (ProcExists)|outline" text:style-name="Internet_20_link" text:visited-style-name="Internet_20_link">Existenz eines Prozesses abfragen (ProcExists)</text:a><text:tab/><text:a xlink:type="simple" xlink:href="#9.22.2.Existenz eines Prozesses abfragen (ProcExists)|outline" text:style-name="Internet_20_link" text:visited-style-name="Internet_20_link">73</text:a></text:p>
          <text:p text:style-name="P5"><text:a xlink:type="simple" xlink:href="#9.22.3.Existenz eines Script-Prozesses abfragen (ScriptProcExists)|outline" text:style-name="Internet_20_link" text:visited-style-name="Internet_20_link">Existenz eines Script-Prozesses abfragen (ScriptProcExists)</text:a><text:tab/><text:a xlink:type="simple" xlink:href="#9.22.3.Existenz eines Script-Prozesses abfragen (ScriptProcExists)|outline" text:style-name="Internet_20_link" text:visited-style-name="Internet_20_link">73</text:a></text:p>
          <text:p text:style-name="P5"><text:a xlink:type="simple" xlink:href="#9.22.4.Prozessnamen des aktiven Fensters ermitteln (ActiveProcess)|outline" text:style-name="Internet_20_link" text:visited-style-name="Internet_20_link">Prozessnamen des aktiven Fensters ermitteln (ActiveProcess)</text:a><text:tab/><text:a xlink:type="simple" xlink:href="#9.22.4.Prozessnamen des aktiven Fensters ermitteln (ActiveProcess)|outline" text:style-name="Internet_20_link" text:visited-style-name="Internet_20_link">73</text:a></text:p>
          <text:p text:style-name="P5"><text:a xlink:type="simple" xlink:href="#9.22.5.Prozessnamen eines angegebenen Fensters ermitteln (WindowProcess)|outline" text:style-name="Internet_20_link" text:visited-style-name="Internet_20_link">Prozessnamen eines angegebenen Fensters ermitteln (WindowProcess)</text:a><text:tab/><text:a xlink:type="simple" xlink:href="#9.22.5.Prozessnamen eines angegebenen Fensters ermitteln (WindowProcess)|outline" text:style-name="Internet_20_link" text:visited-style-name="Internet_20_link">74</text:a></text:p>
          <text:p text:style-name="P5"><text:a xlink:type="simple" xlink:href="#9.22.6.Prozess beenden (Kill)|outline" text:style-name="Internet_20_link" text:visited-style-name="Internet_20_link">Prozess beenden (Kill)</text:a><text:tab/><text:a xlink:type="simple" xlink:href="#9.22.6.Prozess beenden (Kill)|outline" text:style-name="Internet_20_link" text:visited-style-name="Internet_20_link">74</text:a></text:p>
          <text:p text:style-name="P5"><text:a xlink:type="simple" xlink:href="#9.22.7.Script beenden (KillScript)|outline" text:style-name="Internet_20_link" text:visited-style-name="Internet_20_link">Script beenden (KillScript)</text:a><text:tab/><text:a xlink:type="simple" xlink:href="#9.22.7.Script beenden (KillScript)|outline" text:style-name="Internet_20_link" text:visited-style-name="Internet_20_link">75</text:a></text:p>
          <text:p text:style-name="P4"><text:a xlink:type="simple" xlink:href="#9.23.Signale|outline"><text:s/>9.23 Signale</text:a><text:tab/><text:a xlink:type="simple" xlink:href="#9.23.Signale|outline" text:style-name="Internet_20_link" text:visited-style-name="Internet_20_link">76</text:a></text:p>
          <text:p text:style-name="P5"><text:a xlink:type="simple" xlink:href="#9.23.1.Systemlautstärke (SetVolume, Volume)|outline" text:style-name="Internet_20_link" text:visited-style-name="Internet_20_link">Systemlautstärke (SetVolume, Volume)</text:a><text:tab/><text:a xlink:type="simple" xlink:href="#9.23.1.Systemlautstärke (SetVolume, Volume)|outline" text:style-name="Internet_20_link" text:visited-style-name="Internet_20_link">76</text:a></text:p>
          <text:p text:style-name="P5"><text:a xlink:type="simple" xlink:href="#9.23.2.WAV-Datei abspielen (PlaySound)|outline" text:style-name="Internet_20_link" text:visited-style-name="Internet_20_link">WAV-Datei abspielen (PlaySound)</text:a><text:tab/><text:a xlink:type="simple" xlink:href="#9.23.2.WAV-Datei abspielen (PlaySound)|outline" text:style-name="Internet_20_link" text:visited-style-name="Internet_20_link">76</text:a></text:p>
          <text:p text:style-name="P5"><text:a xlink:type="simple" xlink:href="#9.23.3.Vibrieren (Vibrate)|outline" text:style-name="Internet_20_link" text:visited-style-name="Internet_20_link">Vibrieren (Vibrate)</text:a><text:tab/><text:a xlink:type="simple" xlink:href="#9.23.3.Vibrieren (Vibrate)|outline" text:style-name="Internet_20_link" text:visited-style-name="Internet_20_link">76</text:a></text:p>
          <text:p text:style-name="P4"><text:a xlink:type="simple" xlink:href="#9.24.Anzeige / Bildschirm|outline"><text:s/>9.24 Anzeige / Bildschirm</text:a><text:tab/><text:a xlink:type="simple" xlink:href="#9.24.Anzeige / Bildschirm|outline" text:style-name="Internet_20_link" text:visited-style-name="Internet_20_link">77</text:a></text:p>
          <text:p text:style-name="P5"><text:a xlink:type="simple" xlink:href="#9.24.1.Farbe an Bildschirmposition ermitteln (ColorAt)|outline" text:style-name="Internet_20_link" text:visited-style-name="Internet_20_link">Farbe an Bildschirmposition ermitteln (ColorAt)</text:a><text:tab/><text:a xlink:type="simple" xlink:href="#9.24.1.Farbe an Bildschirmposition ermitteln (ColorAt)|outline" text:style-name="Internet_20_link" text:visited-style-name="Internet_20_link">77</text:a></text:p>
          <text:p text:style-name="P5"><text:a xlink:type="simple" xlink:href="#9.24.2.Bildschirmausschnitt in Zeichen umwandeln (ScreenToChars)|outline" text:style-name="Internet_20_link" text:visited-style-name="Internet_20_link">Bildschirmausschnitt in Zeichen umwandeln (ScreenToChars)</text:a><text:tab/><text:a xlink:type="simple" xlink:href="#9.24.2.Bildschirmausschnitt in Zeichen umwandeln (ScreenToChars)|outline" text:style-name="Internet_20_link" text:visited-style-name="Internet_20_link">77</text:a></text:p>
          <text:p text:style-name="P5"><text:a xlink:type="simple" xlink:href="#9.24.3.Farbe von RGB-Werten erstellen (RGB)|outline" text:style-name="Internet_20_link" text:visited-style-name="Internet_20_link">Farbe von RGB-Werten erstellen (RGB)</text:a><text:tab/><text:a xlink:type="simple" xlink:href="#9.24.3.Farbe von RGB-Werten erstellen (RGB)|outline" text:style-name="Internet_20_link" text:visited-style-name="Internet_20_link">77</text:a></text:p>
          <text:p text:style-name="P5"><text:a xlink:type="simple" xlink:href="#9.24.4.Den roten/grünen/blauen Teil einer Farbe ermitteln (Red, Green, Blue)|outline" text:style-name="Internet_20_link" text:visited-style-name="Internet_20_link">Den roten/grünen/blauen Teil einer Farbe ermitteln (Red, Green, Blue)</text:a><text:tab/><text:a xlink:type="simple" xlink:href="#9.24.4.Den roten/grünen/blauen Teil einer Farbe ermitteln (Red, Green, Blue)|outline" text:style-name="Internet_20_link" text:visited-style-name="Internet_20_link">78</text:a></text:p>
          <text:p text:style-name="P5"><text:a xlink:type="simple" xlink:href="#9.24.5.Bildschirm drehen (Rotate)|outline" text:style-name="Internet_20_link" text:visited-style-name="Internet_20_link">Bildschirm drehen (Rotate)</text:a><text:tab/><text:a xlink:type="simple" xlink:href="#9.24.5.Bildschirm drehen (Rotate)|outline" text:style-name="Internet_20_link" text:visited-style-name="Internet_20_link">78</text:a></text:p>
          <text:p text:style-name="P5"><text:a xlink:type="simple" xlink:href="#9.24.6.Hintergrundbeleuchtung ändern (SetBacklight)|outline" text:style-name="Internet_20_link" text:visited-style-name="Internet_20_link">Hintergrundbeleuchtung ändern (SetBacklight)</text:a><text:tab/><text:a xlink:type="simple" xlink:href="#9.24.6.Hintergrundbeleuchtung ändern (SetBacklight)|outline" text:style-name="Internet_20_link" text:visited-style-name="Internet_20_link">78</text:a></text:p>
          <text:p text:style-name="P5"><text:a xlink:type="simple" xlink:href="#9.24.7.Bildschirm an-/abschalten (ToggleDisplay)|outline" text:style-name="Internet_20_link" text:visited-style-name="Internet_20_link">Bildschirm an-/abschalten (ToggleDisplay)</text:a><text:tab/><text:a xlink:type="simple" xlink:href="#9.24.7.Bildschirm an-/abschalten (ToggleDisplay)|outline" text:style-name="Internet_20_link" text:visited-style-name="Internet_20_link">78</text:a></text:p>
          <text:p text:style-name="P5"><text:a xlink:type="simple" xlink:href="#9.24.8.Bildschirmgröße abfragen (ScreenWidth, ScreenHeight)|outline" text:style-name="Internet_20_link" text:visited-style-name="Internet_20_link">Bildschirmgröße abfragen (ScreenWidth, ScreenHeight)</text:a><text:tab/><text:a xlink:type="simple" xlink:href="#9.24.8.Bildschirmgröße abfragen (ScreenWidth, ScreenHeight)|outline" text:style-name="Internet_20_link" text:visited-style-name="Internet_20_link">78</text:a></text:p>
          <text:p text:style-name="P5"><text:a xlink:type="simple" xlink:href="#9.24.9.Bildschirmdaten abfragen (Screen)|outline" text:style-name="Internet_20_link" text:visited-style-name="Internet_20_link">Bildschirmdaten abfragen (Screen)</text:a><text:tab/><text:a xlink:type="simple" xlink:href="#9.24.9.Bildschirmdaten abfragen (Screen)|outline" text:style-name="Internet_20_link" text:visited-style-name="Internet_20_link">79</text:a></text:p>
          <text:p text:style-name="P5"><text:a xlink:type="simple" xlink:href="#9.24.10.Heute-Bildschirm aktualisieren (RedrawToday)|outline" text:style-name="Internet_20_link" text:visited-style-name="Internet_20_link">Heute-Bildschirm aktualisieren (RedrawToday)</text:a><text:tab/><text:a xlink:type="simple" xlink:href="#9.24.10.Heute-Bildschirm aktualisieren (RedrawToday)|outline" text:style-name="Internet_20_link" text:visited-style-name="Internet_20_link">79</text:a></text:p>
          <text:p text:style-name="P5"><text:a xlink:type="simple" xlink:href="#9.24.11.„Sanduhr“ anzeigen/ausblenden (ShowWaitCursor/HideWaitCursor)|outline" text:style-name="Internet_20_link" text:visited-style-name="Internet_20_link">„Sanduhr“ anzeigen/ausblenden (ShowWaitCursor/HideWaitCursor)</text:a><text:tab/><text:a xlink:type="simple" xlink:href="#9.24.11.„Sanduhr“ anzeigen/ausblenden (ShowWaitCursor/HideWaitCursor)|outline" text:style-name="Internet_20_link" text:visited-style-name="Internet_20_link">79</text:a></text:p>
          <text:p text:style-name="P5"><text:a xlink:type="simple" xlink:href="#9.24.12.Aktuellen Mauszeiger herausfinden (CurrentCursor)|outline" text:style-name="Internet_20_link" text:visited-style-name="Internet_20_link">Aktuellen Mauszeiger herausfinden (CurrentCursor)</text:a><text:tab/><text:a xlink:type="simple" xlink:href="#9.24.12.Aktuellen Mauszeiger herausfinden (CurrentCursor)|outline" text:style-name="Internet_20_link" text:visited-style-name="Internet_20_link">79</text:a></text:p>
          <text:p text:style-name="P5"><text:a xlink:type="simple" xlink:href="#9.24.13.Show/hide input panel (ShowInput/HideInput)|outline" text:style-name="Internet_20_link" text:visited-style-name="Internet_20_link">Show/hide input panel (ShowInput/HideInput)</text:a><text:tab/><text:a xlink:type="simple" xlink:href="#9.24.13.Show/hide input panel (ShowInput/HideInput)|outline" text:style-name="Internet_20_link" text:visited-style-name="Internet_20_link">80</text:a></text:p>
          <text:p text:style-name="P5"><text:a xlink:type="simple" xlink:href="#9.24.14.Set input panel type (SetInput)|outline" text:style-name="Internet_20_link" text:visited-style-name="Internet_20_link">Set input panel type (SetInput)</text:a><text:tab/><text:a xlink:type="simple" xlink:href="#9.24.14.Set input panel type (SetInput)|outline" text:style-name="Internet_20_link" text:visited-style-name="Internet_20_link">80</text:a></text:p>
          <text:p text:style-name="P4"><text:a xlink:type="simple" xlink:href="#9.25.Zwischenablage|outline"><text:s/>9.25 Zwischenablage</text:a><text:tab/><text:a xlink:type="simple" xlink:href="#9.25.Zwischenablage|outline" text:style-name="Internet_20_link" text:visited-style-name="Internet_20_link">81</text:a></text:p>
          <text:p text:style-name="P5"><text:a xlink:type="simple" xlink:href="#9.25.1.Text in Zwischenablage kopieren (SetClipText)|outline" text:style-name="Internet_20_link" text:visited-style-name="Internet_20_link">Text in Zwischenablage kopieren (SetClipText)</text:a><text:tab/><text:a xlink:type="simple" xlink:href="#9.25.1.Text in Zwischenablage kopieren (SetClipText)|outline" text:style-name="Internet_20_link" text:visited-style-name="Internet_20_link">81</text:a></text:p>
          <text:p text:style-name="P5"><text:a xlink:type="simple" xlink:href="#9.25.2.Text aus der Zwischenablage holen (ClipText)|outline" text:style-name="Internet_20_link" text:visited-style-name="Internet_20_link">Text aus der Zwischenablage holen (ClipText)</text:a><text:tab/><text:a xlink:type="simple" xlink:href="#9.25.2.Text aus der Zwischenablage holen (ClipText)|outline" text:style-name="Internet_20_link" text:visited-style-name="Internet_20_link">81</text:a></text:p>
          <text:p text:style-name="P4"><text:a xlink:type="simple" xlink:href="#9.26.Hauptspeicher|outline"><text:s/>9.26 Hauptspeicher</text:a><text:tab/><text:a xlink:type="simple" xlink:href="#9.26.Hauptspeicher|outline" text:style-name="Internet_20_link" text:visited-style-name="Internet_20_link">81</text:a></text:p>
          <text:p text:style-name="P5"><text:a xlink:type="simple" xlink:href="#9.26.1.Freien Hauptspeicher ermitteln (FreeMemory)|outline" text:style-name="Internet_20_link" text:visited-style-name="Internet_20_link">Freien Hauptspeicher ermitteln (FreeMemory)</text:a><text:tab/><text:a xlink:type="simple" xlink:href="#9.26.1.Freien Hauptspeicher ermitteln (FreeMemory)|outline" text:style-name="Internet_20_link" text:visited-style-name="Internet_20_link">81</text:a></text:p>
          <text:p text:style-name="P5"><text:a xlink:type="simple" xlink:href="#9.26.2.Größe des Hauptspeichers ermitteln (TotalMemory)|outline" text:style-name="Internet_20_link" text:visited-style-name="Internet_20_link">Größe des Hauptspeichers ermitteln (TotalMemory)</text:a><text:tab/><text:a xlink:type="simple" xlink:href="#9.26.2.Größe des Hauptspeichers ermitteln (TotalMemory)|outline" text:style-name="Internet_20_link" text:visited-style-name="Internet_20_link">81</text:a></text:p>
          <text:p text:style-name="P4"><text:a xlink:type="simple" xlink:href="#9.27.Energieversorgung|outline"><text:s/>9.27 Energieversorgung</text:a><text:tab/><text:a xlink:type="simple" xlink:href="#9.27.Energieversorgung|outline" text:style-name="Internet_20_link" text:visited-style-name="Internet_20_link">82</text:a></text:p>
          <text:p text:style-name="P5"><text:a xlink:type="simple" xlink:href="#9.27.1.Externe Stromversorgung feststellen (ExternalPowered)|outline" text:style-name="Internet_20_link" text:visited-style-name="Internet_20_link">Externe Stromversorgung feststellen (ExternalPowered)</text:a><text:tab/><text:a xlink:type="simple" xlink:href="#9.27.1.Externe Stromversorgung feststellen (ExternalPowered)|outline" text:style-name="Internet_20_link" text:visited-style-name="Internet_20_link">82</text:a></text:p>
          <text:p text:style-name="P5"><text:a xlink:type="simple" xlink:href="#9.27.2.Akkustand (BatteryPercentage)|outline" text:style-name="Internet_20_link" text:visited-style-name="Internet_20_link">Akkustand (BatteryPercentage)</text:a><text:tab/><text:a xlink:type="simple" xlink:href="#9.27.2.Akkustand (BatteryPercentage)|outline" text:style-name="Internet_20_link" text:visited-style-name="Internet_20_link">82</text:a></text:p>
          <text:p text:style-name="P5"><text:a xlink:type="simple" xlink:href="#9.27.3.Gerät ausschalten (PowerOff)|outline" text:style-name="Internet_20_link" text:visited-style-name="Internet_20_link">Gerät ausschalten (PowerOff)</text:a><text:tab/><text:a xlink:type="simple" xlink:href="#9.27.3.Gerät ausschalten (PowerOff)|outline" text:style-name="Internet_20_link" text:visited-style-name="Internet_20_link">82</text:a></text:p>
          <text:p text:style-name="P5"><text:a xlink:type="simple" xlink:href="#9.27.4.Ausschalten verhindern (IdleTimerReset)|outline" text:style-name="Internet_20_link" text:visited-style-name="Internet_20_link">Ausschalten verhindern (IdleTimerReset)</text:a><text:tab/><text:a xlink:type="simple" xlink:href="#9.27.4.Ausschalten verhindern (IdleTimerReset)|outline" text:style-name="Internet_20_link" text:visited-style-name="Internet_20_link">82</text:a></text:p>
          <text:p text:style-name="P4"><text:a xlink:type="simple" xlink:href="#9.28.System|outline"><text:s/>9.28 System</text:a><text:tab/><text:a xlink:type="simple" xlink:href="#9.28.System|outline" text:style-name="Internet_20_link" text:visited-style-name="Internet_20_link">83</text:a></text:p>
          <text:p text:style-name="P5"><text:a xlink:type="simple" xlink:href="#9.28.1.System-Version ermitteln (SystemVersion)|outline" text:style-name="Internet_20_link" text:visited-style-name="Internet_20_link">System-Version ermitteln (SystemVersion)</text:a><text:tab/><text:a xlink:type="simple" xlink:href="#9.28.1.System-Version ermitteln (SystemVersion)|outline" text:style-name="Internet_20_link" text:visited-style-name="Internet_20_link">83</text:a></text:p>
          <text:p text:style-name="P5"><text:a xlink:type="simple" xlink:href="#9.28.2.MortScript-Variante ermitteln (MortScriptType)|outline" text:style-name="Internet_20_link" text:visited-style-name="Internet_20_link">MortScript-Variante ermitteln (MortScriptType)</text:a><text:tab/><text:a xlink:type="simple" xlink:href="#9.28.2.MortScript-Variante ermitteln (MortScriptType)|outline" text:style-name="Internet_20_link" text:visited-style-name="Internet_20_link">83</text:a></text:p>
          <text:p text:style-name="P5"><text:a xlink:type="simple" xlink:href="#9.28.3.MortScript-Version ermitteln (MortScriptVersion, GetMortScriptVersion)|outline" text:style-name="Internet_20_link" text:visited-style-name="Internet_20_link">MortScript-Version ermitteln (MortScriptVersion, GetMortScriptVersion)</text:a><text:tab/><text:a xlink:type="simple" xlink:href="#9.28.3.MortScript-Version ermitteln (MortScriptVersion, GetMortScriptVersion)|outline" text:style-name="Internet_20_link" text:visited-style-name="Internet_20_link">83</text:a></text:p>
          <text:p text:style-name="P5"><text:a xlink:type="simple" xlink:href="#9.28.4.Gerät neu starten (Reset)|outline" text:style-name="Internet_20_link" text:visited-style-name="Internet_20_link">Gerät neu starten (Reset)</text:a><text:tab/><text:a xlink:type="simple" xlink:href="#9.28.4.Gerät neu starten (Reset)|outline" text:style-name="Internet_20_link" text:visited-style-name="Internet_20_link">83</text:a></text:p>
          <text:p text:style-name="P3"><text:a xlink:type="simple" xlink:href="#10.Alte Syntax und Befehle|outline"><text:s/>10 Alte Syntax und Befehle</text:a><text:tab/><text:a xlink:type="simple" xlink:href="#10.Alte Syntax und Befehle|outline" text:style-name="Internet_20_link" text:visited-style-name="Internet_20_link">84</text:a></text:p>
          <text:p text:style-name="P4"><text:a xlink:type="simple" xlink:href="#10.1.Alte Syntax|outline"><text:s/>10.1 Alte Syntax</text:a><text:tab/><text:a xlink:type="simple" xlink:href="#10.1.Alte Syntax|outline" text:style-name="Internet_20_link" text:visited-style-name="Internet_20_link">84</text:a></text:p>
          <text:p text:style-name="P4"><text:a xlink:type="simple" xlink:href="#10.2.Alte Bedingungen|outline"><text:s/>10.2 Alte Bedingungen</text:a><text:tab/><text:a xlink:type="simple" xlink:href="#10.2.Alte Bedingungen|outline" text:style-name="Internet_20_link" text:visited-style-name="Internet_20_link">84</text:a></text:p>
          <text:p text:style-name="P4"><text:a xlink:type="simple" xlink:href="#10.3.Alte Befehle|outline"><text:s/>10.3 Alte Befehle</text:a><text:tab/><text:a xlink:type="simple" xlink:href="#10.3.Alte Befehle|outline" text:style-name="Internet_20_link" text:visited-style-name="Internet_20_link">86</text:a></text:p>
          <text:p text:style-name="P3"><text:a xlink:type="simple" xlink:href="#11.Spenden|outline"><text:s/>11 Spenden</text:a><text:tab/><text:a xlink:type="simple" xlink:href="#11.Spenden|outline" text:style-name="Internet_20_link" text:visited-style-name="Internet_20_link">88</text:a></text:p>
        </text:index-body>
      </text:table-of-content>
      <text:p text:style-name="Standard"/>
      <text:list text:style-name="L1">
        <text:list-item>
          <text:h text:style-name="P181" text:outline-level="1">Was ist MortScript? / Lizenz</text:h>
        </text:list-item>
      </text:list>
      <text:p text:style-name="Text_20_body">MortScript ist "nur" ein Interpreter (so ähnlich wie die "Laufzeitumgebung" von Visual Basic), deshalb gibt es kein Programm, das für sich selbst irgendetwas sichtbares macht. (Außer die Registrierung der Dateierweiterungen, wenn MortScript.exe direkt aufgerufen wird, aber das ist nicht nötig, wenn du ein Installationsprogramm verwendet hast. Siehe auch <text:a xlink:type="simple" xlink:href="#3.Installation|outline">3 Installation</text:a>)</text:p>
      <text:p text:style-name="Text_20_body">Die Scriptsprache ist hauptsächlich auf die Automatisierung von Vorgängen ausgelegt ist, also andere Anwendungen starten und "fernsteuern" sowie grundlegende Systemoperationen wie Dateioperationen, Registry-Zugriffe usw. Deshalb stehen nur ein paar einfache Dialoge zur Verfügung.</text:p>
      <text:p text:style-name="Text_20_body">Du musst heruntergeladene .mscr oder .mortrun Script-Dateien verwenden oder sie selbst mit irgendeinem Text-Editor schreiben (siehe <text:a xlink:type="simple" xlink:href="#4.1.Scripte erstellen und ausführen|outline">4.1 Scripte erstellen und ausführen</text:a>). Für Anfänger kann es etwas kompliziert sein, sich an eigene Scripts heranzuwagen.</text:p>
      <text:p text:style-name="Text_20_body">Du kannst diese Scripts im Datei Explorer ausführen wie jede andere Anwendung, also einfach antippen. Oder du erstellst im Startmenü (\Windows\Startmenü, ggf. auch anders übersetzt) eine Verknüpfung zu den Script-Dateien.</text:p>
      <text:p text:style-name="Text_20_body">Ich übernehme keine Garantie für Schäden, die durch das Programm auftreten können (weder ich noch die Script-Autoren sind perfekt...). Beachte dabei auch, dass fremde Scripte auch recht gefährliche Möglichkeiten haben - so wie auch eine "normale" Anwendung Dateien lesen und löschen und Daten übers Internet verschicken kann.</text:p>
      <text:p text:style-name="Text_20_body">MortScript ist Freeware, d.h., es kann ohne Bezahlung verwendet werden. Über eine kleine (oder große ;)) Spende als „Dankeschön“ und/oder „Entwicklungs-Anreiz“ würde ich mich aber trotzdem freuen. Siehe auch <text:a xlink:type="simple" xlink:href="#11.Spenden|outline">11 Spenden.</text:a></text:p>
      <text:p text:style-name="Text_20_body">Der Quelltext ist auf Anfrage verfügbar (per Subversion), im Gegensatz zur GPL darf jedoch kein eigenes Derivat erstellt werden. Damit soll vermieden werden, dass es zu „Du musst für das Script den XxxScript von Yyy verwenden!“-Verwirrungen kommt.</text:p>
      <text:p text:style-name="Text_20_body">Die Auslieferung mit eigenen Scripts ist erlaubt, auch bei kommerziellen Scripts (wobei diese dann natürlich im Quelltext verfügbar sind...). Es muss aber an einer sinnvollen Stelle (readme.txt, Installationsprogramm o.ä.) darauf hingewiesen werden, dass MortScript ein Fremdprodukt mit evtl. anderer Lizenz ist, ein Link auf meine Web-Seite oder die Nennung meines Namens wäre nett (z.B. „MortScript ist Freeware, www.sto-helit.de“).</text:p>
      <text:p text:style-name="Text_20_body"/>
      <text:list text:style-name="L1" text:continue-numbering="true">
        <text:list-item>
          <text:h text:style-name="P181" text:outline-level="1">Funktionen</text:h>
        </text:list-item>
      </text:list>
      <text:p text:style-name="Standard">MortScript unterstützt u.a.:</text:p>
      <text:p text:style-name="Standard"/>
      <text:list text:style-name="L2">
        <text:list-item>
          <text:p text:style-name="P114">Starten, Aktivieren, Verstecken und Schließen von Programmen</text:p>
        </text:list-item>
        <text:list-item>
          <text:p text:style-name="P114">Wartefunktionen: Bestimmte Zeitspanne, warten auf Existenz oder Aktivierung von <text:s text:c="16"/>Fenstern.</text:p>
        </text:list-item>
        <text:list-item>
          <text:p text:style-name="P114">Senden von Tasten an Fester</text:p>
        </text:list-item>
        <text:list-item>
          <text:p text:style-name="P114">Senden von Mausklicks</text:p>
        </text:list-item>
        <text:list-item>
          <text:p text:style-name="P114">Kopieren, Umbenennen/Verschieben, Löschen, Links erstellen</text:p>
        </text:list-item>
        <text:list-item>
          <text:p text:style-name="P114">Anlegen und Entfernen von Verzeichnissen</text:p>
        </text:list-item>
        <text:list-item>
          <text:p text:style-name="P114">Unterstützung von ZIP-Archiven (kein Überschreiben von enthaltenen Dateien)</text:p>
        </text:list-item>
        <text:list-item>
          <text:p text:style-name="P114">Lesen und Schreiben von Textdateien</text:p>
        </text:list-item>
        <text:list-item>
          <text:p text:style-name="P114">Lesen und Schreiben in der Registry</text:p>
        </text:list-item>
        <text:list-item>
          <text:p text:style-name="P114">Internet: Lesen von Textdateien, Downloads, Verbindungsaufbau und -ende</text:p>
        </text:list-item>
        <text:list-item>
          <text:p text:style-name="P114">If-Bedinungen, Choice-Auswahlen und For-, ForEach-, While- oder Repeat-Schleifen</text:p>
        </text:list-item>
        <text:list-item>
          <text:p text:style-name="P114">Einige Systemfunktionen (z.B. Rotation, Lautstärke, Beleuchtung, Reset)</text:p>
        </text:list-item>
        <text:list-item>
          <text:p text:style-name="P114">Unterfunktionen, lokale Variablen, mehrstufige Arrays, ...</text:p>
        </text:list-item>
      </text:list>
      <text:p text:style-name="Standard"/>
      <text:list text:style-name="L1" text:continue-numbering="true">
        <text:list-item>
          <text:h text:style-name="P181" text:outline-level="1">Installation</text:h>
          <text:list>
            <text:list-item>
              <text:h text:style-name="P192" text:outline-level="2">Verschiedene MortScript-Varianten</text:h>
              <text:p text:style-name="P160">MortScript gibt es für PCs, PocketPCs, Smartphones (mit Windows Mobile) und PNAs (Navigationsgeräte auf Windows Mobile-Basis). Der Funktionsumfang variiert nach den Möglichkeiten der jeweiligen Geräte. Falls es eine Funktion für eine bestimmte Version nicht gibt, ist dies dort vermerkt. Man kann auch herausfinden, mit welcher Variante das Script ausgeführt wird (siehe <text:a xlink:type="simple" xlink:href="#9.25.1.MortScript-Variante ermitteln (MortScriptType)|outline">9.28.2 MortScript-Variante ermitteln (MortScriptType)</text:a>).</text:p>
              <text:p text:style-name="P160">In den Downloads befinden sich jeweils alle Varianten. Du musst dir die zu deinem System passende aussuchen. Dabei sind:</text:p>
            </text:list-item>
          </text:list>
        </text:list-item>
      </text:list>
      <text:p text:style-name="P7">PC <text:tab/>= PC (Windows XP/Vista)</text:p>
      <text:p text:style-name="P7">PPC <text:tab/>= PocketPC</text:p>
      <text:p text:style-name="P7">SP <text:tab/>= Smartphone</text:p>
      <text:p text:style-name="P7">PNA <text:tab/>= Navigationsgerät</text:p>
      <text:list text:style-name="L1" text:continue-numbering="true">
        <text:list-item>
          <text:list text:continue-numbering="true">
            <text:list-item>
              <text:h text:style-name="P192" text:outline-level="2">PC-Setup</text:h>
            </text:list-item>
          </text:list>
        </text:list-item>
      </text:list>
      <text:p text:style-name="Text_20_body">Diese Installationsform gibt es nur unter Windows Mobile, also nicht für die PC-Version.</text:p>
      <text:p text:style-name="Text_20_body">Einfach die MortScript-4.1-<text:span text:style-name="T2">System</text:span>.exe (z.B. MortScript-4.1-PPC.exe) aus dem exe-Verzeichnis des Archivs entpacken, auf dem PC ausführen und den Anweisungen folgen...</text:p>
      <text:p text:style-name="Text_20_body">Derzeit gibt es kein Setup für die PC-Variante, siehe „Ausführbare Programme“ weiter unten.</text:p>
      <text:list text:style-name="L1" text:continue-numbering="true">
        <text:list-item>
          <text:list text:continue-numbering="true">
            <text:list-item>
              <text:h text:style-name="P192" text:outline-level="2">CAB-Datei</text:h>
            </text:list-item>
          </text:list>
        </text:list-item>
      </text:list>
      <text:p text:style-name="Text_20_body">Diese Installationsform gibt es nur unter Windows Mobile, also nicht für die PC-Version.</text:p>
      <text:p text:style-name="Text_20_body">Kopiere die MortScript-4.1-<text:span text:style-name="T2">System</text:span>.cab aus dem cab-Verzeichnis des Archivs auf das Gerät (via „Durchsuchen“ in ActiveSync oder über eine Speicherkarte) und öffne sie dann über den Datei-Explorer auf dem Gerät (oder einer Alternative wie TotalCommander, Resco Explorer, u.ä.).</text:p>
      <text:list text:style-name="L1" text:continue-numbering="true">
        <text:list-item>
          <text:list text:continue-numbering="true">
            <text:list-item>
              <text:h text:style-name="P192" text:outline-level="2">Ausführbare Dateien</text:h>
            </text:list-item>
          </text:list>
        </text:list-item>
      </text:list>
      <text:p text:style-name="Standard">Kopiere die enthaltenen Dateien aus dem nach dem Gerätetyp bezeichneten Unterverzeichnis des bin-Verzeichnisses im Archiv (z.B. „bin/PPC“) irgendwo auf das Gerät (z.B. nach "\Programme\MortScript") und starte dort MortScript.exe, damit die benötigten Registry-Einträge (für die Verknüpfungen zu den Script-Erweiterungen .mscr und .mortrun) angelegt werden.</text:p>
      <text:list text:style-name="L1" text:continue-numbering="true">
        <text:list-item>
          <text:h text:style-name="P181" text:outline-level="1">Verwendung</text:h>
          <text:list>
            <text:list-item>
              <text:h text:style-name="P192" text:outline-level="2">Scripte erstellen und ausführen</text:h>
            </text:list-item>
          </text:list>
        </text:list-item>
      </text:list>
      <text:p text:style-name="Text_20_body">MortScript führt Dateien mit der Erweiterung ".mscr" und ".mortrun" aus. Die letzteren um abwärtskompatibel zu sein, das Programm hieß früher "MortRunner".</text:p>
      <text:p text:style-name="Text_20_body">Eine solche Datei kann mit jedem beliebigen Text-Editor erstellt werden. Zur Not geht auch PocketWord, mit diesem muss jedoch "Speichern als - Text" gewählt werden und die Erweiterung nachträglich von .txt in .mscr oder .mortrun umbenannt werden.</text:p>
      <text:p text:style-name="Text_20_body">Wenn dein Editor mehrere Formate unterstützt, wähle bitte ANSI. Seit V4.1 werden auch Unicode-Dateien mit passendem Dateianfang unterstützt (siehe<text:a xlink:type="simple" xlink:href="#9.13.1.Lesen einer Datei (ReadFile)|outline"> 9.13.1 Lesen einer Datei (ReadFile)</text:a>), aus Kompatibilitätsgründen sollte aber dennoch soweit wie möglich ANSI verwendet werden.</text:p>
      <text:p text:style-name="Text_20_body">Wenn die Datei – z.B. über den Datei-Explorer – geöffnet wird (einfach antippen), werden die Zeilen in dieser Datei werden nacheinander abgearbeitet - so wie in einer Batch-Datei.</text:p>
      <text:p text:style-name="Text_20_body">Die erstellte Datei kann als Link ins Startmenü oder im Autostart-Verzeichnis aufgenommen werden. Mit dem „Datei-Explorer“ geschieht dies, indem die Datei „kopiert“ (PopUp-Menü bei Tippen&amp;Halten auf dem Dateinamen) und in „\Windows\Start Menü“ oder „\Windows\AutoStart“ mit „Verknüpfung einfügen“ ein Link erstellt wird.</text:p>
      <text:list text:style-name="L1" text:continue-numbering="true">
        <text:list-item>
          <text:list text:continue-numbering="true">
            <text:list-item>
              <text:h text:style-name="P192" text:outline-level="2">Parameter für MortScript.exe</text:h>
            </text:list-item>
          </text:list>
        </text:list-item>
      </text:list>
      <text:p text:style-name="Standard">Als Parameter für MortScript.exe muss das auszuführende Script mit dem kompletten Pfad angegeben werden. Sind Leerzeichen enthalten, muss diese Angabe in Anführungszeichen stehen.</text:p>
      <text:p text:style-name="Standard"/>
      <text:p text:style-name="Standard">Bei der PPC-Version gibt es zusätzlich den Parameter /wait=<text:span text:style-name="T2">n</text:span><text:span text:style-name="T11">, wobei </text:span><text:span text:style-name="T2">n</text:span><text:span text:style-name="T11"> die Anzahl der Sekunden angibt, die MortScript auf das Existieren der angegebenen Datei wartet. Diese Funktion ist vorhanden, weil die Speicherkarten nicht sofort nach dem Einschalten zur Verfügung stehen. Wenn z.B. ein Script einer Anwendungstaste zugewiesen wurde, würde dies dazu führen, dass das Script auf der Speicherkarte nicht geöffnet werden kann. Standardmäßig wird 5 Sekunden gewartet.</text:span></text:p>
      <text:p text:style-name="P8"/>
      <text:p text:style-name="P8">Des weiteren werden alle Parameter im Format „name=wert“ als Variable für das Script definiert. Wird also z.B. „test="Dies ist ein Test"“ übergeben, wird mit „Message( test )“ im Script „Dies ist ein Test“ ausgegeben.</text:p>
      <text:list text:style-name="L1" text:continue-numbering="true">
        <text:list-item>
          <text:list text:continue-numbering="true">
            <text:list-item>
              <text:h text:style-name="P192" text:outline-level="2">Mehrfaches Aufrufen und Abbrechen von Scripts</text:h>
            </text:list-item>
          </text:list>
        </text:list-item>
      </text:list>
      <text:p text:style-name="P8">MortScript kann mehrmals laufen, aber jedes Script immer nur einmal.</text:p>
      <text:p text:style-name="P8"/>
      <text:p text:style-name="P8">Wenn ein bereits laufendes Script nochmal aufgerufen wird, werden Dialoge des laufenden Scripts (Choice, Message, ...) in den Vordergrund gebracht. Hat das laufende Script keine geöffneten Fenster, geschieht nichts.</text:p>
      <text:p text:style-name="P8"/>
      <text:p text:style-name="P8">Möchte man die laufenden Scripts beenden, können hierfür die Funktionen ScriptProcExists oder KillScript verwendet werden. Siehe auch die Informationen bei <text:a xlink:type="simple" xlink:href="#9.20.5.Script beenden (KillScript)|outline">9.22.7 Script beenden (KillScript)</text:a>.</text:p>
      <text:list text:style-name="L1" text:continue-numbering="true">
        <text:list-item>
          <text:h text:style-name="P181" text:outline-level="1">Zusatz-Tools</text:h>
          <text:list>
            <text:list-item>
              <text:h text:style-name="P192" text:outline-level="2">Scripte beim Einstecken/Entfernen von Speicherkarten ausführen</text:h>
            </text:list-item>
          </text:list>
        </text:list-item>
      </text:list>
      <text:p text:style-name="Text_20_body">Mit der Autorun.exe kann die Autostart-Funktion von Windows Mobile besser genutzt werden.</text:p>
      <text:p text:style-name="Text_20_body">Beim Einstecken und Entfernen einer Speicherkarte für Windows das Programm „Autorun.exe“ im Ordner „2577“ (CE-Code für ARM-Prozessoren) oder „0“ aus (also z.B. „\Storage\2577\autorun.exe“).</text:p>
      <text:p text:style-name="Text_20_body">Diese Funktion wird nicht auf allen Geräten unterstützt. Mir ist z.B. bekannt, dass sie HP beim iPAQ 2210 deaktiviert hat. Auf manchen Geräten muss der Ordner auch anders heißen.</text:p>
      <text:p text:style-name="Text_20_body">Bei PNAs und PCs wird sie generell nicht unterstützt, die autorun.exe ist hier nur für „Dummy-Exen“ (s.u.) gedacht.</text:p>
      <text:p text:style-name="Text_20_body">Wenn Autorun.exe, MortScript.exe sowie autorun.mscr und/oder autoexit.mscr in diesen Ordner kopiert werden, werden beim Einstecken autorun.mscr und beim Entfernen autoexit.mscr ausgeführt (sofern diese jeweils vorhanden sind).</text:p>
      <text:p text:style-name="Text_20_body">Aus Kompatibilitätsgründen können auch autorun.mortrun und autoexit.mortrun verwendet werden. Wenn sowohl .mscr als .mortrun vorhanden sind, wird die .mscr-Datei ausgeführt.</text:p>
      <text:list text:style-name="L1" text:continue-numbering="true">
        <text:list-item>
          <text:list text:continue-numbering="true">
            <text:list-item>
              <text:h text:style-name="P192" text:outline-level="2">„Dummy-Exe“ für Scripte</text:h>
            </text:list-item>
          </text:list>
        </text:list-item>
      </text:list>
      <text:p text:style-name="Text_20_body">Wird die autorun.exe umbenannt, führt sie das passende Script aus. D.h., wird die autorun.exe z.B. in meinscript.exe umbenannt, wird meinscript.mscr oder, falls das nicht vorhanden ist, meinscript.mortrun ausgeführt.</text:p>
      <text:p text:style-name="Text_20_body">Die umbenannte autorun.exe und das Script müssen dabei im selben Verzeichnis liegen.</text:p>
      <text:p text:style-name="Text_20_body">Wenn im gleichen Verzeichnis auch eine MortScript.exe liegt, wird diese zum Ausführen des Scripts verwendet, ansonsten wird die verwendet, auf die die Verknüpfung zeigt. Dies setzt jedoch eine Installation voraus, sonst gibt es einen entsprechenden Fehler.</text:p>
      <text:p text:style-name="Text_20_body">Dieses Feature ist v.a. für Programme sinnvoll, die andere Programme starten können, aber dort nur .exe-Dateien erlauben (also keine .mscr-Dateien), wie z.B. manche Profil-Tools für die PhoneEditions.</text:p>
      <text:list text:style-name="L1" text:continue-numbering="true">
        <text:list-item>
          <text:list text:continue-numbering="true">
            <text:list-item>
              <text:h text:style-name="P192" text:outline-level="2">Hilfs-Scripts für Installationen (setup.dll)</text:h>
            </text:list-item>
          </text:list>
        </text:list-item>
      </text:list>
      <text:p text:style-name="Text_20_body">Die setup.dll ist nur für PocketPCs verfügbar. Sie ermöglicht CAB-Dateien, Scripts automatisch nach einer Installation oder vor einer Deinstallation von CAB-Dateien auszuführen. Sie erspart es Entwicklern also in vielen Fällen, selbst eine Setup-DLL zu schreiben. Wenn CAB-Dateien für dich ein Buch mit sieben Siegeln sind, überspringe dieses Kapitel einfach... ;-)</text:p>
      <text:p text:style-name="Text_20_body">Um die setup.dll zu aktivieren, muss sie als Setup-DLL angegeben werden. Beim CAB-Wizard von EVC geschieht dies mit <text:span text:style-name="T15">CESetupDLL <text:s/>= "setup.dll" </text:span>in der .inf-Datei, bei anderen Tools sollte es einen entsprechenden Menüpunkt oder eine Einstellung dafür geben.</text:p>
      <text:p text:style-name="Text_20_body">MortScript.exe und – falls ZIP-Archive verwendet werden – mortzip.dll müssen vom CAB in das Standard-Anwendungsverzeichnis (%InstallDir%) installiert werden. Das gleiche gilt auch für install.mscr (wird nach der Installation ausgeführt) und uninstall.mscr (wird vor der Deinstallation ausgeführt), wobei diese aber auch weggelassen werden können. Was aber nur für jeweils eine davon sinnvoll ist, da die setup.dll ja sonst nichts bewirken würde...</text:p>
      <text:list text:style-name="L1" text:continue-numbering="true">
        <text:list-item>
          <text:h text:style-name="P181" text:outline-level="1">Wichtige allgemeine Informationen</text:h>
          <text:list>
            <text:list-item>
              <text:h text:style-name="P192" text:outline-level="2">Begriffe</text:h>
            </text:list-item>
          </text:list>
        </text:list-item>
      </text:list>
      <text:p text:style-name="P84">Konstante:<text:tab/>Ein fester Wert, also Zahlen wie „100“ oder Zeichenfolgen wie "Test"</text:p>
      <text:p text:style-name="P84">Variable:<text:tab/>Eine Zeichenfolge die für einen zugewiesenen Wert steht.<text:line-break/>Z.B. „x = 5“ (Variable x bekommt den Wert „5“) oder „Message( x )“ (Der x zugewiesene Wert „5“ wird ausgegeben).</text:p>
      <text:p text:style-name="P84">Ausdruck:<text:tab/>Eine Kombination aus Variablen, Konstanten, Funktionen (siehe unten) und Operatoren, die einen Wert ergibt (z.B. „5*x“ oder „"Script-Typ: " &amp; ScriptType()“)</text:p>
      <text:p text:style-name="P84">Zuweisung:<text:tab/>Belegung einer Variable mit einem Wert, meist mit „<text:span text:style-name="T2">Variablenname</text:span> <text:span text:style-name="T26">=</text:span> <text:span text:style-name="T2">Ausdruck</text:span>“</text:p>
      <text:p text:style-name="P84">Parameter:<text:tab/>Ausdrücke, die Kommandos oder Funktionen übergeben werden.</text:p>
      <text:p text:style-name="P84">Kommando:<text:tab/>Eine Anweisung ohne Rückgabewerte, z.B. MouseClick</text:p>
      <text:p text:style-name="P84">Funktion:<text:tab/>Eine Anweisung, die einen Wert zurückliefert, z.B. SubStr. Wird in Ausdrücken verwendet, und kann nur in Zuweisungen oder Parametern verwendet werden.</text:p>
      <text:p text:style-name="P84">Kontrollstruktur: Anweisungen, die den Ablauf des Programms beeinflussen, z.B. If, Choice, ...</text:p>
      <text:list text:style-name="L1" text:continue-numbering="true">
        <text:list-item>
          <text:list text:continue-numbering="true">
            <text:list-item>
              <text:h text:style-name="P192" text:outline-level="2">Darstellung in dieser Anleitung</text:h>
            </text:list-item>
          </text:list>
        </text:list-item>
      </text:list>
      <text:p text:style-name="Standard">Der in dieser Anleitung verwendete Stil basiert locker auf der (E)BNF:</text:p>
      <text:p text:style-name="Standard"/>
      <text:p text:style-name="P85"><text:span text:style-name="T16">fett</text:span>:<text:tab/>Fester Wert, z.B. das Kommando selbst</text:p>
      <text:p text:style-name="P85"><text:span text:style-name="T17">kursiv</text:span>:<text:tab/>Variabler Wert, üblicherweise ein beliebiger Ausdruck</text:p>
      <text:p text:style-name="P85"><text:span text:style-name="T15">[</text:span>...<text:span text:style-name="T15">]</text:span>:<text:tab/>Optional, kann weggelassen werden (meist werden dann Standardwerte verwendet)</text:p>
      <text:p text:style-name="P85"><text:span text:style-name="T15">{</text:span>...<text:span text:style-name="T15">}</text:span>:<text:tab/>Kann wiederholt oder weggelassen werden</text:p>
      <text:p text:style-name="P85"><text:span text:style-name="T15">x|y|z</text:span>:<text:tab/>Entweder x, y oder z muss angegeben werden (üblicherweise feste Werte).</text:p>
      <text:p text:style-name="P85"><text:span text:style-name="T15">(</text:span>...<text:span text:style-name="T15">)</text:span>:<text:tab/>Gruppierung (üblicherweise um "|"-Optionen klarer darzustellen).</text:p>
      <text:p text:style-name="P85"/>
      <text:p text:style-name="Standard">Wenn die Zeichen fett sind, müssen sie so angegeben werden, z.B. Klammern (<text:span text:style-name="T16">(</text:span>...<text:span text:style-name="T16">)</text:span><text:span text:style-name="T28">)</text:span>.</text:p>
      <text:p text:style-name="Standard"/>
      <text:p text:style-name="Standard">Generell gilt die folgende Syntax:</text:p>
      <text:p text:style-name="P11"><text:span text:style-name="T2">Kommando</text:span> [ <text:span text:style-name="T26">(</text:span> <text:s/><text:span text:style-name="T2">Ausdruck</text:span> {<text:span text:style-name="T26">,</text:span> <text:span text:style-name="T2">Ausdruck </text:span>} <text:span text:style-name="T26">) </text:span><text:span text:style-name="T35">]</text:span></text:p>
      <text:p text:style-name="P37">oder</text:p>
      <text:p text:style-name="P12"><text:span text:style-name="T2">Variable</text:span> = <text:span text:style-name="T2">Funktion</text:span><text:span text:style-name="T12">(</text:span><text:span text:style-name="T11"> [ </text:span><text:span text:style-name="T2">Ausdruck</text:span><text:span text:style-name="T11"> {</text:span><text:span text:style-name="T12">,</text:span><text:span text:style-name="T11"> </text:span><text:span text:style-name="T2">Ausdruck </text:span><text:span text:style-name="T11">} ] </text:span><text:span text:style-name="T12">)</text:span></text:p>
      <text:p text:style-name="Standard">wobei ein allein stehender Funktionsaufruf nur eine besondere Form eines Ausdrucks ist.</text:p>
      <text:p text:style-name="Standard">Mehr dazu später unter <text:a xlink:type="simple" xlink:href="#7.Mögliche Parameter bzw. Zuweisungen|outline">7 Mögliche Parameter bzw. Zuweisungen</text:a>.</text:p>
      <text:p text:style-name="Standard"/>
      <text:p text:style-name="Standard">Bei (wenigen) Kommandos, die keine Parameter benötigen, sind die Klammern danach optional, d.h. es bleibt deinem Geschmack überlassen, ob du z.B. „RedrawToday“ oder „RedrawToday()“ schreibst. Dies gilt jedoch nicht für Funktionen! (Weil in Ausdrücken die Klammer bestimmt, ob das davor eine Variable oder ein Funktionsname ist.)</text:p>
      <text:p text:style-name="Standard"/>
      <text:p text:style-name="Standard"/>
      <text:list text:style-name="L1" text:continue-numbering="true">
        <text:list-item>
          <text:list text:continue-numbering="true">
            <text:list-item>
              <text:h text:style-name="P192" text:outline-level="2"><text:soft-page-break/>Leerzeichen, Tabulatoren und Zeilenumbrüche</text:h>
            </text:list-item>
          </text:list>
        </text:list-item>
      </text:list>
      <text:p text:style-name="Standard"><text:span text:style-name="T26">Leerzeichen und Tabulatoren </text:span>sind überall vor, nach und zwischen den einzelnen Elementen möglich. In Zeichenfolgen sind sie ein fester Teil derselben, ansonsten werden sie ignoriert.</text:p>
      <text:p text:style-name="Standard"/>
      <text:p text:style-name="Standard"><text:span text:style-name="T26">Zeilenumbrüche </text:span>innerhalb eines Befehls sind möglich, wenn am Ende der fortzusetzenden</text:p>
      <text:p text:style-name="Standard">Zeile das Zeichen „\“ steht. Dies ist auch innerhalb von Zeichenfolgen möglich, es werden</text:p>
      <text:p text:style-name="Standard">dann aber alle umgebenden Leerzeichen, Tabulatoren und der Zeilenumbruch selbst durch ein einzelnes Leerzeichen ersetzt.</text:p>
      <text:p text:style-name="Standard"/>
      <text:p text:style-name="P38">Beispiel:</text:p>
      <text:p text:style-name="P11">Message( "Das ist \</text:p>
      <text:p text:style-name="P11"><text:tab/> <text:s text:c="3"/>ein Test" )</text:p>
      <text:p text:style-name="P11"/>
      <text:p text:style-name="Standard">gibt den Text „Das ist ein Test“ aus.</text:p>
      <text:p text:style-name="Standard"/>
      <text:p text:style-name="Standard">Zeilenumbrüche in einer Zeichenfolge müssen mit ^NL^ angegeben werden, siehe auch<text:a xlink:type="simple" xlink:href="#7.3.Feste Zeichenfolgen|outline"> 7.3 Feste Zeichenfolgen.</text:a></text:p>
      <text:list text:style-name="L1" text:continue-numbering="true">
        <text:list-item>
          <text:list text:continue-numbering="true">
            <text:list-item>
              <text:h text:style-name="P192" text:outline-level="2">Groß- und Kleinschreibung</text:h>
            </text:list-item>
          </text:list>
        </text:list-item>
      </text:list>
      <text:p text:style-name="Standard">Bei Befehlen und Dateinamen wird die Groß-/Kleinschreibung nicht berücksichtigt, bei Fenstertiteln hingegen schon. Dafür sind aber auch Teile des Fenstertitels möglich.</text:p>
      <text:p text:style-name="Standard">D.h. <text:span text:style-name="T15">Show("WORD")</text:span> funktioniert nicht, aber <text:span text:style-name="T15">Show("Word")</text:span>aktiviert auch „Pocket Word“</text:p>
      <text:p text:style-name="Standard">(oder das erstbeste Fenster, das „Word“ im Titel enthält...)</text:p>
      <text:list text:style-name="L1" text:continue-numbering="true">
        <text:list-item>
          <text:list text:continue-numbering="true">
            <text:list-item>
              <text:h text:style-name="P192" text:outline-level="2">Verzeichnisse und Dateien</text:h>
            </text:list-item>
          </text:list>
        </text:list-item>
      </text:list>
      <text:p text:style-name="Text_20_body">Verzeichnisse und Dateien sollten immer mit absoluter Pfadangabe angegeben werden (z.B. <text:span text:style-name="T15">"\path\to\file.ext"</text:span> oder <text:span text:style-name="T15">"\some\directory"</text:span>), weil Windows Mobile kein "Aktuelles Verzeichnis" kennt – und auf dem PC könnte es nicht das sein, was du vermutest.</text:p>
      <text:p text:style-name="Text_20_body">Wenn kein Pfad angegeben wurde, verwendet MortScript das Verzeichnis, in dem das gerade ausgeführte Script liegt – aber nur, wenn MortScript auf den Dateiinhalt zugreift, nicht für Systemoperationen. D.h., Include, CallScript(Function), ReadFile, WriteFile, ReadIni, WriteIni und ForEach mit IniSections oder IniKeys funktionieren auch mit relativen Pfaden, nicht aber Kommandos wie Copy, Move, Rename, alle ZIP-Operationen und so weiter.</text:p>
      <text:p text:style-name="Text_20_body">Oder kurz gesagt: Alles was brauchbar ist um dein Script zu konfigurieren kann aus dem aktuellen Verzeichnis gelesen bzw. dorthin geschrieben werden, alles andere braucht vollständige Pfade.</text:p>
      <text:p text:style-name="Text_20_body">Windows Mobile unterstützt kein „.” und „..” in Pfaden, nicht einmal in einer <text:s/>Form wie “\irgendein\pfad\..\datei.txt” (was z.B. das Ergebnis wäre, wenn man das Scriptverzeichnis davor hängt), d.h., man kann auf diese Art nicht auf Dateien eines übergeordneten Verzeichnisses zugreifen.</text:p>
      <text:list text:style-name="L1" text:continue-numbering="true">
        <text:list-item>
          <text:list text:continue-numbering="true">
            <text:list-item>
              <text:h text:style-name="P192" text:outline-level="2">Kommentare</text:h>
            </text:list-item>
          </text:list>
        </text:list-item>
      </text:list>
      <text:p text:style-name="Text_20_body">Kommentare sind möglich, indem das Zeichen <text:span text:style-name="T15">#</text:span> an den Anfang der Zeile gestellt wird. Leerzeichen vor dem „#“ sind erlaubt.</text:p>
      <text:p text:style-name="Text_20_body">In INI-Dateien wird wie üblich ein Strichpunkt am Zeilenanfang als Kennzeichen für einen Kommentar verwendet.</text:p>
      <text:list text:style-name="L1" text:continue-numbering="true">
        <text:list-item>
          <text:h text:style-name="P181" text:outline-level="1">Mögliche Parameter bzw. Zuweisungen</text:h>
          <text:list>
            <text:list-item>
              <text:h text:style-name="P192" text:outline-level="2">Ausdrücke</text:h>
            </text:list-item>
          </text:list>
        </text:list-item>
      </text:list>
      <text:p text:style-name="Standard">Alle Parameter für Funktionen und Kommandos, Bedingungen und mit „=“ zugewiesene Werte sind Ausdrücke. (Ausnahme: Alte Syntax, siehe <text:a xlink:type="simple" xlink:href="#10.Alte Syntax und Befehle|outline">Informationen am Ende der Anleitung</text:a>)</text:p>
      <text:p text:style-name="Standard"/>
      <text:p text:style-name="Standard">Ausdrücke können aus den folgenden Bestandteilen bestehen:</text:p>
      <text:p text:style-name="Standard"><text:span text:style-name="T26">Feste Zeichenfolgen</text:span> in Anführungszeichen, z.B. <text:span text:style-name="T15">"Text"</text:span></text:p>
      <text:p text:style-name="Standard"><text:span text:style-name="T26">Feste numerische Werte</text:span>, z.B. 42</text:p>
      <text:p text:style-name="Standard"><text:span text:style-name="T26">Variablen</text:span>, z.B. x</text:p>
      <text:p text:style-name="Standard"><text:span text:style-name="T26">Funktionen</text:span>, z.B. SubStr( <text:span text:style-name="T2">Parameter</text:span> )</text:p>
      <text:p text:style-name="Standard"><text:span text:style-name="T26">Operatoren</text:span>, z.B. +, -, &amp;, ..., die bestimmen, wie Werte (Konstanten, Variableninhalte, Funktionsergebnisse) verbunden werden sollen.</text:p>
      <text:p text:style-name="Standard"/>
      <text:p text:style-name="Standard">Das klingt komplizierter als es ist. Ein paar Beispiele machen die Sache etwas klarer:</text:p>
      <text:p text:style-name="Standard"/>
      <text:p text:style-name="P11">Message( "Hallo!" )</text:p>
      <text:p text:style-name="Standard"><text:span text:style-name="T37"></text:span><text:span text:style-name="T29"> Das Kommando „Message“ wird mit der Zeichenfolge „Hallo!“ als Parameter aufgerufen</text:span></text:p>
      <text:p text:style-name="Standard"/>
      <text:p text:style-name="P11">Sleep( 500 )</text:p>
      <text:p text:style-name="Standard"><text:span text:style-name="T37"></text:span><text:span text:style-name="T29"> Das Kommando „Sleep“ wird mit der Zahl „500“ als Parameter aufgerufen</text:span></text:p>
      <text:p text:style-name="Standard"/>
      <text:p text:style-name="P11">Sleep( pause * 100 )</text:p>
      <text:p text:style-name="Standard"><text:span text:style-name="T37"></text:span><text:span text:style-name="T29"> Hier wird die Variable „pause“ mit dem Operator „*“ (Multiplikation) mit der Zahl „100“ verknüpft (in diesem Fall multipliziert).</text:span></text:p>
      <text:p text:style-name="Standard"/>
      <text:p text:style-name="P11">Message( "Akkustand: " &amp; BatteryPercentage() &amp; "%" )</text:p>
      <text:p text:style-name="Standard"><text:span text:style-name="T37"></text:span><text:span text:style-name="T29"> Verknüpft die beiden Zeichenfolgen mit dem Rückgabewert der Funktion „BatteryLevel()“ und übergibt diesen Wert an die Funktion „Message“.</text:span></text:p>
      <text:p text:style-name="Standard"/>
      <text:p text:style-name="P11">meldung = "Akkustand: " &amp; BatteryPercentage() &amp; "%"</text:p>
      <text:p text:style-name="Standard"><text:span text:style-name="T37"></text:span><text:span text:style-name="T29"> Wie oben, nur wird hier das Ergebnis der Variablen „meldung“ zugewiesen statt einem Kommando übergeben.</text:span></text:p>
      <text:p text:style-name="Standard"/>
      <text:p text:style-name="P11">If ( BatteryPercentage() &gt; 20 )</text:p>
      <text:p text:style-name="P11"><text:s text:c="2"/># Befehle</text:p>
      <text:p text:style-name="P11">EndIf</text:p>
      <text:p text:style-name="Standard"><text:span text:style-name="T37"></text:span><text:span text:style-name="T29"> Ein Ausdruck als Bedingung</text:span></text:p>
      <text:p text:style-name="P41"/>
      <text:p text:style-name="Standard">Wie die Konstanten und Variablen angegeben werden müssen und welche Operatoren es gibt, folgt in den nächsten Kapiteln.</text:p>
      <text:p text:style-name="Standard">Die möglichen Funktionen sind in <text:a xlink:type="simple" xlink:href="#9.Kommandos und Funktionen|outline">9 Kommandos und Funktionen</text:a> aufgeführt.</text:p>
      <text:list text:style-name="L1" text:continue-numbering="true">
        <text:list-item>
          <text:list text:continue-numbering="true">
            <text:list-item>
              <text:h text:style-name="P232" text:outline-level="2">Datentypen</text:h>
            </text:list-item>
          </text:list>
        </text:list-item>
      </text:list>
      <text:p text:style-name="Text_20_body">MortScript kennt keine sog. „Typisierung“, Zahlen und Zeichenfolgen werden also bei Bedrarf ineinander umgewandelt.</text:p>
      <text:p text:style-name="Text_20_body">Ob ein Wert als Zahl oder als Zeichenfolge interpretiert wird, kommt darauf an, in welchem Zusammenhang er verwendet wird.</text:p>
      <text:p text:style-name="Text_20_body">Bei numerischen Operatoren (z.B. „+“, mehr dazu siehe <text:a xlink:type="simple" xlink:href="#7.7.Operatoren|outline">Operatoren</text:a>) werden die Werte ggf. zu Zahlen umgewandelt, „"5"+"10"“ würde also 15 zurückgeben. Wenn eine Zeichenfolge keine gültige Zahl enthält, wird „0“ (null) verwendet.</text:p>
      <text:p text:style-name="Text_20_body">Umgekehrt wird bei Text-Operatoren (z.B. „&amp;“, das Zeichenfolgen aneinander hängt) eine Zahl in eine Zeichenfolge umgewandelt, „5 &amp; 10“ liefert also „510“ zurück.</text:p>
      <text:p text:style-name="Text_20_body">Ähnlich verhält es sich bei Parametern. Hier ist meist aus dem Zusammenhang ersichtlich, welcher Datentyp erwartet wird. Ein auszugebender Text wird z.B. selbstverständlich als Zeichenfolge verwendet, eine Zeitspanne eine Zahl.</text:p>
      <text:p text:style-name="Text_20_body">Bei Bedingungen und „An/Aus“-Parametern gilt folgende Regel: Entspricht der Wert einer gültigen Zahl außer 0, gilt dies als „Bedinung erfüllt“ bzw. „an“, andernfalls als „nicht erfüllt“ / „aus“.</text:p>
      <text:p text:style-name="Text_20_body">D.h. Ausdrücke wie 5,<text:span text:style-name="T27"> "10", 1=1 u.ä. sind „wahr/an“, 0, "x", 2=1 sind „falsch/aus“.</text:span></text:p>
      <text:p text:style-name="Text_20_body">Wenn eine Zeichenfolge einen Dezimalpunkt enthält, wird sie in eine Gleitkomma-Zahl umgewandelt und ggf., wenn eine ganze Zahl benötigt wird, gerundet. „SleepMessage( "4.5", "Warte...", "Warten" )“ würde z.B. 5 Sekunden warten. Wenn eine Gleitkomma-Zahl in eine Zeichenfolge umgewandelt wird, werden standardmäßig 6 Nachkommastellen verwendet. Du solltest die Format()-Funktion verwenden um bessere Ergebnisse zu bekommen.</text:p>
      <text:list text:style-name="L1" text:continue-numbering="true">
        <text:list-item>
          <text:list text:continue-numbering="true">
            <text:list-item>
              <text:h text:style-name="P192" text:outline-level="2">Feste Zeichenfolgen</text:h>
            </text:list-item>
          </text:list>
        </text:list-item>
      </text:list>
      <text:p text:style-name="Standard">Feste Zeichenfolgen müssen in Anführungszeichen (<text:span text:style-name="T15">"</text:span>) eingeschlossen werden.</text:p>
      <text:p text:style-name="Standard">Um Anführungszeichen innerhalb von Anführungszeichen zu haben, müssen diese doppelt</text:p>
      <text:p text:style-name="Standard">angegeben werden, also z.B.</text:p>
      <text:p text:style-name="Standard"/>
      <text:p text:style-name="P11">Message( "Er sagte: ""Das ist ein Test""" )</text:p>
      <text:p text:style-name="P11"><text:span text:style-name="T37"></text:span><text:span text:style-name="T29"> Gibt den Text „Er sagte: "Das ist ein Test"“ aus.</text:span></text:p>
      <text:p text:style-name="P11"/>
      <text:p text:style-name="Standard">Die folgenden Zeichenkombinationen werden mit dem entsprechenden Sonderzeichen ersetzt:</text:p>
      <text:p text:style-name="P11"/>
      <text:p text:style-name="Standard"><text:span text:style-name="T15">^CR^</text:span> <text:span text:style-name="T37"></text:span> Wagenrücklauf (Carriage Return)</text:p>
      <text:p text:style-name="Standard"><text:span text:style-name="T15">^LF^</text:span> <text:span text:style-name="T37"></text:span> Zeilenvorschub (Line Feed)</text:p>
      <text:p text:style-name="Standard"><text:span text:style-name="T15">^NL^</text:span> <text:span text:style-name="T37"></text:span> Windows-/DOS-Zeilenumbruch in Dateien (New Line, besteht aus CR+LF)</text:p>
      <text:p text:style-name="Standard"><text:span text:style-name="T15">^TAB^</text:span> <text:span text:style-name="T37"></text:span> Tabulator</text:p>
      <text:p text:style-name="Standard"/>
      <text:p text:style-name="Standard">Unter Windows wird ein Zeilenumbruch üblicherweise mit der Kombination ^CR^^LF^ (= <text:s/>^NL^) abgespeichert. Es gibt teilweise aber auch Dateien im Unix-Format, die nur ^LF^ enthalten.</text:p>
      <text:list text:style-name="L1" text:continue-numbering="true">
        <text:list-item>
          <text:list text:continue-numbering="true">
            <text:list-item>
              <text:h text:style-name="P192" text:outline-level="2">Feste Zahlen</text:h>
            </text:list-item>
          </text:list>
        </text:list-item>
      </text:list>
      <text:p text:style-name="Standard">Zahlen können einfach als solche angegeben werden (also <text:span text:style-name="T15">x = </text:span><text:span text:style-name="T16">5</text:span>, <text:span text:style-name="T15">Sleep(</text:span><text:span text:style-name="T16">20</text:span><text:span text:style-name="T15">)</text:span>, ...).</text:p>
      <text:p text:style-name="Standard">Wenn Gleitkomma-Operationen erwünscht sind, muss ein Dezimalpunkt angegeben werden, z.B. „1.“ statt „1“.</text:p>
      <text:list text:style-name="L1" text:continue-numbering="true">
        <text:list-item>
          <text:list text:continue-numbering="true">
            <text:list-item>
              <text:h text:style-name="P232" text:outline-level="2">Variablen</text:h>
            </text:list-item>
          </text:list>
        </text:list-item>
      </text:list>
      <text:p text:style-name="Text_20_body">Variablen sind „Platzhalter“ für einen Wert, der ihnen zugewiesen wurde.</text:p>
      <text:p text:style-name="Text_20_body">Als Variablen werden alle Bestandteile eines Ausdrucks interpretiert, die weder Konstante (z.B. 123 oder "Zeichenfolge"), Operator (+, -, &amp;, ...) noch Funktionsaufruf (alles mit Klammern dahinter) sind.</text:p>
      <text:p text:style-name="Text_20_body">Gültige Zeichen für Variablennamen sind die Buchstaben A-Z (keine Umlaute, Akzente o.ä.!), Ziffern und der Unterstrich („<text:span text:style-name="T15">_</text:span>“). Bei Variablennamen wird Groß- und Kleinschreibung nicht unterschieden, d.h. <text:span text:style-name="T15">MYVARIABLE</text:span> und <text:span text:style-name="T15">myvariable</text:span> bezeichnen denselben Wert.</text:p>
      <text:p text:style-name="Text_20_body">Ein Variablenname darf nicht mit einer Ziffer anfangen, da er sonst in Ausdrücken für eine numerische Konstante gehalten würde (und alles danach für einen Operator oder etwas ungültiges). „9mod2“ ist also dasselbe wie „9 mod 2“, und nicht eine Variable!</text:p>
      <text:p text:style-name="Text_20_body">Das Belegen von Variablen geschieht üblicherweise mit „=“, z.B.</text:p>
      <text:p text:style-name="Text_20_body">myvar = 5 * x + y</text:p>
      <text:p text:style-name="Text_20_body">Es gibt aber auch einige Kommandos und Kontrollstrukturen, die Variablen belegen, z.B. GetTime oder ForEach.</text:p>
      <text:p text:style-name="Text_20_body">Zum Verwenden in Ausdrücken muss einfach nur der Variablenname angegeben werden, wie das „x“ im Beispiel oben.</text:p>
      <text:p text:style-name="Text_20_body">Beachte ggf. auch, dass die Verwendung von Variablen in der alten Syntax etwas komplizierter war (%...% usw.).</text:p>
      <text:list text:style-name="L1" text:continue-numbering="true">
        <text:list-item>
          <text:list text:continue-numbering="true">
            <text:list-item>
              <text:list text:continue-numbering="true">
                <text:list-item>
                  <text:h text:style-name="P258" text:outline-level="3">Vordefinierte Variablen</text:h>
                </text:list-item>
              </text:list>
            </text:list-item>
          </text:list>
        </text:list-item>
      </text:list>
      <text:p text:style-name="Text_20_body">Einige Variablen sind vordefiniert, um einige Ausdrücke etwas besser lesbar zu machen. Im Gegensatz zu anderen Sprachen könnte man sie ändern, dies ist aber nicht zu empfehlen:</text:p>
      <text:p text:style-name="Text_20_body"><text:span text:style-name="T15">TRUE, ON, YES</text:span> sind mit 1 vorbelegt,</text:p>
      <text:p text:style-name="P86"><text:span text:style-name="T15">FALSE, OFF, NO</text:span> sind mit 0 vorbelegt,</text:p>
      <text:p text:style-name="P86"><text:span text:style-name="T15">CANCEL</text:span> ist mit 2 vorbelegt.</text:p>
      <text:p text:style-name="P86"><text:span text:style-name="T40">PI</text:span> ist mit 3.1415926535897932384626433832795 (<text:span text:style-name="T27">π</text:span>) vorbelegt</text:p>
      <text:p text:style-name="P86"><text:span text:style-name="T40">SQRT2</text:span> ist mit 1.4142135623730950488016887242097 (Quadratwurzel von 2) vorbelegt</text:p>
      <text:p text:style-name="P86"><text:span text:style-name="T40">PHI</text:span> ist mit 1.6180339887498948482045868343656 (<text:span text:style-name="T27">φ, „goldener Schnitt“</text:span>) vorbelegt</text:p>
      <text:p text:style-name="P86"><text:span text:style-name="T40">EULER</text:span> ist mit 2.7182818284590452353602874713527 (<text:span text:style-name="T2">e</text:span>) vorbelegt</text:p>
      <text:p text:style-name="P86"/>
      <text:p text:style-name="P86"/>
      <text:p text:style-name="P86"/>
      <text:p text:style-name="P86"/>
      <text:p text:style-name="P86"/>
      <text:p text:style-name="P86"/>
      <text:list text:style-name="L1" text:continue-numbering="true">
        <text:list-item>
          <text:list text:continue-numbering="true">
            <text:list-item>
              <text:list text:continue-numbering="true">
                <text:list-item>
                  <text:h text:style-name="P258" text:outline-level="3"><text:soft-page-break/>Gültigkeitsbereich von Variablen</text:h>
                </text:list-item>
              </text:list>
            </text:list-item>
          </text:list>
        </text:list-item>
      </text:list>
      <text:p text:style-name="Text_20_body">Normalerweise sind alle Variablen global, d.h., wenn du eine Variable belegst, kann ihr Wert auch in allen Sub-Blöcken (siehe<text:a xlink:type="simple" xlink:href="#8.9.Unterroutinen (Sub, Call/CallFunction)|outline"> 8.9 Unterroutinen (Sub, Call/CallFunction)</text:a>) und Scripts, die mit CallScript (siehe <text:a xlink:type="simple" xlink:href="#8.10.Anderes Script als Unterroutine (CallScript/CallScriptFunction)|outline">8.10 Anderes Script als Unterroutine (CallScript/CallScriptFunction)</text:a>) aufgerufen wurden, abgefragt und modifiziert werden.</text:p>
      <text:p text:style-name="Text_20_body">Wenn du lokale Variablen verwenden willst, musst du Local() oder Global() verwenden.</text:p>
      <text:p text:style-name="Text_20_body">Wenn Local() ohne Parameter aufgerufen wird, werden alle Variablen, die danach verwendet werden, lokal verwendet bis der Sub-Block endet oder das Script beendet wird. Dies gilt auch für die Hauptroutine (den Code vor dem ersten Sub).</text:p>
      <text:p text:style-name="Text_20_body">Übergibt man Local() Variablen als Parameter, werden nur diese Variablen lokal verwendet, während alle anderen global bleiben.</text:p>
      <text:p text:style-name="Text_20_body">Global() arbeitet genau andersherum: Die dort angegebenen Variablen werden global verwendet, alle anderen lokal.</text:p>
      <text:p text:style-name="Text_20_body"/>
      <text:p text:style-name="P91">Beispiel:</text:p>
      <text:p text:style-name="P105">Local()</text:p>
      <text:p text:style-name="P105">x = "Test"</text:p>
      <text:p text:style-name="P105">Call( "Sub1" )</text:p>
      <text:p text:style-name="P105">Call( "Sub2" )</text:p>
      <text:p text:style-name="P105">Message( x )<text:tab/><text:span text:style-name="T27">zeigt „Test“, weil die lokale Variable in Subs nicht geändert werden kann</text:span></text:p>
      <text:p text:style-name="P105">Message( y )<text:tab/><text:span text:style-name="T27">zeigt nichts, weil es keine lokale Variable y gibt (nur die globale, s.u.)</text:span></text:p>
      <text:p text:style-name="P105"/>
      <text:p text:style-name="P105">Sub Sub1</text:p>
      <text:p text:style-name="P105"><text:s text:c="2"/>x = 5<text:tab/><text:tab/><text:span text:style-name="T27">setzt die globale Variable</text:span></text:p>
      <text:p text:style-name="P105"><text:s text:c="2"/>Local( x )</text:p>
      <text:p text:style-name="P105"><text:s text:c="2"/>y = "Hi!"<text:tab/><text:span text:style-name="T27">globale Variable! (nur x ist lokal!)</text:span></text:p>
      <text:p text:style-name="P105"><text:s text:c="2"/>Message( x )<text:tab/><text:span text:style-name="T27">zeigt nichts (die lokale Variable wurde nicht belegt!)</text:span></text:p>
      <text:p text:style-name="P105">EndSub</text:p>
      <text:p text:style-name="P105"/>
      <text:p text:style-name="P105">Sub Sub2</text:p>
      <text:p text:style-name="P105"><text:s text:c="2"/>Global( x )</text:p>
      <text:p text:style-name="P105"><text:s text:c="2"/>Message( x )<text:tab/><text:span text:style-name="T27">zeigt den globalen Wert „5“</text:span></text:p>
      <text:p text:style-name="P105"><text:s text:c="2"/>Message( y )<text:tab/><text:span text:style-name="T27">zeigt nichts, weil es keine lokale Variable y gibt</text:span></text:p>
      <text:p text:style-name="P105">EndSub</text:p>
      <text:p text:style-name="P86"/>
      <text:p text:style-name="P86"/>
      <text:p text:style-name="P86"/>
      <text:p text:style-name="P86"/>
      <text:p text:style-name="P86"/>
      <text:p text:style-name="P86"/>
      <text:p text:style-name="P86"/>
      <text:list text:style-name="L1" text:continue-numbering="true">
        <text:list-item>
          <text:list text:continue-numbering="true">
            <text:list-item>
              <text:list text:continue-numbering="true">
                <text:list-item>
                  <text:h text:style-name="P258" text:outline-level="3"><text:soft-page-break/>Arrays (Listen)</text:h>
                </text:list-item>
              </text:list>
            </text:list-item>
          </text:list>
        </text:list-item>
      </text:list>
      <text:p text:style-name="Text_20_body">Arrays sind eine Sonderform der Variablen. Ein Array besteht aus mehreren zusammengehörigen Variablen, sogenannten Elementen.</text:p>
      <text:p text:style-name="Text_20_body">Ein Element wird dabei durch den Variablennamen und den sogenannten „Index“ in eckigen Klammern dahinter angegeben, array[1] kennzeichnet also das Element „1“ des Arrays „array“.</text:p>
      <text:p text:style-name="Text_20_body">Auch Zeichenfolgen sind als Index erlaubt, z.B. farben["blau"], wobei hier wie beim Variablennamen nicht zwischen Groß- und Kleinschreibung unterschieden wird (FARBEN["BLAU"] greift also auf den gleichen Wert zu).</text:p>
      <text:p text:style-name="Text_20_body">Sowohl beim Zuweisen als auch bei der Verwendung können als Array-Index beliebige Ausdrücke verwendet werden. Dies ist der Hauptvorteil von Arrays, da der Zugriff auf die Elemente meist über eine Variable geschehen (z.B. eine Zählervariable).</text:p>
      <text:p text:style-name="Text_20_body">Bei manchen Anweisungen (z.B. Choice oder Split) werden auch Array-Angaben unterstützt, dort werden aber nur die Elemente von 1 bis zur ersten nicht vorhandenen Zahl verwendet. Auf kleinere Indizes (&lt;= 0), nach einer Lücke folgende Elemente oder Zeichenfolgen als Index werden dort also ignoriert.</text:p>
      <text:p text:style-name="Text_20_body">Weitere Ebenen können durch weitere Werte in eckigen Klammern verwendet werden, z.B. „Farben[x][y]“.</text:p>
      <text:p text:style-name="Text_20_body"/>
      <text:p text:style-name="P38">Beispiele:</text:p>
      <text:p text:style-name="P11">array[ "1" &amp; 1 ] = "elf"</text:p>
      <text:p text:style-name="P11">Message( array[ (2-1) &amp; "1" ] )</text:p>
      <text:p text:style-name="P40"/>
      <text:p text:style-name="P11">liste[1] = "a"</text:p>
      <text:p text:style-name="P11">liste[2] = "b"</text:p>
      <text:p text:style-name="P11">liste[5] = "f"</text:p>
      <text:p text:style-name="P11">liste["a"] = "A"</text:p>
      <text:p text:style-name="P11">idx = Choice( "Auswahl", "Wähle etwas", 0, 0, liste )</text:p>
      <text:p text:style-name="P40"><text:span text:style-name="T37"> </text:span>Hier werden nur „a“ und „b“ zur Auswahl angezeigt.</text:p>
      <text:list text:style-name="L1" text:continue-numbering="true">
        <text:list-item>
          <text:list text:continue-numbering="true">
            <text:list-item>
              <text:list text:continue-numbering="true">
                <text:list-item>
                  <text:h text:style-name="P258" text:outline-level="3">Referenzen ([Variablenname])</text:h>
                </text:list-item>
              </text:list>
            </text:list-item>
          </text:list>
        </text:list-item>
      </text:list>
      <text:list text:style-name="L3">
        <text:list-item>
          <text:list>
            <text:list-item>
              <text:list>
                <text:list-header>
                  <text:p text:style-name="P162">Referenzen erlauben es, auf eine Variable über einen Ausdruck zuzugreifen.</text:p>
                </text:list-header>
              </text:list>
            </text:list-item>
          </text:list>
        </text:list-item>
      </text:list>
      <text:p text:style-name="Text_20_body"><text:span text:style-name="T41">Man kann sie als eine Art Mischung aus „Alle Variablen sind Elemente eines unbenannten Arrays“ und Eval() (siehe</text:span><text:a xlink:type="simple" xlink:href="#9.2.2.Ausdrücke in einer Zeichenfolge (Eval)|outline"><text:span text:style-name="T41"> 9.2.2 Ausdrücke in einer Zeichenfolge (Eval)</text:span></text:a><text:a xlink:type="simple" xlink:href="" text:style-name="Internet_20_link" text:visited-style-name="Visited_20_Internet_20_Link"><text:span text:style-name="T41">)</text:span></text:a><text:a xlink:type="simple" xlink:href="" text:style-name="Internet_20_link" text:visited-style-name="Visited_20_Internet_20_Link"><text:span text:style-name="T30"> betrachten.</text:span></text:a></text:p>
      <text:p text:style-name="P93">Um eine Variable zu referenzieren, benutze einfach einen Ausdruck, der einen gültigen Variablennamen (optional mit Array-Element) ergibt, in eckigen Klammern.</text:p>
      <text:p text:style-name="P93">Zum Beispiel referenziert „["array[1]"]“ auf das erste Element von “array”. Natürlich ist das in dieser Form nicht sehr sinnvoll, weil „array[1]“ dasselbe bewirken würde und schneller zu parsen wäre. Aber mache daraus z.B. „[ arrayName &amp; "[" &amp; elem &amp; "]" ]“, und die Vorteile werden klar.</text:p>
      <text:p text:style-name="P94"><text:span text:style-name="T41">Dies kann fast überall verwendet werden, einzige Ausnahme sind Kommandos in der alten Syntax ohne Klammern (siehe</text:span><text:a xlink:type="simple" xlink:href="#10.Alte Syntax und Befehle|outline"><text:span text:style-name="T41"> 10 Alte Syntax und Befehle</text:span></text:a><text:span text:style-name="T41">).</text:span></text:p>
      <text:p text:style-name="P95">Beispiele:</text:p>
      <text:p text:style-name="P11">[zielVar] = [quellVar] * 10</text:p>
      <text:p text:style-name="P11">Choice( <text:span text:style-name="T11">"Auswahl", "Wähle:", [choiceArrayName] )</text:span></text:p>
      <text:p text:style-name="P13">GetTime( [varStunde], [varMinute], [varSekunde] )</text:p>
      <text:list text:style-name="L1" text:continue-numbering="true">
        <text:list-item>
          <text:list text:continue-numbering="true">
            <text:list-item>
              <text:h text:style-name="P192" text:outline-level="2"><text:soft-page-break/>Operatoren</text:h>
              <text:list>
                <text:list-item>
                  <text:h text:style-name="P258" text:outline-level="3">Auflistung der möglichen Operatoren</text:h>
                </text:list-item>
              </text:list>
            </text:list-item>
          </text:list>
        </text:list-item>
      </text:list>
      <text:p text:style-name="P38">Alle möglichen Operatoren nach Priorität (höchste zuerst):</text:p>
      <text:p text:style-name="P50"><text:span text:style-name="T15">()</text:span><text:tab/>Klammern</text:p>
      <text:p text:style-name="P50"><text:span text:style-name="T15">NOT</text:span><text:tab/>Negation</text:p>
      <text:p text:style-name="P50"><text:span text:style-name="T15">^</text:span><text:tab/>Potenz (x^y <text:span text:style-name="T37"></text:span> x<text:span text:style-name="T45">y</text:span>)</text:p>
      <text:p text:style-name="P50"><text:span text:style-name="T15">* / MOD</text:span><text:tab/>Multiplikation, Division, Modulo (Rest von Divisionen)</text:p>
      <text:p text:style-name="P50"><text:span text:style-name="T15">+ -</text:span> <text:s text:c="6"/><text:tab/>Addition, Subtraktion</text:p>
      <text:p text:style-name="P50"><text:span text:style-name="T15">&amp; \</text:span> <text:s text:c="6"/><text:tab/>Verknüpfung von Zeichenfolgen</text:p>
      <text:p text:style-name="P50"><text:span text:style-name="T15">&gt; <text:s/>&gt;= &lt; <text:s/>&lt;= = <text:s/>&lt;&gt;<text:tab/></text:span>Numerische Vergleiche</text:p>
      <text:p text:style-name="P50"><text:span text:style-name="T15">gt ge lt le eq ne<text:tab/></text:span>Alphanumerische Vergleiche</text:p>
      <text:p text:style-name="P106"><text:span text:style-name="T2">Bedingung</text:span> <text:span text:style-name="T15">?</text:span> <text:span text:style-name="T2">Wahr</text:span> <text:span text:style-name="T15">:</text:span> <text:span text:style-name="T2">Falsch</text:span><text:tab/>Liefert den „Wahr“-Wert, wenn die Bedingung erfüllt ist, sonst den „Falsch“-Wert</text:p>
      <text:p text:style-name="P50"><text:span text:style-name="T15">AND &amp;&amp;<text:tab/></text:span>Binäres / logisches Und</text:p>
      <text:p text:style-name="P50"><text:span text:style-name="T15">OR <text:s/>||<text:tab/></text:span>Binäres / logisches Oder</text:p>
      <text:p text:style-name="P51"/>
      <text:list text:style-name="L1" text:continue-numbering="true">
        <text:list-item>
          <text:list text:continue-numbering="true">
            <text:list-item>
              <text:list text:continue-numbering="true">
                <text:list-item>
                  <text:h text:style-name="P258" text:outline-level="3">Logische und binäre Operatoren</text:h>
                </text:list-item>
              </text:list>
            </text:list-item>
          </text:list>
        </text:list-item>
      </text:list>
      <text:p text:style-name="P51">Bei logischen Operatoren (Wahr oder Falsch, also <text:span text:style-name="T15">&amp;&amp;</text:span>, <text:span text:style-name="T15">||</text:span><text:span text:style-name="T27"> und </text:span><text:s/><text:span text:style-name="T15">NOT</text:span>) gilt folgende Regel: Entspricht der Wert einer gültigen Zahl außer 0, gilt dies als „wahr“, andernfalls als „falsch“. Erfüllte Bedingungen liefern „1“ zurück.</text:p>
      <text:p text:style-name="Standard">D.h. Ausdrücke wie 5,<text:span text:style-name="T27"> "10", 1=1 u.ä. sind „wahr“, 0, "x", 2=1 sind „falsch“.</text:span></text:p>
      <text:p text:style-name="Standard">„NOT 5“ würde also „0“ zurückgeben, „NOT (2-2)“ ergibt „1“.</text:p>
      <text:p text:style-name="P40"/>
      <text:p text:style-name="Standard">Der Unterschied zwischen <text:span text:style-name="T15">AND</text:span> und <text:span text:style-name="T15">&amp;&amp;</text:span> bzw. <text:span text:style-name="T15">OR</text:span> und <text:span text:style-name="T15">||</text:span> ist der, dass für <text:span text:style-name="T15">&amp;&amp;</text:span> und <text:span text:style-name="T15">||</text:span> jeder Wert, der als Zahl nicht 0 entspricht, wie 1 behandelt wird. Wenn du die Operatoren also nur für Vergleiche oder Funktionen, die etwas prüfen, verwendest, gibt es keinen Unterschied, da dort ohnehin nur die Werte 1 und 0 vorhanden sind.</text:p>
      <text:p text:style-name="Standard"/>
      <text:p text:style-name="Standard">Die binären Operatoren <text:span text:style-name="T15">AND</text:span> und <text:span text:style-name="T15">OR</text:span> sind zusätzlich noch für bitweise Abfragen hilfreich, so prüft z.B. „<text:span text:style-name="T15">( x AND 4 ) = 4</text:span>“ ab, ob im Wert der Variablen „x“ das 3. Bit gesetzt ist (4 = binär 100).</text:p>
      <text:p text:style-name="Standard">Die logischen Operatoren <text:span text:style-name="T15">&amp;&amp;</text:span> und <text:span text:style-name="T15">||</text:span> sind dagegen vor allem für „C-Hacker“ interessant, die gewohnt sind, dass 1 UND 2 nicht 0 (binär 01 AND 10 wäre 0) sondern 1 = „wahr“ ergibt.</text:p>
      <text:list text:style-name="L1" text:continue-numbering="true">
        <text:list-item>
          <text:list text:continue-numbering="true">
            <text:list-item>
              <text:list text:continue-numbering="true">
                <text:list-item>
                  <text:h text:style-name="P417" text:outline-level="3">Vergleiche</text:h>
                </text:list-item>
              </text:list>
            </text:list-item>
          </text:list>
        </text:list-item>
      </text:list>
      <text:p text:style-name="P51">Numerische und alphanumerische Vergleiche haben dieselbe Priorität, sie wurden in der Liste oben nur der Übersicht wegen aufgeteilt.</text:p>
      <text:p text:style-name="P51"/>
      <text:p text:style-name="Standard">Da es keine Typisierung gibt, muss es verschiedene Operatoren für numerische und alphanumerische Vergleiche geben. Dies bedeutet, dass <text:span text:style-name="T15">"123" &lt; "20"</text:span> „falsch“ ist (weil 20 kleiner ist als 123), aber <text:span text:style-name="T15">123 lt 20</text:span> „wahr“ ist (weil in der alphabetischen Reihenfolge „1“ vor „2“ kommt, so wie „a“ vor „b“ kommt).</text:p>
      <text:p text:style-name="Standard"/>
      <text:p text:style-name="Standard">Wenn Du Dir die alphanumerischen Operatoren nicht merken kannst: Sie sind nur die</text:p>
      <text:p text:style-name="Standard">Abkürzungen für „greater than“, „greater/equal“, „less than“, „(not) equals“, usw.</text:p>
      <text:list text:style-name="L1" text:continue-numbering="true">
        <text:list-item>
          <text:list text:continue-numbering="true">
            <text:list-item>
              <text:list text:continue-numbering="true">
                <text:list-item>
                  <text:h text:style-name="P258" text:outline-level="3">Verknüpfung von Zeichenfolgen und Pfaden</text:h>
                </text:list-item>
              </text:list>
            </text:list-item>
          </text:list>
        </text:list-item>
      </text:list>
      <text:p text:style-name="P51">"\" ist ein Operator für die Verknüpfung von Pfaden. Es wird an der Verknüpfungsstelle genau einen "\" geben.</text:p>
      <text:p text:style-name="P51">Im Gegensatz dazu hängt „&amp;“ die einzelnen Werte einfach aneinander, wodurch ungültige Pfade entstehen können.</text:p>
      <text:p text:style-name="P38"/>
      <text:p text:style-name="P38">Beispiel:</text:p>
      <text:p text:style-name="P11">"\My documents\" \ "\file.txt"</text:p>
      <text:p text:style-name="P11">"\My documents" \ "file.txt"</text:p>
      <text:p text:style-name="P11">"\My documents\" \ "file.txt"</text:p>
      <text:p text:style-name="Standard"><text:span text:style-name="T37"></text:span><text:span text:style-name="T29"> </text:span>liefern alle "<text:span text:style-name="T15">\My documents\file.txt</text:span>" zurück.</text:p>
      <text:p text:style-name="Standard"/>
      <text:p text:style-name="Standard">Dagegen:</text:p>
      <text:p text:style-name="P11">"\My documents\" &amp; "\file.txt"</text:p>
      <text:p text:style-name="P40"><text:span text:style-name="T37"></text:span><text:span text:style-name="T46"> "\My documents\\file.txt"</text:span></text:p>
      <text:p text:style-name="P11">"\My documents" &amp; "file.txt"</text:p>
      <text:p text:style-name="P40"><text:span text:style-name="T37"></text:span><text:span text:style-name="T46"> "\My documentsfile.txt"</text:span></text:p>
      <text:p text:style-name="P11">"\My documents\" &amp; "file.txt"</text:p>
      <text:p text:style-name="P40"><text:span text:style-name="T37"></text:span><text:span text:style-name="T46"> "\My documents\file.txt"</text:span></text:p>
      <text:p text:style-name="P11"/>
      <text:p text:style-name="Standard"/>
      <text:list text:style-name="L1" text:continue-numbering="true">
        <text:list-item>
          <text:h text:style-name="P181" text:outline-level="1">Ablaufstrukturen</text:h>
          <text:list>
            <text:list-item>
              <text:h text:style-name="P192" text:outline-level="2">Bedingungen</text:h>
            </text:list-item>
          </text:list>
        </text:list-item>
      </text:list>
      <text:p text:style-name="Standard">Als Bedingung kann jeder beliebige Ausdruck in Klammern verwendet werden. Die Bedingung ist erfüllt, wenn der zurückgelieferte Wert (ggf. nach einer Umwandlung zur Zahl) nicht 0 (Null) ist.</text:p>
      <text:p text:style-name="Standard">Mögliche Funktionen sind bei der entsprechenden Gruppe unter „<text:a xlink:type="simple" xlink:href="#9.Kommandos und Funktionen|outline">9 Kommandos und Funktionen</text:a>“ aufgelistet. Lies auch das Kapitel 7, v.a. <text:a xlink:type="simple" xlink:href="#7.2.Datentypen|outline">7.2 Datentypen</text:a> für weitere Informationen.</text:p>
      <text:p text:style-name="Standard"/>
      <text:p text:style-name="P38">Beispiele:</text:p>
      <text:p text:style-name="P16">If ( <text:span text:style-name="T26">wndExists( "Word" )</text:span> )</text:p>
      <text:p text:style-name="P16">EndIf</text:p>
      <text:p text:style-name="P16"/>
      <text:p text:style-name="P16">While ( <text:span text:style-name="T26">x &lt;&gt; 5</text:span> )</text:p>
      <text:p text:style-name="P16">EndWhile</text:p>
      <text:p text:style-name="P11"/>
      <text:list text:style-name="L1" text:continue-numbering="true">
        <text:list-item>
          <text:list text:continue-numbering="true">
            <text:list-item>
              <text:h text:style-name="P192" text:outline-level="2">Einfache Verzweigung (If)</text:h>
            </text:list-item>
          </text:list>
        </text:list-item>
      </text:list>
      <text:p text:style-name="P11"><text:span text:style-name="T26">If(</text:span> <text:span text:style-name="T2">Ausdruck </text:span><text:span text:style-name="T12">)</text:span></text:p>
      <text:p text:style-name="P11"><text:s text:c="2"/>{ <text:span text:style-name="T2">Anweisungen</text:span> }</text:p>
      <text:p text:style-name="P11">{ <text:span text:style-name="T26">ElseIf( </text:span><text:span text:style-name="T5">Ausdruck</text:span><text:span text:style-name="T26"> )</text:span></text:p>
      <text:p text:style-name="P11"><text:s text:c="2"/>{ <text:span text:style-name="T2">Anweisungen</text:span> } }</text:p>
      <text:p text:style-name="P11">[ <text:span text:style-name="T26">Else</text:span></text:p>
      <text:p text:style-name="P11"><text:s text:c="2"/>{ <text:span text:style-name="T2">Anweisungen</text:span> } ]</text:p>
      <text:p text:style-name="P18">EndIf</text:p>
      <text:p text:style-name="Standard"/>
      <text:p text:style-name="Text_20_body">Führt die Zeilen zwischen If und Else oder EndIf aus, wenn die Bedingung erfüllt ist, oder die Zeilen zwischen Else und EndIf (wenn es Else gibt), wenn sie es nicht ist.</text:p>
      <text:p text:style-name="Text_20_body">Wenn ElseIf verwendet wird, werden nur die Zeilen zwischen der <text:span text:style-name="T26">ersten</text:span> erfüllten Bedingung und dem nächsten ElseIf, Else oder EndIf ausgeführt. Der Else-Block (wenn er vorhanden ist) wird nur ausgeführt, wenn <text:span text:style-name="T26">keine</text:span> Bedingung erfüllt wurde.</text:p>
      <text:p text:style-name="Text_20_body">If, Else, ElseIf und EndIf müssen jeweils in einer eigenen Zeile stehen.</text:p>
      <text:list text:style-name="L1" text:continue-numbering="true">
        <text:list-item>
          <text:list text:continue-numbering="true">
            <text:list-item>
              <text:h text:style-name="P232" text:outline-level="2">Verzweigung anhand von Werten (Switch)</text:h>
            </text:list-item>
          </text:list>
        </text:list-item>
      </text:list>
      <text:p text:style-name="P11"><text:span text:style-name="T26">Switch(</text:span> <text:span text:style-name="T2">Ausdruck</text:span> <text:span text:style-name="T26">)</text:span></text:p>
      <text:p text:style-name="P11"><text:span text:style-name="T26">Case(</text:span> <text:span text:style-name="T2">Wert</text:span> {, <text:span text:style-name="T2">Wert </text:span>} <text:span text:style-name="T26">)</text:span></text:p>
      <text:p text:style-name="P11"><text:s text:c="2"/>{ <text:span text:style-name="T2">Anweisungen</text:span> }</text:p>
      <text:p text:style-name="P11">{ <text:span text:style-name="T26">Case(</text:span> <text:span text:style-name="T2">Wert</text:span> {, <text:span text:style-name="T2">Wert </text:span>} <text:span text:style-name="T26">)</text:span></text:p>
      <text:p text:style-name="P11"><text:s text:c="2"/>{ <text:span text:style-name="T2">Anweisungen</text:span> } }</text:p>
      <text:p text:style-name="P18">EndSwitch</text:p>
      <text:p text:style-name="P11"/>
      <text:p text:style-name="Text_20_body">Führt anhand des Wertes, den der angegebene Ausdruck hat, die Blöcke aus, die den Wert bei Case aufgelistet haben.</text:p>
      <text:p text:style-name="Text_20_body">Die Werte können in mehreren Case-Blöcken auftauchen (z.B. „Case( 1, 2 )“ und „Case( 2, 3 )“). Die „passenden“ Blöcke werden dann der Reihe nach ausgeführt.</text:p>
      <text:p text:style-name="Text_20_body">Ein „Durchrutschen“ oder „break“ wie in C ist in dieser Form nicht möglich. Durch mehrfache Angabe eines Wertes kann dies aber galanter und durchschaubarer erreicht werden.</text:p>
      <text:p text:style-name="Text_20_body">Es können unterschiedliche Datentypen verwendet werden, das Ergebnis des Switch-Ausdrucks wird zum Vergleich in den Datentyp des jeweiligen Wertes umgewandelt.</text:p>
      <text:p text:style-name="Standard">Gleitkomma-Zahlen sind jedoch aus zwei Gründen etwas problematisch: Erstens kann es Rundungsfehler geben, zwei scheinbar gleiche Zahlen könnten sich z.B. in der 15. Nachkommastelle unterscheiden. Zweitens muss man aufpassen, dass nicht versehentlich ganze Zahlen verwendet werden. Case( 2 ) würde z.B. dafür sorgen, dass das Ergebnis vom Switch-Ausdruck in eine ganze Zahl umgewandelt und somit gerundet würde. Damit würde der Block auch für Switch( 1.5 ) oder Switch( 2.4 ) erfüllt. Für einen Gleitkomma-Vergleich müsste Case( 2<text:span text:style-name="T26">.</text:span> ) verwendet werden.</text:p>
      <text:p text:style-name="Standard"/>
      <text:list text:style-name="L1" text:continue-numbering="true">
        <text:list-item>
          <text:list text:continue-numbering="true">
            <text:list-item>
              <text:h text:style-name="P192" text:outline-level="2">Auswahldialog (Choice, ChoiceDefault)</text:h>
            </text:list-item>
          </text:list>
        </text:list-item>
      </text:list>
      <text:p text:style-name="Standard"/>
      <text:p text:style-name="P11">( <text:span text:style-name="T26">Choice(</text:span> <text:span text:style-name="T2">Titel</text:span>, <text:span text:style-name="T2">Hinweis</text:span>, <text:span text:style-name="T2">Wert</text:span>, <text:span text:style-name="T2">Wert</text:span> {, <text:span text:style-name="T2">Wert </text:span>} <text:span text:style-name="T26">)</text:span></text:p>
      <text:p text:style-name="P18"><text:span text:style-name="T35">| </text:span>Choice( <text:span text:style-name="T5">Titel</text:span><text:span text:style-name="T35">, </text:span><text:span text:style-name="T5">Hinweis</text:span><text:span text:style-name="T35">, </text:span><text:span text:style-name="T5">Array</text:span> )</text:p>
      <text:p text:style-name="P11">| <text:span text:style-name="T26">ChoiceDefault(</text:span> <text:span text:style-name="T2">Titel</text:span>, <text:span text:style-name="T2">Hinweis</text:span>, <text:span text:style-name="T2">Standard</text:span>, <text:span text:style-name="T2">Zeit</text:span>, <text:span text:style-name="T2">Wert</text:span>, <text:span text:style-name="T2">Wert</text:span></text:p>
      <text:p text:style-name="P11"><text:span text:style-name="T2"><text:s text:c="16"/></text:span><text:s/>{, <text:span text:style-name="T2">Wert </text:span>} <text:span text:style-name="T26">)</text:span></text:p>
      <text:p text:style-name="P11">| <text:span text:style-name="T26">ChoiceDefault(</text:span> <text:span text:style-name="T2">Titel</text:span>, <text:span text:style-name="T2">Hinweis</text:span>, <text:span text:style-name="T2">Standard</text:span>, <text:span text:style-name="T2">Zeit</text:span>, <text:span text:style-name="T2">Array</text:span> <text:span text:style-name="T26">)</text:span></text:p>
      <text:p text:style-name="P12">)</text:p>
      <text:p text:style-name="P11"><text:span text:style-name="T26">Case( </text:span><text:span text:style-name="T2">Wert</text:span> {, <text:span text:style-name="T2">Wert</text:span> } <text:span text:style-name="T26">)</text:span></text:p>
      <text:p text:style-name="P11"><text:s text:c="2"/>{ <text:span text:style-name="T2">Anweisungen</text:span> }</text:p>
      <text:p text:style-name="P11">{ <text:span text:style-name="T26">Case(</text:span> <text:span text:style-name="T2">Wert</text:span> {, <text:span text:style-name="T2">Wert</text:span> } <text:span text:style-name="T26">)</text:span></text:p>
      <text:p text:style-name="P11"><text:s text:c="2"/>{ <text:span text:style-name="T2">Anweisungen</text:span> } }</text:p>
      <text:p text:style-name="P18">EndChoice</text:p>
      <text:p text:style-name="P11"/>
      <text:p text:style-name="Text_20_body">Bringt eine Auswahlbox mit den angegebenen Werten. Bei Case muss der Index (1 für den 1. Eintrag, 2 für den 2., usw.) angegeben werten. Bei Cancel / keiner Auswahl wird 0 zurückgegeben (also „Case 0“).</text:p>
      <text:p text:style-name="Text_20_body">Ansonsten ist die Funktionsweise identisch mit Switch.</text:p>
      <text:p text:style-name="Text_20_body">Theoretisch könnte man also auch <text:span text:style-name="T15">Switch( Choice(</text:span><text:span text:style-name="T27"> ... </text:span><text:span text:style-name="T15">) )</text:span> (Choice als Funktion, siehe <text:a xlink:type="simple" xlink:href="#9.19.5.Mehrfachauswahl (Choice)|outline">9.20.6 Mehrfachauswahl (Choice)</text:a>) verwenden, aber Choice als Ablaufstruktur ist übersichtlicher.</text:p>
      <text:p text:style-name="Text_20_body"><text:soft-page-break/>ChoiceDefault ist eine Variante, bei ein Eintrag vorausgewählt werden kann und der gerade gewählte Eintrag nach Ablauf der angegebenen Zeitspanne automatisch ausgewählt wird. Wählt der Benutzer einen anderen Eintrag, wird dieser Countdown neu gestartet.</text:p>
      <text:p text:style-name="Text_20_body">Die Vorauswahl (<text:span text:style-name="T2">Standard</text:span>) muss als Index angegeben werden (z.B. 2 für den 2. Eintrag). Es ist auch 0 für keine Vorauswahl (also "Cancel", wenn der Benutzer nichts auswählt) möglich.</text:p>
      <text:p text:style-name="Text_20_body">Die Zeitspanne für den Countdown muss in Sekunden angegeben werden. Wird 0 angegeben, gibt es keinen Countdown.</text:p>
      <text:p text:style-name="Text_20_body">Siehe auch<text:a xlink:type="simple" xlink:href="#9.20.9.Größe und Schriftart für Elemente in Auswahldialogen (SetChoiceEntryFormat)|outline"> 9.20.9 Größe und Schriftart für Elemente in Auswahldialogen (SetChoiceEntryFormat)</text:a></text:p>
      <text:p text:style-name="P90">Beispiel:</text:p>
      <text:p text:style-name="P11">Choice( "Test","Wähle eine Zahl","Eins","Zwei","Drei" )</text:p>
      <text:p text:style-name="P11">Case( 1 )</text:p>
      <text:p text:style-name="P11"><text:s text:c="2"/>Message( "Eins" )</text:p>
      <text:p text:style-name="P11">Case( 2, 3 )</text:p>
      <text:p text:style-name="P11"><text:s text:c="2"/>Message( "Zwei oder Drei" )</text:p>
      <text:p text:style-name="P11">Case( 3 )</text:p>
      <text:p text:style-name="P11"><text:s text:c="2"/>Message( "Drei" )</text:p>
      <text:p text:style-name="P11">Case( 0 )</text:p>
      <text:p text:style-name="P11"><text:s text:c="2"/>Message( "Cancel" )</text:p>
      <text:p text:style-name="P11"><text:s text:c="2"/>Exit</text:p>
      <text:p text:style-name="P11">EndChoice</text:p>
      <text:p text:style-name="P11"/>
      <text:list text:style-name="L1" text:continue-numbering="true">
        <text:list-item>
          <text:list text:continue-numbering="true">
            <text:list-item>
              <text:h text:style-name="P192" text:outline-level="2">Schleife mit Bedingung (While)</text:h>
            </text:list-item>
          </text:list>
        </text:list-item>
      </text:list>
      <text:p text:style-name="P11"><text:span text:style-name="T26">While(</text:span> <text:span text:style-name="T2">Bedingung </text:span><text:span text:style-name="T12">)</text:span></text:p>
      <text:p text:style-name="P11"><text:s text:c="5"/>{ <text:span text:style-name="T2">Anweisungen</text:span> }</text:p>
      <text:p text:style-name="P18">EndWhile</text:p>
      <text:p text:style-name="P11"/>
      <text:p text:style-name="Standard">Führt die Zeilen zwischen While und EndWhile aus solange die Bedingung erfüllt ist.</text:p>
      <text:p text:style-name="Standard">While und EndWhile müssen jeweils in einer eigenen Zeile stehen.</text:p>
      <text:p text:style-name="Standard"/>
      <text:list text:style-name="L1" text:continue-numbering="true">
        <text:list-item>
          <text:list text:continue-numbering="true">
            <text:list-item>
              <text:h text:style-name="P192" text:outline-level="2">Schleife über mehrere Werte (ForEach)</text:h>
            </text:list-item>
          </text:list>
        </text:list-item>
      </text:list>
      <text:p text:style-name="P11"><text:span text:style-name="T26">ForEach</text:span> <text:span text:style-name="T2">Variabl</text:span>e{, <text:span text:style-name="T2">Variable </text:span>} <text:span text:style-name="T26">in</text:span> <text:span text:style-name="T2">Typ </text:span><text:span text:style-name="T12">(</text:span><text:span text:style-name="T2"> Parameter </text:span>{, <text:span text:style-name="T2">Parameter</text:span> } <text:span text:style-name="T26">)</text:span></text:p>
      <text:p text:style-name="P11"><text:s text:c="2"/>{ <text:span text:style-name="T2">Anweisungen</text:span> }</text:p>
      <text:p text:style-name="P18">EndForEach</text:p>
      <text:p text:style-name="P11"/>
      <text:p text:style-name="Standard">Hierbei handelt es sich um ein recht mächtiges Instrument. Die angegebene(n) Variable(n) wird/werden in jedem Schleifendurchlauf mit den Werten gefüllt, die durch den gewählten Typ und Parameter vorgegeben werden.</text:p>
      <text:p text:style-name="Standard">Das reicht von einfachen Wertelisten (Typ "values") bis zu den Schlüsseln und Werten von Abschnitten in INI-Dateien ("iniKeys").</text:p>
      <text:p text:style-name="Standard"/>
      <text:p text:style-name="P52">Bitte beachten: Wenn ein Array-Element als zu belegende Variable angegeben wird, wird der Index nur beim Betreten der Schleife ausgewertet. Das heißt, wenn „i“ beim Betreten der ForEach-Schleife „1“ ist und „array[i]“ als Variable angegeben wurde, wird bei jedem Durchlauf „array[1]“ belegt, auch wenn „i“ im Schleifenblock einen anderen Wert zugewiesen bekommt!</text:p>
      <text:p text:style-name="P52">Dasselbe gilt für die Parameter: Sie werden ebenfalls ausgewertet, wenn die Schleife betreten wird.</text:p>
      <text:p text:style-name="P52"><text:soft-page-break/></text:p>
      <text:p text:style-name="P52"/>
      <text:p text:style-name="Standard">Soweit nicht anders angegeben, können die Parameter als beliebige Ausdrücke angegeben werden (also auch Funktionsaufrufe, Operatoren, ...).</text:p>
      <text:p text:style-name="Standard"/>
      <text:p text:style-name="Standard">Derzeit gibt es hier die folgenden Möglichkeiten:</text:p>
      <text:list text:style-name="L1" text:continue-numbering="true">
        <text:list-item>
          <text:list text:continue-numbering="true">
            <text:list-item>
              <text:list text:continue-numbering="true">
                <text:list-item>
                  <text:h text:style-name="P258" text:outline-level="3">Schleife über Datenwerte (Liste von Ausdrücken, Array-Inhalt, geteilte Zeichenfolgen, Zeichen einer Zeichenfolge)</text:h>
                </text:list-item>
              </text:list>
            </text:list-item>
          </text:list>
        </text:list-item>
      </text:list>
      <text:p text:style-name="Standard"/>
      <text:p text:style-name="P11"><text:span text:style-name="T26">ForEach</text:span> <text:span text:style-name="T2">Variable</text:span> <text:span text:style-name="T26">in values</text:span> <text:span text:style-name="T26">( </text:span><text:span text:style-name="T5">Wert </text:span>{, <text:span text:style-name="T2">Wert</text:span> } <text:span text:style-name="T26">)</text:span></text:p>
      <text:p text:style-name="Standard"/>
      <text:p text:style-name="Standard">Weist der angegebenen Variablen die aufgelisteten Werte (jeweils beliebige Ausdrücke) nacheinander zu.</text:p>
      <text:p text:style-name="Standard"/>
      <text:p text:style-name="P11"><text:span text:style-name="T26">ForEach</text:span> <text:span text:style-name="T2">Variable</text:span> <text:span text:style-name="T26">in array</text:span> <text:span text:style-name="T26">( </text:span><text:span text:style-name="T5">Arrayvariable</text:span> <text:span text:style-name="T26">)</text:span></text:p>
      <text:p text:style-name="Standard"/>
      <text:p text:style-name="Standard">Weist der angegebenen Variablen die im Array enthaltenen Werte nacheinander zu. Dabei werden die Elemente von 1 bis zur ersten nicht vorhandenen Zahl verwendet, alphanumerische oder nach einer Lücke angegebene Indizes werden ignoriert.</text:p>
      <text:p text:style-name="Standard"/>
      <text:p text:style-name="P11"><text:span text:style-name="T26">ForEach</text:span> <text:span text:style-name="T2">Index, Wert</text:span> <text:span text:style-name="T26">in array</text:span> <text:span text:style-name="T26">( </text:span><text:span text:style-name="T5">Arrayvariable</text:span> <text:span text:style-name="T26">)</text:span></text:p>
      <text:p text:style-name="Standard"/>
      <text:p text:style-name="Standard">Hierbei werden alle Werte des Arrays zurückgegeben. Der Index wird der ersten Variable und der zugewiesene Wert der zweiten Variable zugewiesen.</text:p>
      <text:p text:style-name="Standard"/>
      <text:p text:style-name="P11"><text:span text:style-name="T26">ForEach</text:span> <text:span text:style-name="T2">Variable</text:span> <text:span text:style-name="T26">in split ( </text:span><text:span text:style-name="T2">Zeichenfolge</text:span>, <text:span text:style-name="T2">Trennzeichen</text:span>, <text:span text:style-name="T2">Kürzen? </text:span><text:span text:style-name="T12">)</text:span></text:p>
      <text:p text:style-name="Standard"/>
      <text:p text:style-name="Standard">Ähnlich der Split-Funktion (siehe <text:a xlink:type="simple" xlink:href="#9.3.1.Aufteilen in mehrere Variablen/Arrayelemente (Split)|outline">9.3.1 Aufteilen in mehrere Variablen/Arrayelemente (Split)</text:a>), aber die einzelnen Teile werden der angegebenen Variablen nacheinander zugewiesen.</text:p>
      <text:p text:style-name="Standard"/>
      <text:p text:style-name="P11"><text:span text:style-name="T26">ForEach</text:span> <text:span text:style-name="T2">Variable</text:span> <text:span text:style-name="T26">in charsOf (</text:span> <text:span text:style-name="T2">Zeichenfolge</text:span> <text:span text:style-name="T26">)</text:span></text:p>
      <text:p text:style-name="Standard"/>
      <text:p text:style-name="Standard">Weist der Variablen jedes Zeichen der Zeichenfolge nacheinander zu. Dies funktioniert natürlich auch, wenn der Ausdruck eine Zahl ergibt – es werden dann z.B. „4“ und „2“ (für 42) nacheinander zugewiesen.</text:p>
      <text:list text:style-name="L1" text:continue-numbering="true">
        <text:list-item>
          <text:list text:continue-numbering="true">
            <text:list-item>
              <text:list text:continue-numbering="true">
                <text:list-item>
                  <text:h text:style-name="P258" text:outline-level="3">Schleife über Inhalte einer INI-Datei (Abschnitte, Werte)</text:h>
                </text:list-item>
              </text:list>
            </text:list-item>
          </text:list>
        </text:list-item>
      </text:list>
      <text:p text:style-name="P11"><text:span text:style-name="T26">ForEach</text:span> <text:span text:style-name="T2">Variable</text:span> <text:span text:style-name="T26">in iniSections (</text:span> <text:span text:style-name="T2">Dateiname</text:span> <text:span text:style-name="T26">)</text:span></text:p>
      <text:p text:style-name="Standard"/>
      <text:p text:style-name="Standard">Liefert die einzelnen Abschnitte („[Abschnitt]“, ohne eckige Klammern) der angegebenen INI-Datei.</text:p>
      <text:p text:style-name="Standard"/>
      <text:p text:style-name="P11"><text:span text:style-name="T26">ForEach</text:span> <text:span text:style-name="T2">Schüssel</text:span>, <text:span text:style-name="T2">Wert</text:span> <text:span text:style-name="T26">in iniKeys ( </text:span><text:span text:style-name="T2">Dateiname</text:span>, <text:span text:style-name="T2">Abschnitt</text:span> <text:span text:style-name="T26">)</text:span></text:p>
      <text:p text:style-name="Standard"/>
      <text:p text:style-name="Standard">Weist den angegebenen Variablen die Inhalte eines Abschnitts einer INI-Datei zu.</text:p>
      <text:p text:style-name="Standard">„Schlüssel“ ist dabei die Variable, die den Namen vor dem „=“ erhält, „Wert“ die Variable, die den Wert dahinter bekommt.</text:p>
      <text:p text:style-name="Standard"/>
      <text:p text:style-name="Standard"><text:soft-page-break/></text:p>
      <text:p text:style-name="Standard"/>
      <text:list text:style-name="L1" text:continue-numbering="true">
        <text:list-item>
          <text:list text:continue-numbering="true">
            <text:list-item>
              <text:list text:continue-numbering="true">
                <text:list-item>
                  <text:h text:style-name="P258" text:outline-level="3">Schleife über Registry-Inhalte (Unterschlüssel, Werte pro Schlüssel)</text:h>
                </text:list-item>
              </text:list>
            </text:list-item>
          </text:list>
        </text:list-item>
      </text:list>
      <text:p text:style-name="P20"><text:span text:style-name="T26">ForEach</text:span> <text:span text:style-name="T2">variable</text:span> <text:span text:style-name="T26">in regSubkeys (</text:span> <text:span text:style-name="T2">Wurzel</text:span><text:span text:style-name="T26">,</text:span> <text:span text:style-name="T2">Schlüssel</text:span> <text:span text:style-name="T26">)</text:span></text:p>
      <text:p text:style-name="P57"/>
      <text:p text:style-name="Standard"><text:span text:style-name="T41">Liefert alle Unterschlüssel des angegebenen Schlüssels. Siehe</text:span><text:a xlink:type="simple" xlink:href="#9.19.1.Registry-Einträge lesen (RegRead)|outline"> 9.19.1 Registry-Einträge lesen (RegRead)</text:a><text:span text:style-name="T41"> für die Parameter.</text:span></text:p>
      <text:p text:style-name="P57"/>
      <text:p text:style-name="P20"><text:span text:style-name="T26">ForEach</text:span> <text:span text:style-name="T2">wert</text:span>, <text:span text:style-name="T2">inhalt</text:span> <text:span text:style-name="T26">in regValues ( </text:span><text:span text:style-name="T5">Wurzel</text:span>, <text:span text:style-name="T2">Schlüssel</text:span> <text:span text:style-name="T26">)</text:span></text:p>
      <text:p text:style-name="P57"/>
      <text:p text:style-name="P57"><text:span text:style-name="T41">Belegt die Variablen mit den Werten in einem Registry-Schlüssel</text:span>.</text:p>
      <text:p text:style-name="P57"><text:span text:style-name="T41">„Wert“ ist der Name der Varialben, die den Namen des Werts zugewiesen bekommt, “Inhalt” wird der aktuelle Inhalt zugewiesen. Siehe auch </text:span><text:a xlink:type="simple" xlink:href="#9.19.1.Registry-Einträge lesen (RegRead)|outline"><text:span text:style-name="T41"><text:s/>9.19.1 Registry-Einträge lesen (RegRead)</text:span></text:a></text:p>
      <text:p text:style-name="P53">Diese Schleife liefert nicht den Standardwert eines Schlüssels (in Registry-Editoren üblicherweise als „(Default)“, „(Standard)“ oder „@“ angezeigt).</text:p>
      <text:list text:style-name="L1" text:continue-numbering="true">
        <text:list-item>
          <text:list text:continue-numbering="true">
            <text:list-item>
              <text:list text:continue-numbering="true">
                <text:list-item>
                  <text:h text:style-name="P258" text:outline-level="3">Schleife über Dateien und Verzeichnisse</text:h>
                </text:list-item>
              </text:list>
            </text:list-item>
          </text:list>
        </text:list-item>
      </text:list>
      <text:p text:style-name="Standard"><text:span text:style-name="T16">ForEach</text:span><text:span text:style-name="T15"> </text:span><text:span text:style-name="T17">Variable</text:span><text:span text:style-name="T15"> </text:span><text:span text:style-name="T16">in files </text:span><text:span text:style-name="T15">( </text:span><text:span text:style-name="T17">Such-Ausdruck</text:span><text:span text:style-name="T15"> )</text:span></text:p>
      <text:p text:style-name="P11"><text:span text:style-name="T26">ForEach</text:span> <text:span text:style-name="T2">Variable</text:span> <text:span text:style-name="T26">in directories </text:span>( <text:span text:style-name="T2">Such-Ausdruck</text:span> )</text:p>
      <text:p text:style-name="P11"/>
      <text:p text:style-name="Standard">Liefert die Dateien bzw. Verzeichnisse zurück, die dem Such-Ausdruck entsprechen.</text:p>
      <text:p text:style-name="Standard">Der Ausdruck muss aus einem festen Pfad und einer Dateinamen-Angabe mit Platzhaltern bestehen, z.B. <text:span text:style-name="T15">"\My documents\A*.psw"</text:span>.</text:p>
      <text:list text:style-name="L1" text:continue-numbering="true">
        <text:list-item>
          <text:list text:continue-numbering="true">
            <text:list-item>
              <text:h text:style-name="P192" text:outline-level="2">Feste Anzahl an Wiederholungen (Repeat)</text:h>
            </text:list-item>
          </text:list>
        </text:list-item>
      </text:list>
      <text:p text:style-name="P11"><text:span text:style-name="T26">Repeat (</text:span> <text:span text:style-name="T2">Anzahl</text:span> <text:span text:style-name="T26">)</text:span></text:p>
      <text:p text:style-name="P11"><text:s text:c="2"/>{ <text:span text:style-name="T2">Anweisungen</text:span> }</text:p>
      <text:p text:style-name="P18">EndRepeat</text:p>
      <text:p text:style-name="Standard"/>
      <text:p text:style-name="Standard">Wiederholt die Befehle zwischen diesen beiden Befehlen <text:span text:style-name="T2">Anzahl</text:span> mal.</text:p>
      <text:p text:style-name="Standard">Die Anzahl muss mindestens 1 se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 text:continue-numbering="true">
        <text:list-item>
          <text:list text:continue-numbering="true">
            <text:list-item>
              <text:h text:style-name="P192" text:outline-level="2"><text:soft-page-break/>Einfaches Durchzählen (For)</text:h>
            </text:list-item>
          </text:list>
        </text:list-item>
      </text:list>
      <text:p text:style-name="P20"><text:span text:style-name="T26">For </text:span><text:span text:style-name="T5">Variable</text:span><text:span text:style-name="T26"> = </text:span><text:span text:style-name="T5">Start</text:span><text:span text:style-name="T26"> to </text:span><text:span text:style-name="T5">Ende</text:span><text:span text:style-name="T26"> [ step </text:span><text:span text:style-name="T2">Schrittweite</text:span><text:span text:style-name="T26"> ]</text:span></text:p>
      <text:p text:style-name="P20"><text:s text:c="2"/>{ <text:span text:style-name="T2">instructions</text:span> }</text:p>
      <text:p text:style-name="P21">Next</text:p>
      <text:p text:style-name="P57"/>
      <text:p text:style-name="Text_20_body">Im ersten Durchlauf wird <text:span text:style-name="T2">Variable</text:span> auf <text:span text:style-name="T2">Start</text:span> gesetzt, dann wird sie in jedem weiteren Durchlauf um <text:span text:style-name="T2">Schrittweite</text:span> erhöht (bzw. verringert, wenn <text:span text:style-name="T5">Schrittweite</text:span> negativ ist) bis <text:span text:style-name="T2">Ende</text:span> überschritten wurde (<text:span text:style-name="T2">Variable </text:span><text:span text:style-name="T11">ist größer als </text:span><text:span text:style-name="T2">Ende</text:span><text:span text:style-name="T11">, wenn </text:span><text:span text:style-name="T2">Schrittweite</text:span><text:span text:style-name="T11"> positiv ist, kleiner, wenn </text:span><text:span text:style-name="T2">Schrittweite</text:span><text:span text:style-name="T11"> negativ ist)</text:span>.</text:p>
      <text:p text:style-name="Text_20_body">Wird die Schrittweite weggelassen, wird 1 oder -1 verwendet, je nachdem ob <text:span text:style-name="T2">Ende</text:span> größer als <text:span text:style-name="T2">Start</text:span> ist oder andersherum.</text:p>
      <text:p text:style-name="Text_20_body">For arbeitet mit ganzen Zahlen und Gleitkommawerten. Bei Gleitkomma-Zahlen werden für den Vergleich 6 Nachkommastellen verwendet (siehe auch<text:a xlink:type="simple" xlink:href="#9.4.8.Gleitkomma-Zahlen vergleichen (CompareFloat)|outline"> 9.4.8 Gleitkomma-Zahlen vergleichen (CompareFloat)</text:a>).</text:p>
      <text:p text:style-name="Text_20_body">Bitte berücksichtige, dass alle Ausdrücke (für <text:span text:style-name="T2">Start</text:span>, <text:span text:style-name="T2">Ende</text:span>, S<text:span text:style-name="T2">chrittweite</text:span>) nur einmal (beim Betreten der Schleife) ausgewertet werden. Wird also z.B. eine Variable für Ende oder Schrittweite verwendet („For i = 1 to end step x“), und diese in der Schleife verändert, werden für den nächsten Durchlauf und die Ende-Bedingung weiterhin die Werte verwendet, die vor der Schleife in den Variablen standen.</text:p>
      <text:list text:style-name="L1" text:continue-numbering="true">
        <text:list-item>
          <text:list text:continue-numbering="true">
            <text:list-item>
              <text:h text:style-name="P232" text:outline-level="2">Unterroutinen (Sub, Call/CallFunction)</text:h>
            </text:list-item>
          </text:list>
        </text:list-item>
      </text:list>
      <text:p text:style-name="P11"><text:span text:style-name="T26">Sub </text:span><text:span text:style-name="T2">Unterroutine</text:span></text:p>
      <text:p text:style-name="P11"><text:s text:c="2"/>{ <text:span text:style-name="T2">Anweisungen</text:span> }</text:p>
      <text:p text:style-name="P18">EndSub</text:p>
      <text:p text:style-name="P11"/>
      <text:p text:style-name="P11"><text:span text:style-name="T26">Call(</text:span> <text:span text:style-name="T2">Unterroutine </text:span><text:span text:style-name="T11">{,</text:span><text:span text:style-name="T2"> Parameter</text:span><text:span text:style-name="T11">}</text:span><text:span text:style-name="T2"> </text:span><text:span text:style-name="T12">)</text:span></text:p>
      <text:p text:style-name="P14">CallFunction( <text:span text:style-name="T5">Unterroutine, Variable</text:span><text:span text:style-name="T2"> </text:span><text:span text:style-name="T35">{,</text:span><text:span text:style-name="T2"> </text:span><text:span text:style-name="T5">Parameter</text:span><text:span text:style-name="T35">}</text:span> )</text:p>
      <text:p text:style-name="P11"/>
      <text:p text:style-name="Text_20_body">Mit „Call“ läuft das Script an der Zeile mit der „Sub“-Anweisung mit demselben Parameter weiter.</text:p>
      <text:p text:style-name="Text_20_body">Sobald das Ende der Unterroutine (EndSub) erreicht wurde, wird zur Zeile nach „Call“ zurückgesprungen.</text:p>
      <text:p text:style-name="Text_20_body">Im Gegensatz zu den meisten anderen Anweisungen muss nach „Sub“ ohne Klammern der Name der Unterroutine stehen, Ausdrücke sind hier nicht erlaubt!</text:p>
      <text:p text:style-name="Text_20_body">Bei Call/CallFunction muss dagegen der Funktionsname in Anführungszeichen stehen, da er ein Ausdruck wie alle anderen Parameter ist. Theoretisch könnte man sogar etwas wie „Call( variableMitDerUnterfunktion )“ als eine Art „On ... Gosub ...“ (wenn sich noch jemand an den BASIC-Befehl erinnert...) verwenden, aber das ist kein guter Programmierstil und könnte Probleme verursachen, wenn dabei irgendeine Funktion herauskommt, die es nicht gibt.</text:p>
      <text:p text:style-name="Text_20_body">Im Falle von „Call“ ist auch die alte Syntax eine nette Alternative, da „Call Unterroutine“ besser aussieht als „Call( "Unterroutine" )“. Das gilt aber nur, solange keine Parameter mitgegeben werden.</text:p>
      <text:p text:style-name="Text_20_body">Wenn Parameter angegeben werden, werden in der Unterroutine zwei lokale Variablen (siehe <text:a xlink:type="simple" xlink:href="#7.5.2.Gültigkeitsbereich von Variablen|outline"><text:s/>7.5.2 Gültigkeitsbereich von Variablen</text:a>) belegt: argc enthält die Anzahl der übergebenen Parameter und argv ist ein Array mit allen Parametern. Wenn also zwei Parameter übergeben werden, ist argc 2, argv[1] der erste Parameter und argv[2] der zweite.</text:p>
      <text:p text:style-name="Text_20_body">Wird CallFunction verwendet, wird ein Wert, der in der Unterroutine mit „Return( wert )“ gesetzt wurde, der angegebenen Variablen zugewiesen. Im Gegensatz zu vielen anderen Sprachen verlässt Return() in MortScript die Unterfunktion nicht, sondern definiert nur den Rückgabewert! Wird Return() nicht aufgerufen, wird die Variable geleert (siehe auch IsEmpty()).</text:p>
      <text:p text:style-name="Text_20_body">Die Unterroutinen müssen nach dem Hauptprogramm kommen, MortScript beendet das Script beim ersten "Sub" auf das es stößt.</text:p>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1" text:continue-numbering="true">
        <text:list-item>
          <text:list text:continue-numbering="true">
            <text:list-item>
              <text:h text:style-name="P192" text:outline-level="2"><text:soft-page-break/>Unterroutinen aus anderen Dateien einbinden (Include)</text:h>
            </text:list-item>
          </text:list>
        </text:list-item>
      </text:list>
      <text:p text:style-name="P11"><text:span text:style-name="T26">Include(</text:span> <text:span text:style-name="T2">Datei </text:span><text:span text:style-name="T12">)</text:span></text:p>
      <text:p text:style-name="P21"/>
      <text:p text:style-name="Text_20_body">Mit Include werden alle Sub-Blöcke der angegebenen Datei so eingebunden als wären sie im aktuellen Script.</text:p>
      <text:p text:style-name="Text_20_body">Die mit Include eingebundene Datei kann ebenfalls Include-Anweisungen enthalten, sollte aber sonst keine Kommandos außerhalb der Sub-Blöcke enthalten. (Diese würden einfach ignoriert)</text:p>
      <text:p text:style-name="Text_20_body">Include-Anweisungen sollten am Anfang des Scripts stehen. Sie werden schon vor der Ausführung des Scripts interpretiert, da sonst evtl. Call-Anweisungen fehlschlagen würden.</text:p>
      <text:p text:style-name="Text_20_body">Beachte bitte, dass mit vielen Includes auch die Gefahr steigt, dass zwei Sub-Blöcke mit demselben Namen auftauchen. MortScript bricht in diesem Fall schon vor der Ausführung des Scripts mit einer Fehlermeldung ab.</text:p>
      <text:list text:style-name="L1" text:continue-numbering="true">
        <text:list-item>
          <text:list text:continue-numbering="true">
            <text:list-item>
              <text:h text:style-name="P256" text:outline-level="2">Anderes Script als <text:span text:style-name="T47">Unterroutine</text:span> (CallScript/CallScriptFunction)</text:h>
            </text:list-item>
          </text:list>
        </text:list-item>
      </text:list>
      <text:p text:style-name="P11"><text:span text:style-name="T26">CallScript(</text:span> <text:span text:style-name="T2">MortScript-Datei </text:span><text:span text:style-name="T51">{</text:span><text:span text:style-name="T52">, </text:span><text:span text:style-name="T54">P</text:span><text:span text:style-name="T55">arameter </text:span><text:span text:style-name="T53">}</text:span><text:span text:style-name="T2"> </text:span><text:span text:style-name="T12">)</text:span></text:p>
      <text:p text:style-name="P20"><text:span text:style-name="T26">CallScriptFunction(</text:span> <text:span text:style-name="T2">MortScript-Datei, Variable </text:span><text:span text:style-name="T13">{</text:span><text:span text:style-name="T12">, </text:span><text:span text:style-name="T5">P</text:span><text:span text:style-name="T2">arameter </text:span><text:span text:style-name="T11">}</text:span><text:span text:style-name="T2"> </text:span><text:span text:style-name="T12">)</text:span></text:p>
      <text:p text:style-name="P22"/>
      <text:p text:style-name="Text_20_body">Führt das angegebene Script aus als wäre es eine Unterroutine.</text:p>
      <text:p text:style-name="Text_20_body">Dies gilt auch für die Variablen, d.h., es können auch die Variablen des aufrufenden Scripts verändert werden! Im aufgerufenen Script sollten also möglichst Local() oder Global() verwendet werden.</text:p>
      <text:p text:style-name="Text_20_body">Auch die Parameterübergabe (argc und argv) und Rückgabe von Werten (Return()) arbeiten wie bei Sub-Unterroutinen.</text:p>
      <text:p text:style-name="Text_20_body">Bitte beachte auch <text:a xlink:type="simple" xlink:href="#6.5.Verzeichnisse und Dateien|outline">6.5 Verzeichnisse und Dateien</text:a>.</text:p>
      <text:p text:style-name="P38">Beispiel:</text:p>
      <text:p text:style-name="P11">CallScript( "subscript.mscr" )</text:p>
      <text:p text:style-name="P11"/>
      <text:p text:style-name="Standard"><text:span text:style-name="T27">Für den Aufruf von anderen Programmen oder „selbstständigen“ Scripten gibt es eigene Befehle, siehe </text:span><text:a xlink:type="simple" xlink:href="#9.5.Ausführen von Anwendungen oder Dokumente öffnen|outline"><text:span text:style-name="T27">9.6 Ausführen von Anwendungen oder Dokumente öffnen.</text:span></text:a></text:p>
      <text:list text:style-name="L1" text:continue-numbering="true">
        <text:list-item>
          <text:list text:continue-numbering="true">
            <text:list-item>
              <text:h text:style-name="P192" text:outline-level="2">Rückgabewert setzen (Return)</text:h>
            </text:list-item>
          </text:list>
        </text:list-item>
      </text:list>
      <text:p text:style-name="P18">Return( <text:span text:style-name="T5">Wert</text:span> )</text:p>
      <text:p text:style-name="Standard"/>
      <text:p text:style-name="Text_20_body"><text:a xlink:type="simple" xlink:href="" text:style-name="Internet_20_link" text:visited-style-name="Visited_20_Internet_20_Link"><text:span text:style-name="T27">Gibt den angegebenen Wert zurück, wenn die Sub-Routine bzw. das Script mit Call(Script)Function aufgerufen wurde.</text:span></text:a></text:p>
      <text:p text:style-name="P92">Im Gegensatz zu den meisten anderen Sprachen wird bei MortScript hiermit nicht die Unterfunktion bzw. das Script verlassen sondern nur der Rückgabewert gesetzt! Arrays sind hierbei auch möglich.</text:p>
      <text:p text:style-name="Text_20_body"><text:span text:style-name="T27">Siehe auch </text:span><text:a xlink:type="simple" xlink:href="#8.9.Unterroutinen (Sub, Call/CallFunction)|outline"><text:span text:style-name="T27"><text:s/>8.9 Unterroutinen (Sub, Call/CallFunction)</text:span></text:a><text:span text:style-name="T27"> und </text:span><text:a xlink:type="simple" xlink:href="#8.10.Anderes Script als Unterroutine (CallScript/CallScriptFunction)|outline"><text:span text:style-name="T27"><text:s/>8.10 Anderes Script als Unterroutine (CallScript/CallScriptFunction)</text:span></text:a></text:p>
      <text:p text:style-name="Text_20_body"><text:a xlink:type="simple" xlink:href="#8.10.Anderes Script als Unterroutine (CallScript/CallScriptFunction)|outline"><text:span text:style-name="T27"/></text:a></text:p>
      <text:p text:style-name="Text_20_body">.</text:p>
      <text:list text:style-name="L1" text:continue-numbering="true">
        <text:list-item>
          <text:list text:continue-numbering="true">
            <text:list-item>
              <text:h text:style-name="P192" text:outline-level="2"><text:soft-page-break/>Script vorzeitig beenden (Exit)</text:h>
            </text:list-item>
          </text:list>
        </text:list-item>
      </text:list>
      <text:p text:style-name="P18">Exit</text:p>
      <text:p text:style-name="Standard"/>
      <text:p text:style-name="Standard">Beendet das Script</text:p>
      <text:p text:style-name="Standard"/>
      <text:p text:style-name="Standard"/>
      <text:p text:style-name="P61"/>
      <text:p text:style-name="Standard"/>
      <text:p text:style-name="Standard"/>
      <text:list text:style-name="L1" text:continue-numbering="true">
        <text:list-item>
          <text:h text:style-name="P181" text:outline-level="1">Kommandos und Funktionen</text:h>
        </text:list-item>
      </text:list>
      <text:p text:style-name="Text_20_body">Funktionen werden durch <text:span text:style-name="T2">Typ</text:span><text:span text:style-name="T15"> </text:span><text:span text:style-name="T16">= Funktion(</text:span><text:span text:style-name="T15"> ... </text:span><text:span text:style-name="T16">)</text:span><text:span text:style-name="T31"> </text:span><text:span text:style-name="T28">dargestellt.</text:span></text:p>
      <text:p text:style-name="Text_20_body"><text:span text:style-name="T28">Der Typ ist entweder </text:span><text:span text:style-name="T32">Zeichen(folge)</text:span><text:span text:style-name="T28">, </text:span><text:span text:style-name="T32">Bool(escher Wert)</text:span><text:span text:style-name="T28">, </text:span><text:span text:style-name="T32">Ganz(zahl)</text:span><text:span text:style-name="T28"> oder </text:span><text:span text:style-name="T32">Gleit(kommazahl), </text:span><text:span text:style-name="T33">je nachdem, was die Funktion zurück gibt. Boolesche Werte sind eigentlich auch ganze Zahlen, aber es werden hier nur TRUE (1) oder FALSE (0) zurückgegeben.</text:span></text:p>
      <text:p text:style-name="Text_20_body">Werden unterschiedliche Typen zurückgegeben, wird nur „<text:span text:style-name="T2">Wert</text:span> =“ angegeben. (Üblicherweise gibt es dann in der Beschreibung genauere Informationen.)</text:p>
      <text:p text:style-name="Text_20_body"><text:span text:style-name="T28">Selbstverständlich können alle Funktionen auch in komplexeren Ausdrücken als einer einfachen „Variable = ...“-Zuweisung verwendet werden (vgl. </text:span><text:a xlink:type="simple" xlink:href="#7.Mögliche Parameter bzw. Zuweisungen|outline"><text:span text:style-name="T28">7 Mögliche Parameter bzw. Zuweisungen</text:span></text:a><text:span text:style-name="T28">).</text:span></text:p>
      <text:list text:style-name="L1" text:continue-numbering="true">
        <text:list-item>
          <text:list text:continue-numbering="true">
            <text:list-item>
              <text:h text:style-name="P192" text:outline-level="2">Fehlerbehandlung (ErrorLevel)</text:h>
            </text:list-item>
          </text:list>
        </text:list-item>
      </text:list>
      <text:p text:style-name="Standard"><text:span text:style-name="T26">ErrorLevel (</text:span> <text:span text:style-name="T2">Fehlerebene</text:span> <text:span text:style-name="T26">)</text:span></text:p>
      <text:p text:style-name="Standard"/>
      <text:p text:style-name="Standard">Bestimmt, welche Fehlermeldungen angezeigt werden. Die Fehlerebene muss eine Zeichenfolge (z.B. "syntax") sein, also <text:span text:style-name="T26">nicht</text:span> ErrorLevel( syntax ) - außer „syntax“ wäre eine Variable, die "syntax" enthält...</text:p>
      <text:p text:style-name="Standard">Der Standard ist „error“.</text:p>
      <text:p text:style-name="Standard">Auch der Programmablauf wird ggf. beeinflusst: Wenn die Fehlerebene „warn“ oder „error“ ist, wird das Script bei Fehlern abgebrochen (siehe Liste unten).</text:p>
      <text:p text:style-name="Standard">Ist der ErrorLevel „off“ bis „syntax“, werden viele Fehler ignoriert, damit sie ggf. mit „wndExists(...)“ o.ä. abgefragt werden kann.</text:p>
      <text:p text:style-name="Standard"/>
      <text:p text:style-name="Standard">Mögliche Fehlerebenen:</text:p>
      <text:p text:style-name="P63">off<text:tab/>Keine Fehlermeldungen</text:p>
      <text:p text:style-name="P64"><text:span text:style-name="T26"><text:tab/></text:span>Das Script wird ggf. ohne Nachricht abgebrochen.</text:p>
      <text:p text:style-name="P63">critical<text:tab/>Kritische Fehlermeldungen</text:p>
      <text:p text:style-name="P64"><text:tab/>derzeit keine, reserviert für spätere Versionen</text:p>
      <text:p text:style-name="P63">syntax<text:tab/>Syntaxfehler</text:p>
      <text:p text:style-name="P64"><text:tab/>z.B. falsche Parameteranzahl oder ungültige Bedingungen</text:p>
      <text:p text:style-name="P63">error<text:tab/>Andere Fehler</text:p>
      <text:p text:style-name="P64"><text:tab/>z.B. nicht existierende Fenster, Registry-Eintrag konnte nicht erstellt oder entfernt</text:p>
      <text:p text:style-name="P64"><text:tab/>werden, neues Dokument oder Verzeichnis konnte nicht erstellt werden.</text:p>
      <text:p text:style-name="P63">warn<text:tab/>Warnungen</text:p>
      <text:p text:style-name="P64"><text:tab/>z.B. Datei/Verzeichnis konnte nicht entfernt werden, copy/move/rename schug fehl (Ziel</text:p>
      <text:p text:style-name="P64"><text:tab/>bereits vorhanden?)</text:p>
      <text:p text:style-name="P64"/>
      <text:p text:style-name="P64">Die weiter unten stehenden Ebenen schließen die darüber jeweils mit ein, bei „error“ werden also auch Fehler der Stufe „syntax“ oder „critical“ ausgegeben.</text:p>
      <text:list text:style-name="L1" text:continue-numbering="true">
        <text:list-item>
          <text:list text:continue-numbering="true">
            <text:list-item>
              <text:h text:style-name="P232" text:outline-level="2">Variablen</text:h>
              <text:list>
                <text:list-item>
                  <text:h text:style-name="P258" text:outline-level="3">Variablen belegen („=“, „+=“, ... und Set)</text:h>
                </text:list-item>
              </text:list>
            </text:list-item>
          </text:list>
        </text:list-item>
      </text:list>
      <text:p text:style-name="P11"><text:span text:style-name="T2">Variable</text:span> <text:span text:style-name="T26">=</text:span> <text:span text:style-name="T2">Ausdruck</text:span></text:p>
      <text:p text:style-name="P29">Variable <text:span text:style-name="T12">+=</text:span> Ausdruck</text:p>
      <text:p text:style-name="P29">Variable <text:span text:style-name="T12">-=</text:span> Ausdruck</text:p>
      <text:p text:style-name="P29">Variable <text:span text:style-name="T12">*=</text:span> Ausdruck</text:p>
      <text:p text:style-name="P29">Variable <text:span text:style-name="T12">/=</text:span> Ausdruck</text:p>
      <text:p text:style-name="P29">Variable <text:span text:style-name="T12">&amp;=</text:span> Ausdruck</text:p>
      <text:p text:style-name="P29">Variable <text:span text:style-name="T12">\=</text:span> Ausdruck</text:p>
      <text:p text:style-name="P11"><text:span text:style-name="T26">Set(</text:span> <text:span text:style-name="T2">Variable</text:span>, <text:span text:style-name="T2">Ausdruck</text:span> <text:span text:style-name="T26">)</text:span></text:p>
      <text:p text:style-name="P18"/>
      <text:p text:style-name="P37">Weist der Variablen das Ergebnis des Ausdrucks zu.</text:p>
      <text:p text:style-name="P62"/>
      <text:p text:style-name="Text_20_body">Set() sollte nicht mehr verwendet werden, verwende besser <text:span text:style-name="T2">Variable</text:span> = <text:span text:style-name="T2">Ausdruck</text:span><text:span text:style-name="T11">.</text:span></text:p>
      <text:p text:style-name="P96">Die kombinierten Zuweisungsoperatoren (+= usw.) sind Abkürzungen für <text:span text:style-name="T2">Variable</text:span> = <text:span text:style-name="T2">Variable</text:span> <text:span text:style-name="T2">Operator</text:span> <text:span text:style-name="T2">Ausdruck</text:span>. <text:span text:style-name="T15">i+=1</text:span> bewirkt z.B. dassselbe wie <text:span text:style-name="T15">i=i+1</text:span>.</text:p>
      <text:p text:style-name="Text_20_body">Allerdings hat Set eine kleine Extrafunktion: Wird als Variablenname eine Variable in %...% angegeben, wird die Variable belegt, die in dieser Variablen steht. Also wenn „varRef“ den Wert „var“ enthält, und %varRef% angegeben wird, wird nicht die Variable „varRef“ mit dem Ergebnis des Ausdrucks belegt, sondern „var“.</text:p>
      <text:p text:style-name="Text_20_body">Enthält „varRef“ eine Zeichenfolge, die mit „%“ anfängt und aufhört, wird dieses Spielchen rekursiv weiter getrieben, bis ein Variablenname ohne umgebende % enthalten ist (oder das System wegen fehlendem Stack-Speicher die Grätsche macht...).</text:p>
      <text:p text:style-name="Text_20_body">Dies ist üblicherweise recht verwirrend, fehleranfällig und etwas veraltet. Verwende besser Referenzen (siehe <text:a xlink:type="simple" xlink:href="#7.5.4.Referenzen ([Variablenname])|outline">7.5.4 Referenzen ([Variablenname])</text:a>) wo immer es möglich und nötig ist.</text:p>
      <text:list text:style-name="L1" text:continue-numbering="true">
        <text:list-item>
          <text:list text:continue-numbering="true">
            <text:list-item>
              <text:list text:continue-numbering="true">
                <text:list-item>
                  <text:h text:style-name="P258" text:outline-level="3">Ausdrücke in einer Zeichenfolge (Eval)</text:h>
                </text:list-item>
              </text:list>
            </text:list-item>
          </text:list>
        </text:list-item>
      </text:list>
      <text:p text:style-name="P97"><text:span text:style-name="T5">Wert</text:span> = <text:span text:style-name="T26">Eval(</text:span> <text:span text:style-name="T2">Zeichenfolge</text:span> <text:span text:style-name="T26">)</text:span></text:p>
      <text:p text:style-name="Standard">Führt einen in der Zeichenfolge enthaltenen Ausdruck aus und liefert das Ergebnis zurück.</text:p>
      <text:p text:style-name="Standard"/>
      <text:p text:style-name="P42">Beispiel:</text:p>
      <text:p text:style-name="P11">x = Eval( "1+5*x" )</text:p>
      <text:p text:style-name="Standard"><text:span text:style-name="T38"></text:span><text:span text:style-name="T50"> x = 26, wenn x vorher 5 war</text:span></text:p>
      <text:list text:style-name="L1" text:continue-numbering="true">
        <text:list-item>
          <text:list text:continue-numbering="true">
            <text:list-item>
              <text:list text:continue-numbering="true">
                <text:list-item>
                  <text:h text:style-name="P258" text:outline-level="3">Variable oder Array-Element entfernen (Clear)</text:h>
                </text:list-item>
              </text:list>
            </text:list-item>
          </text:list>
        </text:list-item>
      </text:list>
      <text:p text:style-name="P24"><text:span text:style-name="T26">Clear(</text:span> <text:span text:style-name="T2">Variable</text:span> <text:span text:style-name="T26">)</text:span></text:p>
      <text:p text:style-name="P25"/>
      <text:p text:style-name="Text_20_body">Entfernt den Inhalt der angegebenen Variablen oder des Array-Elements. Im Gegensatz zu einer leeren Zeichenfolge ("") liefert IsEmpty() TRUE (siehe unten) und ein gelöschtes Array-Element wird bei ForEach, Choice u.ä. nicht mehr berücksichtigt.</text:p>
      <text:p text:style-name="Text_20_body"/>
      <text:list text:style-name="L1" text:continue-numbering="true">
        <text:list-item>
          <text:list text:continue-numbering="true">
            <text:list-item>
              <text:list text:continue-numbering="true">
                <text:list-item>
                  <text:h text:style-name="P258" text:outline-level="3"><text:soft-page-break/>Prüfen ob eine Variable belegt ist (IsEmpty)</text:h>
                </text:list-item>
              </text:list>
            </text:list-item>
          </text:list>
        </text:list-item>
      </text:list>
      <text:p text:style-name="P24"><text:span text:style-name="T5">Bool </text:span><text:span text:style-name="T35">= </text:span><text:span text:style-name="T26">IsEmpty(</text:span> <text:span text:style-name="T2">Variable</text:span> <text:span text:style-name="T26">)</text:span></text:p>
      <text:p text:style-name="P25"/>
      <text:p text:style-name="Text_20_body">Liefert TRUE, wenn der Variable noch kein Wert zugewiesen wurde oder dieser mit Clear() entfernt wurde, FALSE wenn die Variable einen Wert enthält – selbst wenn es eine leere Zeichenfolge ("") ist.</text:p>
      <text:list text:style-name="L1" text:continue-numbering="true">
        <text:list-item>
          <text:list text:continue-numbering="true">
            <text:list-item>
              <text:list text:continue-numbering="true">
                <text:list-item>
                  <text:h text:style-name="P258" text:outline-level="3">Gültigkeitsbereich für Variablen (Local, Global)</text:h>
                </text:list-item>
              </text:list>
            </text:list-item>
          </text:list>
        </text:list-item>
      </text:list>
      <text:p text:style-name="P24"><text:span text:style-name="T26">Local( </text:span><text:span text:style-name="T35">[</text:span><text:span text:style-name="T5"> Variable </text:span><text:span text:style-name="T35">{</text:span><text:span text:style-name="T26">,</text:span><text:span text:style-name="T5"> Variable </text:span><text:span text:style-name="T35">} ]</text:span><text:span text:style-name="T26"> )</text:span></text:p>
      <text:p text:style-name="P22">Global( <text:span text:style-name="T5">Variable </text:span><text:span text:style-name="T35">{</text:span>,<text:span text:style-name="T5"> Variable </text:span><text:span text:style-name="T35">}</text:span> )</text:p>
      <text:p text:style-name="P26"/>
      <text:p text:style-name="Text_20_body">Mit Local() werden alle (wenn keine Variablen angegeben wurde) oder die angegebenen Variablen lokal für den aktuellen Block (Sub-Routine oder die Hauptroutine) gehalten.</text:p>
      <text:p text:style-name="Text_20_body">Global() arbeitet andersherum: Die angegebenen Variablen werden als globale Variablen behandelt, alle anderen sind lokal.</text:p>
      <text:p text:style-name="Text_20_body">Siehe auch <text:a xlink:type="simple" xlink:href="#7.5.2.Gültigkeitsbereich von Variablen|outline">7.5.2 Gültigkeitsbereich von Variablen.</text:a></text:p>
      <text:list text:style-name="L1" text:continue-numbering="true">
        <text:list-item>
          <text:list text:continue-numbering="true">
            <text:list-item>
              <text:h text:style-name="P192" text:outline-level="2">Operationen mit Zeichenfolgen</text:h>
              <text:list>
                <text:list-item>
                  <text:h text:style-name="P258" text:outline-level="3">Länge einer Zeichenfolge ermitteln (Length)</text:h>
                </text:list-item>
              </text:list>
            </text:list-item>
          </text:list>
        </text:list-item>
      </text:list>
      <text:p text:style-name="P20"><text:span text:style-name="T2">Ganz</text:span> = <text:span text:style-name="T26">Length(</text:span> <text:span text:style-name="T2">Zeichenfolge</text:span> <text:span text:style-name="T26">)</text:span></text:p>
      <text:p text:style-name="P21"/>
      <text:p text:style-name="Text_20_body">Liefert die Anzahl der Zeichen in der angegebenen Zeichenfolge.</text:p>
      <text:p text:style-name="P43">Beispiel:</text:p>
      <text:p text:style-name="P11">x = Length( "Dies ist ein Test" )</text:p>
      <text:p text:style-name="P57"><text:span text:style-name="T37"></text:span> x = 17</text:p>
      <text:list text:style-name="L1" text:continue-numbering="true">
        <text:list-item>
          <text:list text:continue-numbering="true">
            <text:list-item>
              <text:list text:continue-numbering="true">
                <text:list-item>
                  <text:h text:style-name="P258" text:outline-level="3">Teil einer Zeichenfolge (SubStr)</text:h>
                </text:list-item>
              </text:list>
            </text:list-item>
          </text:list>
        </text:list-item>
      </text:list>
      <text:p text:style-name="P11"><text:span text:style-name="T2">Zeichenfolge</text:span> = <text:span text:style-name="T26">SubStr(</text:span> <text:span text:style-name="T2">Zeichenfolge</text:span>, <text:span text:style-name="T2">Start</text:span> [, <text:span text:style-name="T2">Länge</text:span> ] <text:span text:style-name="T26">)</text:span></text:p>
      <text:p text:style-name="P11"/>
      <text:p text:style-name="Standard">Gibt „Länge“ Zeichen ab dem mit „Start“ angegebenen Zeichen zurück. Wird die Länge weggelassen, wird alles vom angegebenen Start bis zum Ende zurückgegeben.</text:p>
      <text:p text:style-name="Standard">Als „Start“ ist auch eine negative Zahl möglich. In diesem Fall wird vom Ende der Zeichenfolge ausgegangen. „-2“ kennzeichnet also das vorletzte Zeichen.</text:p>
      <text:p text:style-name="Standard"/>
      <text:p text:style-name="P42">Beispiele:</text:p>
      <text:p text:style-name="P11">x = SubStr( "abcdef", 2, 3 )</text:p>
      <text:p text:style-name="Standard"><text:span text:style-name="T37"></text:span> x = "bcd"</text:p>
      <text:p text:style-name="Standard"/>
      <text:p text:style-name="P11">x = SubStr( "asdf", -3 )</text:p>
      <text:p text:style-name="P57"><text:span text:style-name="T37"></text:span> x = "sdf"</text:p>
      <text:p text:style-name="Standard"/>
      <text:list text:style-name="L1" text:continue-numbering="true">
        <text:list-item>
          <text:list text:continue-numbering="true">
            <text:list-item>
              <text:list text:continue-numbering="true">
                <text:list-item>
                  <text:h text:style-name="P417" text:outline-level="3">Einzelnes Zeichen einer Zeichenfolge (CharAt)</text:h>
                </text:list-item>
              </text:list>
            </text:list-item>
          </text:list>
        </text:list-item>
      </text:list>
      <text:p text:style-name="P11"><text:span text:style-name="T2">Zeichenfolge</text:span> = <text:span text:style-name="T26">CharAt(</text:span> <text:span text:style-name="T2">Zeichenfolge</text:span>, <text:span text:style-name="T2">Position</text:span> <text:span text:style-name="T26">)</text:span></text:p>
      <text:p text:style-name="P11"/>
      <text:p text:style-name="Text_20_body">Gibt das Zeichen an der angegebenen Position zurück. Ist die Zeichenfolge kürzer, wird „nichts“ zurückgeben (siehe <text:a xlink:type="simple" xlink:href="#9.2.4.Prüfen ob eine Variable belegt ist (IsEmpty)|outline"><text:s/>9.2.4 Prüfen ob eine Variable belegt ist (IsEmpty)</text:a><text:a xlink:type="simple" xlink:href="" text:style-name="Internet_20_link" text:visited-style-name="Visited_20_Internet_20_Link">).</text:a></text:p>
      <text:list text:style-name="L1" text:continue-numbering="true">
        <text:list-item>
          <text:list text:continue-numbering="true">
            <text:list-item>
              <text:list text:continue-numbering="true">
                <text:list-item>
                  <text:h text:style-name="P425" text:outline-level="3">Aufteilen und bestimmten Teil zurückgeben (Part)</text:h>
                </text:list-item>
              </text:list>
            </text:list-item>
          </text:list>
        </text:list-item>
      </text:list>
      <text:p text:style-name="P11"><text:span text:style-name="T2">Zeichenfolge</text:span> = <text:span text:style-name="T26">Part(</text:span> <text:span text:style-name="T2">Zeichenfolge</text:span>, <text:span text:style-name="T2">Trennzeichen, Index</text:span></text:p>
      <text:p text:style-name="P11"><text:span text:style-name="T2"><text:s text:c="21"/>[</text:span>, <text:span text:style-name="T2">Kürzen? ]</text:span> <text:span text:style-name="T26">)</text:span></text:p>
      <text:p text:style-name="P11"/>
      <text:p text:style-name="P40">Teilt die angegebene Zeichenfolge am angegebenen Trennzeichen (darf nur ein Zeichen sein!) und gibt den mit „Index“ angegebenen Teil zurück. Wird bei „Kürzen?“ ein Wert außer Null (z.B. TRUE) angegeben oder der Parameter weggelassen, werden umgebende Leerzeichen, Tabulatoren und Zeilenumbrüche entfernt, wird bei „Kürzen?“ Null (FALSE) angegeben, bleiben sie erhalten.</text:p>
      <text:p text:style-name="P40">Wird ein negativer Index angegeben, wird „von hinten“ gezählt, d.h. -1 liefert den letzten Teil, -2 den vorletzten, usw.</text:p>
      <text:p text:style-name="P40"/>
      <text:p text:style-name="P42">Beispiele:</text:p>
      <text:p text:style-name="P11">x = Part( "a | b | c", "|", -1 )</text:p>
      <text:p text:style-name="Standard"><text:span text:style-name="T37"></text:span> x = "c" (letzter Teil, Leerzeichen wird entfernt)</text:p>
      <text:p text:style-name="Standard"/>
      <text:p text:style-name="P11">x = Part( "a\ b \c.def", "\", 2, FALSE )</text:p>
      <text:p text:style-name="Standard"><text:span text:style-name="T37"></text:span> x = " b " (zweiter Teil, Leerzeichen bleiben erhalten)</text:p>
      <text:p text:style-name="Standard"/>
      <text:p text:style-name="P11">x = Part( "eins, zwei, drei", ",", 4 )</text:p>
      <text:p text:style-name="Standard"><text:span text:style-name="T37"></text:span> x = "" (Leerstring bei nicht vorhandenen Teilen)</text:p>
      <text:list text:style-name="L1" text:continue-numbering="true">
        <text:list-item>
          <text:list text:continue-numbering="true">
            <text:list-item>
              <text:list text:continue-numbering="true">
                <text:list-item>
                  <text:h text:style-name="P258" text:outline-level="3">Zeichenfolge in einer Zeichenfolge finden (Find)</text:h>
                </text:list-item>
              </text:list>
            </text:list-item>
          </text:list>
        </text:list-item>
      </text:list>
      <text:p text:style-name="P11"><text:span text:style-name="T2">Ganz</text:span> = <text:span text:style-name="T26">Find(</text:span> <text:span text:style-name="T2">Zu durchsuchende Zeichenfolge</text:span>, <text:span text:style-name="T2">Suchzeichenfolge</text:span></text:p>
      <text:p text:style-name="P11"><text:span text:style-name="T2"><text:s text:c="12"/></text:span><text:span text:style-name="T11">[,</text:span><text:span text:style-name="T2"> Startposition </text:span><text:span text:style-name="T11">]</text:span> <text:span text:style-name="T26">)</text:span></text:p>
      <text:p text:style-name="P11"/>
      <text:p text:style-name="Text_20_body">Gibt die Position des ersten Zeichens zurück, ab dem die Suchzeichenfolge gefunden wurde.</text:p>
      <text:p text:style-name="Text_20_body">Wurde eine Startposition angegeben, wird die Zeichenfolge erst ab diesem Zeichen durchsucht.</text:p>
      <text:p text:style-name="Text_20_body">Ist die Suchzeichenfolge nicht enthalten, wird 0 zurückgegeben. Dies sollte abgefragt werden, um ungültige Anweisungen wie SubStr mit einer Startposition von 0 zu vermeiden.</text:p>
      <text:p text:style-name="P42">Beispiele:</text:p>
      <text:p text:style-name="P11">x = Find( "abcdefcd", "cd", 5 )</text:p>
      <text:p text:style-name="Standard"><text:span text:style-name="T37"></text:span> x = 7</text:p>
      <text:p text:style-name="Standard"/>
      <text:p text:style-name="P11">x = Find( "abcdef", "CD" )</text:p>
      <text:p text:style-name="Standard"><text:span text:style-name="T37"></text:span> x = 0 (Groß-/Kleinschreibung wird berücksichtigt!)</text:p>
      <text:p text:style-name="Standard"/>
      <text:p text:style-name="Standard"/>
      <text:p text:style-name="Standard"/>
      <text:list text:style-name="L1" text:continue-numbering="true">
        <text:list-item>
          <text:list text:continue-numbering="true">
            <text:list-item>
              <text:list text:continue-numbering="true">
                <text:list-item>
                  <text:h text:style-name="P258" text:outline-level="3"><text:soft-page-break/>Letztes Vorkommen eines Zeichens finden (ReverseFind)</text:h>
                </text:list-item>
              </text:list>
            </text:list-item>
          </text:list>
        </text:list-item>
      </text:list>
      <text:p text:style-name="P11"><text:span text:style-name="T2">Ganz</text:span> = <text:span text:style-name="T26">ReverseFind(</text:span> <text:span text:style-name="T2">Zeichenfolge</text:span><text:span text:style-name="T26">,</text:span> <text:span text:style-name="T2">zu suchendes Zeichen</text:span> <text:span text:style-name="T26">)</text:span></text:p>
      <text:p text:style-name="P11"/>
      <text:p text:style-name="Text_20_body">Gibt die Position des letzten Vorkommens eines Zeichens in der Zeichenfolge zurück. Im Gegensatz zu Find ist hier nur ein einzelnes Zeichen erlaubt.</text:p>
      <text:p text:style-name="Text_20_body">Ist das Zeichen nicht enthalten, wird 0 zurückgegeben.</text:p>
      <text:p text:style-name="P38">Beispiel:</text:p>
      <text:p text:style-name="Standard">x = ReverseFind( "abcba", "b" )</text:p>
      <text:p text:style-name="Standard"><text:span text:style-name="T37"></text:span> x = 4</text:p>
      <text:list text:style-name="L1" text:continue-numbering="true">
        <text:list-item>
          <text:list text:continue-numbering="true">
            <text:list-item>
              <text:list text:continue-numbering="true">
                <text:list-item>
                  <text:h text:style-name="P258" text:outline-level="3">Zeichenfolgen ersetzen (Replace)</text:h>
                </text:list-item>
              </text:list>
            </text:list-item>
          </text:list>
        </text:list-item>
      </text:list>
      <text:p text:style-name="P11"><text:span text:style-name="T2">Zeichenfolge</text:span> = <text:span text:style-name="T26">Replace(</text:span> <text:span text:style-name="T2">Quelle, Alt, Neu</text:span> <text:span text:style-name="T26">)</text:span></text:p>
      <text:p text:style-name="P18"/>
      <text:p text:style-name="P52">Ersetzt alle Vorkommen der <text:span text:style-name="T2">Alt</text:span>-Zeichenfolge in <text:span text:style-name="T2">Quelle</text:span> mit der <text:span text:style-name="T2">Neu-</text:span><text:span text:style-name="T11">Zeichenfolge</text:span></text:p>
      <text:p text:style-name="P44"/>
      <text:p text:style-name="P44">Beispiel:</text:p>
      <text:p text:style-name="P30">x = Replace( "Meine alte Zeichenfolge", "alte", "neue" )</text:p>
      <text:p text:style-name="P31"><text:span text:style-name="T37"></text:span> <text:span text:style-name="T35">x = "Meine neue Zeichenfolge"</text:span></text:p>
      <text:list text:style-name="L1" text:continue-numbering="true">
        <text:list-item>
          <text:list text:continue-numbering="true">
            <text:list-item>
              <text:list text:continue-numbering="true">
                <text:list-item>
                  <text:h text:style-name="P258" text:outline-level="3">Zeichenfolge in Groß- oder Kleinbuchstaben umwandeln (ToUpper/ToLower)</text:h>
                </text:list-item>
              </text:list>
            </text:list-item>
          </text:list>
        </text:list-item>
      </text:list>
      <text:p text:style-name="P11"><text:span text:style-name="T2">x</text:span> = <text:span text:style-name="T26">ToUpper(</text:span> <text:span text:style-name="T2">Zeichenfolge</text:span> <text:span text:style-name="T26">)</text:span></text:p>
      <text:p text:style-name="P11"><text:span text:style-name="T2">x</text:span> = <text:span text:style-name="T26">ToLower(</text:span> <text:span text:style-name="T2">Zeichenfolge</text:span> <text:span text:style-name="T26">)</text:span></text:p>
      <text:p text:style-name="P11"/>
      <text:p text:style-name="Standard">Gibt die angegebene Zeichenfolge in Groß- (ToUpper) bzw. Kleinbuchstaben (ToLower) zurück.</text:p>
      <text:p text:style-name="Standard">Wird eine Variable übergeben, wird deren Inhalt nicht verändert.</text:p>
      <text:p text:style-name="Standard">Je nach System und Lokalisierung davon werden „Sonderzeichen“ wie Umlaute oder „è“ nicht berücksichtigt!</text:p>
      <text:p text:style-name="Standard"/>
      <text:p text:style-name="P42">Beispiele:</text:p>
      <text:p text:style-name="P11">x = ToUpper( "Abcba" )</text:p>
      <text:p text:style-name="Standard"><text:span text:style-name="T37"></text:span> x = "ABCBA"</text:p>
      <text:p text:style-name="Standard"/>
      <text:p text:style-name="P11">x = ToLower( "AbcBA" )</text:p>
      <text:p text:style-name="Standard"><text:span text:style-name="T37"></text:span> x = "abcb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 text:continue-numbering="true">
        <text:list-item>
          <text:list text:continue-numbering="true">
            <text:list-item>
              <text:list text:continue-numbering="true">
                <text:list-item>
                  <text:h text:style-name="P425" text:outline-level="3"><text:soft-page-break/>Zeichen von/zu Unicode-Wert umwandeln (UcChar, UcValue)</text:h>
                </text:list-item>
              </text:list>
            </text:list-item>
          </text:list>
        </text:list-item>
      </text:list>
      <text:p text:style-name="P20"><text:span text:style-name="T2">Zeichenfolge</text:span> = <text:span text:style-name="T26">UcChar(</text:span> <text:span text:style-name="T2">Wert </text:span><text:span text:style-name="T26">)</text:span></text:p>
      <text:p text:style-name="P21"><text:span text:style-name="T5">Ganz</text:span><text:span text:style-name="T35"> = </text:span>UcValue( <text:span text:style-name="T5">Zeichen</text:span><text:span text:style-name="T2"> </text:span>)</text:p>
      <text:p text:style-name="P20"/>
      <text:p text:style-name="Text_20_body">UcChar liefert das Zeichen für einen bestimmten Unicode-Wert, UcValue liefert den Wert für ein bestimmtes Zeichen (einzelnes Zeichen als Parameter, ansonsten wird nur das erste Zeichen berücksichtigt!).</text:p>
      <text:p text:style-name="P43">Beispiele:</text:p>
      <text:p text:style-name="P20">x = UcValue( "A" )</text:p>
      <text:p text:style-name="P57"><text:span text:style-name="T37"></text:span> x = 65</text:p>
      <text:p text:style-name="P57"/>
      <text:p text:style-name="P20">c = UcChar( x + 1 )</text:p>
      <text:p text:style-name="P57"><text:span text:style-name="T37"></text:span> c = "B"</text:p>
      <text:list text:style-name="L1" text:continue-numbering="true">
        <text:list-item>
          <text:list text:continue-numbering="true">
            <text:list-item>
              <text:list text:continue-numbering="true">
                <text:list-item>
                  <text:h text:style-name="P258" text:outline-level="3">Teile eines Dateinamens (FilePath, FileBase, FileExt)</text:h>
                </text:list-item>
              </text:list>
            </text:list-item>
          </text:list>
        </text:list-item>
      </text:list>
      <text:p text:style-name="P30"><text:span text:style-name="T2">Zeichenfolge</text:span> = <text:span text:style-name="T26">FilePath(</text:span> <text:span text:style-name="T2">Dateiname mit Pfad</text:span> <text:span text:style-name="T26">)</text:span></text:p>
      <text:p text:style-name="P30"><text:span text:style-name="T2">Zeichenfolge</text:span> = <text:span text:style-name="T26">FileBase( </text:span><text:span text:style-name="T5">Dateiname mit Pfad</text:span><text:span text:style-name="T35"> </text:span><text:span text:style-name="T26">)</text:span></text:p>
      <text:p text:style-name="P30"><text:span text:style-name="T2">Zeichenfolge = </text:span><text:span text:style-name="T12">FileExt</text:span><text:span text:style-name="T8">( </text:span><text:span text:style-name="T5">Dateiname mit Pfad </text:span><text:span text:style-name="T8">)</text:span></text:p>
      <text:p text:style-name="P18"/>
      <text:p text:style-name="Text_20_body">Diese Funktionen helfen dabei, einen Dateinamen mit Pfad in seine Bestandteile zu zerlegen.</text:p>
      <text:p text:style-name="Text_20_body">FilePath liefert den Pfad ohne Dateinamen („\My Documents“ für „\My Documents\test.txt“)</text:p>
      <text:p text:style-name="Text_20_body">FileBase liefert den Dateiname ohne Pfad und Erweiterung („test“ für „\My Documents\test.txt“)</text:p>
      <text:p text:style-name="Text_20_body">FileExt liefert die Erweiterung („txt“ für „\My Documents\test.txt“)</text:p>
      <text:p text:style-name="Text_20_body">Kann v.a. zusammen mit <text:a xlink:type="simple" xlink:href="#9.18.4.Systempfade ermitteln (SystemPath)|outline">9.18.4 Systempfade ermitteln (SystemPath)</text:a> praktisch sein.</text:p>
      <text:p text:style-name="Text_20_body"/>
      <text:list text:style-name="L1" text:continue-numbering="true">
        <text:list-item>
          <text:list text:continue-numbering="true">
            <text:list-item>
              <text:h text:style-name="P232" text:outline-level="2">Mathematische Funktionen</text:h>
              <text:list>
                <text:list-item>
                  <text:h text:style-name="P258" text:outline-level="3">Formatierte Ausgabe (Format)</text:h>
                </text:list-item>
              </text:list>
            </text:list-item>
          </text:list>
        </text:list-item>
      </text:list>
      <text:p text:style-name="P30"><text:span text:style-name="T5">Zeichenfolge </text:span><text:span text:style-name="T35">=</text:span><text:span text:style-name="T26"> Format(</text:span><text:span text:style-name="T5"> Wert, Nachkommastellen </text:span><text:span text:style-name="T26">)</text:span></text:p>
      <text:p text:style-name="P32"/>
      <text:p text:style-name="P99">Liefert den Wert als Zeichenfolge mit der angegebenen Anzahl an Nachkommastellen. Der Wert wird ggf. kaufmännisch gerundet.</text:p>
      <text:p text:style-name="Text_20_body"><text:span text:style-name="T41">MortScript verwendet den Dezimalpunkt, damit Scripts international gleich funktionieren. Ggf. kann er mit Replace (</text:span><text:a xlink:type="simple" xlink:href="#9.3.6.Zeichenfolgen ersetzen (Replace)|outline"><text:span text:style-name="T41">9.3.6 Zeichenfolgen ersetzen (Replace)</text:span></text:a><text:a xlink:type="simple" xlink:href="" text:style-name="Internet_20_link" text:visited-style-name="Visited_20_Internet_20_Link"><text:span text:style-name="T41">) durch das Komma ersetzt werden.</text:span></text:a></text:p>
      <text:p text:style-name="P44">Beispiele:</text:p>
      <text:p text:style-name="P30">x = Format( 123.456789, 2 )</text:p>
      <text:p text:style-name="P52"><text:span text:style-name="T37"></text:span> x = "123.46"</text:p>
      <text:p text:style-name="P52"/>
      <text:p text:style-name="P30">x = Format( 12, 2 )</text:p>
      <text:p text:style-name="P52"><text:span text:style-name="T37"></text:span> x = "12.00"</text:p>
      <text:list text:style-name="L1" text:continue-numbering="true">
        <text:list-item>
          <text:list text:continue-numbering="true">
            <text:list-item>
              <text:list text:continue-numbering="true">
                <text:list-item>
                  <text:h text:style-name="P258" text:outline-level="3">Konvertierung von/zu hexadezimalen Werten (NumberToHex, HexToNumber)</text:h>
                </text:list-item>
              </text:list>
            </text:list-item>
          </text:list>
        </text:list-item>
      </text:list>
      <text:p text:style-name="P30"><text:span text:style-name="T5">Zeichenfolge</text:span><text:span text:style-name="T35"> =</text:span><text:span text:style-name="T26"> NumberToHex(</text:span><text:span text:style-name="T5"> ganze Zahl </text:span><text:span text:style-name="T26">)</text:span></text:p>
      <text:p text:style-name="P31"><text:span text:style-name="T5">Ganz</text:span><text:span text:style-name="T35"> =</text:span> HexToNumber(<text:span text:style-name="T5"> Zeichenfolge </text:span>)</text:p>
      <text:p text:style-name="P32"/>
      <text:p text:style-name="P99">NumberToHex konvertiert eine ganze Zahl (Gleitkommawerte werden gerundet) zu einer Zeichenfolge mit dem hexadezimalen Wert. Die Zeichenfolge wird so formatiert, dass immer ganze Bytes verwendet werden, also eine gerade Anzahl Zeichen (wie "0100" für 256 oder "0a" für 11).</text:p>
      <text:p text:style-name="P99">HexToNumber arbeitet andersherum: Es konvertiert eine Zeichenfolge, die einen hexadezimalen Wert enthält, zu einer ganzen Zahl. Es arbeitet bis zum ersten ungültigen Zeichen, d.h. HexToNumber( "axe" ) wird 10 zurückgeben, weil „a“ noch eine gültige hexadezimale Ziffer ist, „x“ jedoch nicht mehr. Großbuchstaben sind ebenfalls erlaubt ("ADE").</text:p>
      <text:p text:style-name="P99">Bitte beachte, dass diese Funktionen nur mit Werten von 0 bis 2.147.483.647 (7fffffff) zuverlässig arbeiten. Zahlen von 2.147.483.648 (80000000) bis 4.294.967.295 (ffffffff) werden zwar problemlos von Dezimal in Hexadezimal umgewandelt, in die andere Richtung würden aber negative Zahlen zuückgeliefert. Außerdem liefern -1 bis -2.147.483.647 Hexadezimalwerte mit 8 Bytes von ffffffff (-1) bis 80000001 (-2.147.483.647). Das liegt daran, wie negative Werte intern abgelegt werden (das erste Bit ist das Kennzeichen für „negativ“).</text:p>
      <text:p text:style-name="P99">Werte außerhalb dieses Bereichs verursachen Fehlermeldungen oder seltsame Ergebnisse.</text:p>
      <text:list text:style-name="L1" text:continue-numbering="true">
        <text:list-item>
          <text:list text:continue-numbering="true">
            <text:list-item>
              <text:list text:continue-numbering="true">
                <text:list-item>
                  <text:h text:style-name="P258" text:outline-level="3">Runden (Round, Floor, Ceil)</text:h>
                </text:list-item>
              </text:list>
            </text:list-item>
          </text:list>
        </text:list-item>
      </text:list>
      <text:p text:style-name="P30"><text:span text:style-name="T5">Ganz</text:span><text:span text:style-name="T35"> =</text:span><text:span text:style-name="T26"> Round(</text:span><text:span text:style-name="T5"> Wert </text:span><text:span text:style-name="T26">)</text:span></text:p>
      <text:p text:style-name="P31"><text:span text:style-name="T5">Ganz</text:span><text:span text:style-name="T35"> =</text:span> Floor(<text:span text:style-name="T5"> Wert </text:span>)</text:p>
      <text:p text:style-name="P31"><text:span text:style-name="T5">Ganz</text:span><text:span text:style-name="T35"> =</text:span> Ceil(<text:span text:style-name="T5"> Wert </text:span>)</text:p>
      <text:p text:style-name="P31"/>
      <text:p text:style-name="P99">Liefert den gerundeten Wert als ganze Zahl. Floor rundet ab (2.9 <text:span text:style-name="T37"></text:span> 2), Ceil rundet auf (2.1 <text:span text:style-name="T37"></text:span> 3) und Round verwendet die kaufmännische Rundung, d.h. ab .5 wird aufgerundet (2.49 <text:span text:style-name="T37"></text:span> 2,<text:line-break/>2.5 <text:span text:style-name="T37"></text:span> 3).</text:p>
      <text:p text:style-name="P99"/>
      <text:list text:style-name="L1" text:continue-numbering="true">
        <text:list-item>
          <text:list text:continue-numbering="true">
            <text:list-item>
              <text:list text:continue-numbering="true">
                <text:list-item>
                  <text:h text:style-name="P258" text:outline-level="3"><text:soft-page-break/>Zufallswerte (Rand)</text:h>
                </text:list-item>
              </text:list>
            </text:list-item>
          </text:list>
        </text:list-item>
      </text:list>
      <text:p text:style-name="P30"><text:span text:style-name="T5">Ganz</text:span><text:span text:style-name="T35"> =</text:span><text:span text:style-name="T26"> Rand(</text:span><text:span text:style-name="T5"> Max </text:span><text:span text:style-name="T26">)</text:span></text:p>
      <text:p text:style-name="P31"><text:span text:style-name="T5">Gleit </text:span><text:span text:style-name="T35">=</text:span> Rand()</text:p>
      <text:p text:style-name="P31"/>
      <text:p text:style-name="P99">Wenn ein Maximalwert übergeben wird, wird eine ganze Zahl zwischen 0 und dem Maximalwert-1 zurückgegeben.</text:p>
      <text:p text:style-name="P99">Wenn kein Parameter angegeben wird, werden Gleitkomma-Zahlen zwischen 0 und 0.999... zurückgeben.</text:p>
      <text:list text:style-name="L1" text:continue-numbering="true">
        <text:list-item>
          <text:list text:continue-numbering="true">
            <text:list-item>
              <text:list text:continue-numbering="true">
                <text:list-item>
                  <text:h text:style-name="P258" text:outline-level="3">Kreisfunktionen (Sin, Cos, Tan)</text:h>
                </text:list-item>
              </text:list>
            </text:list-item>
          </text:list>
        </text:list-item>
      </text:list>
      <text:p text:style-name="P30"><text:span text:style-name="T5">Gleit</text:span><text:span text:style-name="T35"> =</text:span><text:span text:style-name="T26"> Sin(</text:span><text:span text:style-name="T5"> Radiant </text:span><text:span text:style-name="T26">)</text:span></text:p>
      <text:p text:style-name="P31"><text:span text:style-name="T5">Gleit </text:span><text:span text:style-name="T35">=</text:span> Cos( <text:span text:style-name="T5">Radiant</text:span> )</text:p>
      <text:p text:style-name="P31"><text:span text:style-name="T5">Gleit </text:span><text:span text:style-name="T35">=</text:span> Tan( <text:span text:style-name="T5">Radiant</text:span> )</text:p>
      <text:p text:style-name="P31"/>
      <text:p text:style-name="P99">Bitte beachte, dass diese Funktionen den Radiant als Parameter benötigen! Wenn der Grad-Wert zur Verfügung steht (z.B. 45°), kann er mit “Grad * PI / 180” berechnet werden.</text:p>
      <text:list text:style-name="L1" text:continue-numbering="true">
        <text:list-item>
          <text:list text:continue-numbering="true">
            <text:list-item>
              <text:list text:continue-numbering="true">
                <text:list-item>
                  <text:h text:style-name="P258" text:outline-level="3">Logarithmen (Log, Log10)</text:h>
                </text:list-item>
              </text:list>
            </text:list-item>
          </text:list>
        </text:list-item>
      </text:list>
      <text:list text:style-name="L4">
        <text:list-item>
          <text:list>
            <text:list-item>
              <text:list>
                <text:list-header>
                  <text:p text:style-name="P128"><text:span text:style-name="T5">Gleit</text:span><text:span text:style-name="T35"> =</text:span><text:span text:style-name="T26"> Log(</text:span><text:span text:style-name="T5"> Wert </text:span><text:span text:style-name="T26">)</text:span></text:p>
                </text:list-header>
              </text:list>
            </text:list-item>
          </text:list>
        </text:list-item>
      </text:list>
      <text:p text:style-name="P11"><text:span text:style-name="T5">Gleit </text:span><text:span text:style-name="T35">=</text:span> <text:span text:style-name="T26">Log10(</text:span> <text:span text:style-name="T5">Wert</text:span> <text:span text:style-name="T26">)</text:span></text:p>
      <text:p text:style-name="P32"/>
      <text:p text:style-name="P99">Log berechnet den Logarithmus auf der Basis von <text:span text:style-name="T2">e </text:span><text:span text:style-name="T11">(MortScript-Variable EULERT), Log10 auf der Basis von 10.</text:span></text:p>
      <text:list text:style-name="L1" text:continue-numbering="true">
        <text:list-item>
          <text:list text:continue-numbering="true">
            <text:list-item>
              <text:list text:continue-numbering="true">
                <text:list-item>
                  <text:h text:style-name="P258" text:outline-level="3">Quadratwurzel (Sqrt)</text:h>
                </text:list-item>
              </text:list>
            </text:list-item>
          </text:list>
        </text:list-item>
      </text:list>
      <text:p text:style-name="P31"><text:span text:style-name="T5">Gleit </text:span><text:span text:style-name="T35">=</text:span> Sqrt( <text:span text:style-name="T5">Wert</text:span> )</text:p>
      <text:p text:style-name="P32"/>
      <text:p text:style-name="P100">Berechnet die Quadratwurzel des angegebenen Werts.</text:p>
      <text:p text:style-name="P100">Die Quadratwurzel von 2 ist auch in der Variable SQRT2 abgelegt.</text:p>
      <text:list text:style-name="L1" text:continue-numbering="true">
        <text:list-item>
          <text:list text:continue-numbering="true">
            <text:list-item>
              <text:list text:continue-numbering="true">
                <text:list-item>
                  <text:h text:style-name="P258" text:outline-level="3">Gleitkomma-Zahlen vergleichen (CompareFloat)</text:h>
                </text:list-item>
              </text:list>
            </text:list-item>
          </text:list>
        </text:list-item>
      </text:list>
      <text:p text:style-name="P31"><text:span text:style-name="T5">Ganz </text:span><text:span text:style-name="T35">=</text:span> CompareFloat( <text:span text:style-name="T5">Wert1, Wert2, Nachkommastellen </text:span>)</text:p>
      <text:p text:style-name="P32"/>
      <text:p text:style-name="P99">Gleitkomma-Zahlen zu vergleichen ist etwas riskant, da es zu Rundungsfehlern kommen kann. Was wie eine Null aussieht, könnte gar keine „echte“ Null sein, sondern etwas wie 1*10<text:span text:style-name="T45">-20</text:span><text:span text:style-name="T56">.</text:span></text:p>
      <text:p text:style-name="P101">Mit dieser kleinen Hilfsfunktion werden die Zahlen auf die angegebenen Nachkommastellen gerundet und dann verglichen.</text:p>
      <text:p text:style-name="P101">Sie liefert -1 wenn Wert1 &lt; Wert2 ist, 1 wenn Wert1 &gt; Wert2 ist und 0 wenn beide Werte gleich sind.</text:p>
      <text:p text:style-name="P101"/>
      <text:p text:style-name="P101"/>
      <text:list text:style-name="L1" text:continue-numbering="true">
        <text:list-item>
          <text:list text:continue-numbering="true">
            <text:list-item>
              <text:list text:continue-numbering="true">
                <text:list-item>
                  <text:h text:style-name="P425" text:outline-level="3"><text:soft-page-break/>Größten/kleinsten Wert ermitteln (Min/Max)</text:h>
                </text:list-item>
              </text:list>
            </text:list-item>
          </text:list>
        </text:list-item>
      </text:list>
      <text:p text:style-name="P21"><text:span text:style-name="T5">Wert </text:span><text:span text:style-name="T35">=</text:span> Min( <text:span text:style-name="T5">Wert, Wert {, Wert }</text:span> )</text:p>
      <text:p text:style-name="P21"><text:span text:style-name="T5">Wert </text:span><text:span text:style-name="T35">=</text:span> Max( <text:span text:style-name="T5">Wert, Wert {, Wert }</text:span> )</text:p>
      <text:p text:style-name="P26"/>
      <text:p text:style-name="Text_20_body">Liefert den größten (Max) bzw. kleinsten (Min) Wert der angegebenen Parameter zurück (mindestens 2 Parameter). Die Werte werden numerisch verglichen, der Rückgabewert entspricht dem des entsprechenden Parameters. D.h., Max( 1, 2.5, "3.33" ) liefert die Zeichenfolge "3.33".</text:p>
      <text:list text:style-name="L1" text:continue-numbering="true">
        <text:list-item>
          <text:list text:continue-numbering="true">
            <text:list-item>
              <text:h text:style-name="P238" text:outline-level="2">Arrays</text:h>
              <text:list>
                <text:list-item>
                  <text:h text:style-name="P258" text:outline-level="3">Größten durchlaufenden numerischen Index ermitteln (MaxIndex)</text:h>
                </text:list-item>
              </text:list>
            </text:list-item>
          </text:list>
        </text:list-item>
      </text:list>
      <text:p text:style-name="P20"><text:span text:style-name="T5">Ganz</text:span><text:span text:style-name="T35"> =</text:span><text:span text:style-name="T26"> MaxIndex( </text:span><text:span text:style-name="T5">Array</text:span><text:span text:style-name="T26"> )</text:span></text:p>
      <text:p text:style-name="P21"/>
      <text:p text:style-name="Text_20_body">Liefert den größten numerischen Index, der in einer durchlaufenden Reihe von 1 an definiert ist.</text:p>
      <text:p text:style-name="P54">Beispiel:</text:p>
      <text:p text:style-name="P30">array[1]="a"</text:p>
      <text:p text:style-name="P30">array["2"]="b"</text:p>
      <text:p text:style-name="P30">array[3]="c"</text:p>
      <text:p text:style-name="P30">array[5]="e"</text:p>
      <text:p text:style-name="P30">array["x"]="X"</text:p>
      <text:p text:style-name="P30">max = MaxIndex[array]</text:p>
      <text:p text:style-name="P30"/>
      <text:p text:style-name="P89">Hier wird 3 zurückgegeben.</text:p>
      <text:p text:style-name="P89">MortScript behandelt alphanumerische Indizes genauso wie Zahlen (genau genommen eher anders herum: Zahlen werden zum Speichern in alphanumerische Indizes umgewandelt), so dass "2" auch berücksichtigt wird, während dies für "x" nicht gilt.</text:p>
      <text:p text:style-name="P89">Weil 4 fehlt, wird 5 ignoriert. Es wäre genauso, wenn array[4] definiert und hinterher mit Clear() entfernt worden wäre.</text:p>
      <text:list text:style-name="L1" text:continue-numbering="true">
        <text:list-item>
          <text:list text:continue-numbering="true">
            <text:list-item>
              <text:list text:continue-numbering="true">
                <text:list-item>
                  <text:h text:style-name="P258" text:outline-level="3">Anzahl der Elemente ermitteln (ElementCount)</text:h>
                </text:list-item>
              </text:list>
            </text:list-item>
          </text:list>
        </text:list-item>
      </text:list>
      <text:p text:style-name="P20"><text:span text:style-name="T5">Ganz</text:span><text:span text:style-name="T35"> =</text:span><text:span text:style-name="T26"> ElementCount( </text:span><text:span text:style-name="T5">Array</text:span><text:span text:style-name="T26"> )</text:span></text:p>
      <text:p text:style-name="P21"/>
      <text:p text:style-name="Text_20_body">Im Gegensatz zu MaxIndex wird hier die Anzahl aller Elemente, die je zugewiesen wurden, zurück gegeben. Dies gilt auch für alphanumerische Indizes und Elemente, deren Inhalt mit Clear() entfernt wurde.</text:p>
      <text:p text:style-name="Text_20_body">Für den Array im Beispiel von MaxIndex würde 5 zurückgegeben.</text:p>
      <text:list text:style-name="L1" text:continue-numbering="true">
        <text:list-item>
          <text:list text:continue-numbering="true">
            <text:list-item>
              <text:list text:continue-numbering="true">
                <text:list-item>
                  <text:h text:style-name="P258" text:outline-level="3">Array aus einer Werteliste erstellen (Array)</text:h>
                </text:list-item>
              </text:list>
            </text:list-item>
          </text:list>
        </text:list-item>
      </text:list>
      <text:p text:style-name="P20"><text:span text:style-name="T5">Array</text:span><text:span text:style-name="T35"> =</text:span><text:span text:style-name="T26"> Array( </text:span><text:span text:style-name="T5">Wert</text:span><text:span text:style-name="T26"> </text:span><text:span text:style-name="T35">{</text:span><text:span text:style-name="T26">, </text:span><text:span text:style-name="T5">Wert</text:span><text:span text:style-name="T26"> </text:span><text:span text:style-name="T35">}</text:span><text:span text:style-name="T26"> )</text:span></text:p>
      <text:p text:style-name="P21"/>
      <text:p text:style-name="Text_20_body">Liefert einen Array zurück, der die angegebenen Werte enthält. Die Indizes werden von 1 an durchnummeriert.</text:p>
      <text:p text:style-name="Text_20_body">Bitte beachte, dass MortScript nicht ermöglicht, etwas wie „Array( "a", "b", "c")[1]“ anzugeben, es kann nur eine Array-Variable belegt und später ausgelesen werden.</text:p>
      <text:p text:style-name="P58"><text:span text:style-name="T41">Beispiel</text:span>:</text:p>
      <text:p text:style-name="P20">days = Array( "So", "Mo", "Di", "Mi", "Do", "Fr", "Sa" )</text:p>
      <text:p text:style-name="P20">day = days[ FormatTime("w")+1 ]</text:p>
      <text:p text:style-name="P20"/>
      <text:p text:style-name="P20"/>
      <text:p text:style-name="P20"/>
      <text:p text:style-name="P20"/>
      <text:p text:style-name="P20"/>
      <text:list text:style-name="L1" text:continue-numbering="true">
        <text:list-item>
          <text:list text:continue-numbering="true">
            <text:list-item>
              <text:list text:continue-numbering="true">
                <text:list-item>
                  <text:h text:style-name="P258" text:outline-level="3"><text:soft-page-break/>Array mit benannten Indizes erstellen (Map)</text:h>
                </text:list-item>
              </text:list>
            </text:list-item>
          </text:list>
        </text:list-item>
      </text:list>
      <text:p text:style-name="P20"><text:span text:style-name="T5">Array</text:span><text:span text:style-name="T35"> =</text:span><text:span text:style-name="T26"> Map( </text:span><text:span text:style-name="T5">Index</text:span><text:span text:style-name="T26">, </text:span><text:span text:style-name="T42">Wert</text:span><text:span text:style-name="T26"> </text:span><text:span text:style-name="T35">{</text:span><text:span text:style-name="T26">, </text:span><text:span text:style-name="T5">Index</text:span><text:span text:style-name="T26">, </text:span><text:span text:style-name="T42">Wert</text:span><text:span text:style-name="T26"> </text:span><text:span text:style-name="T35">}</text:span><text:span text:style-name="T26"> )</text:span></text:p>
      <text:p text:style-name="P21"/>
      <text:p text:style-name="Text_20_body">Liefert einen Array mit den angegebenen Indizes und Werten.</text:p>
      <text:p text:style-name="Text_20_body">Es muss eine gerade Anzahl an Parametern übergeben werden, wobei der erste Teil jedes Paares der Index und der zweite der Wert ist.</text:p>
      <text:p text:style-name="Text_20_body">Bitte beachte, dass MortScript nicht ermöglicht, etwas wie „Map( 1, "a", 2, "b" )[1]“ anzugeben, es kann nur eine Array-Variable belegt und später ausgelesen werden.</text:p>
      <text:p text:style-name="P54">Beispiel:</text:p>
      <text:p text:style-name="P30">Monate = Map( "01", "Jan", "02", "Feb", "03", "Mär", <text:span text:style-name="T2">etc.</text:span> )</text:p>
      <text:p text:style-name="P33">Monat = Monate[ FormatTime("m") ]</text:p>
      <text:list text:style-name="L1" text:continue-numbering="true">
        <text:list-item>
          <text:list text:continue-numbering="true">
            <text:list-item>
              <text:list text:continue-numbering="true">
                <text:list-item>
                  <text:h text:style-name="P258" text:outline-level="3">Aufteilen in mehrere Variablen/Arrayelemente (Split)</text:h>
                </text:list-item>
              </text:list>
            </text:list-item>
          </text:list>
        </text:list-item>
      </text:list>
      <text:p text:style-name="P11"><text:span text:style-name="T26">Split(</text:span> <text:span text:style-name="T2">Zeichenfolge</text:span><text:span text:style-name="T26">,</text:span> <text:span text:style-name="T2">Trennzeichen</text:span><text:span text:style-name="T26">,</text:span> <text:span text:style-name="T2">Kürzen?</text:span><text:span text:style-name="T26">,</text:span> <text:span text:style-name="T2">Variable</text:span></text:p>
      <text:p text:style-name="P11"><text:span text:style-name="T2"><text:s text:c="5"/></text:span>{<text:span text:style-name="T26">,</text:span> <text:span text:style-name="T2">Variable</text:span> } <text:span text:style-name="T26">)</text:span></text:p>
      <text:p text:style-name="P21"><text:span text:style-name="T5">Array</text:span> = Split( <text:span text:style-name="T5">Zeichenfolge</text:span><text:span text:style-name="T35">, </text:span><text:span text:style-name="T5">Trennzeichen </text:span><text:span text:style-name="T13">[</text:span><text:span text:style-name="T11">,</text:span> <text:span text:style-name="T5">Kürzen? </text:span><text:span text:style-name="T13">]</text:span><text:span text:style-name="T5"> </text:span><text:span text:style-name="T11">)</text:span></text:p>
      <text:p text:style-name="Standard"/>
      <text:p text:style-name="Text_20_body">Teilt die Zeichenfolge an den Trennzeichen. Wenn diese Angabe aus mehreren Zeichen besteht, müssen sie so nacheinander in der aufzuteilenden Zeichenfolge vorkommen. </text:p>
      <text:p text:style-name="Text_20_body">Wird die Kommando-Version mit mehreren Variablen verwendet, werden die Teile den angegebenen Variablen zugewiesen. Überflüssige Variablen bleiben/werden leer, Teile für die keine Variable angegeben wurde, werden ignoriert.</text:p>
      <text:p text:style-name="Text_20_body">Wird nur eine Variable angegeben oder die Funktion verwendet, erhält die angegebene Variable einen Array mit den einzelnen Teilen, also <text:span text:style-name="T2">Variable</text:span>[1] bis <text:span text:style-name="T2">Variable</text:span>[<text:span text:style-name="T2">n</text:span>]. Jedes Element ist eine Zeichenfolge.</text:p>
      <text:p text:style-name="Text_20_body">Ist "Kürzen?" TRUE (oder bei der Funktion weggelassen), werden die Teile umgebende Leerzeichen, Tabulatoren und Zeilenumbrüche entfernt.</text:p>
      <text:p text:style-name="P38">Beispiele:</text:p>
      <text:p text:style-name="P11">Split( "a | b | c", "|", 1, a,b,c,d )</text:p>
      <text:p text:style-name="Standard"><text:span text:style-name="T37"></text:span> a="a", b="b", c="c", d=""</text:p>
      <text:p text:style-name="Standard"/>
      <text:p text:style-name="P11">Split( "a\ b \c.def", "\", 0, a, b )</text:p>
      <text:p text:style-name="Standard"><text:span text:style-name="T37"></text:span> a="a", b=" b "</text:p>
      <text:p text:style-name="Standard"/>
      <text:p text:style-name="P11">Split( "eins, zwei, drei", ",", 1, liste )</text:p>
      <text:p text:style-name="Standard"><text:span text:style-name="T37"></text:span> liste[1]="eins", liste[2]="zwei", liste[3]="drei"</text:p>
      <text:p text:style-name="Standard"/>
      <text:p text:style-name="P11">liste = Split( "eins, zwei, drei", "," )</text:p>
      <text:p text:style-name="Standard"><text:span text:style-name="T37"></text:span> liste[1]="eins", liste[2]="zwei", liste[3]="drei"</text:p>
      <text:p text:style-name="P65"/>
      <text:list text:style-name="L1" text:continue-numbering="true">
        <text:list-item>
          <text:list text:continue-numbering="true">
            <text:list-item>
              <text:h text:style-name="P232" text:outline-level="2">Ausführen von Anwendungen oder Dokumente öffnen</text:h>
              <text:list>
                <text:list-item>
                  <text:h text:style-name="P258" text:outline-level="3">Anwendung/Dokument öffnen und Script fortsetzen (Run)</text:h>
                </text:list-item>
              </text:list>
            </text:list-item>
          </text:list>
        </text:list-item>
      </text:list>
      <text:p text:style-name="P11"><text:span text:style-name="T26">Run(</text:span> <text:span text:style-name="T2">Applikation </text:span>[, <text:span text:style-name="T2">Parameter </text:span>] <text:span text:style-name="T26">)</text:span></text:p>
      <text:p text:style-name="P11"/>
      <text:p text:style-name="Standard">Startet die Anwendung. Es gehen auch Links (*.lnk), Parameter und Dokumente.</text:p>
      <text:p text:style-name="Standard">Der Pfad muss vollständig angegeben sein.</text:p>
      <text:p text:style-name="Standard"/>
      <text:p text:style-name="P38">Beispiele:</text:p>
      <text:p text:style-name="P11">Run( "\Windows\StartMenu\Posteingang.lnk" )</text:p>
      <text:p text:style-name="P11">Run( "\Windows\PWord.exe", "\My documents\doc.psw" )</text:p>
      <text:list text:style-name="L1" text:continue-numbering="true">
        <text:list-item>
          <text:list text:continue-numbering="true">
            <text:list-item>
              <text:list text:continue-numbering="true">
                <text:list-item>
                  <text:h text:style-name="P258" text:outline-level="3">Anwendung/Dokument öffnen und warten (RunWait)</text:h>
                </text:list-item>
              </text:list>
            </text:list-item>
          </text:list>
        </text:list-item>
      </text:list>
      <text:p text:style-name="P11"><text:span text:style-name="T26">RunWait(</text:span> <text:span text:style-name="T2">Applikation </text:span>[, <text:span text:style-name="T2">Parameter</text:span> ] <text:span text:style-name="T26">)</text:span></text:p>
      <text:p text:style-name="P11"/>
      <text:p text:style-name="Standard">Wie Run, aber hier wird auf das Beenden des Programms gewartet.</text:p>
      <text:p text:style-name="Standard">Hier sind leider keine .lnk-Angaben möglich.</text:p>
      <text:p text:style-name="Standard"/>
      <text:p text:style-name="Standard">Beachte, dass dieser Befehl nicht die gewünschte Wirkung hat, wenn das Programm bereits läuft.</text:p>
      <text:p text:style-name="Standard">In diesem Fall startet Windows dieses Programm nämlich ein zweites Mal. Diese zweite Instanz sucht dann nach einer bereits laufenden Instanz. Wird sie gefunden, wird das bereits laufende Programm aktiviert und die zweite Instanz beendet.</text:p>
      <text:p text:style-name="Standard">D.h., das Script läuft nach dem Beenden der zweiten Instanz sofort weiter, es wird nicht auf das Ende der bereits laufenden Instanz gewartet!</text:p>
      <text:list text:style-name="L1" text:continue-numbering="true">
        <text:list-item>
          <text:list text:continue-numbering="true">
            <text:list-item>
              <text:list text:continue-numbering="true">
                <text:list-item>
                  <text:h text:style-name="P258" text:outline-level="3">Anderes Script als Unterroutine (CallScript)</text:h>
                </text:list-item>
              </text:list>
            </text:list-item>
          </text:list>
        </text:list-item>
      </text:list>
      <text:p text:style-name="P11"><text:span text:style-name="T26">CallScript(</text:span> <text:span text:style-name="T2">MortScript-Datei </text:span><text:span text:style-name="T51">{</text:span><text:span text:style-name="T52">, </text:span><text:span text:style-name="T54">P</text:span><text:span text:style-name="T55">arameter </text:span><text:span text:style-name="T53">}</text:span><text:span text:style-name="T2"> </text:span><text:span text:style-name="T12">)</text:span></text:p>
      <text:p text:style-name="P20"><text:span text:style-name="T26">CallScriptFunction(</text:span> <text:span text:style-name="T2">MortScript-Datei, Variable </text:span><text:span text:style-name="T13">{</text:span><text:span text:style-name="T12">, </text:span><text:span text:style-name="T5">P</text:span><text:span text:style-name="T2">arameter </text:span><text:span text:style-name="T11">}</text:span><text:span text:style-name="T2"> </text:span><text:span text:style-name="T12">)</text:span></text:p>
      <text:p text:style-name="P22"/>
      <text:p text:style-name="Text_20_body">Ruft ein anderes Script auf, als wäre es eine Unterroutine.</text:p>
      <text:p text:style-name="Text_20_body"><text:span text:style-name="T27">Siehe </text:span><text:a xlink:type="simple" xlink:href="#8.10.Anderes Script als Unterroutine (CallScript/CallScriptFunction)|outline"><text:span text:style-name="T27">8.10 Anderes Script als Unterroutine (CallScript/CallScriptFunction)</text:span></text:a></text:p>
      <text:list text:style-name="L1" text:continue-numbering="true">
        <text:list-item>
          <text:list text:continue-numbering="true">
            <text:list-item>
              <text:list text:continue-numbering="true">
                <text:list-item>
                  <text:h text:style-name="P258" text:outline-level="3">Neues Dokument/Element erstellen (New)</text:h>
                </text:list-item>
              </text:list>
            </text:list-item>
          </text:list>
        </text:list-item>
      </text:list>
      <text:p text:style-name="P11"><text:span text:style-name="T26">New(</text:span> <text:span text:style-name="T2">Menüeintrag</text:span> <text:span text:style-name="T26">)</text:span></text:p>
      <text:p text:style-name="P11"/>
      <text:p text:style-name="Standard">Erstellt ein neues Dokument (bzw. Termin o.ä.).</text:p>
      <text:p text:style-name="Standard">Der Menüeintrag muss genau so angegeben werden, wie er im Menü "Neu" im Heute-Bildschirm steht. Achte darauf, dass dieser Befehl von der Lokalisierung abhängig ist!</text:p>
      <text:p text:style-name="Standard"/>
      <text:p text:style-name="Standard">Leider ist diese nützliche Funktion seit Windows Mobile 5 nicht mehr so leicht zu erreichen. Hier muss entweder auf gut Glück ausprobiert werden, oder in der Registry unter HKEY_LOCAL_MACHINE\Software\Microsoft\Shell\Extensions\NewMenu geschaut werden.</text:p>
      <text:p text:style-name="Standard"/>
      <text:p text:style-name="Standard">Nicht verfügbar auf: PC</text:p>
      <text:p text:style-name="Standard"/>
      <text:p text:style-name="P9">Beispiel:</text:p>
      <text:p text:style-name="P11">New( <text:s/>"Termin" )</text:p>
      <text:list text:style-name="L1" text:continue-numbering="true">
        <text:list-item>
          <text:list text:continue-numbering="true">
            <text:list-item>
              <text:list text:continue-numbering="true">
                <text:list-item>
                  <text:h text:style-name="P417" text:outline-level="3">Anwendung zu bestimmtem Zeitpunkt ausführen (RunAt)</text:h>
                </text:list-item>
              </text:list>
            </text:list-item>
          </text:list>
        </text:list-item>
      </text:list>
      <text:p text:style-name="Standard"><text:span text:style-name="T58">RunAt(</text:span><text:span text:style-name="T57"> </text:span><text:span text:style-name="T60">Unix-Zeitstempel</text:span><text:span text:style-name="T57">, </text:span><text:span text:style-name="T60">Applikation</text:span><text:span text:style-name="T57"> [, </text:span><text:span text:style-name="T60">Parameter</text:span><text:span text:style-name="T57">] )</text:span></text:p>
      <text:p text:style-name="Standard"><text:span text:style-name="T58">RunAt(</text:span><text:span text:style-name="T57"> </text:span><text:span text:style-name="T60">Jahr</text:span><text:span text:style-name="T57">, </text:span><text:span text:style-name="T60">Monat</text:span><text:span text:style-name="T57">, </text:span><text:span text:style-name="T60">Tag</text:span><text:span text:style-name="T57">, </text:span><text:span text:style-name="T60">Stunde</text:span><text:span text:style-name="T57">, </text:span><text:span text:style-name="T60">Minute</text:span></text:p>
      <text:p text:style-name="Standard"><text:span text:style-name="T57"><text:s text:c="5"/>, </text:span><text:span text:style-name="T60">Applikation</text:span><text:span text:style-name="T57"> [, </text:span><text:span text:style-name="T60">Parameter</text:span><text:span text:style-name="T57"> ] )</text:span></text:p>
      <text:p text:style-name="Standard"/>
      <text:p text:style-name="Text_20_body">Startet das angegebene Programm zum angegebenen Zeitpunkt. Dazu wird das Programm in die sog. „Notification Queue“ eingetragen. Der PPC schaltet sich wenn nötig automatisch zum angegebenen Zeitpunkt ein.</text:p>
      <text:p text:style-name="Text_20_body">Der „Unix-Zeitstempel“ ist die Zeit in Sekunden seit dem 01.01.1970. Diese Variante ist v.a. in Kombination mit TimeStamp() interessant, z.B. TimeStamp()+86400 für eine Ausführung in 24 Stunden (* 60 Minuten * 60 Sekunden = <text:s/>86400).</text:p>
      <text:p text:style-name="Text_20_body">Auf vielen Geräten können MortScripts nicht direkt ausgeführt werden. Statt dessen muss MortScript.exe mit dem Script als Parameter aufgerufen werden, z.B.</text:p>
      <text:p text:style-name="P108">RunAt( startzeit, SystemPath( "ScriptExe" ) \ "MortScript.exe", \</text:p>
      <text:p text:style-name="P108"><text:s text:c="7"/>"""" &amp; SystemPath( "ScriptPath" ) \ "notify.mscr" &amp; """" )</text:p>
      <text:p text:style-name="P107"/>
      <text:p text:style-name="Text_20_body">Ein weiteres Problem: Auf vielen PPCs mit WM5 wird das Gerät zwar eingeschaltet und das Programm gestartet, aber das Display bleibt aus und das Gerät schaltet sich kurz nach dem Start des Programms wieder ab. Teilweise hilft ein <text:a xlink:type="simple" xlink:href="#9.22.5.Bildschirm an-/abschalten (ToggleDisplay)|outline">ToggleDisplay(ON)</text:a> am Anfang des aufgerufenen Scripts, wo nicht, helfen leider nur System-Updates und z.T. Registry-Hacks.</text:p>
      <text:p text:style-name="Text_20_body">Nicht verfügbar auf: PC</text:p>
      <text:list text:style-name="L1" text:continue-numbering="true">
        <text:list-item>
          <text:list text:continue-numbering="true">
            <text:list-item>
              <text:list text:continue-numbering="true">
                <text:list-item>
                  <text:h text:style-name="P258" text:outline-level="3">Anwendung beim Einschalten ausführen (RunOnPowerOn)</text:h>
                </text:list-item>
              </text:list>
            </text:list-item>
          </text:list>
        </text:list-item>
      </text:list>
      <text:p text:style-name="Standard"><text:span text:style-name="T58">RunOnPowerOn(</text:span><text:span text:style-name="T57"> </text:span><text:span text:style-name="T60">Anwendung</text:span><text:span text:style-name="T57"> [, </text:span><text:span text:style-name="T60">Parameter</text:span><text:span text:style-name="T57"> ] </text:span><text:span text:style-name="T58">)</text:span></text:p>
      <text:p text:style-name="Standard"/>
      <text:p text:style-name="Text_20_body">Führt ein Programm automatisch bei jedem Einschalten des Geräts aus. Dazu wird das Programm in die sog. „Notification Queue“ eingetragen.<text:line-break/>Der Einsatz sollte gut überlegt werden, da es z.B. zu lästigen Fehlermeldungen führen kann, wenn das angegebene Programm gelöscht oder verschoben wird.</text:p>
      <text:p text:style-name="Text_20_body">Bitte die Hinweise bei RunAt bzgl. Aufruf von Scripten und WM5 beachten!</text:p>
      <text:p text:style-name="Text_20_body">Nicht verfügbar auf: PC</text:p>
      <text:list text:style-name="L1" text:continue-numbering="true">
        <text:list-item>
          <text:list text:continue-numbering="true">
            <text:list-item>
              <text:list text:continue-numbering="true">
                <text:list-item>
                  <text:h text:style-name="P258" text:outline-level="3">Anwendung aus der „Notification Queue“ entfernen</text:h>
                </text:list-item>
              </text:list>
            </text:list-item>
          </text:list>
        </text:list-item>
      </text:list>
      <text:p text:style-name="P11"><text:span text:style-name="T25">RemoveNotifications(</text:span> <text:span text:style-name="T1">Anwendung</text:span> [, <text:span text:style-name="T1">Parameter</text:span>] <text:span text:style-name="T25">)</text:span></text:p>
      <text:p text:style-name="P17"/>
      <text:p text:style-name="Text_20_body">Entfernt das angegebene Programm aus der „Notification Queue“, d.h., es wird nicht mehr automatisch zu bestimmten Zeitpunkten (RunAt) oder Ereignissen (RunOnPowerOn) ausgeführt.<text:line-break/>Gibt es mehrere Einträge (z.B. mehrere „RunAt“s) werden alle entfernt.</text:p>
      <text:p text:style-name="Text_20_body">Wird ein Parameter angegeben, wird dieser überprüft und nur die Einträge mit dem entsprechenden Parameter entfernt. Andernfalls werden alle Aufrufe des angegebenen Programms entfernt, egal welcher Parameter in der Notification eingetragen ist. Um nur die Aufrufe ohne Parameter zu entfernen, muss eine leere Zeichenfolge ("") übergeben werden.</text:p>
      <text:p text:style-name="Text_20_body">Nicht verfügbar auf: PC</text:p>
      <text:list text:style-name="L1" text:continue-numbering="true">
        <text:list-item>
          <text:list text:continue-numbering="true">
            <text:list-item>
              <text:h text:style-name="P232" text:outline-level="2">Fenster</text:h>
              <text:list>
                <text:list-item>
                  <text:h text:style-name="P258" text:outline-level="3">Fenstertitel – Wie MortScript ein Fenster findet</text:h>
                </text:list-item>
              </text:list>
            </text:list-item>
          </text:list>
        </text:list-item>
      </text:list>
      <text:p text:style-name="Text_20_body">Viele Befehle und Funktionen in diesem Abschnitt benötigen einen Fenstertitel.</text:p>
      <text:p text:style-name="Text_20_body">MortScript sucht dann nach einem Fenster, das den angegebenen Text im Fenstertitel enthält. Dabei wird Groß- und Kleinschreibung unterschieden, d.h. „Word“ findet kein Fenster, das „WORD“ enthält. Gibt es mehrere passende Fenster, versucht MortScript anhand der folgenden Kritieren (das oberste ist das wichtigste) das „Bestmögliche“ herauszufinden:</text:p>
      <text:list text:style-name="L5">
        <text:list-item>
          <text:p text:style-name="P163">Ist das Fenster ein Hauptfenster? (kein Elternfenster, oder das Elternfenster ist der Desktop)</text:p>
        </text:list-item>
        <text:list-item>
          <text:p text:style-name="P163">Wurde der angegebene Text am Anfang des Fenstertitels gefunden?</text:p>
        </text:list-item>
        <text:list-item>
          <text:p text:style-name="P163">Ist das Fenster sichtbar? (dies hat nichts damit zu tun, ob das Fenster im Hintergrund ist, eher damit, ob es in der Taskliste aufgelistet wird).</text:p>
        </text:list-item>
      </text:list>
      <text:list text:style-name="L1" text:continue-numbering="true">
        <text:list-item>
          <text:list text:continue-numbering="true">
            <text:list-item>
              <text:list text:continue-numbering="true">
                <text:list-item>
                  <text:h text:style-name="P258" text:outline-level="3">Fenster in den Vordergrund bringen (Show)</text:h>
                </text:list-item>
              </text:list>
            </text:list-item>
          </text:list>
        </text:list-item>
      </text:list>
      <text:p text:style-name="Standard"><text:span text:style-name="T58">Show(</text:span><text:span text:style-name="T57"> </text:span><text:span text:style-name="T60">Fenstertitel</text:span><text:span text:style-name="T57"> </text:span><text:span text:style-name="T58">)</text:span></text:p>
      <text:p text:style-name="Standard"/>
      <text:p text:style-name="Standard">Aktiviert das Fenster mit dem enstprechenden Titel.</text:p>
      <text:list text:style-name="L1" text:continue-numbering="true">
        <text:list-item>
          <text:list text:continue-numbering="true">
            <text:list-item>
              <text:list text:continue-numbering="true">
                <text:list-item>
                  <text:h text:style-name="P258" text:outline-level="3">Fenster in den Hintergrund verschieben (Minimize)</text:h>
                </text:list-item>
              </text:list>
            </text:list-item>
          </text:list>
        </text:list-item>
      </text:list>
      <text:p text:style-name="Standard"><text:span text:style-name="T58">Minimize(</text:span><text:span text:style-name="T57"> </text:span><text:span text:style-name="T60">Fenstertitel</text:span><text:span text:style-name="T57"> </text:span><text:span text:style-name="T58">)</text:span></text:p>
      <text:p text:style-name="P66"/>
      <text:p text:style-name="Standard">Versteckt (minimiert) das Fenster mit dem enstprechenden Titel.</text:p>
      <text:list text:style-name="L1" text:continue-numbering="true">
        <text:list-item>
          <text:list text:continue-numbering="true">
            <text:list-item>
              <text:list text:continue-numbering="true">
                <text:list-item>
                  <text:h text:style-name="P258" text:outline-level="3">Fenster schließen / Anwendung beenden (Close)</text:h>
                </text:list-item>
              </text:list>
            </text:list-item>
          </text:list>
        </text:list-item>
      </text:list>
      <text:p text:style-name="Standard"><text:span text:style-name="T58">Close(</text:span><text:span text:style-name="T57"> </text:span><text:span text:style-name="T60">Fenstertitel</text:span><text:span text:style-name="T57"> )</text:span></text:p>
      <text:p text:style-name="P66"/>
      <text:p text:style-name="Standard">Schließt (beendet) das Fenster mit dem enstprechenden Titel. Wenn es sich dabei um das Hauptfenster eines Programms handelt, wird es dadurch üblicherweise beendet. Einige wenige Programme ignorieren dies jedoch.</text:p>
      <text:list text:style-name="L1" text:continue-numbering="true">
        <text:list-item>
          <text:list text:continue-numbering="true">
            <text:list-item>
              <text:list text:continue-numbering="true">
                <text:list-item>
                  <text:h text:style-name="P258" text:outline-level="3">Titel des aktiven Fensters ermitteln (ActiveWindow)</text:h>
                </text:list-item>
              </text:list>
            </text:list-item>
          </text:list>
        </text:list-item>
      </text:list>
      <text:p text:style-name="Standard"><text:span text:style-name="T60">Zeichen</text:span><text:span text:style-name="T57"> = </text:span><text:span text:style-name="T58">ActiveWindow()</text:span></text:p>
      <text:p text:style-name="P67"/>
      <text:p text:style-name="P36">Gibt den Titel des gerade aktiven Programms zurück.</text:p>
      <text:list text:style-name="L1" text:continue-numbering="true">
        <text:list-item>
          <text:list text:continue-numbering="true">
            <text:list-item>
              <text:list text:continue-numbering="true">
                <text:list-item>
                  <text:h text:style-name="P258" text:outline-level="3">Prüfen, ob ein Fenster aktiv ist (WndActive)</text:h>
                </text:list-item>
              </text:list>
            </text:list-item>
          </text:list>
        </text:list-item>
      </text:list>
      <text:p text:style-name="Standard"><text:span text:style-name="T60">Bool</text:span><text:span text:style-name="T57"> = </text:span><text:span text:style-name="T58">WndActive(</text:span><text:span text:style-name="T57"> </text:span><text:span text:style-name="T60">Fenstertitel</text:span><text:span text:style-name="T57"> </text:span><text:span text:style-name="T58">)</text:span></text:p>
      <text:p text:style-name="P66"/>
      <text:p text:style-name="Standard">Gibt TRUE zurück, wenn das angegebene Fenster aktiv ist, FALSE wenn nicht.</text:p>
      <text:p text:style-name="Standard">Dabei kann der angegebene Text an jeder beliebigen Stelle im Fenstertitel auftauchen, Groß- und Kleinschreibung werden berücksichtigt. WndActive("top") liefert also TRUE, wenn der Heutebildschirm ("Desktop") aktiv ist, nicht aber, wenn "Top-Programm“ aktiv ist.</text:p>
      <text:list text:style-name="L1" text:continue-numbering="true">
        <text:list-item>
          <text:list text:continue-numbering="true">
            <text:list-item>
              <text:list text:continue-numbering="true">
                <text:list-item>
                  <text:h text:style-name="P258" text:outline-level="3"><text:soft-page-break/>Prüfen, ob ein Fenster existiert (WndExists)</text:h>
                </text:list-item>
              </text:list>
            </text:list-item>
          </text:list>
        </text:list-item>
      </text:list>
      <text:p text:style-name="Standard"><text:span text:style-name="T61">Bool</text:span><text:span text:style-name="T57"> = </text:span><text:span text:style-name="T58">WndExists(</text:span><text:span text:style-name="T57"> </text:span><text:span text:style-name="T60">Fenstertitel</text:span><text:span text:style-name="T57"> </text:span><text:span text:style-name="T58">)</text:span></text:p>
      <text:p text:style-name="P66"/>
      <text:p text:style-name="Standard">Ähnlich wie WndActive(), liefert aber auch dann 1, wenn das Fenster irgendwo im Hintergrund existiert.</text:p>
      <text:list text:style-name="L1" text:continue-numbering="true">
        <text:list-item>
          <text:list text:continue-numbering="true">
            <text:list-item>
              <text:list text:continue-numbering="true">
                <text:list-item>
                  <text:h text:style-name="P258" text:outline-level="3">Warten auf Existenz eines Fensters (WaitFor)</text:h>
                </text:list-item>
              </text:list>
            </text:list-item>
          </text:list>
        </text:list-item>
      </text:list>
      <text:p text:style-name="P11"><text:span text:style-name="T12">WaitFor( </text:span><text:span text:style-name="T2">Fenstertitel</text:span>, <text:span text:style-name="T2">Sekunden</text:span> <text:span text:style-name="T26">)</text:span></text:p>
      <text:p text:style-name="P11"/>
      <text:p text:style-name="Standard">Wartet (max. die angegebene Zeit) bis das angegebene Fenster existiert.</text:p>
      <text:list text:style-name="L1" text:continue-numbering="true">
        <text:list-item>
          <text:list text:continue-numbering="true">
            <text:list-item>
              <text:list text:continue-numbering="true">
                <text:list-item>
                  <text:h text:style-name="P258" text:outline-level="3">Warten auf Aktivierung eines Fensters (WaitForActive)</text:h>
                </text:list-item>
              </text:list>
            </text:list-item>
          </text:list>
        </text:list-item>
      </text:list>
      <text:p text:style-name="P11"><text:span text:style-name="T26">WaitForActive(</text:span> <text:span text:style-name="T2">Fenstertitel</text:span>, <text:span text:style-name="T2">Sekunden</text:span> <text:span text:style-name="T26">)</text:span></text:p>
      <text:p text:style-name="Standard"/>
      <text:p text:style-name="Standard">Wartet (max. die angegebene Zeit) bis das angegebene Fenster aktiv ist.</text:p>
      <text:list text:style-name="L1" text:continue-numbering="true">
        <text:list-item>
          <text:list text:continue-numbering="true">
            <text:list-item>
              <text:list text:continue-numbering="true">
                <text:list-item>
                  <text:h text:style-name="P258" text:outline-level="3">Fenstertitel / Elementinhalt ermitteln (WindowText)</text:h>
                </text:list-item>
              </text:list>
            </text:list-item>
          </text:list>
        </text:list-item>
      </text:list>
      <text:p text:style-name="Standard"><text:span text:style-name="T61">Zeichen</text:span><text:span text:style-name="T57"> = </text:span><text:span text:style-name="T58">WindowText(</text:span><text:span text:style-name="T57"> </text:span><text:span text:style-name="T60">x</text:span><text:span text:style-name="T57">, </text:span><text:span text:style-name="T60">y</text:span><text:span text:style-name="T57"> </text:span><text:span text:style-name="T58">)</text:span></text:p>
      <text:p text:style-name="P66"/>
      <text:p text:style-name="Text_20_body">Ermittelt die Beschriftung des Elements, das sich an der angegebenen Stelle befindet.</text:p>
      <text:p text:style-name="Text_20_body">Dies funktioniert v.a. bei Eingabefeldern, Beschriftungen und Buttons von Standarddialogen recht gut. Problematisch sind dagegen vom Programm "gemalte" Dialoge (z.B. in Spielen) oder Listen.</text:p>
      <text:p text:style-name="Text_20_body">In diesen Fällen wird meist der Programmtitel oder nichts (Leerstring) zurückgegeben.</text:p>
      <text:list text:style-name="L1" text:continue-numbering="true">
        <text:list-item>
          <text:list text:continue-numbering="true">
            <text:list-item>
              <text:list text:continue-numbering="true">
                <text:list-item>
                  <text:h text:style-name="P258" text:outline-level="3">Fensterposition ermitteln (<text:span text:style-name="T50">GetWindowPos, WndLeft, -Right, -Top, -Bottom)</text:span></text:h>
                </text:list-item>
              </text:list>
            </text:list-item>
          </text:list>
        </text:list-item>
      </text:list>
      <text:p text:style-name="P21">GetWindowPos( <text:span text:style-name="T43">Fenstertitel</text:span>,<text:span text:style-name="T35"> </text:span><text:span text:style-name="T5">links</text:span><text:span text:style-name="T41">,</text:span><text:span text:style-name="T44"> </text:span><text:span text:style-name="T43">oben</text:span><text:span text:style-name="T41">,</text:span><text:span text:style-name="T44"> </text:span><text:span text:style-name="T43">rechts</text:span><text:span text:style-name="T41">,</text:span><text:span text:style-name="T44"> </text:span><text:span text:style-name="T43">unten</text:span><text:span text:style-name="T41"> </text:span>)</text:p>
      <text:p text:style-name="P21"><text:span text:style-name="T5">Ganz</text:span> = WndLeft( <text:span text:style-name="T43">Fenstertitel</text:span> )</text:p>
      <text:p text:style-name="P21"><text:span text:style-name="T5">Ganz</text:span> = WndRight( <text:span text:style-name="T43">Fenstertitel</text:span> )</text:p>
      <text:p text:style-name="P21"><text:span text:style-name="T5">Ganz</text:span> = WndTop( <text:span text:style-name="T43">Fenstertitel</text:span> )</text:p>
      <text:p text:style-name="P21"><text:span text:style-name="T5">Ganz</text:span> = WndBottom( <text:span text:style-name="T43">Fenstertitel</text:span> )</text:p>
      <text:p text:style-name="P21"/>
      <text:p text:style-name="Text_20_body">Liefert die Position des angegebenen Fensters.</text:p>
      <text:p text:style-name="Text_20_body">GetWindowPos setzt die Variablen, die für links, oben, rechts und unten angegeben wurden.</text:p>
      <text:p text:style-name="P102">Die Funktionen liefern jeweils eine Randposition.</text:p>
      <text:p text:style-name="P102"/>
      <text:p text:style-name="P102"/>
      <text:p text:style-name="P102"/>
      <text:p text:style-name="P102"/>
      <text:p text:style-name="P102"/>
      <text:p text:style-name="P102"/>
      <text:list text:style-name="L1" text:continue-numbering="true">
        <text:list-item>
          <text:list text:continue-numbering="true">
            <text:list-item>
              <text:list text:continue-numbering="true">
                <text:list-item>
                  <text:h text:style-name="P258" text:outline-level="3"><text:soft-page-break/>Besondere Kommandos senden (SendOK, SendCancel, SendYes, SendNo)</text:h>
                </text:list-item>
              </text:list>
            </text:list-item>
          </text:list>
        </text:list-item>
      </text:list>
      <text:p text:style-name="P62"><text:span text:style-name="T57">SendOK </text:span><text:span text:style-name="T21">[ </text:span><text:span text:style-name="T15">( </text:span><text:span text:style-name="T18">Fenstertitel</text:span><text:span text:style-name="T21"> </text:span><text:span text:style-name="T15">) </text:span><text:span text:style-name="T21">]</text:span></text:p>
      <text:p text:style-name="P69">SendCancel <text:span text:style-name="T21">[ </text:span><text:span text:style-name="T15">( </text:span><text:span text:style-name="T18">Fenstertitel</text:span><text:span text:style-name="T21"> </text:span><text:span text:style-name="T15">) </text:span><text:span text:style-name="T21">]</text:span></text:p>
      <text:p text:style-name="P69">SendYes <text:span text:style-name="T21">[ </text:span><text:span text:style-name="T15">( </text:span><text:span text:style-name="T18">Fenstertitel</text:span><text:span text:style-name="T15"> ) </text:span><text:span text:style-name="T21">]</text:span></text:p>
      <text:p text:style-name="P69">SendNo <text:span text:style-name="T21">[ </text:span><text:span text:style-name="T15">( </text:span><text:span text:style-name="T18">Fenstertitel</text:span><text:span text:style-name="T21"> </text:span><text:span text:style-name="T15">) </text:span><text:span text:style-name="T21">]</text:span></text:p>
      <text:p text:style-name="P12"/>
      <text:list text:style-name="L1" text:continue-numbering="true">
        <text:list-item>
          <text:list text:continue-numbering="true">
            <text:list-header>
              <text:p text:style-name="P160">Mit diesen Kommandos wird ein Druck auf den entsprechenden Button simuliert.</text:p>
              <text:p text:style-name="P160">Wird kein Fenstertitel angegeben, wird das gerade aktive Fenster verwendet.</text:p>
              <text:p text:style-name="P160">Es ist nicht garantiert, dass diese Befehle bei jedem Programm funktionieren, da die Programmierer nicht die hierfür verwendeten Standard-Signale verwenden müssen. </text:p>
              <text:list>
                <text:list-item>
                  <text:h text:style-name="P258" text:outline-level="3">Fortgeschrittene Kommandos und Mitteilungen senden <text:span text:style-name="T48"><text:s/>(SendCommand, SendMessage, PostMessage)</text:span></text:h>
                </text:list-item>
              </text:list>
            </text:list-header>
          </text:list>
        </text:list-item>
      </text:list>
      <text:p text:style-name="P59"><text:span text:style-name="T57">SendCommand( </text:span><text:span text:style-name="T21">[ </text:span><text:span text:style-name="T18">Fenstertitel,</text:span><text:span text:style-name="T21"> ] </text:span><text:span text:style-name="T18">Kommando-Id</text:span><text:span text:style-name="T21"> </text:span><text:span text:style-name="T15">)</text:span></text:p>
      <text:p text:style-name="P21"><text:span text:style-name="T57">PostMessage( </text:span><text:span text:style-name="T35">[ </text:span><text:span text:style-name="T5">Fenstertitel,</text:span><text:span text:style-name="T35"> ] </text:span><text:span text:style-name="T5">Meldungs-Id</text:span><text:span text:style-name="T35">, </text:span><text:span text:style-name="T5">wparam</text:span><text:span text:style-name="T35">, </text:span><text:span text:style-name="T5">lparam</text:span><text:span text:style-name="T35"> </text:span>)</text:p>
      <text:p text:style-name="P21"><text:span text:style-name="T57">SendMessage( </text:span><text:span text:style-name="T35">[ </text:span><text:span text:style-name="T5">Fenstertitel,</text:span><text:span text:style-name="T35"> ] </text:span><text:span text:style-name="T5">Meldungs-Id</text:span><text:span text:style-name="T35">, </text:span><text:span text:style-name="T5">wparam</text:span><text:span text:style-name="T35">, </text:span><text:span text:style-name="T5">lparam</text:span><text:span text:style-name="T35"> </text:span>)</text:p>
      <text:p text:style-name="P21"><text:span text:style-name="T63">Ganz</text:span><text:span text:style-name="T66"> = </text:span><text:span text:style-name="T57">SendMessage( </text:span><text:span text:style-name="T35">[</text:span><text:span text:style-name="T5">Fenstertitel,</text:span><text:span text:style-name="T35">] </text:span><text:span text:style-name="T5">Meldungs-Id</text:span><text:span text:style-name="T35">, </text:span><text:span text:style-name="T5">wparam</text:span><text:span text:style-name="T35">, </text:span><text:span text:style-name="T5">lparam</text:span><text:span text:style-name="T35"> </text:span>)</text:p>
      <text:p text:style-name="P21"/>
      <text:list text:style-name="L1" text:continue-numbering="true">
        <text:list-header>
          <text:p text:style-name="P172">SendCommand erlaubt es, eine beliebige Kommando-Id zu senden (üblicherweise alle Schaltflächen und Menüeinträge). Dies erfordert aber gute Verbindungen zum Programmierer der betroffenen Anwendung, da diese Ids bei jedem Programm anders sind und sich sogar bei einem Update ändern könnten.</text:p>
          <text:p text:style-name="P172">Dasselbe gilt für SendMessage und PostMessage, die eine etwas allgemeingültigere Variante sind. Auch hier sind sehr gute Verbindungen zum Anwendungsprogrammierer nötig. Es kann große Probleme geben, wenn hier unerwartete Daten gesendet werden – üblicherweise Programmabstürze.</text:p>
          <text:p text:style-name="P172">Mit SendMessage wird die Meldung vom Ziel-Programm schnellstmöglich bearbeitet und das Script wartet, bis sie bearbeitet wurde. Dadurch ist es auch möglich, einen Rückgabewert vom Programm zu bekommen (Funktions-Variante). Bei PostMessage wird die Meldung an evtl. wartende andere Meldungen angehängt. Das Script läuft sofort weiter, die Meldung wird vom Programm irgendwann später bearbeitet.</text:p>
          <text:p text:style-name="P172">MortScript unterstützt nur numerische Parameter.</text:p>
          <text:list>
            <text:list-header>
              <text:p text:style-name="P176"/>
            </text:list-header>
            <text:list-item>
              <text:h text:style-name="P232" text:outline-level="2">Tastendrücke</text:h>
              <text:list>
                <text:list-item>
                  <text:h text:style-name="P258" text:outline-level="3">Zeichenfolgen senden (SendKeys)</text:h>
                </text:list-item>
              </text:list>
            </text:list-item>
          </text:list>
        </text:list-header>
      </text:list>
      <text:p text:style-name="Standard"><text:span text:style-name="T67">SendKeys(</text:span><text:span text:style-name="T57"> [ </text:span><text:span text:style-name="T60">Fenstertitel</text:span><text:span text:style-name="T57">, ] </text:span><text:span text:style-name="T60">Zeichen</text:span><text:span text:style-name="T57"> </text:span><text:span text:style-name="T58">)</text:span></text:p>
      <text:p text:style-name="Standard"/>
      <text:p text:style-name="Standard">Schickt die angegebene Zeichenfolge an das angegebene bzw. aktuelle (falls kein Fenster angegeben wurde) Fenster.</text:p>
      <text:p text:style-name="Standard"/>
      <text:p text:style-name="P38">Beispiele:</text:p>
      <text:p text:style-name="P66">SendKeys( "Mein Fenster", "Hallo, wie geht's?" )</text:p>
      <text:p text:style-name="P66">SendKeys( "Ein Text" )</text:p>
      <text:list text:style-name="L1" text:continue-numbering="true">
        <text:list-item>
          <text:list text:continue-numbering="true">
            <text:list-item>
              <text:list text:continue-numbering="true">
                <text:list-item>
                  <text:h text:style-name="P314" text:outline-level="3">Sonderzeichen (z.B. Richtungstasten) senden (Send...)</text:h>
                </text:list-item>
              </text:list>
            </text:list-item>
          </text:list>
        </text:list-item>
      </text:list>
      <text:p text:style-name="P20"><text:span text:style-name="T26">Send</text:span><text:span text:style-name="T12">Special( </text:span><text:span text:style-name="T5">Tasten-Name</text:span> [ , S<text:span text:style-name="T2">tatus </text:span>]<text:span text:style-name="T26"> </text:span>] <text:span text:style-name="T26">)</text:span></text:p>
      <text:p text:style-name="P21"/>
      <text:p text:style-name="Text_20_body">Simuliert den angegebenen Tastendruck.</text:p>
      <text:p text:style-name="Text_20_body">Derzeit mögliche Tasten sind: „Alt“, „Ctrl“ (Strg), „Shift“ (Großschrit), „CR“ (neue Zeile), „Win“ (Windows-Taste), „Context“ (Kontextmenü), „Tab“, „ESC“, „Space“ (Leerzeichen), „Up“ (hoch), „Down“ (runter), „Left“ (links), „Right“ (rechts), „Home“ (Pos1), „End“ (Ende), „PageUp“ (Seite hoch), „PageDown“ (Seite runter), „Delete“ (Entf), „Backspace“ (<text:span text:style-name="T37"></text:span>), „Insert“ (Einfg.), „Snapshot“ (Drucken), „F1“ - „F12“, „LeftSoft“ (linke Displaytaste), „RightSoft“ (rechte Displaytaste).</text:p>
      <text:p text:style-name="Text_20_body">Der Name der Taste muss als Zeichenfolge angegeben werden (also in Anführungszeichen oder als anderes Ergebnis eines Ausdrucks). Groß- und Kleinschreibung werden nicht unterschieden (d.h. “Esc” und “ESC” sind das Gleiche). Nicht alle Tasten funktionieren auf allen System, z.B. gibt es die Displaytasten auf dem PC nicht.</text:p>
      <text:p text:style-name="Text_20_body">Es ist auch möglich, numerische Tastencodes anzugeben. Diese sind jedoch stark vom Gerät abhängig (v.a. von der Lokalisierung des Systems) und eher für „fortgeschrittene Hacker“ geeignet.</text:p>
      <text:p text:style-name="Text_20_body">Wenn <text:span text:style-name="T2">Status</text:span> nicht angegeben wird, wird die Taste kurz gedrückt und dann wieder losgelassen. Man kann alternativ die Status „down“ (drücken) und „up“ (loslassen) mitgeben, um die Tasten gedrückt zu halten bis sie wieder losgelassen werden sollen (sinnvoll für Alt, Ctrl, Shift und Win). Achte darauf, das „up“ nicht zu vergessen, sonst gibt es hinterher seltsame Effek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1"><text:span text:style-name="T26">Send</text:span><text:span text:style-name="T2">Sonderzeichen</text:span> [ <text:span text:style-name="T26">(</text:span> <text:span text:style-name="T2">Fenstertitel </text:span>[, <text:span text:style-name="T2">Strg?</text:span>, <text:span text:style-name="T2">Shift? </text:span><text:span text:style-name="T11">[, </text:span><text:span text:style-name="T2">Alt?</text:span><text:span text:style-name="T11"> ]</text:span>] <text:span text:style-name="T26">) </text:span>]</text:p>
      <text:p text:style-name="P11"/>
      <text:p text:style-name="Standard">Aktiviert das angegebene Fenster und sendet das angegebene Sonderzeichen. Wird kein Fenstertitel angegeben, wird das gerade aktive Fenster verwendet.</text:p>
      <text:p text:style-name="Standard"><text:span text:style-name="T2">Strg?,</text:span> <text:span text:style-name="T2">Shift?</text:span> und <text:span text:style-name="T2">Alt? </text:span>sind optionale Schalter. Wird hier TRUE angegeben, wird die entsprechende Taste mit dem Sonderzeichen gesendet.</text:p>
      <text:p text:style-name="Standard"/>
      <text:p text:style-name="Standard">Es gibt die folgenden Sonderzeichen:</text:p>
      <text:p text:style-name="P75"><text:span text:style-name="T15">CR</text:span><text:tab/>ein Zeilenumbrunch (Carriage Return)</text:p>
      <text:p text:style-name="P75"><text:span text:style-name="T15">Tab</text:span><text:tab/>Tabulator</text:p>
      <text:p text:style-name="P75"><text:span text:style-name="T15">Esc</text:span><text:tab/>"Escape" (Abbrechen)</text:p>
      <text:p text:style-name="P75"><text:span text:style-name="T15">Space</text:span><text:tab/>Leerzeichen</text:p>
      <text:p text:style-name="P75"><text:span text:style-name="T15">Backspace</text:span><text:tab/>Zeichen vor der Marke löschen („<text:span text:style-name="T37"></text:span><text:span text:style-name="T29">“</text:span>)</text:p>
      <text:p text:style-name="P75"><text:span text:style-name="T15">Delete</text:span><text:tab/>Zeichen nach der Marke löschen („Entf“)</text:p>
      <text:p text:style-name="P75"><text:span text:style-name="T15">Insert</text:span><text:tab/>„Einfg.“ (schaltet meist zwischen Überschreiben und Einfügen um)</text:p>
      <text:p text:style-name="P75"><text:span text:style-name="T15">Up</text:span><text:span text:style-name="T27">/</text:span><text:span text:style-name="T15">Down</text:span><text:span text:style-name="T27">/</text:span><text:span text:style-name="T15">Left</text:span><text:span text:style-name="T27">/</text:span><text:span text:style-name="T15">Right</text:span><text:tab/>Steuerkreuz in die entsprechende Richtung</text:p>
      <text:p text:style-name="P75"><text:span text:style-name="T15">Home</text:span><text:tab/>„Pos1“, an den Anfang der Zeile oder des Dokuments</text:p>
      <text:p text:style-name="P75"><text:span text:style-name="T15">End</text:span><text:tab/>„Ende“, an das Ende der Zeile oder des Dokuments</text:p>
      <text:p text:style-name="P75"><text:span text:style-name="T15">PageUp</text:span><text:span text:style-name="T27">/</text:span><text:span text:style-name="T15">PageDown</text:span><text:tab/>Seite hoch / runter („Bild <text:span text:style-name="T37"></text:span>“ / „Bild <text:span text:style-name="T37"></text:span>“)</text:p>
      <text:p text:style-name="P75"><text:span text:style-name="T15">LeftSoft</text:span><text:span text:style-name="T27">/</text:span><text:span text:style-name="T15">RightSoft</text:span><text:tab/>„Displaytasten“ bei Smartphones und PPCs ab WM5</text:p>
      <text:p text:style-name="P75"><text:span text:style-name="T15">Win</text:span><text:tab/>„Windows“-Taste bei Smartphones und PPCs ab WM5 (Startmenü)</text:p>
      <text:p text:style-name="P75"><text:span text:style-name="T15">Context</text:span><text:tab/>„Kontextmenü“-Taste bei PCs und Smartphones/PPCs ab WM5</text:p>
      <text:p text:style-name="P75"/>
      <text:p text:style-name="P38">Beispiele:</text:p>
      <text:p text:style-name="P11">SendCR( "ERROR" )</text:p>
      <text:p text:style-name="P11">SendDown</text:p>
      <text:p text:style-name="Standard"><text:span text:style-name="T15">SendHome( "",0,1 )</text:span> <text:s/>(bis zum Zeilenanfang markieren)</text:p>
      <text:p text:style-name="Standard"/>
      <text:list text:style-name="L1" text:continue-numbering="true">
        <text:list-item>
          <text:list text:continue-numbering="true">
            <text:list-item>
              <text:list text:continue-numbering="true">
                <text:list-item>
                  <text:h text:style-name="P258" text:outline-level="3">Bildschirminhalt in die Zwischenablage (Snapshot)</text:h>
                </text:list-item>
              </text:list>
            </text:list-item>
          </text:list>
        </text:list-item>
      </text:list>
      <text:p text:style-name="P11"><text:span text:style-name="T26">Snapshot</text:span> [ <text:span text:style-name="T26">(</text:span> <text:span text:style-name="T2">Fenstertitel</text:span> <text:span text:style-name="T26">)</text:span> ]</text:p>
      <text:p text:style-name="P11"/>
      <text:p text:style-name="Standard">Aktiviert das angegebene Fenster (falls angegeben) und kopiert den Bildschirm in die Zwischenablage ("Print screen"-Funktion vom Betriebssystem, funktioniert evtl. nicht bei jedem Programm).</text:p>
      <text:list text:style-name="L1" text:continue-numbering="true">
        <text:list-item>
          <text:list text:continue-numbering="true">
            <text:list-item>
              <text:list text:continue-numbering="true">
                <text:list-item>
                  <text:h text:style-name="P258" text:outline-level="3">Strg+Taste senden (SendCtrlKey)</text:h>
                </text:list-item>
              </text:list>
            </text:list-item>
          </text:list>
        </text:list-item>
      </text:list>
      <text:p text:style-name="P11"><text:span text:style-name="T26">SendCtrlKey (</text:span> [ <text:span text:style-name="T2">Fenstertitel</text:span><text:span text:style-name="T26">,</text:span> ] <text:span text:style-name="T2">Zeichen</text:span> <text:span text:style-name="T26">)</text:span></text:p>
      <text:p text:style-name="P11"/>
      <text:p text:style-name="Text_20_body">Sendet Strg + <text:span text:style-name="T2">Zeichen</text:span> an das aktuelle oder angegebene Fenster.</text:p>
      <text:p text:style-name="Text_20_body"><text:span text:style-name="T15">SendCtrlKey( "v" )</text:span> sendet z.B. Strg+V (Einfügen) an das aktuelle Fenster.</text:p>
      <text:p text:style-name="Text_20_body">Beim Zeichen wird nicht zwischen Groß- und Kleinschrift unterschieden, d.h. "v" und "V" machen dasselbe.</text:p>
      <text:p text:style-name="Text_20_body">Es muss genau ein Zeichen angegeben werden. Dies kann selbstverständlich auch über einen Ausdruck geschehen (also z.B. eine Variable).</text:p>
      <text:p text:style-name="Standard"><text:soft-page-break/></text:p>
      <text:list text:style-name="L1" text:continue-numbering="true">
        <text:list-item>
          <text:list text:continue-numbering="true">
            <text:list-item>
              <text:h text:style-name="P232" text:outline-level="2">Antippen ("Mausklicks")</text:h>
              <text:list>
                <text:list-item>
                  <text:h text:style-name="P258" text:outline-level="3">Einfaches Antippen/Klicken (MouseClick)</text:h>
                </text:list-item>
              </text:list>
            </text:list-item>
          </text:list>
        </text:list-item>
      </text:list>
      <text:p text:style-name="P11"><text:span text:style-name="T26">MouseClick(</text:span> [ <text:span text:style-name="T2">Fenstertitel</text:span>, ] <text:span text:style-name="T2">x</text:span>, <text:span text:style-name="T2">y </text:span><text:span text:style-name="T12">)</text:span></text:p>
      <text:p text:style-name="P14">RightMouseClick( <text:span text:style-name="T35">[ </text:span><text:span text:style-name="T5">Fenstertitel</text:span><text:span text:style-name="T35">, ] </text:span><text:span text:style-name="T5">x</text:span><text:span text:style-name="T35">, </text:span><text:span text:style-name="T5">y</text:span><text:span text:style-name="T2"> </text:span>)</text:p>
      <text:p text:style-name="P14">MiddleMouseClick( <text:span text:style-name="T35">[ </text:span><text:span text:style-name="T5">Fenstertitel</text:span><text:span text:style-name="T35">, ] </text:span><text:span text:style-name="T5">x</text:span><text:span text:style-name="T35">, </text:span><text:span text:style-name="T5">y</text:span><text:span text:style-name="T2"> </text:span>)</text:p>
      <text:p text:style-name="Standard"/>
      <text:p text:style-name="Text_20_body">Simuliert einen Mausklick bzw. Antippen an der entsprechenden Stelle.</text:p>
      <text:p text:style-name="Text_20_body">Wird ein Fenster angegeben, sind die Koordinaten relativ zu dessen linken oberen Ecke. Bei Fenstern mit Rahmen (z.B. Meldungsboxen und Fragen) zählt dieser mit.</text:p>
      <text:p text:style-name="Text_20_body">Wird kein Fenster angegeben, ist die linken oberen Ecke des Bildschirms 0,0.</text:p>
      <text:p text:style-name="Text_20_body">Right... und Middle... sind nur in der PC-Version vorhanden und simulieren einen Mausklick mit der rechten bzw. mittleren Maustaste.</text:p>
      <text:list text:style-name="L1" text:continue-numbering="true">
        <text:list-item>
          <text:list text:continue-numbering="true">
            <text:list-item>
              <text:list text:continue-numbering="true">
                <text:list-item>
                  <text:h text:style-name="P258" text:outline-level="3">Doppelklick (MouseDblClick)</text:h>
                </text:list-item>
              </text:list>
            </text:list-item>
          </text:list>
        </text:list-item>
      </text:list>
      <text:p text:style-name="P11"><text:span text:style-name="T26">MouseDblClick(</text:span> [ <text:span text:style-name="T2">Fenstertitel</text:span>, ] <text:span text:style-name="T2">x</text:span>, <text:span text:style-name="T2">y</text:span><text:span text:style-name="T12"> )</text:span></text:p>
      <text:p text:style-name="P14">RightMouseDblClick( <text:span text:style-name="T35">[ </text:span><text:span text:style-name="T5">Fenstertitel</text:span><text:span text:style-name="T35">, ] </text:span><text:span text:style-name="T5">x</text:span><text:span text:style-name="T35">, </text:span><text:span text:style-name="T5">y</text:span><text:span text:style-name="T2"> </text:span>)</text:p>
      <text:p text:style-name="P14">MiddleMouseDblClick( <text:span text:style-name="T35">[ </text:span><text:span text:style-name="T5">Fenstertitel</text:span><text:span text:style-name="T35">, ] </text:span><text:span text:style-name="T5">x</text:span><text:span text:style-name="T35">, </text:span><text:span text:style-name="T5">y</text:span><text:span text:style-name="T2"> </text:span>)</text:p>
      <text:p text:style-name="Standard"/>
      <text:p text:style-name="Text_20_body">Wie MouseClick, simuliert aber einen Doppelklick.</text:p>
      <text:p text:style-name="Text_20_body">Right... und Middle... sind nur in der PC-Version vorhanden.</text:p>
      <text:list text:style-name="L1" text:continue-numbering="true">
        <text:list-item>
          <text:list text:continue-numbering="true">
            <text:list-item>
              <text:list text:continue-numbering="true">
                <text:list-item>
                  <text:h text:style-name="P258" text:outline-level="3">Drücken / Loslassen getrennt (MouseDown/MouseUp)</text:h>
                </text:list-item>
              </text:list>
            </text:list-item>
          </text:list>
        </text:list-item>
      </text:list>
      <text:p text:style-name="P11"><text:span text:style-name="T26">MouseDown(</text:span> [ <text:span text:style-name="T2">Fenstertitel</text:span>, ] <text:span text:style-name="T2">x</text:span>, <text:span text:style-name="T2">y</text:span><text:span text:style-name="T12"> )</text:span></text:p>
      <text:p text:style-name="P11"><text:span text:style-name="T26">MouseUp(</text:span> [ <text:span text:style-name="T2">Fenstertitel</text:span>, ] <text:span text:style-name="T2">x</text:span>, <text:span text:style-name="T2">y</text:span><text:span text:style-name="T12"> )</text:span></text:p>
      <text:p text:style-name="P11"><text:span text:style-name="T26">RightMouseDown(</text:span> [ <text:span text:style-name="T2">Fenstertitel</text:span>, ] <text:span text:style-name="T2">x</text:span>, <text:span text:style-name="T2">y</text:span><text:span text:style-name="T12"> )</text:span></text:p>
      <text:p text:style-name="P11"><text:span text:style-name="T26">RightMouseUp(</text:span> [ <text:span text:style-name="T2">Fenstertitel</text:span>, ] <text:span text:style-name="T2">x</text:span>, <text:span text:style-name="T2">y</text:span><text:span text:style-name="T12"> )</text:span></text:p>
      <text:p text:style-name="P11"><text:span text:style-name="T26">MiddleMouseDown(</text:span> [ <text:span text:style-name="T2">Fenstertitel</text:span>, ] <text:span text:style-name="T2">x</text:span>, <text:span text:style-name="T2">y</text:span><text:span text:style-name="T12"> )</text:span></text:p>
      <text:p text:style-name="P11"><text:span text:style-name="T26">MiddleMouseUp(</text:span> [ <text:span text:style-name="T2">Fenstertitel</text:span>, ] <text:span text:style-name="T2">x</text:span>, <text:span text:style-name="T2">y</text:span><text:span text:style-name="T12"> )</text:span></text:p>
      <text:p text:style-name="Standard"/>
      <text:p text:style-name="Text_20_body">Simuliert das Drücken bzw. Loslassen der Maustaste. Die Parameter sind wie bei MouseClick.</text:p>
      <text:p text:style-name="Text_20_body">Diese beiden Befehle sollten immer zusammen verwendet werden. Mit ihnen lassen sich z.B. "Tippen und Halten" (mit Sleep dazwischen) oder "Ziehen und Loslassen" (MouseUp an der Ziel-Position) simulieren.</text:p>
      <text:p text:style-name="Text_20_body">Auch hier sind die Right-/Middle-Varianten nur für den PC verfügbar.</text:p>
      <text:list text:style-name="L1" text:continue-numbering="true">
        <text:list-item>
          <text:list text:continue-numbering="true">
            <text:list-item>
              <text:h text:style-name="P232" text:outline-level="2">Warten</text:h>
              <text:list>
                <text:list-item>
                  <text:h text:style-name="P258" text:outline-level="3">Feste Pause in Millisekunden (Sleep)</text:h>
                </text:list-item>
              </text:list>
            </text:list-item>
          </text:list>
        </text:list-item>
      </text:list>
      <text:p text:style-name="P11"><text:span text:style-name="T26">Sleep(</text:span> <text:span text:style-name="T2">Millisekunden</text:span> <text:span text:style-name="T26">)</text:span></text:p>
      <text:p text:style-name="Standard"/>
      <text:p text:style-name="Standard">Wartet die angegebene Zeit.</text:p>
      <text:list text:style-name="L1" text:continue-numbering="true">
        <text:list-item>
          <text:list text:continue-numbering="true">
            <text:list-item>
              <text:list text:continue-numbering="true">
                <text:list-item>
                  <text:h text:style-name="P258" text:outline-level="3">Warte-Meldung mit Countdown / Bedingung (SleepMessage)</text:h>
                </text:list-item>
              </text:list>
            </text:list-item>
          </text:list>
        </text:list-item>
      </text:list>
      <text:p text:style-name="P11"><text:span text:style-name="T26">SleepMessage(</text:span> <text:span text:style-name="T2">Sekunden</text:span>, <text:span text:style-name="T2">Meldung </text:span>[ , <text:span text:style-name="T2">Titel</text:span> [ , <text:span text:style-name="T2">OK möglich?</text:span></text:p>
      <text:p text:style-name="P11"><text:span text:style-name="T2"><text:s text:c="12"/></text:span>[ , <text:span text:style-name="T2">Bedingung</text:span> ] ] ] <text:span text:style-name="T26">)</text:span></text:p>
      <text:p text:style-name="P11"/>
      <text:p text:style-name="Text_20_body">Wartet die angegebene Zeit und zeigt dabei eine Meldung.</text:p>
      <text:p text:style-name="Text_20_body">Wenn bei <text:span text:style-name="T2">OK möglich?</text:span> 1 angegeben wurde, kann die Meldung weggeklickt werden, ansonsten ist dies nicht möglich.</text:p>
      <text:p text:style-name="Text_20_body">Wird eine Bedingung angegeben, wird diese jede Sekunde abgeprüft und der Dialog beendet, sobald sie erfüllt ist.</text:p>
      <text:p text:style-name="Standard"/>
      <text:p text:style-name="P38">Beispiel:</text:p>
      <text:p text:style-name="P11">SleepMessage( 10, "Warte auf PocketWord", "Warten...", 0, \</text:p>
      <text:p text:style-name="P11"><text:s text:c="14"/>wndExists( "Word" ) )</text:p>
      <text:p text:style-name="Standard"/>
      <text:list text:style-name="L1" text:continue-numbering="true">
        <text:list-item>
          <text:list text:continue-numbering="true">
            <text:list-item>
              <text:list text:continue-numbering="true">
                <text:list-item>
                  <text:h text:style-name="P258" text:outline-level="3">Warten auf Fenster (WaitFor / WaitForActive)</text:h>
                </text:list-item>
              </text:list>
            </text:list-item>
          </text:list>
        </text:list-item>
      </text:list>
      <text:p text:style-name="Standard">Siehe <text:a xlink:type="simple" xlink:href="#9.7.7.Warten auf Existenz eines Fensters (WaitFor)|outline"><text:s/>9.7.7 Warten auf Existenz eines Fensters (WaitFor)</text:a> und <text:a xlink:type="simple" xlink:href="#9.7.8.Warten auf Aktivierung eines Fensters (WaitForActive)|outline"><text:s/>9.7.8 Warten auf Aktivierung eines Fensters (WaitForActive)</text:a></text:p>
      <text:list text:style-name="L1" text:continue-numbering="true">
        <text:list-item>
          <text:list text:continue-numbering="true">
            <text:list-item>
              <text:list text:continue-numbering="true">
                <text:list-header>
                  <text:p text:style-name="P130"/>
                </text:list-header>
              </text:list>
            </text:list-item>
            <text:list-item>
              <text:h text:style-name="P232" text:outline-level="2">Zeit</text:h>
              <text:list>
                <text:list-item>
                  <text:h text:style-name="P258" text:outline-level="3">Unix-Zeitstempel (TimeStamp)</text:h>
                </text:list-item>
              </text:list>
            </text:list-item>
          </text:list>
        </text:list-item>
      </text:list>
      <text:p text:style-name="Standard"><text:span text:style-name="T60">Ganz</text:span><text:span text:style-name="T57"> = </text:span><text:span text:style-name="T58">TimeStamp()</text:span></text:p>
      <text:p text:style-name="P66"/>
      <text:p text:style-name="Standard">Gibt die Sekunden seit dem 01.01.1970 zurück.</text:p>
      <text:p text:style-name="Standard"/>
      <text:list text:style-name="L1" text:continue-numbering="true">
        <text:list-item>
          <text:list text:continue-numbering="true">
            <text:list-item>
              <text:list text:continue-numbering="true">
                <text:list-item>
                  <text:h text:style-name="P258" text:outline-level="3">Formatierte Ausgabe</text:h>
                </text:list-item>
              </text:list>
            </text:list-item>
          </text:list>
        </text:list-item>
      </text:list>
      <text:p text:style-name="Standard"><text:span text:style-name="T60">Zeichen</text:span><text:span text:style-name="T57"> = </text:span><text:span text:style-name="T58">FormatTime(</text:span><text:span text:style-name="T57"> </text:span><text:span text:style-name="T60">Format</text:span><text:span text:style-name="T57"> [, </text:span><text:span text:style-name="T60">Zeitstempel</text:span><text:span text:style-name="T57"> ] </text:span><text:span text:style-name="T58">)</text:span></text:p>
      <text:p text:style-name="Standard"/>
      <text:p text:style-name="Standard">Gibt die Zeit im Zeitstempel bzw. die aktuelle Zeit, falls keiner angegeben wurde, entsprechend dem angegebenen Format zurück.</text:p>
      <text:p text:style-name="Standard"/>
      <text:p text:style-name="Standard">Diese Zeichen werden mit dem entsprechenden Wert ersetzt:</text:p>
      <text:p text:style-name="Standard">H<text:tab/>Stunde (00-23)</text:p>
      <text:p text:style-name="Standard">h<text:tab/>Stunde (01-12)</text:p>
      <text:p text:style-name="Standard">a<text:tab/>am/pm</text:p>
      <text:p text:style-name="Standard">A<text:tab/>AM/PM</text:p>
      <text:p text:style-name="Standard">i<text:tab/>Minute (00-59)</text:p>
      <text:p text:style-name="Standard">s<text:tab/>Sekunden (00-59)</text:p>
      <text:p text:style-name="Standard">d<text:tab/>Tag (01-31)</text:p>
      <text:p text:style-name="Standard">m<text:tab/>Monat (01-12)</text:p>
      <text:p text:style-name="Standard">Y<text:tab/>Jahr (4-stellig)</text:p>
      <text:p text:style-name="Standard">y<text:tab/>Jahr (2-stellig)</text:p>
      <text:p text:style-name="Standard">w<text:tab/>Wochentag (0=Sonntag bis 6=Samstag)</text:p>
      <text:p text:style-name="Standard">u<text:tab/>Unix-Zeitstempel</text:p>
      <text:p text:style-name="P52">{MM}<text:tab/>Name des Monats (z.B. “Januar”)</text:p>
      <text:p text:style-name="P52">{M}<text:tab/>Abgekürzter Name des Monats (z.B. “Jan”)</text:p>
      <text:p text:style-name="P52">{WW}<text:tab/>Wochentag ausgeschrieben (z.B. “Montag”)</text:p>
      <text:p text:style-name="P52">{W}<text:tab/>Wochentag abgekürzt (z.B. “Mo”)</text:p>
      <text:p text:style-name="P52"/>
      <text:p text:style-name="Text_20_body">Alle anderen Zeichen bleiben wie sie waren.</text:p>
      <text:p text:style-name="Text_20_body">Beachte, dass alle Rückgabewerte Zeichenfolgen sind. Dies ist auch der Fall, um führende Nullen zu erlauben, wie "02" für den Februar, was recht praktisch ist um Datei- oder Verzeichnisnamen zu generieren. Es kann jedoch Probleme verursachen, wenn Arrays verwendet werden sollen. Es müssen dann entweder die Array-Elemente mit entsprechenden alphanumerischen Indizes belegt werden („Monat["01"] = "Erster"”) oder die Zeichenfolge muss in eine Zahl umgewandelt werden, z.B. indem man „FormatTime("m")*1“ verwendet.</text:p>
      <text:p text:style-name="Text_20_body"/>
      <text:p text:style-name="P38">Beispiele:</text:p>
      <text:p text:style-name="P66">x = FormatTime( "H:i:s" )</text:p>
      <text:p text:style-name="P66">x = FormatTime( "d.m.Y", TimeStamp() + 86400 )</text:p>
      <text:p text:style-name="Standard"/>
      <text:list text:style-name="L1" text:continue-numbering="true">
        <text:list-item>
          <text:list text:continue-numbering="true">
            <text:list-item>
              <text:list text:continue-numbering="true">
                <text:list-item>
                  <text:h text:style-name="P258" text:outline-level="3"><text:soft-page-break/>Aktuelle Zeit in mehrere Variablen setzen (GetTime)</text:h>
                </text:list-item>
              </text:list>
            </text:list-item>
          </text:list>
        </text:list-item>
      </text:list>
      <text:p text:style-name="P11"><text:span text:style-name="T25">GetTime(</text:span> <text:span text:style-name="T1">Variable</text:span>, <text:span text:style-name="T1">Variable</text:span>, <text:span text:style-name="T1">Variable</text:span> <text:span text:style-name="T25">)</text:span></text:p>
      <text:p text:style-name="Standard"/>
      <text:p text:style-name="Standard">Liest die aktuelle Zeit in drei getrennte Variablen für Stunde, Minute und <text:s/>Sekunden.</text:p>
      <text:p text:style-name="Standard"/>
      <text:p text:style-name="P11"><text:span text:style-name="T25">GetTime(</text:span> <text:span text:style-name="T1">Variable</text:span>, <text:span text:style-name="T1">Variable</text:span>, <text:span text:style-name="T1">Variable,</text:span></text:p>
      <text:p text:style-name="P11"><text:span text:style-name="T1"><text:s text:c="8"/></text:span><text:s/><text:span text:style-name="T1">Variable</text:span>, <text:span text:style-name="T1">Variable</text:span>, <text:span text:style-name="T1">Variable</text:span> <text:span text:style-name="T25">)</text:span></text:p>
      <text:p text:style-name="P11"/>
      <text:p text:style-name="Standard">Wie oben, aber drei weitere Variablen für Tag, Monat und Jahr (4-stellig).</text:p>
      <text:p text:style-name="Standard"/>
      <text:p text:style-name="Text_20_body">Beachte, dass alle Rückgabewerte Zeichenfolgen sind. Dies ist der Fall, um führende Nullen zu erlauben, wie "02" für den Februar, was recht praktisch ist um Datei- oder Verzeichnisnamen zu generieren.</text:p>
      <text:p text:style-name="Standard"/>
      <text:list text:style-name="L1" text:continue-numbering="true">
        <text:list-item>
          <text:list text:continue-numbering="true">
            <text:list-item>
              <text:h text:style-name="P232" text:outline-level="2">Dateien kopieren, umbenennen, verschieben und löschen</text:h>
              <text:list>
                <text:list-item>
                  <text:h text:style-name="P258" text:outline-level="3">Einzelne Datei kopieren (Copy)</text:h>
                </text:list-item>
              </text:list>
            </text:list-item>
          </text:list>
        </text:list-item>
      </text:list>
      <text:p text:style-name="Standard"><text:span text:style-name="T58">Copy(</text:span><text:span text:style-name="T57"> </text:span><text:span text:style-name="T60">Quelldatei</text:span><text:span text:style-name="T57">, </text:span><text:span text:style-name="T60">Zieldatei</text:span><text:span text:style-name="T57"> [, </text:span><text:span text:style-name="T60">Überschreiben?</text:span><text:span text:style-name="T57">] </text:span><text:span text:style-name="T58">)</text:span></text:p>
      <text:p text:style-name="Standard"/>
      <text:p text:style-name="Text_20_body">Kopiert die angegebene Datei.</text:p>
      <text:p text:style-name="Text_20_body">Das Ziel muss den Dateinamen enthalten.</text:p>
      <text:p text:style-name="Text_20_body">Wenn <text:span text:style-name="T2">Überschreiben?</text:span> FALSE oder nicht angegeben ist, werden bereits existierende Dateien nicht überschrieben.</text:p>
      <text:p text:style-name="Standard"/>
      <text:p text:style-name="P38">Beispiel:</text:p>
      <text:p text:style-name="P66">Copy( "\My documents\test.txt", "\Storage\text.txt" )</text:p>
      <text:p text:style-name="Standard"/>
      <text:list text:style-name="L1" text:continue-numbering="true">
        <text:list-item>
          <text:list text:continue-numbering="true">
            <text:list-item>
              <text:list text:continue-numbering="true">
                <text:list-item>
                  <text:h text:style-name="P258" text:outline-level="3">Mehrere Dateien kopieren (XCopy)</text:h>
                </text:list-item>
              </text:list>
            </text:list-item>
          </text:list>
        </text:list-item>
      </text:list>
      <text:p text:style-name="Standard"><text:span text:style-name="T58">XCopy(</text:span><text:span text:style-name="T57"> </text:span><text:span text:style-name="T60">Quell-Dateien</text:span><text:span text:style-name="T57">, </text:span><text:span text:style-name="T60">Ziel-Verzeichnis </text:span><text:span text:style-name="T57">[, </text:span><text:span text:style-name="T60">Überschreiben?</text:span></text:p>
      <text:p text:style-name="P66"><text:s text:c="7"/>[ , <text:span text:style-name="T2">Unterverzeichnisse?</text:span> ] ] <text:span text:style-name="T25">)</text:span></text:p>
      <text:p text:style-name="Standard"/>
      <text:p text:style-name="Text_20_body">Kopiert die angegebene Dateien in das angegebene Verzeichnis.</text:p>
      <text:p text:style-name="Text_20_body">Die Quelle kann Wildcards (* und ?) im Dateinamen enthalten (z.B. "\My documents\*.psw", nicht aber "\My *\*.psw").</text:p>
      <text:p text:style-name="Text_20_body">Das Ziel muss ein existierendes Verzeichnis sein.</text:p>
      <text:p text:style-name="Text_20_body">Wenn <text:span text:style-name="T2">Überschreiben?</text:span> FALSE oder nicht angegeben ist, werden bereits existierende Dateien nicht überschrieben.</text:p>
      <text:p text:style-name="Text_20_body">Ist <text:span text:style-name="T2">Unterverzeichnisse?</text:span> TRUE, werden alle Dateien, die zum Filter passen, auch aus Unterverzeichnissen kopiert. Die Zielverzeichnisse werden wo nötig angelegt.</text:p>
      <text:p text:style-name="P38">Beispiel:</text:p>
      <text:p text:style-name="P66">XCopy( "\My documents\*.txt", "\Storage" )</text:p>
      <text:p text:style-name="P70">XCopy( "\My documents\*.txt", "\Storage", TRUE, TRUE ) <text:span text:style-name="T30">(kopiert z.B. auch „\My documents\texts\x.txt“ nach „\Storage\texts\x.txt“)</text:span></text:p>
      <text:p text:style-name="Standard"/>
      <text:list text:style-name="L1" text:continue-numbering="true">
        <text:list-item>
          <text:list text:continue-numbering="true">
            <text:list-item>
              <text:list text:continue-numbering="true">
                <text:list-item>
                  <text:h text:style-name="P258" text:outline-level="3">Datei umbenennen oder verschieben (Rename)</text:h>
                </text:list-item>
              </text:list>
            </text:list-item>
          </text:list>
        </text:list-item>
      </text:list>
      <text:p text:style-name="Standard"><text:span text:style-name="T58">Rename(</text:span><text:span text:style-name="T57"> </text:span><text:span text:style-name="T60">Quelldatei</text:span><text:span text:style-name="T57">, </text:span><text:span text:style-name="T60">Zieldatei </text:span><text:span text:style-name="T57">[, </text:span><text:span text:style-name="T60">Überschreiben? </text:span><text:span text:style-name="T57">] </text:span><text:span text:style-name="T58">)</text:span></text:p>
      <text:p text:style-name="Standard"/>
      <text:p text:style-name="Text_20_body">Benennt die angegebene Datei um oder verschiebt sie.</text:p>
      <text:p text:style-name="Text_20_body">Es muss auch beim Ziel der gesamte Pfad angegeben werden!</text:p>
      <text:p text:style-name="Text_20_body">Wenn <text:span text:style-name="T2">Überschreiben?</text:span> FALSE oder nicht angegeben ist, werden bereits existierende Dateien nicht überschrieben.</text:p>
      <text:p text:style-name="Standard"/>
      <text:list text:style-name="L1" text:continue-numbering="true">
        <text:list-item>
          <text:list text:continue-numbering="true">
            <text:list-item>
              <text:list text:continue-numbering="true">
                <text:list-item>
                  <text:h text:style-name="P258" text:outline-level="3"><text:soft-page-break/>Mehrere Dateien verschieben (Move)</text:h>
                </text:list-item>
              </text:list>
            </text:list-item>
          </text:list>
        </text:list-item>
      </text:list>
      <text:p text:style-name="Standard"><text:span text:style-name="T58">Move(</text:span><text:span text:style-name="T57"> </text:span><text:span text:style-name="T60">Quell-Dateien</text:span><text:span text:style-name="T57">, </text:span><text:span text:style-name="T60">Ziel-Verzeichnis </text:span><text:span text:style-name="T69">[</text:span><text:span text:style-name="T60">, Überschreiben?</text:span></text:p>
      <text:p text:style-name="P71"><text:span text:style-name="T35"><text:s text:c="6"/></text:span><text:span text:style-name="T13">[</text:span><text:span text:style-name="T35"> , </text:span><text:span text:style-name="T36">Unterverzeichnisse?</text:span><text:span text:style-name="T35"> </text:span><text:span text:style-name="T13">] ]</text:span><text:span text:style-name="T11"> )</text:span></text:p>
      <text:p text:style-name="Standard"/>
      <text:p text:style-name="Text_20_body">Verschiebt die angegebenen Dateien in das angegebene Verzeichnis.</text:p>
      <text:p text:style-name="Text_20_body">Die Quelle kann Wildcards (* und ?) im Dateinamen enthalten (z.B. "\My documents\*.psw", nicht aber "\My *\*.psw").</text:p>
      <text:p text:style-name="Text_20_body">Das Ziel muss ein existierendes Verzeichnis sein.</text:p>
      <text:p text:style-name="Text_20_body">Wenn <text:span text:style-name="T2">Überschreiben?</text:span> FALSE oder nicht angegeben ist, werden bereits existierende Dateien nicht überschrieben.</text:p>
      <text:p text:style-name="Text_20_body">Ist <text:span text:style-name="T2">Unterverzeichnisse?</text:span> TRUE, werden alle Dateien, die zum Filter passen, auch aus Unterverzeichnissen verschoben. Die Zielverzeichnisse werden wo nötig angelegt.</text:p>
      <text:list text:style-name="L1" text:continue-numbering="true">
        <text:list-item>
          <text:list text:continue-numbering="true">
            <text:list-item>
              <text:list text:continue-numbering="true">
                <text:list-item>
                  <text:h text:style-name="P258" text:outline-level="3">Datei(en) löschen (Delete)</text:h>
                </text:list-item>
              </text:list>
            </text:list-item>
          </text:list>
        </text:list-item>
      </text:list>
      <text:p text:style-name="Standard"><text:span text:style-name="T58">Delete(</text:span><text:span text:style-name="T57"> </text:span><text:span text:style-name="T60">Dateien</text:span><text:span text:style-name="T57"> </text:span><text:span text:style-name="T58">)</text:span></text:p>
      <text:p text:style-name="Standard"/>
      <text:p text:style-name="Text_20_body">Löscht die angegebene Datei(en).</text:p>
      <text:p text:style-name="Text_20_body">Die Datei-Angabe kann Wildcards (* und ?) im Dateinamen enthalten (z.B.<text:line-break/>"\My documents\*.psw", nicht aber "\My *\*.psw").</text:p>
      <text:list text:style-name="L1" text:continue-numbering="true">
        <text:list-item>
          <text:list text:continue-numbering="true">
            <text:list-item>
              <text:list text:continue-numbering="true">
                <text:list-item>
                  <text:h text:style-name="P258" text:outline-level="3">Dateien auch in Unterverzeichnissen löschen (DelTree)</text:h>
                </text:list-item>
              </text:list>
            </text:list-item>
          </text:list>
        </text:list-item>
      </text:list>
      <text:p text:style-name="Standard"><text:span text:style-name="T58">DelTree(</text:span><text:span text:style-name="T57"> </text:span><text:span text:style-name="T61">Dateien</text:span><text:span text:style-name="T57"> </text:span><text:span text:style-name="T58">)</text:span></text:p>
      <text:p text:style-name="P66"/>
      <text:p text:style-name="Text_20_body">Löscht die angegebene Datei(en), auch in Unterverzeichnissen.</text:p>
      <text:p text:style-name="Text_20_body">Ist das (Unter-) Verzeichnis danach leer, wird es ebenfalls entfernt.</text:p>
      <text:p text:style-name="Text_20_body">Die Datei-Angabe kann Wildcards (* und ?) im Dateinamen enthalten (z.B. "\My documents\*.psw", nicht aber "\My *\*.psw"). Diese werden auch für die Unterverzeichnisse verwendet.</text:p>
      <text:p text:style-name="Text_20_body">Wenn kein Dateifilter angegeben wurde (z.B. „DelTree( "\Temp" ) ) und das Verzeichnis existiert, wird „*.*“ als Filter angenommen.</text:p>
      <text:p text:style-name="P103">Bitte mit Vorsicht verwenden!</text:p>
      <text:list text:style-name="L1" text:continue-numbering="true">
        <text:list-item>
          <text:list text:continue-numbering="true">
            <text:list-item>
              <text:list text:continue-numbering="true">
                <text:list-item>
                  <text:h text:style-name="P258" text:outline-level="3">Verknüpfung/Link erstellen (CreateShortcut)</text:h>
                </text:list-item>
              </text:list>
            </text:list-item>
          </text:list>
        </text:list-item>
      </text:list>
      <text:p text:style-name="Standard"><text:span text:style-name="T58">CreateShortcut(</text:span><text:span text:style-name="T57"> </text:span><text:span text:style-name="T60">Linkdatei</text:span><text:span text:style-name="T57">, </text:span><text:span text:style-name="T60">Zieldatei </text:span><text:span text:style-name="T69">[</text:span><text:span text:style-name="T60">, Überschreiben? </text:span><text:span text:style-name="T69">]</text:span><text:span text:style-name="T57"> </text:span><text:span text:style-name="T58">)</text:span></text:p>
      <text:p text:style-name="Standard"/>
      <text:p text:style-name="Text_20_body">Erstellt eine Verknüpfung auf die angegebene Zieldatei. Dies kann z.B. ein Eintrag im Startmenü sein.</text:p>
      <text:p text:style-name="Text_20_body">Wenn <text:span text:style-name="T2">Überschreiben?</text:span> FALSE oder nicht angegeben ist, wird eine bereits existierende Datei nicht überschrieben.</text:p>
      <text:p text:style-name="Standard"/>
      <text:p text:style-name="P38">Beispiel:</text:p>
      <text:p text:style-name="P66">CreateShortcut("\Windows\Startmenü\Test.lnk","\Storage\Test.exe")</text:p>
      <text:p text:style-name="P66"/>
      <text:list text:style-name="L1" text:continue-numbering="true">
        <text:list-item>
          <text:list text:continue-numbering="true">
            <text:list-item>
              <text:h text:style-name="P192" text:outline-level="2"><text:soft-page-break/>Lesen und Schreiben von Dateien</text:h>
              <text:list>
                <text:list-item>
                  <text:h text:style-name="P258" text:outline-level="3">Lesen einer Datei (ReadFile, ReadLine)</text:h>
                </text:list-item>
              </text:list>
            </text:list-item>
          </text:list>
        </text:list-item>
      </text:list>
      <text:p text:style-name="Standard"><text:span text:style-name="T61">Zeichen</text:span><text:span text:style-name="T57"> = </text:span><text:span text:style-name="T58">ReadFile(</text:span><text:span text:style-name="T57"> </text:span><text:span text:style-name="T60">Dateiname </text:span><text:span text:style-name="T69">[,</text:span><text:span text:style-name="T60"> Länge </text:span><text:span text:style-name="T69">[,</text:span><text:span text:style-name="T60"> Kodierung </text:span><text:span text:style-name="T69">] ]</text:span><text:span text:style-name="T57"> </text:span><text:span text:style-name="T58">)</text:span></text:p>
      <text:p text:style-name="P68"><text:span text:style-name="T5">Zeichen</text:span><text:span text:style-name="T35"> </text:span>= ReadLine( <text:span text:style-name="T6">Dateiname </text:span><text:span text:style-name="T13">[,</text:span><text:span text:style-name="T6"> Kodierung </text:span><text:span text:style-name="T13">]</text:span> )</text:p>
      <text:p text:style-name="Standard"/>
      <text:p text:style-name="Text_20_body">ReadFile liest den gesamten Inhalt einer Textdatei. Die eingelesene Größe wird dabei auf <text:span text:style-name="T2">Länge </text:span><text:span text:style-name="T11">oder, wenn diese weggelassen wurde oder 0 ist, 1 MB beschränkt.</text:span></text:p>
      <text:p text:style-name="Text_20_body"><text:span text:style-name="T11">ReadLine liest eine einzelne Zeile aus der angegebenen Datei. Der nächste Aufruf von ReadLine liefert dann die nächste Zeile. Wenn es keine Zeilen mehr gibt, wird ein leerer Wert zurück gegeben (siehe </text:span><text:a xlink:type="simple" xlink:href="#9.2.4.Prüfen ob eine Variable belegt ist (IsEmpty)|outline"><text:span text:style-name="T11">9.2.4 Prüfen ob eine Variable belegt ist (IsEmpty)</text:span></text:a>). Im Gegensatz zu ReadFile funktioniert ReadLine nur mit „normalen“ Dateien, nicht mit seriellen Schnittstellen (siehe auch <text:a xlink:type="simple" xlink:href="#9.13.5.Zugriff auf serielle Schnittstellen (SetComInfo)|outline"><text:s/>9.13.5 Zugriff auf serielle Schnittstellen (SetComInfo)</text:a><text:a xlink:type="simple" xlink:href="" text:style-name="Internet_20_link" text:visited-style-name="Visited_20_Internet_20_Link">) und Dateien im Internet.</text:a></text:p>
      <text:p text:style-name="Text_20_body">Mögliche Werte für die Kodierung sind entweder die Codepage-Nummern, wenn du sie kennst, wie <text:s/>1252, 437, usw., oder eine der folgenden Zeichenfolgen:</text:p>
      <text:list text:style-name="L6">
        <text:list-item>
          <text:p text:style-name="P131">"latin1" (Westeuropa)</text:p>
        </text:list-item>
        <text:list-item>
          <text:p text:style-name="P131">"jis" (Japanisch)</text:p>
        </text:list-item>
        <text:list-item>
          <text:p text:style-name="P131">"wansung" (Koreanisch)</text:p>
        </text:list-item>
        <text:list-item>
          <text:p text:style-name="P131">"johab" (Koreanisch)</text:p>
        </text:list-item>
        <text:list-item>
          <text:p text:style-name="P131">"chinesesimp" (Chinesisch, vereinfacht)</text:p>
        </text:list-item>
        <text:list-item>
          <text:p text:style-name="P131">"chinesetrad" (Chinesisch, traditionell)</text:p>
        </text:list-item>
        <text:list-item>
          <text:p text:style-name="P131">"hebrew" (Hebräisch)</text:p>
        </text:list-item>
        <text:list-item>
          <text:p text:style-name="P131">"arabic" (Arabisch)</text:p>
        </text:list-item>
        <text:list-item>
          <text:p text:style-name="P131">"greek" (Griechisch)</text:p>
        </text:list-item>
        <text:list-item>
          <text:p text:style-name="P131">"turkish" (Türkisch)</text:p>
        </text:list-item>
        <text:list-item>
          <text:p text:style-name="P131">"baltic" (baltischer Sprachraum)</text:p>
        </text:list-item>
        <text:list-item>
          <text:p text:style-name="P131">"latin2" (größtenteils Osteuropa)</text:p>
        </text:list-item>
        <text:list-item>
          <text:p text:style-name="P131">"cyrillic" (Kyrillisch)</text:p>
        </text:list-item>
        <text:list-item>
          <text:p text:style-name="P131">"thai" (Thailändisch)</text:p>
        </text:list-item>
        <text:list-item>
          <text:p text:style-name="P131">"utf8" (nur Sonderzeichen, z.B. Umlaute, werden verschlüsselt)</text:p>
        </text:list-item>
        <text:list-item>
          <text:p text:style-name="P131">"unicode" (2 Bytes pro Zeichen, genauer gesagt UTF-16 little endian)</text:p>
        </text:list-item>
        <text:list-item>
          <text:p text:style-name="P131">"utf8-prefix" (wie "utf8", aber die Datei beginnt mit dem Hex-Code EF BB BF, was für manche Editoren und Programme als Kennzeichnung dient)</text:p>
        </text:list-item>
        <text:list-item>
          <text:p text:style-name="P131">"unicode-prefix" (ähnlich "utf8-prefix" aber mit der Kennzeichnung FF FE und als Unicode)</text:p>
        </text:list-item>
      </text:list>
      <text:p text:style-name="Text_20_body"/>
      <text:p text:style-name="Text_20_body">Standard ist die Standardkodierung des Systems. Diese hängt normalerweise von der Lokalisierung von Windows ab. Dateien mit UFT8 oder Unicode werden ebenfalls automatisch erkannt, wenn sie mit den entsprechenden Bytefolgen beginnen (siehe „...-prefix“-Codepages oben)</text:p>
      <text:p text:style-name="Text_20_body">Ein mit ReadFile eingelesener Inhalt kann dann z.B. mit „ForEach line in split ( inhalt, "^LF^", TRUE )“ ausgewertet werden.</text:p>
      <text:p text:style-name="Text_20_body">Beachte auch die ForEach-Möglichkeiten für INI-Dateien und ReadINI/WriteINI!</text:p>
      <text:p text:style-name="P90"/>
      <text:p text:style-name="P90"/>
      <text:p text:style-name="P90"/>
      <text:p text:style-name="P90"/>
      <text:p text:style-name="P90"><text:soft-page-break/>Beispiel für ReadLine:</text:p>
      <text:p text:style-name="P11">StatusType( ST_LIST, TRUE, FALSE )</text:p>
      <text:p text:style-name="P11">StatusHistorySize( 500 )</text:p>
      <text:p text:style-name="P11"/>
      <text:p text:style-name="P11">line = ReadLine( "test.txt" )</text:p>
      <text:p text:style-name="P11">While( NOT IsEmpty( line ) )</text:p>
      <text:p text:style-name="P11"><text:s text:c="2"/>StatusMessage( line )</text:p>
      <text:p text:style-name="P11"><text:s text:c="2"/>line = ReadLine( "test.txt" )</text:p>
      <text:p text:style-name="P11">EndWhile</text:p>
      <text:p text:style-name="P11"/>
      <text:list text:style-name="L1" text:continue-numbering="true">
        <text:list-item>
          <text:list text:continue-numbering="true">
            <text:list-item>
              <text:list text:continue-numbering="true">
                <text:list-item>
                  <text:h text:style-name="P258" text:outline-level="3">Schreiben in eine Datei (WriteFile)</text:h>
                </text:list-item>
              </text:list>
            </text:list-item>
          </text:list>
        </text:list-item>
      </text:list>
      <text:p text:style-name="Standard"><text:span text:style-name="T58">WriteFile(</text:span><text:span text:style-name="T57"> </text:span><text:span text:style-name="T60">Dateiname</text:span><text:span text:style-name="T57">, </text:span><text:span text:style-name="T60">Inhalt</text:span><text:span text:style-name="T57"> [, </text:span><text:span text:style-name="T60">Anhängen?</text:span><text:span text:style-name="T57"> </text:span><text:span text:style-name="T69">[,</text:span><text:span text:style-name="T60"> Kodierung </text:span><text:span text:style-name="T69">] </text:span><text:span text:style-name="T57">] </text:span><text:span text:style-name="T58">)</text:span></text:p>
      <text:p text:style-name="Standard"/>
      <text:p text:style-name="Text_20_body">Schreibt den angegebenen Inhalt in die Datei.</text:p>
      <text:p text:style-name="Text_20_body">Ist „Anhängen?“ FALSE oder wird der Parameter weggelassen, wird eine evtl. schon vorhandene Datei dabei überschrieben, ansonsten wird der angegebene Inhalt an den vorhandenen angehängt.</text:p>
      <text:list text:style-name="L1" text:continue-numbering="true">
        <text:list-item>
          <text:list text:continue-numbering="true">
            <text:list-item>
              <text:list text:continue-numbering="true">
                <text:list-item>
                  <text:h text:style-name="P258" text:outline-level="3">Lesen eines Werts aus einer INI-Datei (IniRead)</text:h>
                </text:list-item>
              </text:list>
            </text:list-item>
          </text:list>
        </text:list-item>
      </text:list>
      <text:p text:style-name="Standard"><text:span text:style-name="T63">Zeichen</text:span><text:span text:style-name="T66"> =</text:span><text:span text:style-name="T58"> IniRead(</text:span><text:span text:style-name="T57"> </text:span><text:span text:style-name="T60">Dateiname</text:span><text:span text:style-name="T57">, </text:span><text:span text:style-name="T60">Abschnitt</text:span><text:span text:style-name="T57">, </text:span><text:span text:style-name="T60">Schlüssel</text:span><text:span text:style-name="T57"> </text:span><text:span text:style-name="T58">)</text:span></text:p>
      <text:p text:style-name="Standard"/>
      <text:p text:style-name="Text_20_body">Liest einen Eintrag aus einer INI-Datei. Der Abschnitt muss ohne die eckigen Klammern angegeben werden.</text:p>
      <text:p text:style-name="P38">Beispiel:</text:p>
      <text:p text:style-name="P66">x = IniRead( "\My documents\test.ini", "Settings", "Test" )</text:p>
      <text:list text:style-name="L1" text:continue-numbering="true">
        <text:list-item>
          <text:list text:continue-numbering="true">
            <text:list-item>
              <text:list text:continue-numbering="true">
                <text:list-item>
                  <text:h text:style-name="P258" text:outline-level="3">Schreiben eines Werts in eine INI-Datei (IniWrite)</text:h>
                </text:list-item>
              </text:list>
            </text:list-item>
          </text:list>
        </text:list-item>
      </text:list>
      <text:p text:style-name="Standard"><text:span text:style-name="T63">x</text:span><text:span text:style-name="T66"> =</text:span><text:span text:style-name="T58"> IniWrite(</text:span><text:span text:style-name="T57"> </text:span><text:span text:style-name="T60">Dateiname</text:span><text:span text:style-name="T57">, </text:span><text:span text:style-name="T60">Abschnitt</text:span><text:span text:style-name="T57">, </text:span><text:span text:style-name="T60">Schlüssel, Wert</text:span><text:span text:style-name="T57"> </text:span><text:span text:style-name="T58">)</text:span></text:p>
      <text:p text:style-name="Standard"/>
      <text:p text:style-name="Text_20_body">Schreibt einen Eintrag in eine INI-Datei. Der Abschnitt muss ohne die eckigen Klammern angegeben werden.</text:p>
      <text:p text:style-name="Text_20_body">Beachte, dass dies dafür sorgt, dass MortScript die gesamte Datei laden, durchsuchen und wieder schreiben muss. Es kann sein, dass du dies besser selbst erledigst (ReadFile, ForEach mit split, WriteFile) wenn viele Werte verändert werden sollen.</text:p>
      <text:p text:style-name="P38">Beispiel:</text:p>
      <text:p text:style-name="P97">IniWrite( "\My documents\test.ini", "Settings", "Test", "x" )</text:p>
      <text:p text:style-name="P97"/>
      <text:p text:style-name="P97"/>
      <text:p text:style-name="P97"/>
      <text:p text:style-name="P97"/>
      <text:p text:style-name="P97"/>
      <text:p text:style-name="P97"/>
      <text:list text:style-name="L1" text:continue-numbering="true">
        <text:list-item>
          <text:list text:continue-numbering="true">
            <text:list-item>
              <text:list text:continue-numbering="true">
                <text:list-item>
                  <text:h text:style-name="P258" text:outline-level="3"><text:soft-page-break/>Zugriff auf serielle Schnittstellen (SetComInfo)</text:h>
                </text:list-item>
              </text:list>
            </text:list-item>
          </text:list>
        </text:list-item>
      </text:list>
      <text:p text:style-name="P10"><text:span text:style-name="T57">SetComInfo( </text:span><text:span text:style-name="T66">Port</text:span><text:span text:style-name="T57">, </text:span><text:span text:style-name="T66">Timeout [</text:span><text:span text:style-name="T57">, </text:span><text:span text:style-name="T66">Baudrate [, Parität [, Bits</text:span></text:p>
      <text:p text:style-name="P73"><text:s text:c="12"/>[, Stoppbits [, Kontrolle ]]]]] <text:span text:style-name="T26">)</text:span></text:p>
      <text:p text:style-name="P72"/>
      <text:p text:style-name="P45">Hiermit wird angegeben, wie auf einen COM-Port zugegriffen werden soll.</text:p>
      <text:p text:style-name="P45">Die Funktion muss vor ReadFile oder WriteFile aufgerufen werden. Beim Aufruf dieser Funktionen mit „COM1:“ (oder jedem anderen COM-Port) als Dateiname wird der Zugriff mit den angegebenen Werten initialisiert.</text:p>
      <text:p text:style-name="P45"/>
      <text:p text:style-name="P48">Parameter:</text:p>
      <text:p text:style-name="P46">Port<text:tab/>Der Port als DOS-Dateiname, also z.B. "COM1:". Bitte Großschrift und</text:p>
      <text:p text:style-name="P47"><text:tab/>Doppelpunkt beachten!</text:p>
      <text:p text:style-name="P46">Timeout<text:tab/>Zeitspanne in Millisekunden, nach der das System den Zugriff abbrechen soll</text:p>
      <text:p text:style-name="P46">Baudrate<text:tab/>Die Zugriffsgeschwindigkeit. Üblich sind meist 9600, 14400 oder 56700, Standard</text:p>
      <text:p text:style-name="P47"><text:tab/>beim Weglassen des Parameters ist 9600</text:p>
      <text:p text:style-name="P46">Parität<text:tab/>Parität eines Prüfbits. Möglich sind "none" (keins), "even" (gerade), "odd"</text:p>
      <text:p text:style-name="P47"><text:tab/>(ungerade), "mark" und "space". Üblich ist meist "none", das auch der Standard ist,</text:p>
      <text:p text:style-name="P47"><text:tab/>selten noch "even" oder "odd".</text:p>
      <text:p text:style-name="P46">Bits<text:tab/>Anzahl der Bits pro übertragenem Byte. Heutzutage fast immer 8 (Standard), nur </text:p>
      <text:p text:style-name="P47"><text:tab/>selten sind noch 7 in Verwendung, weniger werden so gut wie nie verwendet.</text:p>
      <text:p text:style-name="P46">Stoppbits<text:tab/>Anzahl der Stoppbits (Pause zwischen den Bytes). Mögliche Werte sind 1 (Standard)</text:p>
      <text:p text:style-name="P47"><text:tab/>1,5 ("1.5" als Zeichenfolge angeben!) oder 2.</text:p>
      <text:p text:style-name="P46">Kontrolle<text:tab/>Art der Flusskontrolle. Möglich sind "None" (keine), "RTS/CTS" (Standard) und</text:p>
      <text:p text:style-name="P47"><text:tab/>"XON/XOFF".</text:p>
      <text:p text:style-name="P72"/>
      <text:p text:style-name="P45">Hinweis: Je nach System, Treibern und Gerät werden nicht alle Parameter immer korrekt verwendet. Insbesondere der Timeout scheint überall anders interpretiert zu werden, teilweise wird er auch komplett ignoriert.</text:p>
      <text:list text:style-name="L1" text:continue-numbering="true">
        <text:list-item>
          <text:list text:continue-numbering="true">
            <text:list-item>
              <text:h text:style-name="P232" text:outline-level="2">Dateisystem-Informationen</text:h>
              <text:list>
                <text:list-item>
                  <text:h text:style-name="P258" text:outline-level="3">Prüfen ob eine Datei oder ein Verzeichnis existiert (FileExists/DirExists)</text:h>
                </text:list-item>
              </text:list>
            </text:list-item>
          </text:list>
        </text:list-item>
      </text:list>
      <text:p text:style-name="P11"><text:span text:style-name="T2">Bool</text:span> = <text:span text:style-name="T26">FileExists(</text:span> <text:span text:style-name="T2">Dateiname</text:span> <text:span text:style-name="T26">)</text:span></text:p>
      <text:p text:style-name="P11"><text:span text:style-name="T2">Bool</text:span> = <text:span text:style-name="T26">DirExists(</text:span> <text:span text:style-name="T2">Verzeichnis</text:span> <text:span text:style-name="T26">)</text:span></text:p>
      <text:p text:style-name="P11"/>
      <text:p text:style-name="Text_20_body">Gibt TRUE zurück, wenn die Datei bzw. das Verzeichnis existiert, FALSE wenn nicht.</text:p>
      <text:p text:style-name="Text_20_body">Es wird auch FALSE zurückgegeben, wenn der Eintrag nicht dem gefragten Typ entspricht, d.h. „FileExists( "\Windows" )“ ist „falsch“, weil es sich um ein Verzeichnis handelt.</text:p>
      <text:list text:style-name="L1" text:continue-numbering="true">
        <text:list-item>
          <text:list text:continue-numbering="true">
            <text:list-item>
              <text:list text:continue-numbering="true">
                <text:list-item>
                  <text:h text:style-name="P258" text:outline-level="3">Freien Speicherplatz feststellen (FreeDiskSpace)</text:h>
                </text:list-item>
              </text:list>
            </text:list-item>
          </text:list>
        </text:list-item>
      </text:list>
      <text:p text:style-name="P11"><text:span text:style-name="T2">Ganz</text:span> = <text:span text:style-name="T26">FreeDiskSpace(</text:span> <text:span text:style-name="T2">Verzeichnis </text:span><text:span text:style-name="T11">[</text:span><text:span text:style-name="T12">, </text:span><text:span text:style-name="T2">Einheit</text:span><text:span text:style-name="T11"> ]</text:span> <text:span text:style-name="T26">)</text:span></text:p>
      <text:p text:style-name="P11"/>
      <text:p text:style-name="Text_20_body">Gibt den freien Speicherplatz im angegebenen Verzeichnis zurück. Standardmäßig geschieht dies in Bytes, eine andere Einheit kann als Parameter angegeben werden. Möglich sind<text:span text:style-name="T50"> BYTES, KB, MB, oder GB (</text:span><text:span text:style-name="T41">Konstanten, also ohne Anführungszeichen). Der Rückgabewert liegt bei maximal 2147483147, was bei Bytes etwa 2GB entspricht, 2TB für KB, usw.</text:span></text:p>
      <text:p text:style-name="Text_20_body">Bei Windows Mobile-Geräten wird dabei das Verzeichnis (z.B. „\Storage“ für die Speicherkarte), beim PC das Laufwerk („D:\...“) berücksichtigt.</text:p>
      <text:list text:style-name="L1" text:continue-numbering="true">
        <text:list-item>
          <text:list text:continue-numbering="true">
            <text:list-item>
              <text:list text:continue-numbering="true">
                <text:list-item>
                  <text:h text:style-name="P258" text:outline-level="3">Größe des Speichermediums feststellen (TotalDiskSpace)</text:h>
                </text:list-item>
              </text:list>
            </text:list-item>
          </text:list>
        </text:list-item>
      </text:list>
      <text:p text:style-name="P11"><text:span text:style-name="T2">Ganz</text:span> = <text:span text:style-name="T12">Total</text:span><text:span text:style-name="T26">DiskSpace(</text:span> <text:span text:style-name="T2">Verzeichnis </text:span><text:span text:style-name="T11">[</text:span><text:span text:style-name="T12">, </text:span><text:span text:style-name="T2">Einheit</text:span><text:span text:style-name="T11"> ]</text:span> <text:span text:style-name="T26">)</text:span></text:p>
      <text:p text:style-name="P11"/>
      <text:p text:style-name="Text_20_body">Gibt die Größe des Mediums zurück, auf dem das angegebene Verzeichnis liegt. Standardmäßig geschieht dies in Bytes, eine andere Einheit kann als Parameter angegeben werden. Möglich sind<text:span text:style-name="T50"> BYTES, KB, MB, oder GB (</text:span><text:span text:style-name="T41">Konstanten, also ohne Anführungszeichen). Der Rückgabewert liegt bei maximal 2147483147, was bei Bytes etwa 2GB entspricht, 2TB für KB, usw.</text:span></text:p>
      <text:p text:style-name="Text_20_body">Bei Windows Mobile-Geräten wird dabei das Verzeichnis (z.B. „\Storage“ für die Speicherkarte), beim PC das Laufwerk („D:\...“) berücksichtigt.</text:p>
      <text:p text:style-name="Text_20_body">Ich weiß, 2GB sind nicht viel, aber größere Zahlen kann ein 32Bit-System nicht ohne größere Tricksereien handhaben. (Ja, 4GB wären theoretisch auch möglich – aber dann würde MortScript generell keine negativen Zahlen mehr handhaben können).</text:p>
      <text:list text:style-name="L1" text:continue-numbering="true">
        <text:list-item>
          <text:list text:continue-numbering="true">
            <text:list-item>
              <text:list text:continue-numbering="true">
                <text:list-item>
                  <text:h text:style-name="P341" text:outline-level="3">Dateigröße ermitteln (FileSize)</text:h>
                </text:list-item>
              </text:list>
            </text:list-item>
          </text:list>
        </text:list-item>
      </text:list>
      <text:p text:style-name="P87"><text:span text:style-name="T17">Ganz</text:span><text:span text:style-name="T15"> = </text:span><text:span text:style-name="T16">FileSize( </text:span><text:span text:style-name="T18">Dateiname </text:span><text:span text:style-name="T22">[</text:span><text:span text:style-name="T23">, </text:span><text:span text:style-name="T18">Einheit</text:span><text:span text:style-name="T22"> ]</text:span><text:span text:style-name="T18"> </text:span><text:span text:style-name="T23">)</text:span></text:p>
      <text:list text:style-name="L7">
        <text:list-item>
          <text:list>
            <text:list-item>
              <text:list>
                <text:list-header>
                  <text:p text:style-name="P149">Gibt die Größe der Datei in Bytes zurück. Standardmäßig geschieht dies in Bytes, eine andere Einheit kann als Parameter angegeben werden. Möglich sind<text:span text:style-name="T50"> BYTES, KB, MB, oder GB (</text:span>Konstanten, also ohne Anführungszeichen). Der Rückgabewert liegt bei maximal 2147483147, was bei Bytes etwa 2GB entspricht, 2TB für KB, usw.</text:p>
                  <text:p text:style-name="P149"/>
                </text:list-header>
              </text:list>
            </text:list-item>
          </text:list>
        </text:list-item>
      </text:list>
      <text:list text:style-name="L1" text:continue-numbering="true">
        <text:list-item>
          <text:list text:continue-numbering="true">
            <text:list-item>
              <text:list text:continue-numbering="true">
                <text:list-item>
                  <text:h text:style-name="P258" text:outline-level="3"><text:soft-page-break/>Zeitpunkt der Dateierstellung feststellen (FileCreateTime)</text:h>
                </text:list-item>
              </text:list>
            </text:list-item>
          </text:list>
        </text:list-item>
      </text:list>
      <text:p text:style-name="P11"><text:span text:style-name="T42">Ganz</text:span> = <text:span text:style-name="T26">FileCreateTime( </text:span><text:span text:style-name="T5">Dateiname </text:span><text:span text:style-name="T12">)</text:span></text:p>
      <text:p text:style-name="P20"/>
      <text:p text:style-name="Text_20_body">Liefert den Zeitpunkt, zu dem die Datei erstellt wurde, als Unix-Zeitstempel, oder 0 wenn die Datei nicht existiert.</text:p>
      <text:p text:style-name="Text_20_body"><text:span text:style-name="T41">Siehe auch</text:span><text:a xlink:type="simple" xlink:href="#9.11.Zeit|outline"> 9.11 Zeit</text:a><text:span text:style-name="T41"> für Informationen, wie man diesen Wert vergleichen und zur Anzeige formatieren kann.</text:span></text:p>
      <text:list text:style-name="L1" text:continue-numbering="true">
        <text:list-item>
          <text:list text:continue-numbering="true">
            <text:list-item>
              <text:list text:continue-numbering="true">
                <text:list-item>
                  <text:h text:style-name="P258" text:outline-level="3">Zeitpunkt der letzten Änderung feststellen (FileModifyTime)</text:h>
                </text:list-item>
              </text:list>
            </text:list-item>
          </text:list>
        </text:list-item>
      </text:list>
      <text:list text:style-name="L8">
        <text:list-item>
          <text:list>
            <text:list-item>
              <text:list>
                <text:list-header>
                  <text:p text:style-name="P129"><text:span text:style-name="T42">Ganz</text:span> = <text:span text:style-name="T26">FileModifyTime( </text:span><text:span text:style-name="T5">Dateiname </text:span><text:span text:style-name="T12">)</text:span></text:p>
                </text:list-header>
              </text:list>
            </text:list-item>
          </text:list>
        </text:list-item>
      </text:list>
      <text:p text:style-name="P20"/>
      <text:p text:style-name="Text_20_body">Liefert den Zeitpunkt, zu dem die Datei zuletzt geändert wurde, als Unix-Zeitstempel, oder 0 wenn die Datei nicht existiert.</text:p>
      <text:p text:style-name="Text_20_body"><text:span text:style-name="T41">Siehe auch</text:span><text:a xlink:type="simple" xlink:href="#9.11.Zeit|outline"><text:span text:style-name="T41"> 9.11 Zeit</text:span></text:a><text:span text:style-name="T41"> für Informationen, wie man diesen Wert vergleichen und zur Anzeige formatieren kann.</text:span></text:p>
      <text:list text:style-name="L1" text:continue-numbering="true">
        <text:list-item>
          <text:list text:continue-numbering="true">
            <text:list-item>
              <text:list text:continue-numbering="true">
                <text:list-item>
                  <text:h text:style-name="P258" text:outline-level="3">Dateiattribute ermitteln (FileAttribute)</text:h>
                </text:list-item>
              </text:list>
            </text:list-item>
          </text:list>
        </text:list-item>
      </text:list>
      <text:p text:style-name="Text_20_body"><text:span text:style-name="T24">Bool</text:span> = <text:span text:style-name="T16">FileAttribute( </text:span><text:span text:style-name="T19">Dateiname</text:span><text:span text:style-name="T21">, </text:span><text:span text:style-name="T18">Attribut</text:span><text:span text:style-name="T23"> )</text:span></text:p>
      <text:p text:style-name="Standard">Ermittelt den aktuellen Wert des angegebenen Dateiattributs. TRUE=gesetzt, FALSE=nicht gesetzt.</text:p>
      <text:p text:style-name="Standard"/>
      <text:p text:style-name="Standard">Mögliche Werte für „<text:span text:style-name="T2">Attribut</text:span><text:span text:style-name="T11">“:</text:span></text:p>
      <text:list text:style-name="L9">
        <text:list-item>
          <text:p text:style-name="P151"><text:span text:style-name="T15">directory</text:span><text:span text:style-name="T27"> (ist das angegebene Ziel ein Verzeichnis?)</text:span></text:p>
        </text:list-item>
        <text:list-item>
          <text:p text:style-name="P151"><text:span text:style-name="T15">hidden</text:span><text:span text:style-name="T27"> (versteckte Datei?)</text:span></text:p>
        </text:list-item>
        <text:list-item>
          <text:p text:style-name="P151"><text:span text:style-name="T15">readonly</text:span><text:span text:style-name="T27"> (Schreibschutz?)</text:span></text:p>
        </text:list-item>
        <text:list-item>
          <text:p text:style-name="P151"><text:span text:style-name="T15">system</text:span><text:span text:style-name="T27"> (Systemdatei?)</text:span></text:p>
        </text:list-item>
        <text:list-item>
          <text:p text:style-name="P151"><text:span text:style-name="T15">archive</text:span><text:span text:style-name="T27"> (noch nicht gesichert?)</text:span></text:p>
        </text:list-item>
      </text:list>
      <text:p text:style-name="Standard">Jeweils als Zeichenfolge (also in Anführungzeichen oder als Inhalt einer Variabl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 text:continue-numbering="true">
        <text:list-item>
          <text:list text:continue-numbering="true">
            <text:list-item>
              <text:list text:continue-numbering="true">
                <text:list-item>
                  <text:h text:style-name="P258" text:outline-level="3"><text:soft-page-break/>Dateiattribute setzen (SetFileAttribute, SetFileAttribs)</text:h>
                </text:list-item>
              </text:list>
            </text:list-item>
          </text:list>
        </text:list-item>
      </text:list>
      <text:p text:style-name="P11"><text:span text:style-name="T25">SetFileAttribute(</text:span> <text:span text:style-name="T1">Dateiname</text:span>, <text:span text:style-name="T2">Attribut</text:span>, <text:span text:style-name="T2">Setzen</text:span><text:span text:style-name="T1">?</text:span> <text:span text:style-name="T12">)</text:span></text:p>
      <text:p text:style-name="P11"/>
      <text:p text:style-name="Standard">Setzt (<text:span text:style-name="T2">Setzen?</text:span>=TRUE) bzw. entfernt (<text:span text:style-name="T2">Setzen?</text:span>=FALSE) das angegebenen Dateiattribut. Alle anderen Attribute bleiben unberührt.</text:p>
      <text:p text:style-name="Standard"/>
      <text:p text:style-name="Standard">Mögliche Werte für „<text:span text:style-name="T2">Attribut</text:span><text:span text:style-name="T11">“:</text:span></text:p>
      <text:list text:style-name="L9">
        <text:list-item text:start-value="1">
          <text:p text:style-name="P151"><text:span text:style-name="T15">hidden</text:span><text:span text:style-name="T27"> (versteckte Datei?)</text:span></text:p>
        </text:list-item>
        <text:list-item>
          <text:p text:style-name="P151"><text:span text:style-name="T15">readonly</text:span><text:span text:style-name="T27"> (Schreibschutz?)</text:span></text:p>
        </text:list-item>
        <text:list-item>
          <text:p text:style-name="P151"><text:span text:style-name="T15">system</text:span><text:span text:style-name="T27"> (Systemdatei?)</text:span></text:p>
        </text:list-item>
        <text:list-item>
          <text:p text:style-name="P151"><text:span text:style-name="T15">archive</text:span><text:span text:style-name="T27"> (noch nicht gesichert?)</text:span></text:p>
        </text:list-item>
      </text:list>
      <text:p text:style-name="P45">Jeweils als Zeichenfolge (also in Anführungzeichen oder als Inhalt einer Variablen).</text:p>
      <text:p text:style-name="P17"/>
      <text:p text:style-name="P38">Beispiele:</text:p>
      <text:p text:style-name="P66">SetFileAttribute("\Test.txt", "hidden", TRUE)</text:p>
      <text:p text:style-name="Standard"><text:span text:style-name="T37"></text:span> versteckt die Datei</text:p>
      <text:p text:style-name="P17"/>
      <text:p text:style-name="P66">SetFileAttribute("\Test.txt", "readonly", FALSE)</text:p>
      <text:p text:style-name="Standard"><text:span text:style-name="T37"></text:span> entfernt den Schreibschutz</text:p>
      <text:p text:style-name="P17"/>
      <text:p text:style-name="P17"/>
      <text:p text:style-name="P17"/>
      <text:p text:style-name="P17"/>
      <text:p text:style-name="P17"/>
      <text:p text:style-name="P17"/>
      <text:p text:style-name="P17"/>
      <text:p text:style-name="P11"><text:span text:style-name="T25">SetFileAttribs(</text:span> <text:span text:style-name="T1">Dateiname</text:span>, <text:span text:style-name="T1">Schreibschutz? </text:span>[, <text:span text:style-name="T1">Versteckt?</text:span></text:p>
      <text:p text:style-name="P11"><text:span text:style-name="T1"><text:s text:c="14"/></text:span>[, <text:span text:style-name="T1">Archivieren? </text:span>]] )</text:p>
      <text:p text:style-name="P11"/>
      <text:p text:style-name="Standard">Setzt die angegebenen Dateiattribute. Mit TRUE wird das Attribut gesetzt, mit FALSE wird es entfernt. Eine leere Zeichenfolge ("") lässt das entsprechende Attribut unverändert.</text:p>
      <text:p text:style-name="Standard"/>
      <text:p text:style-name="P38">Beispiele:</text:p>
      <text:p text:style-name="P66">SetFileAttribs("\Test.txt", "", TRUE )</text:p>
      <text:p text:style-name="Standard"><text:span text:style-name="T37"></text:span> versteckt die Datei, lässt den Schreibschutz (und andere Attribute) unverändert</text:p>
      <text:p text:style-name="Standard"/>
      <text:p text:style-name="P66">SetFileAttribs("\Test.txt", FALSE )</text:p>
      <text:p text:style-name="Standard"><text:span text:style-name="T37"></text:span> entfernt den Schreibschutz, lässt alle anderen Attribute unverändert</text:p>
      <text:p text:style-name="P10"/>
      <text:p text:style-name="P10"/>
      <text:p text:style-name="P10"/>
      <text:p text:style-name="P10"/>
      <text:p text:style-name="P10"/>
      <text:p text:style-name="P10"/>
      <text:p text:style-name="P10"/>
      <text:p text:style-name="P10"/>
      <text:p text:style-name="P10"/>
      <text:list text:style-name="L1" text:continue-numbering="true">
        <text:list-item>
          <text:list text:continue-numbering="true">
            <text:list-item>
              <text:list text:continue-numbering="true">
                <text:list-item>
                  <text:h text:style-name="P258" text:outline-level="3"><text:soft-page-break/>Versionsnummer ermitteln (FileVersion / GetVersion)</text:h>
                </text:list-item>
              </text:list>
            </text:list-item>
          </text:list>
        </text:list-item>
      </text:list>
      <text:p text:style-name="P11"><text:span text:style-name="T1">x</text:span> = <text:span text:style-name="T25">FileVersion(</text:span> <text:span text:style-name="T1">Dateiname</text:span> <text:span text:style-name="T25">)</text:span></text:p>
      <text:p text:style-name="P11"><text:span text:style-name="T25">GetVersion(</text:span> <text:span text:style-name="T1">Dateiname</text:span>, <text:span text:style-name="T1">Variable</text:span>, <text:span text:style-name="T1">Variable</text:span>, <text:span text:style-name="T1">Variable</text:span>, <text:span text:style-name="T1">Variable</text:span> <text:span text:style-name="T25">)</text:span></text:p>
      <text:p text:style-name="P17"/>
      <text:p text:style-name="Text_20_body">Ermittelt die in der Datei abgelegte Versionsnummer.</text:p>
      <text:p text:style-name="Text_20_body">Diese Versionsnummer muss nicht immer vorhanden oder gut gepflegt sein. Wenn sie enthalten ist, besteht sie aber immer aus vier Teilen.</text:p>
      <text:p text:style-name="Text_20_body">Üblich ist die Aufteilung in Major (vor dem Punkt), Minor (nach dem Punkt), Patch (oft Buchstaben, weitere Punkte oder Nachkommastellen) und Build (interner Zähler).</text:p>
      <text:p text:style-name="Text_20_body">Bei der Funktion FileVersion werden die Teile mit Punkt kombiniert zurückgegeben (z.B. "3.1.2.0"), mit dem Kommando GetVersion wird jeder Teil einer eigenen Variablen zugewiesen.</text:p>
      <text:list text:style-name="L1" text:continue-numbering="true">
        <text:list-item>
          <text:list text:continue-numbering="true">
            <text:list-item>
              <text:list text:continue-numbering="true">
                <text:list-item>
                  <text:h text:style-name="P347" text:outline-level="3">Dateien/Verzeichnisse in einem Verzeichnis (DirContents)</text:h>
                </text:list-item>
              </text:list>
            </text:list-item>
          </text:list>
        </text:list-item>
      </text:list>
      <text:p text:style-name="P86"><text:span text:style-name="T17">Array</text:span><text:span text:style-name="T15"> = </text:span><text:span text:style-name="T16">DirContents( </text:span><text:span text:style-name="T18">Dateien, Typ </text:span><text:span text:style-name="T23">)</text:span></text:p>
      <text:p text:style-name="Text_20_body">Liefert einen Array, der die Dateien und/oder Verzeichnisse im angegebenen Verzeichnis zurück liefert. Die Elemente bestehen nur aus dem Datei- bzw. Verzeichnisname ohne das angegebene Verzeichnis (also z.B. „x.txt“, nicht „C:\Verzeichnis\x.txt“).</text:p>
      <text:p text:style-name="Text_20_body"><text:span text:style-name="T2">Dateien</text:span> ist eine Kombination aus Pfad und einem Dateifilter, z.B. "\Windows\*.exe".</text:p>
      <text:p text:style-name="Text_20_body"><text:span text:style-name="T2">Typ</text:span> kann DC_FILES, DC_DIRS oder DC_ALL sein (Konstanten, also ohne Anführungszeichen!). Mit DC_FILES werden die enthaltenen Dateien zurückgegeben, mit DC_DIRS die Verzeichnisse, und mit DC_ALL beides.</text:p>
      <text:p text:style-name="Text_20_body"/>
      <text:list text:style-name="L1" text:continue-numbering="true">
        <text:list-item>
          <text:list text:continue-numbering="true">
            <text:list-item>
              <text:h text:style-name="P232" text:outline-level="2">ZIP-Archive</text:h>
              <text:list>
                <text:list-item>
                  <text:h text:style-name="P258" text:outline-level="3">Wichtige Hinweise</text:h>
                </text:list-item>
              </text:list>
            </text:list-item>
          </text:list>
        </text:list-item>
      </text:list>
      <text:p text:style-name="Standard">Mit den mir zur Verfügung stehenden Funktionen ist es nicht möglich, Dateien in einem Archiv zu überschreiben. Wird eine bereits vorhandene Datei nochmal zu einem Archiv hinzugefügt, wird sie wirklich nochmal hinzugefügt, d.h., es gibt zwei Einträge für die gleiche Datei. Nicht alle Packer kommen mit so etwas zurecht. Ich empfehle daher, im Zweifelsfall ein neues Archiv anzulegen.</text:p>
      <text:p text:style-name="Standard"/>
      <text:p text:style-name="Standard">Ein weiteres Problem ist die Codierung der Dateinamen in ZIP-Archiven. Dafür gibt es leider keine Vorgaben und Unicode wird nicht unterstützt.</text:p>
      <text:p text:style-name="Standard">MortScript verwendet hier wie die meisten Windows/DOS-Programme die DOS-Codepage 437. Dies kann bei Sonderzeichen und Fremdsprachen (z.B. Kyrillisch oder Griechisch) im Dateinamen zu Problemen führen.</text:p>
      <text:list text:style-name="L1" text:continue-numbering="true">
        <text:list-item>
          <text:list text:continue-numbering="true">
            <text:list-item>
              <text:list text:continue-numbering="true">
                <text:list-item>
                  <text:h text:style-name="P258" text:outline-level="3">Einzelne Datei packen (ZipFile)</text:h>
                </text:list-item>
              </text:list>
            </text:list-item>
          </text:list>
        </text:list-item>
      </text:list>
      <text:p text:style-name="P11"><text:span text:style-name="T26">ZipFile(</text:span> <text:span text:style-name="T2">Quelldatei</text:span>, <text:span text:style-name="T2">ZIP-Datei</text:span>, <text:span text:style-name="T2">Dateiname im Archiv</text:span> [, <text:span text:style-name="T2">Rate</text:span>] <text:span text:style-name="T26">)</text:span></text:p>
      <text:p text:style-name="P11"/>
      <text:p text:style-name="Standard">Fügt die angegebene Datei zum Archiv hinzu. Die „Quelldatei“ (die zu packende Datei) und die „ZIP-Datei“ müssen dabei mit dem kompletten Pfad angegeben werden, der Dateiname im Archiv ist dagegen üblicherweise ohne oder mit einem relativen Pfad.</text:p>
      <text:p text:style-name="Standard"/>
      <text:p text:style-name="Standard">Die Komprimierungsrate kann zwischen 1=Speichern und 9=beste liegen, der Standard wenn sie weggelassen wird ist 8.</text:p>
      <text:p text:style-name="Standard"/>
      <text:p text:style-name="P38">Beispiel:</text:p>
      <text:p text:style-name="P11">ZipFile( "\Storage\Test\manual.psw", "\Storage\mans.zip", \</text:p>
      <text:p text:style-name="P11"><text:s text:c="9"/>"test\testman.psw" )</text:p>
      <text:list text:style-name="L1" text:continue-numbering="true">
        <text:list-item>
          <text:list text:continue-numbering="true">
            <text:list-item>
              <text:list text:continue-numbering="true">
                <text:list-item>
                  <text:h text:style-name="P417" text:outline-level="3">Mehrere Dateien packen (ZipFiles)</text:h>
                </text:list-item>
              </text:list>
            </text:list-item>
          </text:list>
        </text:list-item>
      </text:list>
      <text:p text:style-name="P11"><text:span text:style-name="T26">ZipFiles(</text:span> <text:span text:style-name="T2">Quelldateien</text:span>, <text:span text:style-name="T2">ZIP-Datei </text:span>[, <text:span text:style-name="T2">Unterverzeichnisse?</text:span></text:p>
      <text:p text:style-name="P11"><text:span text:style-name="T2"><text:s text:c="9"/></text:span><text:s/>[ , <text:span text:style-name="T2">Pfad im Archiv</text:span> [, <text:span text:style-name="T2">Rate</text:span>] ] ] )</text:p>
      <text:p text:style-name="P11"/>
      <text:p text:style-name="Standard">Fügt die angegebenen Dateien zum Archiv hinzu. Die Quelldateien werden wie bei XCopy oder Move mit einem festen Pfad und Platzhaltern im Dateinamen (z.B. "\My documents\*.psw") angegeben.</text:p>
      <text:p text:style-name="Standard">Wenn „Unterverzeichnisse?“ „1“ ist, werden auch die Unterverzeichnisse berücksichtigt, d.h., "\My documents\*.psw" würde auch "\My documents\Word\x.psw" finden.</text:p>
      <text:p text:style-name="Standard">Im Archiv wird der angegebene Pfad weggelassen und – falls angegeben – der „Pfad im Archiv“ davor gesetzt, d.h., ist kein Pfad angegeben, wird "\My documents\Word\x.psw" im Archiv als "Word\x.psw" abgelegt, "\My documents\x.psw" als "x.psw", usw. Wäre dagegen der „Pfad im Archiv“ z.B. "docs", wären die Dateinamen im Archiv "docs\Word\x.psw" bzw. "docs\x.psw".</text:p>
      <text:p text:style-name="Standard"/>
      <text:p text:style-name="P38">Beispiele:</text:p>
      <text:p text:style-name="P11">ZipFiles( "\Storage\Test\*.psw", "\Storage\mans.zip", 1, "test" )</text:p>
      <text:p text:style-name="Standard"><text:span text:style-name="T37"></text:span> Packt alle *.psw von \Storage\Test und Unterverzeichnissen in das Verzeichnis „test“ im Archiv \Storage\mans.zip</text:p>
      <text:p text:style-name="Standard"/>
      <text:p text:style-name="P11">ZipFiles( "\Storage\Test\*.jpg", "\Storage\jpgs.zip" )</text:p>
      <text:p text:style-name="Standard"><text:span text:style-name="T37"></text:span> Packt alle *.jpg von \Storage\Test in das Hauptverzeichnis vom Archiv \Storage\jpgs.zip. Unterverzeichnisse werden nicht durchsucht.</text:p>
      <text:p text:style-name="Standard"/>
      <text:list text:style-name="L1" text:continue-numbering="true">
        <text:list-item>
          <text:list text:continue-numbering="true">
            <text:list-item>
              <text:list text:continue-numbering="true">
                <text:list-item>
                  <text:h text:style-name="P258" text:outline-level="3">Einzelne Datei entpacken (UnzipFile)</text:h>
                </text:list-item>
              </text:list>
            </text:list-item>
          </text:list>
        </text:list-item>
      </text:list>
      <text:p text:style-name="P11"><text:span text:style-name="T26">UnzipFile(</text:span> <text:span text:style-name="T5">ZIP-Datei</text:span>, <text:span text:style-name="T2">Dateiname im Archiv</text:span>, <text:span text:style-name="T2">Zieldatei </text:span><text:span text:style-name="T26">)</text:span></text:p>
      <text:p text:style-name="P11"/>
      <text:p text:style-name="Standard">Entpackt die angegebene Datei.</text:p>
      <text:p text:style-name="Standard">Die Zieldatei muss mit dem kompletten Pfad angegeben werden, der Pfad im Archiv wird dabei nicht berücksichtigt.</text:p>
      <text:p text:style-name="Standard"/>
      <text:p text:style-name="P38">Beispiel:</text:p>
      <text:p text:style-name="P11">UnzipFile( "\Storage\mans.zip", "test\test.psw", \</text:p>
      <text:p text:style-name="P11"><text:s text:c="11"/>"\Storage\test.psw" )</text:p>
      <text:p text:style-name="Standard"><text:span text:style-name="T37"></text:span> Entpackt die Datei „test\test.psw“ des Archivs „\Storage\mans.zip“ nach „\Storage\test.psw“</text:p>
      <text:list text:style-name="L1" text:continue-numbering="true">
        <text:list-item>
          <text:list text:continue-numbering="true">
            <text:list-item>
              <text:list text:continue-numbering="true">
                <text:list-item>
                  <text:h text:style-name="P258" text:outline-level="3">Gesamtes Archiv entpacken (UnzipAll)</text:h>
                </text:list-item>
              </text:list>
            </text:list-item>
          </text:list>
        </text:list-item>
      </text:list>
      <text:p text:style-name="P11"><text:span text:style-name="T26">UnzipAll(</text:span> <text:span text:style-name="T2">ZIP-Datei</text:span>, <text:span text:style-name="T2">Zielverzeichnis</text:span> <text:span text:style-name="T26">)</text:span></text:p>
      <text:p text:style-name="P11"/>
      <text:p text:style-name="Standard">Entpackt alle enthaltenen Dateien des Archivs in das angegebene Verzeichnis. Im Archiv enthaltene Pfade werden dabei verwendet und ggf. angelegt.</text:p>
      <text:list text:style-name="L1" text:continue-numbering="true">
        <text:list-item>
          <text:list text:continue-numbering="true">
            <text:list-item>
              <text:list text:continue-numbering="true">
                <text:list-item>
                  <text:h text:style-name="P417" text:outline-level="3">Pfad eines Archivs entpacken (UnzipPath)</text:h>
                </text:list-item>
              </text:list>
            </text:list-item>
          </text:list>
        </text:list-item>
      </text:list>
      <text:p text:style-name="P11"><text:span text:style-name="T26">UnzipPath(</text:span> <text:span text:style-name="T2">ZIP-Datei</text:span>, <text:span text:style-name="T2">Pfad im Archiv</text:span>, <text:span text:style-name="T2">Zielverzeichnis</text:span> <text:span text:style-name="T26">)</text:span></text:p>
      <text:p text:style-name="P11"/>
      <text:p text:style-name="Standard">Entpackt alle in einem bestimmten Pfad des Archivs enthaltenen Dateien.</text:p>
      <text:p text:style-name="Standard">Unterverzeichnisse werden auch entpackt, der angegebene Pfadname wird <text:span text:style-name="T26">nicht</text:span> im Zielverzeichnis angelegt. Das Zielverzeichnis muss existieren.</text:p>
      <text:p text:style-name="Standard"/>
      <text:p text:style-name="P38">Beispiel:</text:p>
      <text:p text:style-name="P11">UnzipPath( "\Storage\mans.zip", "test", "\Storage\test-unzip" )</text:p>
      <text:p text:style-name="Standard"><text:span text:style-name="T37"></text:span> Entpackt alle Dateien im Verzeichnis „test“ und Unterverzeichnissen davon des Archivs „\Storage\mans.zip“ nach „\Storage\test-unzip“. „test\sub\x.psw“ würde also nach „\Storage\test-unzip\sub\x.psw“ entpackt.</text:p>
      <text:p text:style-name="Standard"/>
      <text:list text:style-name="L1" text:continue-numbering="true">
        <text:list-item>
          <text:list text:continue-numbering="true">
            <text:list-item>
              <text:h text:style-name="P232" text:outline-level="2">Verbindungen</text:h>
              <text:list>
                <text:list-item>
                  <text:h text:style-name="P258" text:outline-level="3">Verbindung aufbauen (Connect)</text:h>
                </text:list-item>
              </text:list>
            </text:list-item>
          </text:list>
        </text:list-item>
      </text:list>
      <text:p text:style-name="P17">Connect</text:p>
      <text:p text:style-name="P17">Connect( <text:span text:style-name="T5">Verbindungsname</text:span> )</text:p>
      <text:p text:style-name="P17">Connect( <text:span text:style-name="T5">Titel</text:span>, <text:span text:style-name="T5">Meldung</text:span> )</text:p>
      <text:p text:style-name="P17"/>
      <text:p text:style-name="P37">Baut eine Verbindung zum Internet auf.</text:p>
      <text:p text:style-name="P37"/>
      <text:p text:style-name="P37">Connect ohne einen Parameter versucht dabei, die Standardverbindung zu verwenden, was aber leider zumindest auf PPCs nicht sehr zuverlässig funktioniert.</text:p>
      <text:p text:style-name="P37"/>
      <text:p text:style-name="P37">Connect mit einem Verbindungsnamen verwendet die angegebene Verbindung. Die Namen können dabei in den Systemeinstellungen frei konfiguriert werden und sind meist vom Netzanbieter vorbelegt. Für die Internetverbindung werden meist „Internet“, „The Internet“ oder ähnliche Namen verwendet.</text:p>
      <text:p text:style-name="P37"/>
      <text:p text:style-name="P37">Werden als Parameter Titel und eine Meldung angegeben, werden alle möglichen Verbindungen in einer Auswahl wie bei Choice aufgelistet und die Ausgewählte verwendet.</text:p>
      <text:p text:style-name="P37"/>
      <text:p text:style-name="P37">Nicht verfügbar auf: PC, PNA</text:p>
      <text:list text:style-name="L1" text:continue-numbering="true">
        <text:list-item>
          <text:list text:continue-numbering="true">
            <text:list-item>
              <text:list text:continue-numbering="true">
                <text:list-item>
                  <text:h text:style-name="P258" text:outline-level="3">Verbindung beenden (CloseConnection/Disconnect)</text:h>
                </text:list-item>
              </text:list>
            </text:list-item>
          </text:list>
        </text:list-item>
      </text:list>
      <text:p text:style-name="P17">CloseConnection</text:p>
      <text:p text:style-name="P17">Disconnect</text:p>
      <text:p text:style-name="P17"/>
      <text:p text:style-name="P37">CloseConnection gibt eine Verbindung frei, die mit Connect aufgebaut wurde. Dies signalisiert dem System nur, dass MortScript nicht mehr damit arbeiten wird. Es ist dem System überlassen, wie es darauf reagiert, d.h., die Verbindung kann – z.B. bei GPRS-Verbindungen – weiterhin bestehen bleiben.</text:p>
      <text:p text:style-name="P37"/>
      <text:p text:style-name="P37">Mit Disconnect werden dagegen alle Verbindungen beendet, auch ActiveSync. Leider funktioniert das seit WM5 AKU3 nicht mehr. Derzeit ist keine Möglichkeit, eine Verbindung von einem Programm aus zu trennen, bekannt.</text:p>
      <text:p text:style-name="P37"/>
      <text:p text:style-name="P37">Nicht verfügbar auf: PC, PNA</text:p>
      <text:p text:style-name="P37"/>
      <text:p text:style-name="P19"/>
      <text:list text:style-name="L1" text:continue-numbering="true">
        <text:list-item>
          <text:list text:continue-numbering="true">
            <text:list-item>
              <text:list text:continue-numbering="true">
                <text:list-item>
                  <text:h text:style-name="P417" text:outline-level="3">Verbindung prüfen (Connected/InternetConnected)</text:h>
                </text:list-item>
              </text:list>
            </text:list-item>
          </text:list>
        </text:list-item>
      </text:list>
      <text:p text:style-name="P19"><text:span text:style-name="T4">Bool</text:span> = Connected()</text:p>
      <text:p text:style-name="P19"><text:span text:style-name="T4">Bool</text:span> = InternetConnected( <text:span text:style-name="T34">[ </text:span><text:span text:style-name="T4">URL</text:span><text:span text:style-name="T34"> ]</text:span> )</text:p>
      <text:p text:style-name="P12"/>
      <text:p text:style-name="P49">Connected prüft ab, ob eine sogenannte RAS-Verbindung („Remote Access“) besteht. Dies ist bei ActiveSync immer, bei Internetverbindungen auf den meisten Geräten der Fall. Liefert TRUE wenn die Verbindung existiert, FALSE wenn nicht.</text:p>
      <text:p text:style-name="P49"/>
      <text:p text:style-name="P49">InternetConnected prüft ab, ob eine Verbindung zum Internet vorhanden ist. Leider liefern hier die meisten Geräte beim reinen Verbindungscheck immer „wahr“ (d.h., die Funktion liefert TRUE) und prüfen die Verbindung erst dann, wenn eine konkrete Adresse angesprochen wird. Deshalb kann optional noch eine URL angegeben werden, die versuchsweise geöffnet wird (z.B. "http://www.google.com").</text:p>
      <text:p text:style-name="P49"/>
      <text:p text:style-name="P49">Nicht verfügbar auf: PC, PNA</text:p>
      <text:p text:style-name="P12"/>
      <text:list text:style-name="L1" text:continue-numbering="true">
        <text:list-item>
          <text:list text:continue-numbering="true">
            <text:list-item>
              <text:h text:style-name="P192" text:outline-level="2">Internet-Zugriff</text:h>
              <text:list>
                <text:list-item>
                  <text:h text:style-name="P258" text:outline-level="3">Proxy vorgeben</text:h>
                </text:list-item>
              </text:list>
            </text:list-item>
          </text:list>
        </text:list-item>
      </text:list>
      <text:p text:style-name="P11"><text:span text:style-name="T25">SetProxy(</text:span> <text:span text:style-name="T2">Proxy</text:span> <text:span text:style-name="T25">)</text:span></text:p>
      <text:p text:style-name="P11"/>
      <text:p text:style-name="Text_20_body">Legt den Proxy für http-Verbindungen fest. Unter Windows Mobile ist es leider nicht so einfach, den Proxy aus den Systemeinstellungen zu verwenden.</text:p>
      <text:p text:style-name="Text_20_body">Sollte etwas wie "proxy.foo.bar:8080" sein.</text:p>
      <text:p text:style-name="Text_20_body"/>
      <text:p text:style-name="P37">Nicht verfügbar auf: PNA</text:p>
      <text:list text:style-name="L1" text:continue-numbering="true">
        <text:list-item>
          <text:list text:continue-numbering="true">
            <text:list-item>
              <text:list text:continue-numbering="true">
                <text:list-item>
                  <text:h text:style-name="P258" text:outline-level="3">Download (Download)</text:h>
                </text:list-item>
              </text:list>
            </text:list-item>
          </text:list>
        </text:list-item>
      </text:list>
      <text:p text:style-name="Standard"><text:span text:style-name="T58">Download(</text:span><text:span text:style-name="T57"> </text:span><text:span text:style-name="T60">URL</text:span><text:span text:style-name="T57">, </text:span><text:span text:style-name="T60">Zieldatei</text:span><text:span text:style-name="T57"> </text:span><text:span text:style-name="T58">)</text:span></text:p>
      <text:p text:style-name="Standard"/>
      <text:p text:style-name="Standard">Lädt die angegebene Datei aus dem Internet herunter.</text:p>
      <text:p text:style-name="Standard">Die URL muss das Protokoll enthalten ("ftp://..." oder "http://...").</text:p>
      <text:p text:style-name="Standard">Da dies üblicherweise etwas länger dauert als "Copy" wird hier auch der Fortschritt angezeigt.</text:p>
      <text:p text:style-name="Standard"/>
      <text:p text:style-name="P38">Beispiel:</text:p>
      <text:p text:style-name="P66">Download( "http://www.sto-helit.de/test.txt", \</text:p>
      <text:p text:style-name="P66"><text:s text:c="10"/>"\Storage\text.txt" )</text:p>
      <text:p text:style-name="Standard"/>
      <text:p text:style-name="Standard">Nicht verfügbar auf: Smartphone, PNA</text:p>
      <text:list text:style-name="L1" text:continue-numbering="true">
        <text:list-item>
          <text:list text:continue-numbering="true">
            <text:list-item>
              <text:list text:continue-numbering="true">
                <text:list-item>
                  <text:h text:style-name="P258" text:outline-level="3">Weitere Möglichkeiten</text:h>
                </text:list-item>
              </text:list>
            </text:list-item>
          </text:list>
        </text:list-item>
      </text:list>
      <text:p text:style-name="Text_20_body">Alle Dateioperationen, die eine einzelne Datei lesen, funktionieren auch mit einer URL als Quelldatei, also ReadFile, IniRead und die entsprechenden ForEach-Varianten.</text:p>
      <text:list text:style-name="L1" text:continue-numbering="true">
        <text:list-item>
          <text:list text:continue-numbering="true">
            <text:list-item>
              <text:h text:style-name="P249" text:outline-level="2">Verzeichnisse</text:h>
              <text:list>
                <text:list-item>
                  <text:h text:style-name="P258" text:outline-level="3">Verzeichnis erstellen (MkDir)</text:h>
                </text:list-item>
              </text:list>
            </text:list-item>
          </text:list>
        </text:list-item>
      </text:list>
      <text:p text:style-name="Standard"><text:span text:style-name="T58">MkDir(</text:span><text:span text:style-name="T57"> </text:span><text:span text:style-name="T60">Verzeichnis</text:span><text:span text:style-name="T57"> </text:span><text:span text:style-name="T58">)</text:span></text:p>
      <text:p text:style-name="P66"/>
      <text:p text:style-name="Text_20_body">Erstellt das Verzeichnis.</text:p>
      <text:p text:style-name="Text_20_body">Es ist nicht möglich, mehrere Verzeichnisebenen auf einmal zu erstellen!</text:p>
      <text:p text:style-name="Text_20_body">D.h., MkDir( "\My documents\Some\Path" ) funktioniert nicht, wenn das Unterverzeichnis "Some" nicht bereits existiert.</text:p>
      <text:list text:style-name="L1" text:continue-numbering="true">
        <text:list-item>
          <text:list text:continue-numbering="true">
            <text:list-item>
              <text:list text:continue-numbering="true">
                <text:list-item>
                  <text:h text:style-name="P258" text:outline-level="3">Verzeichnis entfernen (RmDir)</text:h>
                </text:list-item>
              </text:list>
            </text:list-item>
          </text:list>
        </text:list-item>
      </text:list>
      <text:p text:style-name="Standard"><text:span text:style-name="T58">RmDir(</text:span><text:span text:style-name="T57"> </text:span><text:span text:style-name="T60">Verzeichnis</text:span><text:span text:style-name="T57"> </text:span><text:span text:style-name="T58">)</text:span></text:p>
      <text:p text:style-name="P66"/>
      <text:p text:style-name="Text_20_body">Entfernt das Verzeichnis.</text:p>
      <text:p text:style-name="Text_20_body">Es dürfen keine Dateien oder Unterverzeichnisse im Ordner enthalten sein.</text:p>
      <text:list text:style-name="L1" text:continue-numbering="true">
        <text:list-item>
          <text:list text:continue-numbering="true">
            <text:list-item>
              <text:list text:continue-numbering="true">
                <text:list-item>
                  <text:h text:style-name="P258" text:outline-level="3">Verzeichnis wechseln (ChDir)</text:h>
                </text:list-item>
              </text:list>
            </text:list-item>
          </text:list>
        </text:list-item>
      </text:list>
      <text:p text:style-name="Standard"><text:span text:style-name="T58">ChDir(</text:span><text:span text:style-name="T57"> </text:span><text:span text:style-name="T60">Verzeichnis</text:span><text:span text:style-name="T57"> </text:span><text:span text:style-name="T58">)</text:span></text:p>
      <text:p text:style-name="P66"/>
      <text:p text:style-name="Text_20_body">Macht das angegebene Verzeichnis zum aktuellen Verzeichnis.</text:p>
      <text:p text:style-name="Text_20_body">Nur in der PC-Version enthalten, da Windows Mobile kein „aktuelles Verzeichnis“ kennt.</text:p>
      <text:list text:style-name="L1" text:continue-numbering="true">
        <text:list-item>
          <text:list text:continue-numbering="true">
            <text:list-item>
              <text:list text:continue-numbering="true">
                <text:list-item>
                  <text:h text:style-name="P258" text:outline-level="3">Systempfade ermitteln (SystemPath)</text:h>
                </text:list-item>
              </text:list>
            </text:list-item>
          </text:list>
        </text:list-item>
      </text:list>
      <text:p text:style-name="Standard"><text:span text:style-name="T60">Zeichen</text:span><text:span text:style-name="T57"> = </text:span><text:span text:style-name="T58">SystemPath(</text:span><text:span text:style-name="T57"> </text:span><text:span text:style-name="T60">Typ</text:span><text:span text:style-name="T57"> </text:span><text:span text:style-name="T58">)</text:span></text:p>
      <text:p text:style-name="P66"/>
      <text:p text:style-name="Standard">Ermittelt den lokalisierten Verzeichnisnamen für bestimmte Systempfade. Der <text:span text:style-name="T2">Typ</text:span> muss als Zeichenfolge angegeben werden, also z.B. "StartMenu".</text:p>
      <text:p text:style-name="Standard"/>
      <text:p text:style-name="Standard">Mögliche Werte für den „Typ“ sind:</text:p>
      <text:p text:style-name="P76">ProgramsMenu<text:tab/>„Programme“ im Startmenü</text:p>
      <text:p text:style-name="P76">StartMenu<text:tab/>Startmenü, funktioniert nicht bei Smartphones</text:p>
      <text:p text:style-name="P76">Startup<text:tab/>Autostart (Einträge werden nach Softreset gestartet)</text:p>
      <text:p text:style-name="P76">Documents<text:tab/>"\My documents" oder Übersetzung, funktioniert nicht mit PPC2002</text:p>
      <text:p text:style-name="P76">ProgramFiles<text:tab/>"\Programme" oder Übersetzung, funktioniert nicht mit PPC2002</text:p>
      <text:p text:style-name="P76">AppData<text:tab/>"\Application Data" oder Übersetzung</text:p>
      <text:p text:style-name="P76">ScriptExe<text:tab/>Pfad zu MortScript.exe (ohne Dateiname), funktioniert nicht bei Smartphones</text:p>
      <text:p text:style-name="P76">ScriptPath<text:tab/>Pfad zum aktuellen Script (ohne Dateiname)</text:p>
      <text:p text:style-name="P76">ScriptName<text:tab/>Name des aktuellen Scripts (ohne Pfad+Erweiterung)</text:p>
      <text:p text:style-name="P76">ScriptExt<text:tab/>Erweiterung des aktuellen Scripts (".mscr" oder ".mortrun").</text:p>
      <text:p text:style-name="P76"/>
      <text:p text:style-name="Standard">D.h., man könnte das aktuelle Script mit folgendem Befehl ausführen:</text:p>
      <text:p text:style-name="P11">Run ( SystemPath("ScriptExe") \ "MortScript.exe", \</text:p>
      <text:p text:style-name="P11"><text:s text:c="6"/>SystemPath("ScriptPath") \ SystemPath("ScriptName") &amp; \</text:p>
      <text:p text:style-name="P11"><text:s text:c="8"/>SystemPath("ScriptExt") )</text:p>
      <text:list text:style-name="L1" text:continue-numbering="true">
        <text:list-item>
          <text:list text:continue-numbering="true">
            <text:list-item>
              <text:h text:style-name="P257" text:outline-level="2">Registry</text:h>
              <text:list>
                <text:list-item>
                  <text:h text:style-name="P258" text:outline-level="3">Registry-Einträge lesen (RegRead)</text:h>
                </text:list-item>
              </text:list>
            </text:list-item>
          </text:list>
        </text:list-item>
      </text:list>
      <text:p text:style-name="Standard"><text:span text:style-name="T63">Wert</text:span><text:span text:style-name="T66"> =</text:span><text:span text:style-name="T57"> </text:span><text:span text:style-name="T58">RegRead(</text:span><text:span text:style-name="T57"> </text:span><text:span text:style-name="T60">Wurzel</text:span><text:span text:style-name="T57">, </text:span><text:span text:style-name="T60">Pfad</text:span><text:span text:style-name="T57">, </text:span><text:span text:style-name="T60">Eintrag</text:span><text:span text:style-name="T57"> </text:span><text:span text:style-name="T58">)</text:span></text:p>
      <text:p text:style-name="P66"/>
      <text:p text:style-name="Standard">Liest den angegebenen Wert aus der Registry.</text:p>
      <text:p text:style-name="Standard"/>
      <text:p text:style-name="Standard">Für die <text:span text:style-name="T2">Wurzel</text:span> gibt es folgende Möglichkeiten:</text:p>
      <text:p text:style-name="P77">HKCU<text:tab/>HKEY_CURRENT_USER</text:p>
      <text:p text:style-name="P77">HKLM<text:tab/>HKEY_LOCAL_MACHINE</text:p>
      <text:p text:style-name="P77">HKCR<text:tab/>HKEY_CLASSES_ROOT</text:p>
      <text:p text:style-name="P77">HKUS<text:tab/>HKEY_USERS</text:p>
      <text:p text:style-name="P77">Es sind jeweils nur die vierbuchstabigen Kürzel erlaubt. (Ggf. Anführungszeichen nicht vergessen, sonst würde der Inhalt z.B. der Variable HKCU verwendet!)</text:p>
      <text:p text:style-name="Standard"/>
      <text:p text:style-name="Standard">Ist der <text:span text:style-name="T2">Eintrag</text:span> eine leere Zeichenfolge (""), wird der Standardwert verwendet (in Registry-Editoren üblicherweise mit „&lt;Default&gt;“, „&lt;Standard&gt;“ oder „@“ gekennzeichnet).</text:p>
      <text:p text:style-name="Standard"/>
      <text:p text:style-name="Standard">Der Datentyp wird dabei automatisch berücksichtigt, d.h. DWords werden als Zahl zurückgegeben, Zeichenfolgen als eben diese, binäre Daten als Hexdump in einer Zeichenfolge (z.B. "010ACF") und sogenannte „MultiStrings“ als Array mit Zeichenfolgen-Elementen.</text:p>
      <text:p text:style-name="Standard"/>
      <text:list text:style-name="L1" text:continue-numbering="true">
        <text:list-item>
          <text:list text:continue-numbering="true">
            <text:list-item>
              <text:list text:continue-numbering="true">
                <text:list-item>
                  <text:h text:style-name="P258" text:outline-level="3">Registry-Einträge schreiben (RegWriteString/RegWriteDWord/ RegWriteBinary)</text:h>
                </text:list-item>
              </text:list>
            </text:list-item>
          </text:list>
        </text:list-item>
      </text:list>
      <text:p text:style-name="Standard"><text:span text:style-name="T58">RegWriteString(</text:span><text:span text:style-name="T57"> </text:span><text:span text:style-name="T60">Wurzel</text:span><text:span text:style-name="T57">, </text:span><text:span text:style-name="T60">Pfad</text:span><text:span text:style-name="T57">, </text:span><text:span text:style-name="T60">Eintrag</text:span><text:span text:style-name="T57">, </text:span><text:span text:style-name="T60">Wert </text:span><text:span text:style-name="T58">)</text:span></text:p>
      <text:p text:style-name="Standard"><text:span text:style-name="T58">RegWriteDWord(</text:span><text:span text:style-name="T57"> </text:span><text:span text:style-name="T60">Wurzel</text:span><text:span text:style-name="T57">, </text:span><text:span text:style-name="T62">Pfad</text:span><text:span text:style-name="T65">, </text:span><text:span text:style-name="T62">Eintrag</text:span><text:span text:style-name="T65">, </text:span><text:span text:style-name="T62">Wert</text:span><text:span text:style-name="T64"> </text:span><text:span text:style-name="T58">)</text:span></text:p>
      <text:p text:style-name="Standard"><text:span text:style-name="T58">RegWriteBinary(</text:span><text:span text:style-name="T57"> </text:span><text:span text:style-name="T60">Wurzel</text:span><text:span text:style-name="T57">, </text:span><text:span text:style-name="T62">Pfad</text:span><text:span text:style-name="T65">, </text:span><text:span text:style-name="T62">Eintrag</text:span><text:span text:style-name="T65">, </text:span><text:span text:style-name="T62">Wert</text:span><text:span text:style-name="T64"> </text:span><text:span text:style-name="T58">)</text:span></text:p>
      <text:p text:style-name="P68">RegWriteMultiString( <text:span text:style-name="T6">Wurzel</text:span>, <text:span text:style-name="T3">Pfad</text:span><text:span text:style-name="T34">, </text:span><text:span text:style-name="T3">Eintrag</text:span><text:span text:style-name="T34">, </text:span><text:span text:style-name="T4">Array</text:span><text:span text:style-name="T1"> </text:span>)</text:p>
      <text:p text:style-name="P66"/>
      <text:p text:style-name="Text_20_body">Schreibt einen Wert in die Registry.</text:p>
      <text:p text:style-name="Text_20_body">Die gültigen Werte für die <text:span text:style-name="T2">Wurzel</text:span> sind bei RegRead aufgelistet.</text:p>
      <text:p text:style-name="Text_20_body">Ist der <text:span text:style-name="T2">Eintrag</text:span> eine leere Zeichenfolge (""), wird der Standardwert verwendet (in Registry-Editoren üblicherweise mit „&lt;Default&gt;“, „&lt;Standard&gt;“ oder „@“ gekennzeichnet).</text:p>
      <text:p text:style-name="Text_20_body">Bei RegWriteString ist der Wert eine Zeichenfolge.</text:p>
      <text:p text:style-name="Text_20_body">Bei RegWriteDWord muss der Wert eine Zahl enthalten (bei ungültigen Werten wird eine „0“ geschrieben).</text:p>
      <text:p text:style-name="Text_20_body">Bei RegWriteBinary muss der Wert eine Zeichenfolge mit dem Hexdump sein (z.B. "010A"), Leerezeichen u.ä. sind darin nicht erlaubt!</text:p>
      <text:p text:style-name="Text_20_body">Bei RegWriteMultiString muss der Wert ein Array sein. Es werden alle Elemente von 1 bis zur ersten nicht belegten Nummer berücksichtigt, wenn nötig werden sie in Zeichenfolgen umgewandelt.</text:p>
      <text:p text:style-name="Text_20_body"/>
      <text:p text:style-name="Standard"/>
      <text:p text:style-name="Standard"/>
      <text:p text:style-name="P38"><text:soft-page-break/>Beispiele:</text:p>
      <text:p text:style-name="P66">RegWriteDWord( "HKCU", "Software\Microsoft\Inbox\Settings", \</text:p>
      <text:p text:style-name="P66"><text:s text:c="15"/>"SMSDeliveryNotify",1 )</text:p>
      <text:p text:style-name="Standard">(SMS-Benachrichtigung als Default bei PE-Geräten)</text:p>
      <text:p text:style-name="P66"/>
      <text:p text:style-name="P66">RegWriteString( "HKCU", "Software\Mort\MortPlayer\Skins", \</text:p>
      <text:p text:style-name="P66"><text:s text:c="16"/>"Skin", "Night" )</text:p>
      <text:p text:style-name="P66"/>
      <text:p text:style-name="P66">RegWriteBinary( "HKCU", "Software\Mort\Dummy", "", "C000" )</text:p>
      <text:p text:style-name="P66"/>
      <text:p text:style-name="P70">RegWriteMultiString( "HKCU", "Software\Mort\Dummy", "Tage",</text:p>
      <text:p text:style-name="P70"><text:s text:c="21"/>Array( "Mo", "Di", "Mi" ) )</text:p>
      <text:list text:style-name="L1" text:continue-numbering="true">
        <text:list-item>
          <text:list text:continue-numbering="true">
            <text:list-item>
              <text:list text:continue-numbering="true">
                <text:list-item>
                  <text:h text:style-name="P258" text:outline-level="3">Existenz eines Eintrags abfragen (RegValueExists)</text:h>
                </text:list-item>
              </text:list>
            </text:list-item>
          </text:list>
        </text:list-item>
      </text:list>
      <text:p text:style-name="Text_20_body"><text:span text:style-name="T57">x = </text:span><text:span text:style-name="T58">RegValueExists(</text:span><text:span text:style-name="T57"> </text:span><text:span text:style-name="T60">Wurzel</text:span><text:span text:style-name="T57">, </text:span><text:span text:style-name="T60">Pfad</text:span><text:span text:style-name="T57">, </text:span><text:span text:style-name="T60">Eintrag</text:span><text:span text:style-name="T57"> </text:span><text:span text:style-name="T58">)</text:span></text:p>
      <text:p text:style-name="Text_20_body">Liefert TRUE zurück, wenn der angegebene Eintrag existiert, FALSE wenn nicht.</text:p>
      <text:p text:style-name="Text_20_body">Die möglichen Angaben für <text:span text:style-name="T2">Wurzel</text:span> und <text:span text:style-name="T2">Eintrag</text:span> sind wie in RegRead.</text:p>
      <text:list text:style-name="L1" text:continue-numbering="true">
        <text:list-item>
          <text:list text:continue-numbering="true">
            <text:list-item>
              <text:list text:continue-numbering="true">
                <text:list-item>
                  <text:h text:style-name="P258" text:outline-level="3">Existenz eines Schlüssels (Pfads) abfragen (RegKeyExists)</text:h>
                </text:list-item>
              </text:list>
            </text:list-item>
          </text:list>
        </text:list-item>
      </text:list>
      <text:p text:style-name="Text_20_body"><text:span text:style-name="T57">x = </text:span><text:span text:style-name="T58">RegKeyExists(</text:span><text:span text:style-name="T57"> </text:span><text:span text:style-name="T60">Wurzel</text:span><text:span text:style-name="T57">, </text:span><text:span text:style-name="T60">Pfad</text:span><text:span text:style-name="T57"> </text:span><text:span text:style-name="T58">)</text:span></text:p>
      <text:p text:style-name="Text_20_body">Liefert TRUE zurück, wenn der angegebene Schlüssel (ein "Unterverzeichnis" in der Registry) existiert, FALSE wenn nicht.</text:p>
      <text:p text:style-name="Text_20_body">Die möglichen Angaben für <text:span text:style-name="T2">Wurzel</text:span> und <text:span text:style-name="T2">Eintrag</text:span> sind wie in RegRead.</text:p>
      <text:list text:style-name="L1" text:continue-numbering="true">
        <text:list-item>
          <text:list text:continue-numbering="true">
            <text:list-item>
              <text:list text:continue-numbering="true">
                <text:list-item>
                  <text:h text:style-name="P258" text:outline-level="3">Registry-Eintrag entfernen (RegDelete)</text:h>
                </text:list-item>
              </text:list>
            </text:list-item>
          </text:list>
        </text:list-item>
      </text:list>
      <text:p text:style-name="Standard"><text:span text:style-name="T58">RegDelete(</text:span><text:span text:style-name="T57"> </text:span><text:span text:style-name="T60">Wurzel</text:span><text:span text:style-name="T57">, </text:span><text:span text:style-name="T60">Pfad</text:span><text:span text:style-name="T57">, </text:span><text:span text:style-name="T60">Eintrag</text:span><text:span text:style-name="T57"> </text:span><text:span text:style-name="T58">)</text:span></text:p>
      <text:p text:style-name="P66"/>
      <text:p text:style-name="Text_20_body">Entfernt den Registry-Eintrag.</text:p>
      <text:p text:style-name="Text_20_body">Die möglichen Angaben für <text:span text:style-name="T2">Wurzel</text:span> und <text:span text:style-name="T2">Eintrag</text:span> sind wie in RegRead.</text:p>
      <text:list text:style-name="L1" text:continue-numbering="true">
        <text:list-item>
          <text:list text:continue-numbering="true">
            <text:list-item>
              <text:list text:continue-numbering="true">
                <text:list-item>
                  <text:h text:style-name="P258" text:outline-level="3">Registry-Schlüssel (Pfad) entfernen (RegDeleteKey)</text:h>
                </text:list-item>
              </text:list>
            </text:list-item>
          </text:list>
        </text:list-item>
      </text:list>
      <text:p text:style-name="Standard"><text:span text:style-name="T58">RegDeleteKey(</text:span><text:span text:style-name="T57"> </text:span><text:span text:style-name="T60">Wurzel</text:span><text:span text:style-name="T57">, </text:span><text:span text:style-name="T60">Pfad</text:span><text:span text:style-name="T57">, </text:span><text:span text:style-name="T60">Einträge?</text:span><text:span text:style-name="T57">, </text:span><text:span text:style-name="T60">Unterschlüssel?</text:span><text:span text:style-name="T57"> </text:span><text:span text:style-name="T58">)</text:span></text:p>
      <text:p text:style-name="Standard"/>
      <text:p text:style-name="Text_20_body">Entfernt einen ganzen Schlüssel (ein „Unterverzeichnis“ in der Registry).</text:p>
      <text:p text:style-name="Text_20_body">Ist <text:span text:style-name="T2">Werte?</text:span> auf 1 gesetzt, werden auch die enthaltenen Werte gelöscht.</text:p>
      <text:p text:style-name="Text_20_body">Ist <text:span text:style-name="T2">Unterschlüssel?</text:span> 1, werden auch darunter liegende Schlüssel entfernt. Dabei wird auch <text:span text:style-name="T2">Werte?</text:span> berücksichtigt, d.h. ist <text:span text:style-name="T2">Werte?</text:span> 0, werden auch keine Werte in Unterschlüsseln entfernt (also nur leere Schlüssel gelöscht).</text:p>
      <text:p text:style-name="Text_20_body">Wenn der Schlüssel nicht gelöscht werden kann, wird eine Meldung angezeigt wenn der ErrorLevel auf "warn" oder niedriger steht.</text:p>
      <text:p text:style-name="Text_20_body">Der Pfad darf nicht leer sein, um ein versehentliches Zerstören der Registry zu vermeiden. Dennoch sollte dieser Befehl mit großer Vorsicht verwendet werden.</text:p>
      <text:p text:style-name="Text_20_body"/>
      <text:list text:style-name="L1" text:continue-numbering="true">
        <text:list-item>
          <text:list text:continue-numbering="true">
            <text:list-item>
              <text:h text:style-name="P249" text:outline-level="2">Dialoge</text:h>
              <text:list>
                <text:list-item>
                  <text:h text:style-name="P258" text:outline-level="3">Freie Text-Eingabe (Input)</text:h>
                </text:list-item>
              </text:list>
            </text:list-item>
          </text:list>
        </text:list-item>
      </text:list>
      <text:p text:style-name="P11"><text:span text:style-name="T2">Zeichen</text:span> = <text:span text:style-name="T26">Input(</text:span> <text:span text:style-name="T2">Meldung </text:span>[, <text:span text:style-name="T2">Titel</text:span> [, <text:span text:style-name="T2">Numerisch?</text:span> [, <text:span text:style-name="T2">Mehrzeilig?</text:span></text:p>
      <text:p text:style-name="P11"><text:span text:style-name="T2"><text:s text:c="17"/></text:span><text:span text:style-name="T11">[, </text:span><text:span text:style-name="T2">Vorgabe</text:span><text:span text:style-name="T11"> ]</text:span>]]] <text:span text:style-name="T26">)</text:span></text:p>
      <text:p text:style-name="Standard"/>
      <text:p text:style-name="Text_20_body">Öffnet einen einfachen Dialog, der es ermöglicht einen Wert einzugeben, der dann von der Funktion zurückgegeben wird.</text:p>
      <text:p text:style-name="Text_20_body">Ist <text:span text:style-name="T2">Numerisch?</text:span> TRUE, können nur Ziffern eingegeben werden.</text:p>
      <text:p text:style-name="Text_20_body">Ist <text:span text:style-name="T2">Mehrzeilig?</text:span> TRUE, wird eine mehrzeilige Textbox angezeigt. Auf den meisten Systemen wird <text:span text:style-name="T2">Numerisch?</text:span> ignoriert, wenn diese Option gesetzt ist.</text:p>
      <text:p text:style-name="Text_20_body">Wird eine <text:span text:style-name="T2">Vorgabe</text:span> angegeben, wird der entsprechende Text als Standard vorgegeben.</text:p>
      <text:p text:style-name="Text_20_body">Beachte, dass der Rückgabewert auch dann eine Zeichenfolge ist, wenn <text:span text:style-name="T2">Numerisch?</text:span> TRUE ist.</text:p>
      <text:p text:style-name="Text_20_body">Siehe auch <text:a xlink:type="simple" xlink:href="#9.20.10.Schriftart für große Meldungen setzen (SetMessageFont)|outline">9.20.10 Schriftart für große Meldungen setzen (SetMessageFont)</text:a></text:p>
      <text:list text:style-name="L1" text:continue-numbering="true">
        <text:list-item>
          <text:list text:continue-numbering="true">
            <text:list-item>
              <text:list text:continue-numbering="true">
                <text:list-item>
                  <text:h text:style-name="P258" text:outline-level="3">Meldung (Message)</text:h>
                </text:list-item>
              </text:list>
            </text:list-item>
          </text:list>
        </text:list-item>
      </text:list>
      <text:p text:style-name="P11"><text:span text:style-name="T26">Message(</text:span> <text:span text:style-name="T2">Text</text:span> [, <text:span text:style-name="T2">Titel</text:span> ] <text:span text:style-name="T26">)</text:span></text:p>
      <text:p text:style-name="P11"/>
      <text:p text:style-name="Standard">Zeigt den angegebenen Text in einem Meldungsfenster.</text:p>
      <text:list text:style-name="L1" text:continue-numbering="true">
        <text:list-item>
          <text:list text:continue-numbering="true">
            <text:list-item>
              <text:list text:continue-numbering="true">
                <text:list-item>
                  <text:h text:style-name="P258" text:outline-level="3">Mehrzeilige Meldung mit Scrollleiste (BigMessage)</text:h>
                </text:list-item>
              </text:list>
            </text:list-item>
          </text:list>
        </text:list-item>
      </text:list>
      <text:p text:style-name="P11"><text:span text:style-name="T26">BigMessage(</text:span> <text:span text:style-name="T2">Text</text:span>, [ , <text:span text:style-name="T2">Titel</text:span> ] <text:span text:style-name="T26">)</text:span></text:p>
      <text:p text:style-name="P18"/>
      <text:p text:style-name="Text_20_body">Im Prinzip wie Message, verwendet aber statt des Systemdialogs, der sich automatisch der Größe des enthaltenen Texts anpasst (außer bei Smartphones) einen eigenen Dialog in fester Größe, der den Text mit einer Scrollbar anzeigt. Dies ist z.B. zur Anzeige von Dateiinhalten sinnvoll.</text:p>
      <text:p text:style-name="Text_20_body">Siehe auch <text:a xlink:type="simple" xlink:href="#9.20.10.Schriftart für große Meldungen setzen (SetMessageFont)|outline">9.20.10 Schriftart für große Meldungen setzen (SetMessageFont)</text:a></text:p>
      <text:list text:style-name="L1" text:continue-numbering="true">
        <text:list-item>
          <text:list text:continue-numbering="true">
            <text:list-item>
              <text:list text:continue-numbering="true">
                <text:list-item>
                  <text:h text:style-name="P258" text:outline-level="3">Meldung mit Countdown/Bedingung (SleepMessage)</text:h>
                </text:list-item>
              </text:list>
            </text:list-item>
          </text:list>
        </text:list-item>
      </text:list>
      <text:p text:style-name="P11"><text:span text:style-name="T26">SleepMessage(</text:span> <text:span text:style-name="T2">Sekunden</text:span>, <text:span text:style-name="T2">Meldung </text:span>[ , <text:span text:style-name="T2">Titel</text:span> [ , <text:span text:style-name="T2">OK möglich?</text:span></text:p>
      <text:p text:style-name="P11"><text:span text:style-name="T2"><text:s text:c="12"/></text:span>[ , <text:span text:style-name="T2">Bedingung</text:span> ] ] ] <text:span text:style-name="T26">)</text:span></text:p>
      <text:p text:style-name="P11"/>
      <text:p text:style-name="Standard"><text:span text:style-name="T27">Siehe</text:span><text:a xlink:type="simple" xlink:href="#9.10.2.Warte-Meldung mit Countdown / Bedingung (SleepMessage)|outline"><text:span text:style-name="T27"> 9.10.2 Warte-Meldung mit Countdown / Bedingung (SleepMessage)</text:span></text:a><text:a xlink:type="simple" xlink:href="" text:style-name="Internet_20_link" text:visited-style-name="Visited_20_Internet_20_Link"><text:span text:style-name="T27"> und </text:span></text:a><text:a xlink:type="simple" xlink:href="#9.20.10.Schriftart für große Meldungen setzen (SetMessageFont)|outline"><text:span text:style-name="T27">9.20.10 Schriftart für große Meldungen setzen (SetMessageFont)</text:span></text:a></text:p>
      <text:p text:style-name="Standard"/>
      <text:list text:style-name="L1" text:continue-numbering="true">
        <text:list-item>
          <text:list text:continue-numbering="true">
            <text:list-item>
              <text:list text:continue-numbering="true">
                <text:list-item>
                  <text:h text:style-name="P417" text:outline-level="3">Einfache Abfrage (Question)</text:h>
                </text:list-item>
              </text:list>
            </text:list-item>
          </text:list>
        </text:list-item>
      </text:list>
      <text:p text:style-name="P11"><text:span text:style-name="T2">Ganz</text:span> = <text:span text:style-name="T26">Question(</text:span> <text:span text:style-name="T2">Frage </text:span>[, <text:span text:style-name="T2">Titel </text:span>[, <text:span text:style-name="T2">Typ </text:span>] ] <text:span text:style-name="T26">)</text:span></text:p>
      <text:p text:style-name="P11"/>
      <text:p text:style-name="Standard">Zeigt eine einfache Abfrage an. Es wird dazu ein Systemdialog verwendet, die Schaltflächen werden deshalb vom System angezeigt und somit von diesem übersetzt.</text:p>
      <text:p text:style-name="Standard"/>
      <text:p text:style-name="P38">Mögliche Typen:</text:p>
      <text:p text:style-name="P78">"YesNo"<text:tab/>Zeigt „Ja“ und „Nein“ (Standard)</text:p>
      <text:p text:style-name="P78">"YesNoCancel"<text:tab/>Zeigt „Ja“, „Nein“ und „Abbrechen“</text:p>
      <text:p text:style-name="P78">"OkCancel"<text:tab/>Zeigt „OK“ und „Abbrechen“</text:p>
      <text:p text:style-name="P78">"RetryCancel"<text:tab/>Zeigt „Wiederholen“ und „Abbrechen“</text:p>
      <text:p text:style-name="Standard"/>
      <text:p text:style-name="Standard">Der Typ muss eine Zeichenfolge sein, also entweder in Anführungszeichen ("YesNo") oder z.B. eine entsprechend belegte Variable.</text:p>
      <text:p text:style-name="P78"/>
      <text:p text:style-name="P39">Rückgabewerte:</text:p>
      <text:p text:style-name="P78">„Ja“, „OK“, „Wiederholen“: 1 (vordefinierte Variable „YES“)</text:p>
      <text:p text:style-name="P78">„Nein“: 0 (vordefinierte Variable „NO“)</text:p>
      <text:p text:style-name="P78">„Abbrechen“: 2 (vordefinierte Variable „CANCEL“)</text:p>
      <text:p text:style-name="P78"/>
      <text:p text:style-name="P78">Beachte dabei, dass „Abbrechen“ in einer einfachen (If/While-) Bedingung wie „Ja“ als „erfüllt“ gilt, du musst es also z.B. mit „If ( Question( ...., "OkCancel" ) = 2 )“ oder „Switch( Question(....) )“ abfragen.</text:p>
      <text:list text:style-name="L1" text:continue-numbering="true">
        <text:list-item>
          <text:list text:continue-numbering="true">
            <text:list-item>
              <text:list text:continue-numbering="true">
                <text:list-item>
                  <text:h text:style-name="P258" text:outline-level="3">Mehrfachauswahl (Choice)</text:h>
                </text:list-item>
              </text:list>
            </text:list-item>
          </text:list>
        </text:list-item>
      </text:list>
      <text:p text:style-name="P11"><text:span text:style-name="T5">Ganz</text:span><text:span text:style-name="T35"> =</text:span><text:span text:style-name="T26"> Choice(</text:span> <text:span text:style-name="T2">Titel</text:span>, <text:span text:style-name="T2">Hinweis</text:span>, <text:span text:style-name="T2">Standard</text:span>, <text:span text:style-name="T2">Zeit</text:span>, <text:span text:style-name="T2">Wert</text:span>, <text:span text:style-name="T2">Wert</text:span></text:p>
      <text:p text:style-name="P11"><text:span text:style-name="T2"><text:s text:c="14"/></text:span><text:s/>{, <text:span text:style-name="T2">Wert </text:span>} <text:span text:style-name="T26">)</text:span></text:p>
      <text:p text:style-name="P34"><text:span text:style-name="T2">Ganz</text:span> = <text:span text:style-name="T26">Choice(</text:span> <text:span text:style-name="T2">Titel</text:span>, <text:span text:style-name="T2">Hinweis</text:span>, <text:span text:style-name="T2">Standard</text:span>, <text:span text:style-name="T2">Zeit</text:span>, <text:span text:style-name="T2">Array</text:span> <text:span text:style-name="T26">)</text:span></text:p>
      <text:p text:style-name="P78"/>
      <text:p text:style-name="Text_20_body">Funktioniert im Prinzip genauso wie <text:a xlink:type="simple" xlink:href="#9.3.Auswahldialog (Choice, ChoiceDefault)|outline">8.4 ChoiceDefault</text:a>, liefert den gewählten Index aber als Rückgabewert statt eine Kontrollstruktur zu eröffnen.</text:p>
      <text:p text:style-name="Text_20_body">Switch( Choice( ... ) ) und ChoiceDefault( ... ) machen also das Gleiche.</text:p>
      <text:p text:style-name="Text_20_body">Sinnvoll ist Choice als Funktion dann, wenn der Wert erst später oder an verschiedenen, nicht direkt zusammen hängenden Stellen abgefragt wird.</text:p>
      <text:p text:style-name="Text_20_body">Siehe auch <text:a xlink:type="simple" xlink:href="#9.20.9.Größe und Schriftart für Elemente in Auswahldialogen (SetChoiceEntryFormat)|outline">9.20.9 Größe und Schriftart für Elemente in Auswahldialogen (SetChoiceEntryFormat)</text:a></text:p>
      <text:list text:style-name="L1" text:continue-numbering="true">
        <text:list-item>
          <text:list text:continue-numbering="true">
            <text:list-item>
              <text:list text:continue-numbering="true">
                <text:list-item>
                  <text:h text:style-name="P258" text:outline-level="3">Verzeichnis auswählen <text:span text:style-name="T50">(SelectDirectory)</text:span></text:h>
                </text:list-item>
              </text:list>
            </text:list-item>
          </text:list>
        </text:list-item>
      </text:list>
      <text:p text:style-name="P27">Zeichen <text:span text:style-name="T11">= </text:span><text:span text:style-name="T12">SelectDirectory( </text:span>Titel, Info <text:span text:style-name="T11">[</text:span>, Vorgabe <text:span text:style-name="T11">]</text:span> <text:span text:style-name="T12">)</text:span></text:p>
      <text:p text:style-name="P23"/>
      <text:p text:style-name="Text_20_body">Zeigt einen Dialog, in dem ein Verzeichnis ausgewählt werden kann. Wenn eine <text:span text:style-name="T2">Vorgabe</text:span> angegeben wurde und der angegebene Pfad existiert, wird er vorausgewählt.</text:p>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h text:style-name="P258" text:outline-level="3"><text:soft-page-break/>Datei auswählen (SelectFile)</text:h>
                </text:list-item>
              </text:list>
            </text:list-item>
          </text:list>
        </text:list-item>
      </text:list>
      <text:p text:style-name="P27">Zeichen <text:span text:style-name="T11">= </text:span><text:span text:style-name="T12">SelectFile(</text:span> Titel, speichern?, <text:span text:style-name="T11">[</text:span>Filter <text:span text:style-name="T11">[,</text:span>Info</text:p>
      <text:p text:style-name="P27"><text:s text:c="21"/><text:span text:style-name="T11">[</text:span>,Vorgabe<text:span text:style-name="T11">]]]</text:span> <text:span text:style-name="T12">)</text:span></text:p>
      <text:p text:style-name="P23"/>
      <text:p text:style-name="Text_20_body">Zeigt einen Dialog, in dem eine Datei ausgewählt werden kann.</text:p>
      <text:p text:style-name="Text_20_body">Wenn <text:span text:style-name="T2">speichern?</text:span> TRUE ist, kann der Benutzer auch einen Dateinamen eingeben, ansonsten kann er nur existierende Dateien auswählen.</text:p>
      <text:p text:style-name="Text_20_body">Der <text:span text:style-name="T2">Filter</text:span> ermöglicht es, nur Dateien anzuzeigen, die zu einer bestimmte Maske passen, wie "*.txt" oder "prefs.*".</text:p>
      <text:p text:style-name="Text_20_body">Die <text:span text:style-name="T2">Info</text:span> funktioniert bei der PC-Version anders als bei den anderen Varianten. Auf dem PC wird der Systemdialog verwendet. Da dort keine eigenen Elemente möglich sind (zumindest nicht so, dass es den Aufwand wert wäre), wird der Text in der Beschreibung des Dateityps angezeigt (wo normalerweise etwas wie „Alle Dateien (*.*)“ steht). Da der Dateiauswahl-Dialog von Windows Mobile ziemlich furchtbar ist, wird dort ein eigener Dialog verwendet, der die Info oben anzeigt. Wenn das Script auf beiden Plattform-Arten laufen soll, sollte hier etwas möglichst neutrales gewählt werden, z.B. „Textdatei wählen“.</text:p>
      <text:p text:style-name="Text_20_body">Wenn eine <text:span text:style-name="T2">Vorgabe</text:span> angegeben wurde, wird sie vorausgewählt (wenn <text:span text:style-name="T2">speichern?</text:span> FALSE ist, nur wenn sie auch existiert).</text:p>
      <text:list text:style-name="L1" text:continue-numbering="true">
        <text:list-item>
          <text:list text:continue-numbering="true">
            <text:list-item>
              <text:list text:continue-numbering="true">
                <text:list-item>
                  <text:h text:style-name="P258" text:outline-level="3">Größe und Schriftart für Elemente in Auswahldialogen (<text:span text:style-name="T50">SetChoiceEntryFormat</text:span>)</text:h>
                </text:list-item>
              </text:list>
            </text:list-item>
          </text:list>
        </text:list-item>
      </text:list>
      <text:p text:style-name="P20"><text:span text:style-name="T26">SetChoiceEntryFormat(</text:span> <text:span text:style-name="T2">Eintragshöhe </text:span><text:span text:style-name="T11">[</text:span>, <text:span text:style-name="T2">Schriftgröße</text:span>, <text:span text:style-name="T2">Schriftname </text:span><text:span text:style-name="T11">]</text:span><text:span text:style-name="T26">)</text:span></text:p>
      <text:p text:style-name="Text_20_body"/>
      <text:p text:style-name="Text_20_body">Hiermit wird die Höhe der Einträge sowie, falls angegeben, die Schriftart und -größe, in Choice-Auswahlen festgelegt. Dies betrifft alle Choice-Dialoge, die nach dem Aufruf dieses Kommandos angezeigt werden, also sowohl die Choice- und ChoiceDefault-Ablaufstrukturen als auch die Choice-Funktion.</text:p>
      <text:p text:style-name="Text_20_body">Die <text:span text:style-name="T2">Eintragsgröße</text:span> wird in Pixeln angegeben. Auf mobilen Geräten mit VGA wird die Größe – wie auch die Schriftgröße – automatisch verdoppelt.</text:p>
      <text:p text:style-name="Text_20_body">Die <text:span text:style-name="T2">Schriftgröße</text:span> ist in Punkten, der <text:span text:style-name="T2">Schriftname</text:span> z.B. „Courier“, „Tahoma“, usw. Bedenke, dass nicht alle Geräte alle Schriftarten installiert haben, „Tahoma“ (für mobile Geräte) oder „Arial“ (für den PC) sind meist eine gute Wahl.</text:p>
      <text:list text:style-name="L1" text:continue-numbering="true">
        <text:list-item>
          <text:list text:continue-numbering="true">
            <text:list-item>
              <text:list text:continue-numbering="true">
                <text:list-item>
                  <text:h text:style-name="P258" text:outline-level="3">Schriftart für große Meldungen setzen (<text:span text:style-name="T50">SetMessageFont</text:span>)</text:h>
                </text:list-item>
              </text:list>
            </text:list-item>
          </text:list>
        </text:list-item>
      </text:list>
      <text:p text:style-name="P20"><text:span text:style-name="T26">SetMessageFont(</text:span> <text:span text:style-name="T2">Schriftgröße</text:span>, <text:span text:style-name="T2">Schriftname </text:span><text:span text:style-name="T26">)</text:span></text:p>
      <text:p text:style-name="Text_20_body"/>
      <text:p text:style-name="Text_20_body">Hiermit wird die Schriftart und -größe für Dialoge festgelegt, die von MortScript erzeugt werden, also BigMessage, SleepMessage und Input. „Message“ und „Question“ verwenden einen Systemdialog, der es nicht erlaubt eine andere Schrift zu wählen.</text:p>
      <text:p text:style-name="P104">Die Parameter entsprechen inhaltlich den Schriftparametern von SetChoiceEntryFormat oben.</text:p>
      <text:p text:style-name="P78"/>
      <text:list text:style-name="L1" text:continue-numbering="true">
        <text:list-item>
          <text:list text:continue-numbering="true">
            <text:list-item>
              <text:h text:style-name="P249" text:outline-level="2">Statusfenster</text:h>
              <text:list>
                <text:list-item>
                  <text:h text:style-name="P258" text:outline-level="3">Was ist das Statusfenster?</text:h>
                </text:list-item>
              </text:list>
            </text:list-item>
          </text:list>
        </text:list-item>
      </text:list>
      <text:p text:style-name="Text_20_body">Die Dialoge aus <text:a xlink:type="simple" xlink:href="#9.20.Dialoge|outline">9.20 Dialoge</text:a> unterbrechen die Abarbeitung des Scripts, d.h., es geht erst dann weiter, wenn z.B. eine Meldung bestätigt wurde. Um „nebenbei“ anzuzeigen, was das Script gerade macht (damit der Benutzer sieht, wie es voran geht, oder zur Fehlersuche) ist das recht unpraktisch.</text:p>
      <text:p text:style-name="Text_20_body">Deshalb gibt es das Statusfenster. In diesem können Meldungen angezeigt werden, ohne dass die Ausführung des Scripts unterbrochen wird. Es kann in zwei verschiedenen Stilen angezeigt werden: entweder wird nur die letzte Meldung groß angezeigt (ähnlich BigMessage) oder eine Liste der letzten Meldungen (ähnlich Choice). Meldungen können auch hinzugefügt und gelöscht werden, ohne dass das Fenster sichtbar ist.</text:p>
      <text:p text:style-name="Text_20_body">Das Statusfenster wird nur in den Vordergrund geholt, wenn es vorher unsichtbar war oder per Kommando aktiviert wird (<text:a xlink:type="simple" xlink:href="#9.21.8.Statusfenster anzeigen (StatusShow)|outline">9.21.8 Statusfenster anzeigen (StatusShow)</text:a>). Das Script kann damit auch im Hintergrund arbeiten und Statusmeldungen hinzufügen und löschen, ohne dass die Arbeit des Benutzers durch ständiges Auftauchen eines Fensters gestört wird.</text:p>
      <text:p text:style-name="Text_20_body">Optional kann das Statusfenster auch einen Cancel-Button zum Abbrechen des Scripts haben und nach dem Beenden des Script offen bleiben (muss dann mit OK geschlossen werden).</text:p>
      <text:list text:style-name="L1" text:continue-numbering="true">
        <text:list-item>
          <text:list text:continue-numbering="true">
            <text:list-item>
              <text:list text:continue-numbering="true">
                <text:list-item>
                  <text:h text:style-name="P258" text:outline-level="3">Anzeige-Typ festlegen (StatusType)</text:h>
                </text:list-item>
              </text:list>
            </text:list-item>
          </text:list>
        </text:list-item>
      </text:list>
      <text:p text:style-name="P97"><text:span text:style-name="T26">StatusType(</text:span> <text:span text:style-name="T2">Stil</text:span> [, <text:span text:style-name="T2">offen lassen?</text:span> [, <text:span text:style-name="T2">Abbrechen-Button? </text:span>] ] <text:span text:style-name="T26">)</text:span></text:p>
      <text:p text:style-name="Text_20_body">Der erste Parameter legt fest, wie das Fenster aussehen soll. Möglich sind:</text:p>
      <text:list text:style-name="L10">
        <text:list-item>
          <text:p text:style-name="P169">ST_HIDDEN – das Fenster wird nicht angezeigt</text:p>
        </text:list-item>
        <text:list-item>
          <text:p text:style-name="P169">ST_LIST – Anzeige der Meldungen als Liste</text:p>
        </text:list-item>
        <text:list-item>
          <text:p text:style-name="P169">ST_MESSAGE – Anzeige der letzten Meldung</text:p>
        </text:list-item>
      </text:list>
      <text:p text:style-name="Text_20_body">Die vorhandenen Meldungen bleiben beim Umschalten des Stils erhalten, z.B. beim Umschalten von ST_LIST auf ST_MESSAGE wird die letzte Meldung in der Liste groß angezeigt.</text:p>
      <text:p text:style-name="Text_20_body">Ist <text:span text:style-name="T2">offen lassen?</text:span> TRUE, bleibt das Fenster offen nachdem das Script beendet wurde. Es wird dann ein OK-Button angezeigt, mit dem es geschlossen werden kann.</text:p>
      <text:p text:style-name="Text_20_body">Ist <text:span text:style-name="T2">Abbrechen-Button?</text:span> TRUE, wird während der Ausführung des Scripts ein „Cancel“-Button angezeigt, mit dem das Script abgebrochen werden kann. Dieser funktioniert ähnlich wie <text:a xlink:type="simple" xlink:href="#9.22.7.Script beenden (KillScript)|outline">9.22.7 Script beenden (KillScript)</text:a>, Dateioperationen werden jedoch nicht mitten im Vorgang „abgeschossen“.</text:p>
      <text:list text:style-name="L1" text:continue-numbering="true">
        <text:list-item>
          <text:list text:continue-numbering="true">
            <text:list-item>
              <text:list text:continue-numbering="true">
                <text:list-item>
                  <text:h text:style-name="P258" text:outline-level="3">Titelzeile und Info-Text festlegen (StatusInfo)</text:h>
                </text:list-item>
              </text:list>
            </text:list-item>
          </text:list>
        </text:list-item>
      </text:list>
      <text:p text:style-name="P88">StatusInfo( <text:span text:style-name="T5">Titel</text:span><text:span text:style-name="T35"> [</text:span>, <text:span text:style-name="T5">Info</text:span><text:span text:style-name="T35"> ]</text:span> )</text:p>
      <text:p text:style-name="Text_20_body">Hiermit können Fenstertitel und ein kurzer Infotext, der über der Meldung bzw. der Meldungsliste angezeigt wird, festgelegt werden.</text:p>
      <text:p text:style-name="Text_20_body"/>
      <text:p text:style-name="Text_20_body"/>
      <text:list text:style-name="L1" text:continue-numbering="true">
        <text:list-item>
          <text:list text:continue-numbering="true">
            <text:list-item>
              <text:list text:continue-numbering="true">
                <text:list-item>
                  <text:h text:style-name="P258" text:outline-level="3"><text:soft-page-break/>Format für Listeneinträge festlegen (StatusListEntryFormat)</text:h>
                </text:list-item>
              </text:list>
            </text:list-item>
          </text:list>
        </text:list-item>
      </text:list>
      <text:p text:style-name="P88">StatusListEntryFormat( <text:span text:style-name="T5">Eintragshöhe<text:line-break/> <text:s text:c="21"/></text:span><text:s/><text:span text:style-name="T35">[</text:span>, <text:span text:style-name="T5">Schriftgröße</text:span>, <text:span text:style-name="T5">Schriftart</text:span><text:span text:style-name="T35"> ]</text:span> )</text:p>
      <text:p text:style-name="Text_20_body">Legt den Stil der Meldungen in der Listenanzeige fest. Die Parameter entsprechen<text:a xlink:type="simple" xlink:href="#9.20.9.Größe und Schriftart für Elemente in Auswahldialogen (SetChoiceEntryFormat)|outline"> 9.20.9 Größe und Schriftart für Elemente in Auswahldialogen (SetChoiceEntryFormat).</text:a></text:p>
      <text:list text:style-name="L1" text:continue-numbering="true">
        <text:list-item>
          <text:list text:continue-numbering="true">
            <text:list-item>
              <text:list text:continue-numbering="true">
                <text:list-item>
                  <text:h text:style-name="P258" text:outline-level="3">Anzahl der Elemente in der Liste (StatusHistorySize)</text:h>
                </text:list-item>
              </text:list>
            </text:list-item>
          </text:list>
        </text:list-item>
      </text:list>
      <text:p text:style-name="P88">StatusHistorySize( <text:span text:style-name="T5">Anzahl</text:span> )</text:p>
      <text:p text:style-name="Text_20_body">Hiermit wird festgelegt, wie viele Meldungen in der Liste der Listenansicht verfügbar sind.</text:p>
      <text:p text:style-name="Text_20_body">Die angegebene Anzahl von Einträgen wird auch gemerkt, wenn das Statusfenster unsichtbar oder in der Meldungsansicht ist. Dies ist z.B. praktisch, wenn erst am Ende ein Protokoll ausgegeben werden soll (Umschalten auf Listenansicht) oder die Meldungen für die Fehlersuche in eine Datei geschrieben werden sollen (siehe <text:a xlink:type="simple" xlink:href="#9.21.9.Meldungen im Statusfenster wegschreiben (WriteStatusHistory)|outline">9.21.9 Meldungen im Statusfenster wegschreiben (WriteStatusHistory)</text:a>)</text:p>
      <text:list text:style-name="L1" text:continue-numbering="true">
        <text:list-item>
          <text:list text:continue-numbering="true">
            <text:list-item>
              <text:list text:continue-numbering="true">
                <text:list-item>
                  <text:h text:style-name="P258" text:outline-level="3">Statusmeldungen hinzufügen (StatusMessage, StatusMessageAppend)</text:h>
                </text:list-item>
              </text:list>
            </text:list-item>
          </text:list>
        </text:list-item>
      </text:list>
      <text:p text:style-name="P98">StatusMessage( <text:span text:style-name="T5">Meldung</text:span> <text:span text:style-name="T13">[ </text:span><text:span text:style-name="T5">Stil</text:span> <text:span text:style-name="T35">[</text:span>, <text:span text:style-name="T5">offen lassen?</text:span> <text:span text:style-name="T35">[</text:span>, <text:span text:style-name="T5">Abbrechen? </text:span><text:span text:style-name="T35">]]]</text:span> )<text:line-break/>StatusMessageAppend( <text:span text:style-name="T5">Text</text:span> )</text:p>
      <text:p text:style-name="Text_20_body">Mit StatusMessage wird eine neue Meldung hinzugefügt. In der Listenansicht wird diese am Ende angehängt und ausgewählt (so dass sie auch sichtbar ist), in der Meldungsansicht ist dann nur diese Meldung sichtbar. Die weiteren Parameter entsprechen <text:a xlink:type="simple" xlink:href="#9.21.2.Anzeige-Typ festlegen (StatusType)|outline">9.21.2 Anzeige-Typ festlegen (StatusType)</text:a>, sie erlauben es, den Stil zusammen mit einer neuen Meldung anzupassen.</text:p>
      <text:p text:style-name="Text_20_body">Bedenke dabei, dass das Fenster nicht notwendigerweise sichtbar ist (siehe auch <text:a xlink:type="simple" xlink:href="#9.21.8.Statusfenster anzeigen (StatusShow)|outline">9.21.8 Statusfenster anzeigen (StatusShow)</text:a>). Für Warnungen u.ä. sind <text:a xlink:type="simple" xlink:href="#9.20.2.Meldung (Message)|outline"><text:s/>9.20.2 Meldung (Message)</text:a> oder <text:a xlink:type="simple" xlink:href="#9.20.4.Meldung mit Countdown/Bedingung (SleepMessage)|outline">9.20.4 Meldung mit Countdown/Bedingung (SleepMessage)</text:a> besser geeignet.</text:p>
      <text:p text:style-name="Text_20_body">Mit StatusMessageAppend wird die letzte Meldung um den angegebenen Text ergänzt. Das ist z.B. sinnvoll für „Wartepünktchen“ oder Erfolgsmeldungen.</text:p>
      <text:p text:style-name="Text_20_body"><text:span text:style-name="T70">Beispiel:<text:line-break/></text:span><text:span text:style-name="T15">StatusMessage( "Schritt 1 ", ST_LIST, TRUE )<text:line-break/>For i = 1 to 10<text:line-break/> <text:s/>StatusMessageAppend( "." )<text:line-break/>Next<text:line-break/>StatusMessageAppend( "OK" )<text:line-break/>StatusMessage( "Fertig" )</text:span></text:p>
      <text:p text:style-name="P97"/>
      <text:p text:style-name="P97"/>
      <text:p text:style-name="P97"/>
      <text:p text:style-name="P97"/>
      <text:p text:style-name="P97"/>
      <text:p text:style-name="P97"/>
      <text:list text:style-name="L1" text:continue-numbering="true">
        <text:list-item>
          <text:list text:continue-numbering="true">
            <text:list-item>
              <text:list text:continue-numbering="true">
                <text:list-item>
                  <text:h text:style-name="P258" text:outline-level="3"><text:soft-page-break/>Statusmeldungen löschen (StatusRemoveLastMessage, StatusClear)</text:h>
                </text:list-item>
              </text:list>
            </text:list-item>
          </text:list>
        </text:list-item>
      </text:list>
      <text:p text:style-name="P98">StatusRemoveLastMessage()<text:line-break/>StatusClear()</text:p>
      <text:p text:style-name="Text_20_body">StatusRemoveLastMessage entfernt die letzte Meldung wieder. Das ist z.B. sinnvoll, wenn die vorherige Meldung „überschrieben“ werden soll, also z.B. „Kopiere Dateien“ zu „Dateien kopiert“ werden soll. Bis eine neue Meldung hinzugefügt wird, wird die Meldung davor angezeigt bzw. ausgewählt.</text:p>
      <text:p text:style-name="Text_20_body">StatusClear entfernt alle bisherigen Meldungen.</text:p>
      <text:p text:style-name="Text_20_body">Bei beiden Befehlen sollte berücksichtigt werden, dass ein leeres Statusfenster (wenn keine Meldungen vorhanden sind) unschön aussieht. Es sollte also danach ein StatusMessage folgen oder das Fenster unsichtbar sein.</text:p>
      <text:list text:style-name="L1" text:continue-numbering="true">
        <text:list-item>
          <text:list text:continue-numbering="true">
            <text:list-item>
              <text:list text:continue-numbering="true">
                <text:list-item>
                  <text:h text:style-name="P258" text:outline-level="3">Statusfenster anzeigen (StatusShow)</text:h>
                </text:list-item>
              </text:list>
            </text:list-item>
          </text:list>
        </text:list-item>
      </text:list>
      <text:p text:style-name="P98">StatusShow()</text:p>
      <text:p text:style-name="Text_20_body">Wie schon in <text:a xlink:type="simple" xlink:href="#9.21.1.Was ist das Statusfenster?|outline">9.21.1 Was ist das Statusfenster? </text:a>erwähnt, bleibt das Statusfenster normalerweise im Hintergrund wenn der Anwender ein anderes Programm aktiviert hat und neue Meldungen hinzugefügt werden. Mit diesem Befehl wird es in den Vordergrund geholt.</text:p>
      <text:list text:style-name="L1" text:continue-numbering="true">
        <text:list-item>
          <text:list text:continue-numbering="true">
            <text:list-item>
              <text:list text:continue-numbering="true">
                <text:list-item>
                  <text:h text:style-name="P258" text:outline-level="3">Meldungen im Statusfenster wegschreiben (WriteStatusHistory)</text:h>
                </text:list-item>
              </text:list>
            </text:list-item>
          </text:list>
        </text:list-item>
      </text:list>
      <text:p text:style-name="P97"><text:span text:style-name="T26">WriteStatusHistory(</text:span> <text:span text:style-name="T2">Dateiname</text:span> [<text:span text:style-name="T26">,</text:span> <text:span text:style-name="T2">Anhängen?</text:span> [<text:span text:style-name="T26">,</text:span> <text:span text:style-name="T2">Kodierung</text:span> ]] <text:span text:style-name="T26">)</text:span></text:p>
      <text:p text:style-name="Text_20_body">Hiermit werden alle gemerkten Meldungen (also alles, was in der Listenansicht angezeigt wird/würde) in eine Datei geschrieben.</text:p>
      <text:p text:style-name="Text_20_body">Die Parameter entsprechen <text:a xlink:type="simple" xlink:href="#9.13.2.Schreiben in eine Datei (WriteFile)|outline">9.13.2 Schreiben in eine Datei (WriteFile)</text:a>, nur dass der Inhalt natürlich vorgegeben is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
      <text:list text:style-name="L1" text:continue-numbering="true">
        <text:list-item>
          <text:list text:continue-numbering="true">
            <text:list-item>
              <text:h text:style-name="P226" text:outline-level="2"><text:soft-page-break/>Prozesse (laufende Anwendungen)</text:h>
              <text:list>
                <text:list-item>
                  <text:h text:style-name="P258" text:outline-level="3">Wird das Prozesshandling unterstützt? (SupportsProcHandling)</text:h>
                </text:list-item>
              </text:list>
            </text:list-item>
          </text:list>
        </text:list-item>
      </text:list>
      <text:p text:style-name="P11"><text:span text:style-name="T2">Bool</text:span> = SupportsProcHandling<text:span text:style-name="T26">()</text:span></text:p>
      <text:p text:style-name="P12"/>
      <text:p text:style-name="Text_20_body">Gibt TRUE zurück, wenn Funktionen wie ProcExists und Kill auf dem Gerät möglich sind.</text:p>
      <text:p text:style-name="Text_20_body">Die Funktion ist für PNAs gedacht, funktioniert aber auch auf den anderen Plattformen.</text:p>
      <text:p text:style-name="Text_20_body">Die Funktionen Kill und ProcExists benötigen eine System-Bibliothek (toolhelp.dll), die nicht auf allen „abgespeckten“ Windows CE-Geräten vorhanden ist. Der Aufruf dieser Funktionen würde auf diesen Geräten zu Fehlern führen. Mit dieser Funktion ist es möglich, entweder irgendeine Notlösung einzubauen (z.B. über wndExists und Close) oder eine eigene Fehlermeldung anzuzeigen.</text:p>
      <text:list text:style-name="L1" text:continue-numbering="true">
        <text:list-item>
          <text:list text:continue-numbering="true">
            <text:list-item>
              <text:list text:continue-numbering="true">
                <text:list-item>
                  <text:h text:style-name="P258" text:outline-level="3">Existenz eines Prozesses abfragen (ProcExists)</text:h>
                </text:list-item>
              </text:list>
            </text:list-item>
          </text:list>
        </text:list-item>
      </text:list>
      <text:p text:style-name="P11"><text:span text:style-name="T2">Bool</text:span> = <text:span text:style-name="T26">ProcExists(</text:span> <text:span text:style-name="T2">Prozessname</text:span> <text:span text:style-name="T26">)</text:span></text:p>
      <text:p text:style-name="P12"/>
      <text:p text:style-name="Text_20_body">Gibt TRUE zurück, wenn der angegebene Prozess läuft, FALSE wenn nicht.</text:p>
      <text:p text:style-name="Text_20_body">Der „Prozessname“ ist der Name der EXE. Es ist meist besser, ihn ohne Pfad anzugeben, z.B. "solitaire.exe", weil dies schneller ist und weniger fehleranfällig ist (falscher Pfad? Tippfehler? Aus einem anderen Pfad gestartet?). Es ist aber auch möglich, einen Pfad mitzugeben, der dann ebenfalls geprüft wird. Auf dem PC funktioniert eine Abfrage mit Pfad nicht bei allen Programmen, insbesondere bei Diensten ist es oft nicht möglich, den Pfad abzufragen.</text:p>
      <text:list text:style-name="L1" text:continue-numbering="true">
        <text:list-item>
          <text:list text:continue-numbering="true">
            <text:list-item>
              <text:list text:continue-numbering="true">
                <text:list-item>
                  <text:h text:style-name="P258" text:outline-level="3">Existenz eines Script-Prozesses abfragen (ScriptProcExists)</text:h>
                </text:list-item>
              </text:list>
            </text:list-item>
          </text:list>
        </text:list-item>
      </text:list>
      <text:p text:style-name="P11"><text:span text:style-name="T2">Bool</text:span> = <text:span text:style-name="T26">ScriptProcExists(</text:span> <text:span text:style-name="T2">Scriptname</text:span> <text:span text:style-name="T26">)</text:span></text:p>
      <text:p text:style-name="P12"/>
      <text:p text:style-name="Text_20_body">Gibt TRUE zurück, wenn das angegebene MortScript läuft, FALSE wenn nicht.</text:p>
      <text:p text:style-name="Text_20_body">„ProcExists“ funktioniert für MortScripts nicht sinnvoll, weil der Prozessname für alle MortScripts „MortScript.exe“ ist.</text:p>
      <text:p text:style-name="Text_20_body">Der Script-Name kann wahlweise ohne Pfad (z.B. „meinscript.mscr“) oder mit vollständigem Pfad (z.B. „\My Documents\meinscript.mscr“) angegeben werden. Bei der PC-Version muss auch das Laufwerk beim vollständigen Pfad enthalten sein.</text:p>
      <text:p text:style-name="Text_20_body">Siehe auch die Informationen bei <text:a xlink:type="simple" xlink:href="#9.21.6.Script beenden (KillScript)|outline">9.22.7 Script beenden (KillScript).</text:a></text:p>
      <text:list text:style-name="L1" text:continue-numbering="true">
        <text:list-item>
          <text:list text:continue-numbering="true">
            <text:list-item>
              <text:list text:continue-numbering="true">
                <text:list-item>
                  <text:h text:style-name="P258" text:outline-level="3">Prozessnamen des aktiven Fensters ermitteln (ActiveProcess)</text:h>
                </text:list-item>
              </text:list>
            </text:list-item>
          </text:list>
        </text:list-item>
      </text:list>
      <text:p text:style-name="P11"><text:span text:style-name="T2">Zeichen</text:span> = <text:span text:style-name="T26">ActiveProcess( </text:span><text:span text:style-name="T35">[ </text:span><text:span text:style-name="T5">mit Pfad?</text:span><text:span text:style-name="T35"> ]</text:span><text:span text:style-name="T26"> )</text:span></text:p>
      <text:p text:style-name="P11"/>
      <text:p text:style-name="Text_20_body">Gibt den Programmnamen des gerade aktiven Fensters zurück.</text:p>
      <text:p text:style-name="Text_20_body">Ist <text:span text:style-name="T2">mit Pfad?</text:span> TRUE, wird der gesamte Pfad zurückgegeben (z.B. „\Windows\sol.exe“), ansonsten nur der Name des Programms ohne Pfad (z.B. „sol.exe“).</text:p>
      <text:p text:style-name="Text_20_body">Auf dem PC ist es nicht immer möglich, den Pfad abzufragen.</text:p>
      <text:list text:style-name="L1" text:continue-numbering="true">
        <text:list-item>
          <text:list text:continue-numbering="true">
            <text:list-item>
              <text:list text:continue-numbering="true">
                <text:list-item>
                  <text:h text:style-name="P258" text:outline-level="3"><text:soft-page-break/>Prozessnamen eines angegebenen Fensters ermitteln (WindowProcess)</text:h>
                </text:list-item>
              </text:list>
            </text:list-item>
          </text:list>
        </text:list-item>
      </text:list>
      <text:p text:style-name="P11"><text:span text:style-name="T2">Zeichen</text:span> = <text:span text:style-name="T26">ActiveProcess( </text:span><text:span text:style-name="T5">Fenstername</text:span><text:span text:style-name="T26"> </text:span><text:span text:style-name="T35">[, </text:span><text:span text:style-name="T5">mit Pfad?</text:span><text:span text:style-name="T35"> ]</text:span><text:span text:style-name="T26"> )</text:span></text:p>
      <text:p text:style-name="P11"/>
      <text:p text:style-name="Text_20_body">Gibt den Programmnamen des angegebenen Fensters zurück.</text:p>
      <text:p text:style-name="Text_20_body">Ist <text:span text:style-name="T2">mit Pfad?</text:span> TRUE, wird der gesamte Pfad zurückgegeben (z.B. „\Windows\sol.exe“), ansonsten nur der Name des Programms ohne Pfad (z.B. „sol.exe“).</text:p>
      <text:p text:style-name="Text_20_body">Auf dem PC ist es nicht immer möglich, den Pfad abzufragen.</text:p>
      <text:list text:style-name="L1" text:continue-numbering="true">
        <text:list-item>
          <text:list text:continue-numbering="true">
            <text:list-item>
              <text:list text:continue-numbering="true">
                <text:list-item>
                  <text:h text:style-name="P258" text:outline-level="3">Prozess beenden (Kill)</text:h>
                </text:list-item>
              </text:list>
            </text:list-item>
          </text:list>
        </text:list-item>
      </text:list>
      <text:p text:style-name="P11"><text:span text:style-name="T26">Kill(</text:span> <text:span text:style-name="T2">Prozessname</text:span> <text:span text:style-name="T26">)</text:span></text:p>
      <text:p text:style-name="P11"/>
      <text:p text:style-name="Standard">Beendet die angegebene Anwendung. Als Parameter muss der Name der EXE angegeben werden. Dies kann wahlweise mit oder ohne Pfad gesehen. Wie bei ProcExists sollte die Variante ohne Pfad bevorzugt werden, siehe auch<text:a xlink:type="simple" xlink:href="#9.21.2.Existenz eines Prozesses abfragen (ProcExists)|outline"> 9.22.2 Existenz eines Prozesses abfragen (ProcExists)</text:a></text:p>
      <text:p text:style-name="Standard"/>
      <text:p text:style-name="Standard"><text:span text:style-name="T72">ACHTUNG:</text:span> Dieser Befehl beendet den Prozess ohne Rücksicht auf Verluste!</text:p>
      <text:p text:style-name="Standard">Es kann zu Datenverlust, Abstürzen oder Fehlermeldungen kommen.</text:p>
      <text:p text:style-name="Standard">Wo es möglich ist, sollte <text:a xlink:type="simple" xlink:href="#9.6.3.Fenster schließen / Anwendung beenden (Close)|outline">Close</text:a> verwendet werden - das gibt dem Programm die Möglichkeit, sich sauber zu beenden (Dateien speichern/schließen usw.).</text:p>
      <text:p text:style-name="Standard"/>
      <text:list text:style-name="L1" text:continue-numbering="true">
        <text:list-item>
          <text:list text:continue-numbering="true">
            <text:list-item>
              <text:list text:continue-numbering="true">
                <text:list-item>
                  <text:h text:style-name="P417" text:outline-level="3">Script beenden (KillScript)</text:h>
                </text:list-item>
              </text:list>
            </text:list-item>
          </text:list>
        </text:list-item>
      </text:list>
      <text:p text:style-name="P11"><text:span text:style-name="T26">KillScript(</text:span> <text:span text:style-name="T2">Scriptname</text:span> <text:span text:style-name="T26">)</text:span></text:p>
      <text:p text:style-name="P11"/>
      <text:p text:style-name="Text_20_body">Beendet das angegebene Script. KillScript wartet bis zu 3 Sekunden darauf, dass der gerade abgearbeitete Befehl beendet wird, um Probleme durch „brutal abgewürgte“ Befehle zu vermeiden. Klappt das nicht, wird das Script wie bei Kill beendet.</text:p>
      <text:p text:style-name="Text_20_body">Der Script-Name kann wahlweise ohne Pfad (z.B. „meinscript.mscr“) oder mit vollständigem Pfad (z.B. „\My Documents\meinscript.mscr“) angegeben werden. Bei der PC-Version muss auch das Laufwerk beim vollständigen Pfad enthalten sein.</text:p>
      <text:p text:style-name="Text_20_body">Wenn der Scriptname ohne Pfad angegeben wird, kann es sein, dass damit ein Script gefunden wird, das zwar den gleichen Namen hat, aber aus einem anderen Pfad stammt als eigentlich gewünscht war. Deshalb sollte, wo es möglich ist, der Pfad mit angegeben werden, z.B. mit Hilfe von<text:a xlink:type="simple" xlink:href="#9.18.4.Systempfade ermitteln (SystemPath)|outline"> 9.18.4 Systempfade ermitteln (SystemPath)</text:a>.</text:p>
      <text:p text:style-name="Text_20_body">Bedenke, dass ein Script nicht zweimal gestartet werden kann. Wenn ein Hintergrundscript gestartet und beendet werden soll, ist es oft sinnvoll, ein weiteres Script zu schreiben, das das Hintergrundscript startet (<text:a xlink:type="simple" xlink:href="#9.5.1.Anwendung/Dokument öffnen und Script fortsetzen (Run)|outline">Run</text:a>) wenn es nicht schon läuft (<text:a xlink:type="simple" xlink:href="#9.20.2.Existenz eines Script-Prozesses abfragen (ScriptProcExists)|outline">ScriptProcExist</text:a>) und ansonsten mit KillScript beendet.</text:p>
      <text:p text:style-name="Text_20_body">Verwende NICHT RunWait oder CallScript zum Starten des Hintergrundscripts, denn sonst wartet das Starter-Script auf das Ende des Hintergrundscripts und kann kein zweites Mal zum Beenden des Scripts aufgerufen werden.</text:p>
      <text:p text:style-name="P90">Beispiel:</text:p>
      <text:p text:style-name="P11">backScript = SystemPath( "ScriptPath" ) \ "background.mscr"</text:p>
      <text:p text:style-name="P11">If ( ScriptProcExists( backScript ) )</text:p>
      <text:p text:style-name="P11"><text:s text:c="4"/>If ( Question( "Stop background process?" ) = YES )</text:p>
      <text:p text:style-name="P11"><text:s text:c="8"/>KillScript( "background.mscr" )</text:p>
      <text:p text:style-name="P11"><text:s text:c="4"/>EndIf</text:p>
      <text:p text:style-name="P11">Else</text:p>
      <text:p text:style-name="P11"><text:s text:c="4"/>Run( backScript )</text:p>
      <text:p text:style-name="P11">EndIf</text:p>
      <text:p text:style-name="Standard"/>
      <text:list text:style-name="L1" text:continue-numbering="true">
        <text:list-item>
          <text:list text:continue-numbering="true">
            <text:list-item>
              <text:h text:style-name="P232" text:outline-level="2">Signale</text:h>
              <text:list>
                <text:list-item>
                  <text:h text:style-name="P258" text:outline-level="3">Systemlautstärke (SetVolume, Volume)</text:h>
                </text:list-item>
              </text:list>
            </text:list-item>
          </text:list>
        </text:list-item>
      </text:list>
      <text:p text:style-name="P11"><text:span text:style-name="T26">SetVolume(</text:span> <text:span text:style-name="T2">Wert</text:span> <text:span text:style-name="T26">)</text:span></text:p>
      <text:p text:style-name="P18"><text:span text:style-name="T35">int = </text:span>Volume()</text:p>
      <text:p text:style-name="P11"/>
      <text:p text:style-name="Text_20_body">Setzt bzw. liest die aktuelle Systemlautstärke. Erlaubt sind Werte zwischen 0 (aus) und 255 (volle Lautstärke).</text:p>
      <text:p text:style-name="Text_20_body">Manche Geräte, z.B. der Loox720, runden dabei auf bestimmte Zwischenschritte, die meisten erlauben wirklich 256 Lautstärke-Abstufungen.</text:p>
      <text:list text:style-name="L1" text:continue-numbering="true">
        <text:list-item>
          <text:list text:continue-numbering="true">
            <text:list-item>
              <text:list text:continue-numbering="true">
                <text:list-item>
                  <text:h text:style-name="P258" text:outline-level="3">WAV-Datei abspielen (PlaySound)</text:h>
                </text:list-item>
              </text:list>
            </text:list-item>
          </text:list>
        </text:list-item>
      </text:list>
      <text:p text:style-name="P11"><text:span text:style-name="T26">PlaySound(</text:span> <text:span text:style-name="T2">WAV-Datei</text:span> <text:span text:style-name="T26">)</text:span></text:p>
      <text:p text:style-name="P11"/>
      <text:p text:style-name="Standard">Spielt die angegebene Datei ab. Die Ausführung des Scripts wird solange angehalten.</text:p>
      <text:list text:style-name="L1" text:continue-numbering="true">
        <text:list-item>
          <text:list text:continue-numbering="true">
            <text:list-item>
              <text:list text:continue-numbering="true">
                <text:list-item>
                  <text:h text:style-name="P258" text:outline-level="3">Vibrieren (Vibrate)</text:h>
                </text:list-item>
              </text:list>
            </text:list-item>
          </text:list>
        </text:list-item>
      </text:list>
      <text:p text:style-name="P11"><text:span text:style-name="T26">Vibrate(</text:span> <text:span text:style-name="T2">Millisekunden</text:span> )</text:p>
      <text:p text:style-name="Standard"/>
      <text:p text:style-name="Standard">Lässt das Gerät die angegebene Anzahl Millisekunden vibrieren.</text:p>
      <text:p text:style-name="Standard">Bei der PC-Version wird statt dessen gepiept.</text:p>
      <text:p text:style-name="Standard">Bei PPCs wird der Vibrator wie eine LED angesprochen, hat aber leider keine einheitliche Nummer. MortScript geht davon aus, dass er die letzte Nummer hat, was bei den meisten Geräten zuzutreffen scheint. Es kann aber (je nach Gerät) auch sein, dass statt dessen eine LED aufleuchtet oder gar nichts passie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 text:continue-numbering="true">
        <text:list-item>
          <text:list text:continue-numbering="true">
            <text:list-item>
              <text:h text:style-name="P192" text:outline-level="2"><text:soft-page-break/>Anzeige / Bildschirm</text:h>
              <text:list>
                <text:list-item>
                  <text:h text:style-name="P258" text:outline-level="3">Farbe an Bildschirmposition ermitteln (ColorAt)</text:h>
                </text:list-item>
              </text:list>
            </text:list-item>
          </text:list>
        </text:list-item>
      </text:list>
      <text:p text:style-name="Standard"><text:span text:style-name="T60">Ganz</text:span><text:span text:style-name="T57"> = </text:span><text:span text:style-name="T58">ColorAt(</text:span><text:span text:style-name="T57"> </text:span><text:span text:style-name="T60">x</text:span><text:span text:style-name="T57">, </text:span><text:span text:style-name="T60">y</text:span><text:span text:style-name="T57"> </text:span><text:span text:style-name="T58">)</text:span></text:p>
      <text:p text:style-name="P66"/>
      <text:p text:style-name="Text_20_body">Ermittelt die Farbe des Punkts an der angegebenen Stelle.</text:p>
      <text:p text:style-name="Text_20_body">Zumindest auf manchen Geräten scheint dabei aber die Titelzeile ignoriert zu werden, d.h. es wird die Farbe des dahinter liegenden Heute-Hintergrunds zurückgegeben.</text:p>
      <text:list text:style-name="L1" text:continue-numbering="true">
        <text:list-item>
          <text:list text:continue-numbering="true">
            <text:list-item>
              <text:list text:continue-numbering="true">
                <text:list-item>
                  <text:h text:style-name="P258" text:outline-level="3">Bildschirmausschnitt in Zeichen umwandeln (ScreenToChars)</text:h>
                </text:list-item>
              </text:list>
            </text:list-item>
          </text:list>
        </text:list-item>
      </text:list>
      <text:p text:style-name="Standard"><text:span text:style-name="T60">Array</text:span><text:span text:style-name="T57"> = </text:span><text:span text:style-name="T58">ScreenToChars( </text:span><text:span text:style-name="T63">x</text:span><text:span text:style-name="T58">, </text:span><text:span text:style-name="T63">y</text:span><text:span text:style-name="T58">, </text:span><text:span text:style-name="T63">Breite</text:span><text:span text:style-name="T58">, </text:span><text:span text:style-name="T63">Höhe</text:span><text:span text:style-name="T58">, </text:span><text:span text:style-name="T63">Farbe</text:span></text:p>
      <text:p text:style-name="P68"><text:span text:style-name="T5"><text:s text:c="22"/></text:span><text:s/><text:span text:style-name="T35">[</text:span><text:span text:style-name="T73">,</text:span> <text:span text:style-name="T5">Hintergrundfarbe</text:span><text:span text:style-name="T35">? [</text:span>, <text:span text:style-name="T5">Zeichen Vordergrund</text:span></text:p>
      <text:p text:style-name="P68"><text:span text:style-name="T35"><text:s text:c="22"/></text:span><text:s/><text:span text:style-name="T35">[</text:span><text:span text:style-name="T73">,</text:span> <text:span text:style-name="T5">Zeichen Hintergrund</text:span> <text:span text:style-name="T13">] ] ]</text:span> )</text:p>
      <text:p text:style-name="P66"/>
      <text:p text:style-name="Text_20_body">Wandelt einen Bildschirmausschnitt anhand von einer Farbe in ein Textmuster um.</text:p>
      <text:p text:style-name="Text_20_body">So würde z.B. ein schwarzer Kreis auf dem Bildschirm beim Aufruf von ScreenToChars mit 0 als Farbe (=schwarz) einen Array wie diesen zurückgeben:</text:p>
      <text:p text:style-name="P11">array[1] = "___####___"</text:p>
      <text:p text:style-name="P11">array[2] = "_########_"</text:p>
      <text:p text:style-name="P11">array[3] = "##########"</text:p>
      <text:p text:style-name="P11">array[4] = "##########"</text:p>
      <text:p text:style-name="P11">array[5] = "##########"</text:p>
      <text:p text:style-name="P11">array[6] = "_########_"</text:p>
      <text:p text:style-name="P11">array[7] = "___####___"</text:p>
      <text:p text:style-name="P11"/>
      <text:p text:style-name="Text_20_body">Es handelt sich also im Prinzip „nur“ um einen vereinfachten ColorAt-Vergleich, nicht um eine Texterkennung. Damit kann z.B. zuverlässiger als mit ColorAt abgeprüft werden, ob ein bestimmter Text bzw. eine bestimmte Grafik angezeigt wird. Allerdings ist zu beachten, dass das Ergebnis bei Verwendung von Cleartype („Weichzeichnen“ von Schriftkanten, eine Systemoption von Windows) u.U. unbrauchbar wird.</text:p>
      <text:p text:style-name="Text_20_body">Wird <text:span text:style-name="T2">Hintergrundfarbe?</text:span> auf TRUE gesetzt, wird jede Farbe außer der angegebenen als Vordergrund angenommen. Ansonsten wird nur die angegebene Farbe als Vordergrund verwendet.</text:p>
      <text:p text:style-name="Text_20_body">Standardmäßig wird „#“ für den Vordergrund und „_“ für den Hintergrund verwendet. Dies kann mit den beiden <text:span text:style-name="T2">Zeichen</text:span>-Parametern geändert werden.</text:p>
      <text:list text:style-name="L1" text:continue-numbering="true">
        <text:list-item>
          <text:list text:continue-numbering="true">
            <text:list-item>
              <text:list text:continue-numbering="true">
                <text:list-item>
                  <text:h text:style-name="P258" text:outline-level="3">Farbe von RGB-Werten erstellen (RGB)</text:h>
                </text:list-item>
              </text:list>
            </text:list-item>
          </text:list>
        </text:list-item>
      </text:list>
      <text:p text:style-name="Standard"><text:span text:style-name="T60">Ganz</text:span><text:span text:style-name="T57"> = </text:span><text:span text:style-name="T58">RGB(</text:span><text:span text:style-name="T57"> </text:span><text:span text:style-name="T60">Rot</text:span><text:span text:style-name="T57">, </text:span><text:span text:style-name="T60">Grün</text:span><text:span text:style-name="T57">, </text:span><text:span text:style-name="T60">Blau</text:span><text:span text:style-name="T57"> </text:span><text:span text:style-name="T58">)</text:span></text:p>
      <text:p text:style-name="P66"/>
      <text:p text:style-name="Text_20_body">Weist der Variablen einen internen Wert für die Farbe zu.</text:p>
      <text:p text:style-name="Text_20_body">Die Werte für Rot, Grün und Blau dürfen jeweils zwischen 0 und 255 liegen.</text:p>
      <text:p text:style-name="Text_20_body">Diese Funktion ist v.a. in Kombination mit ColorAt(...) sinnvoll.</text:p>
      <text:p text:style-name="Text_20_body"/>
      <text:p text:style-name="P37"/>
      <text:list text:style-name="L1" text:continue-numbering="true">
        <text:list-item>
          <text:list text:continue-numbering="true">
            <text:list-item>
              <text:list text:continue-numbering="true">
                <text:list-item>
                  <text:h text:style-name="P258" text:outline-level="3"><text:soft-page-break/>Den roten/grünen/blauen Teil einer Farbe ermitteln (Red, Green, Blue)</text:h>
                </text:list-item>
              </text:list>
            </text:list-item>
          </text:list>
        </text:list-item>
      </text:list>
      <text:p text:style-name="Standard"><text:span text:style-name="T60">Ganz</text:span><text:span text:style-name="T57"> = </text:span><text:span text:style-name="T58">Red(</text:span><text:span text:style-name="T57"> </text:span><text:span text:style-name="T60">Farbe</text:span><text:span text:style-name="T57"> </text:span><text:span text:style-name="T58">)</text:span></text:p>
      <text:p text:style-name="P68"><text:span text:style-name="T6">Ganz</text:span><text:span text:style-name="T35"> </text:span>= Green( <text:span text:style-name="T6">Farbe</text:span> )</text:p>
      <text:p text:style-name="P68"><text:span text:style-name="T6">Ganz</text:span><text:span text:style-name="T35"> </text:span>= Blue( <text:span text:style-name="T6">Farbe</text:span><text:span text:style-name="T35"> </text:span>)</text:p>
      <text:p text:style-name="P66"/>
      <text:p text:style-name="P37">Dies sind die Gegenstücke zu RGB. Damit wird der rote, grüne bzw. blaue Teil einer Farbe (jeweils 0 - 255), die mit ColorAt oder RGB ermittelt wurde, ermittelt.</text:p>
      <text:list text:style-name="L1" text:continue-numbering="true">
        <text:list-item>
          <text:list text:continue-numbering="true">
            <text:list-item>
              <text:list text:continue-numbering="true">
                <text:list-item>
                  <text:h text:style-name="P258" text:outline-level="3">Bildschirm drehen (Rotate)</text:h>
                </text:list-item>
              </text:list>
            </text:list-item>
          </text:list>
        </text:list-item>
      </text:list>
      <text:p text:style-name="P11"><text:span text:style-name="T26">Rotate(</text:span> <text:span text:style-name="T2">Ausrichtung</text:span> <text:span text:style-name="T26">)</text:span></text:p>
      <text:p text:style-name="P11"/>
      <text:p text:style-name="Standard">Dreht den Bildschirm.</text:p>
      <text:p text:style-name="Standard">Gültige Werte sind: 0=Standard, 90=rechtshändig, 180=auf dem Kopf, 270=linkshändig</text:p>
      <text:p text:style-name="Standard"/>
      <text:p text:style-name="Standard">Nicht verfügbar auf: Smartphone, PC, PPC/PNA mit WM2003 oder älter</text:p>
      <text:list text:style-name="L1" text:continue-numbering="true">
        <text:list-item>
          <text:list text:continue-numbering="true">
            <text:list-item>
              <text:list text:continue-numbering="true">
                <text:list-item>
                  <text:h text:style-name="P258" text:outline-level="3">Hintergrundbeleuchtung ändern (SetBacklight)</text:h>
                </text:list-item>
              </text:list>
            </text:list-item>
          </text:list>
        </text:list-item>
      </text:list>
      <text:p text:style-name="P11"><text:span text:style-name="T26">SetBacklight(</text:span> <text:span text:style-name="T2">Akku</text:span>, <text:span text:style-name="T2">Extern</text:span> <text:span text:style-name="T26">)</text:span></text:p>
      <text:p text:style-name="P11"/>
      <text:p text:style-name="Standard">Setzt die Helligkeit der Hintergrundbeleuchtung auf die angegebenen Werte.</text:p>
      <text:p text:style-name="Standard">„Akku“ gilt beim Akkubetrieb, „Extern“ bei externer Stromversorgung.</text:p>
      <text:p text:style-name="Standard">Erlaubt sind Werte zwischen 0 (aus) und 100.</text:p>
      <text:p text:style-name="Standard">Dieser Befehl funktioniert nicht auf allen Geräten!</text:p>
      <text:p text:style-name="Standard">Auch der Wert für die höchste Helligkeitsstufe ist vom Gerät abhängig. Mir sind bisher 10, 60 und 100 bekannt, manche arbeiten auch anders herum (z.B. 10=aus, 0=hell) oder haben eine Ausnahme für die stärkste Stufe (z.B. 0=hellste, 1=dunkelste, 10=zweithellste).</text:p>
      <text:p text:style-name="Standard"/>
      <text:p text:style-name="Standard">Nicht verfügbar auf: PC, PNA, Smartphone</text:p>
      <text:list text:style-name="L1" text:continue-numbering="true">
        <text:list-item>
          <text:list text:continue-numbering="true">
            <text:list-item>
              <text:list text:continue-numbering="true">
                <text:list-item>
                  <text:h text:style-name="P258" text:outline-level="3">Bildschirm an-/abschalten (ToggleDisplay)</text:h>
                </text:list-item>
              </text:list>
            </text:list-item>
          </text:list>
        </text:list-item>
      </text:list>
      <text:p text:style-name="P11"><text:span text:style-name="T14">ToggleDisplay(</text:span><text:span text:style-name="T9"> Einschalten? </text:span><text:span text:style-name="T14">)</text:span></text:p>
      <text:p text:style-name="P15"/>
      <text:p text:style-name="Standard">Schaltet den Bildschirm aus (<text:span text:style-name="T2">Einschalten?</text:span> = FALSE) oder ein (<text:span text:style-name="T2">Einschalten?</text:span> = TRUE).</text:p>
      <text:p text:style-name="Standard"/>
      <text:p text:style-name="Standard">Nicht verfügbar auf: PC, PNA, Smartphone</text:p>
      <text:list text:style-name="L1" text:continue-numbering="true">
        <text:list-item>
          <text:list text:continue-numbering="true">
            <text:list-item>
              <text:list text:continue-numbering="true">
                <text:list-item>
                  <text:h text:style-name="P258" text:outline-level="3">Bildschirmgröße abfragen (ScreenWidth, ScreenHeight)</text:h>
                </text:list-item>
              </text:list>
            </text:list-item>
          </text:list>
        </text:list-item>
      </text:list>
      <text:p text:style-name="P11"><text:span text:style-name="T9">Ganz</text:span> = <text:span text:style-name="T26">ScreenWidth()</text:span></text:p>
      <text:p text:style-name="P18"><text:span text:style-name="T10">Ganz</text:span><text:span text:style-name="T35"> =</text:span> ScreenHeight()</text:p>
      <text:p text:style-name="P11"/>
      <text:p text:style-name="Standard">Liefert die Breite (ScreenWidth) bzw. Höhe (ScreenHeight) des Bildschirms in Pixeln zurück.</text:p>
      <text:p text:style-name="Standard"/>
      <text:p text:style-name="Standard"/>
      <text:p text:style-name="Standard"/>
      <text:p text:style-name="Standard"/>
      <text:list text:style-name="L1" text:continue-numbering="true">
        <text:list-item>
          <text:list text:continue-numbering="true">
            <text:list-item>
              <text:list text:continue-numbering="true">
                <text:list-item>
                  <text:h text:style-name="P258" text:outline-level="3"><text:soft-page-break/>Bildschirmdaten abfragen (Screen)</text:h>
                </text:list-item>
              </text:list>
            </text:list-item>
          </text:list>
        </text:list-item>
      </text:list>
      <text:p text:style-name="P11"><text:span text:style-name="T9">Bool</text:span> = <text:span text:style-name="T26">Screen( </text:span><text:span text:style-name="T2">Typ</text:span> <text:span text:style-name="T26">)</text:span></text:p>
      <text:p text:style-name="P11"/>
      <text:p text:style-name="Standard">Liefert TRUE zurück, wenn die entsprechende Abfrage erfüllt ist, TRUE wenn nicht.</text:p>
      <text:p text:style-name="Standard">Erlaubte Werte für „Typ“:</text:p>
      <text:p text:style-name="P49">"landscape"<text:tab/>(Querformat)</text:p>
      <text:p text:style-name="P49">"portrait"<text:tab/>(Hochkant)</text:p>
      <text:p text:style-name="P49">"square"<text:tab/>(Quadratischer Bildschirm)</text:p>
      <text:p text:style-name="P49">"vga"<text:tab/><text:tab/>(VGA-Auflösung – egal ob „Standard“ oder „real/true VGA“)</text:p>
      <text:p text:style-name="P49">"qvga"<text:tab/><text:tab/>(QVGA-Auflösung)</text:p>
      <text:p text:style-name="P68"/>
      <text:p text:style-name="Standard">Nicht verfügbar auf: PC</text:p>
      <text:list text:style-name="L1" text:continue-numbering="true">
        <text:list-item>
          <text:list text:continue-numbering="true">
            <text:list-item>
              <text:list text:continue-numbering="true">
                <text:list-item>
                  <text:h text:style-name="P258" text:outline-level="3">Heute-Bildschirm aktualisieren (RedrawToday)</text:h>
                </text:list-item>
              </text:list>
            </text:list-item>
          </text:list>
        </text:list-item>
      </text:list>
      <text:p text:style-name="P18">RedrawToday</text:p>
      <text:p text:style-name="P37"/>
      <text:p text:style-name="P37">Baut den Heute-Bildschirm neu auf. Sinnvoll, wenn Änderungen in der Registry vorgenommen wurden.</text:p>
      <text:p text:style-name="P37"/>
      <text:p text:style-name="Standard">Nicht verfügbar auf: PC</text:p>
      <text:list text:style-name="L1" text:continue-numbering="true">
        <text:list-item>
          <text:list text:continue-numbering="true">
            <text:list-item>
              <text:list text:continue-numbering="true">
                <text:list-item>
                  <text:h text:style-name="P258" text:outline-level="3">„Sanduhr“ anzeigen/ausblenden (ShowWaitCursor/HideWaitCursor)</text:h>
                </text:list-item>
              </text:list>
            </text:list-item>
          </text:list>
        </text:list-item>
      </text:list>
      <text:p text:style-name="P18">ShowWaitCursor</text:p>
      <text:p text:style-name="P18">HideWaitCursor</text:p>
      <text:p text:style-name="P18"/>
      <text:p text:style-name="Standard">Zeigt die „Sanduhr“ an (ShowWaitCursor) bzw. blendet sie wieder aus (HideWaitCursor).</text:p>
      <text:list text:style-name="L1" text:continue-numbering="true">
        <text:list-item>
          <text:list text:continue-numbering="true">
            <text:list-item>
              <text:list text:continue-numbering="true">
                <text:list-item>
                  <text:h text:style-name="P425" text:outline-level="3">Aktuellen Mauszeiger herausfinden (<text:span text:style-name="T49">CurrentCursor</text:span>)</text:h>
                </text:list-item>
              </text:list>
            </text:list-item>
          </text:list>
        </text:list-item>
      </text:list>
      <text:p text:style-name="P21"><text:span text:style-name="T13">Zeichenfolge =</text:span> CurrentCursor( <text:span text:style-name="T35">[</text:span><text:span text:style-name="T5">Fenster</text:span><text:span text:style-name="T35">]</text:span> )</text:p>
      <text:p text:style-name="P21"/>
      <text:p text:style-name="Text_20_body">Liefert die Art des aktuellen Mauszeigers für das angegebene Fenster. Wenn kein Fenster angegeben wurde, wird das gerade im Vordergrund befindliche verwendet.</text:p>
      <text:p text:style-name="Text_20_body">Mögliche Rückgabewerte sind "arrow" (Standard-Pfeil), "wait" (Sanduhr), "cross" (Fadenkreuz), "help" (Fragezeichen), "uparrow" (Pfeil nach oben) und "other" (z.B. von der Anwendung definiert).</text:p>
      <text:p text:style-name="Text_20_body">Diese Funktion gibt nicht unbedingt den Mauszeiger wieder, den der Anwender sieht. Z.B. zeigt Windows Mobile die Sanduhr (oder besser gesagt die rotierende Scheibe) auch an, wenn Anwendungen gestartet werden oder die Anwendung kein Fenster hat. Das Desktop-Windows dagegen kann z.B. auch den „Anwendungsstart“-Zeiger (Pfeil mit kleiner Sanduhr) oder Pfeile zur Größenänderung von Fenstern anzeigen. Es gibt leider keine zuverlässige Methode, diese Mauszeiger abzufragen. Es ist nur möglich, herauszufinden, welchen Mauszeiger ein Fenster gerne vom System angezeigt hätte.</text:p>
      <text:p text:style-name="Text_20_body"/>
      <text:p text:style-name="Text_20_body"/>
      <text:list text:style-name="L1" text:continue-numbering="true">
        <text:list-item>
          <text:list text:continue-numbering="true">
            <text:list-item>
              <text:list text:continue-numbering="true">
                <text:list-item>
                  <text:h text:style-name="P425" text:outline-level="3"><text:soft-page-break/>Show/hide input <text:span text:style-name="T49">panel</text:span> (ShowInput/HideInput)</text:h>
                </text:list-item>
              </text:list>
            </text:list-item>
          </text:list>
        </text:list-item>
      </text:list>
      <text:p text:style-name="P21">ShowInput</text:p>
      <text:p text:style-name="P21">HideInput</text:p>
      <text:p text:style-name="P21"/>
      <text:p text:style-name="Standard">Zeigt bzw. versteckt den Eingabebereich (z.B. Bildschirmtastatur).</text:p>
      <text:p text:style-name="Standard"/>
      <text:p text:style-name="Standard">Nicht verfügbar auf: PC, Smartphone</text:p>
      <text:list text:style-name="L1" text:continue-numbering="true">
        <text:list-item>
          <text:list text:continue-numbering="true">
            <text:list-item>
              <text:list text:continue-numbering="true">
                <text:list-item>
                  <text:h text:style-name="P425" text:outline-level="3">Set input panel type (<text:span text:style-name="T49">SetInput</text:span>)</text:h>
                </text:list-item>
              </text:list>
            </text:list-item>
          </text:list>
        </text:list-item>
      </text:list>
      <text:p text:style-name="P21">SetInput( <text:span text:style-name="T5">input type</text:span> )</text:p>
      <text:p text:style-name="P21"/>
      <text:p text:style-name="Standard">Legt die Eingabemethode fest, z.B. SetInput( "Tastatur" ) oder SetInput( "Transcriber" ).</text:p>
      <text:p text:style-name="Standard">Wenn das Script veröffentlicht werden soll, bedenke dass die Namen in anderen Lokalisierungen anders heißen können!</text:p>
      <text:p text:style-name="Standard"/>
      <text:p text:style-name="Standard">Nicht verfügbar auf: PC, Smartphone</text:p>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 text:continue-numbering="true">
        <text:list-item>
          <text:list text:continue-numbering="true">
            <text:list-item>
              <text:h text:style-name="P192" text:outline-level="2"><text:soft-page-break/>Zwischenablage</text:h>
              <text:list>
                <text:list-item>
                  <text:h text:style-name="P258" text:outline-level="3">Text in Zwischenablage kopieren (SetClipText)</text:h>
                </text:list-item>
              </text:list>
            </text:list-item>
          </text:list>
        </text:list-item>
      </text:list>
      <text:p text:style-name="P11"><text:span text:style-name="T26">SetClipText(</text:span> <text:span text:style-name="T2">Text</text:span> <text:span text:style-name="T26">)</text:span></text:p>
      <text:p text:style-name="Standard"/>
      <text:p text:style-name="Standard">Kopiert den angegebenen Text in die Zwischenablage.</text:p>
      <text:list text:style-name="L1" text:continue-numbering="true">
        <text:list-item>
          <text:list text:continue-numbering="true">
            <text:list-item>
              <text:list text:continue-numbering="true">
                <text:list-item>
                  <text:h text:style-name="P258" text:outline-level="3">Text aus der Zwischenablage holen (ClipText)</text:h>
                </text:list-item>
              </text:list>
            </text:list-item>
          </text:list>
        </text:list-item>
      </text:list>
      <text:p text:style-name="P11"><text:span text:style-name="T2">Zeichen</text:span> = <text:span text:style-name="T26">ClipText()</text:span></text:p>
      <text:p text:style-name="Standard"/>
      <text:p text:style-name="Standard">Gibt den Text aus der Zwischenablage zurück.</text:p>
      <text:p text:style-name="Standard">Voraussetzung dafür ist, dass eine Text-Variante der Daten in der Zwischenablage zur Verfügung steht. Dies ist von der Anwendung abhängig, in der kopiert/ausgeschnitten wurde.</text:p>
      <text:list text:style-name="L1" text:continue-numbering="true">
        <text:list-item>
          <text:list text:continue-numbering="true">
            <text:list-item>
              <text:h text:style-name="P192" text:outline-level="2">Hauptspeicher</text:h>
              <text:list>
                <text:list-item>
                  <text:h text:style-name="P258" text:outline-level="3">Freien Hauptspeicher ermitteln (FreeMemory)</text:h>
                </text:list-item>
              </text:list>
            </text:list-item>
          </text:list>
        </text:list-item>
      </text:list>
      <text:p text:style-name="P11"><text:span text:style-name="T5">Ganz</text:span><text:span text:style-name="T35"> =</text:span><text:span text:style-name="T26"> FreeMemory( </text:span><text:span text:style-name="T13">[ </text:span><text:span text:style-name="T5">Einheit</text:span><text:span text:style-name="T13"> ]</text:span><text:span text:style-name="T26"> )</text:span></text:p>
      <text:p text:style-name="Standard"/>
      <text:p text:style-name="Text_20_body">Gibt den freien Hauptspeicher zurück. Standardmäßig geschieht dies in Kilobyte, eine andere Einheit kann als Parameter angegeben werden. Möglich sind<text:span text:style-name="T50"> BYTES, KB, MB, oder GB (</text:span><text:span text:style-name="T41">Konstanten, also ohne Anführungszeichen). Der Rückgabewert liegt bei maximal 2147483147, was bei Bytes etwa 2GB entspricht, 2TB für KB, usw.</text:span></text:p>
      <text:p text:style-name="Text_20_body">Bei Geräten mit einer Windows Mobile-Version unter 5 wird der Gerätespeicher dynamisch zwischen Hauptspeicher für Programme (FreeMemory()) und „RAM-Disk“ (FreeDiskSpace("\")) aufgeteilt.</text:p>
      <text:list text:style-name="L1" text:continue-numbering="true">
        <text:list-item>
          <text:list text:continue-numbering="true">
            <text:list-item>
              <text:list text:continue-numbering="true">
                <text:list-item>
                  <text:h text:style-name="P258" text:outline-level="3">Größe des Hauptspeichers ermitteln (TotalMemory)</text:h>
                </text:list-item>
              </text:list>
            </text:list-item>
          </text:list>
        </text:list-item>
      </text:list>
      <text:p text:style-name="P11"><text:span text:style-name="T2">Ganz</text:span> = <text:span text:style-name="T26">TotalMemory( </text:span><text:span text:style-name="T13">[ </text:span><text:span text:style-name="T5">Einheit</text:span><text:span text:style-name="T13"> ] </text:span><text:span text:style-name="T26">)</text:span></text:p>
      <text:p text:style-name="Standard"/>
      <text:p text:style-name="Standard">Gibt die Größe des Hauptspeicher zurück. Standardmäßig geschieht dies in Kilobyte, eine andere Einheit kann als Parameter angegeben werden. Möglich sind<text:span text:style-name="T50"> BYTES, KB, MB, oder GB (</text:span><text:span text:style-name="T41">Konstanten, also ohne Anführungszeichen). Der Rückgabewert liegt bei maximal 2147483147, was bei Bytes etwa 2GB entspricht, 2TB für KB, usw.</text:span></text:p>
      <text:list text:style-name="L1" text:continue-numbering="true">
        <text:list-item>
          <text:list text:continue-numbering="true">
            <text:list-item>
              <text:h text:style-name="P232" text:outline-level="2">Energieversorgung</text:h>
              <text:list>
                <text:list-item>
                  <text:h text:style-name="P258" text:outline-level="3">Externe Stromversorgung feststellen (ExternalPowered)</text:h>
                </text:list-item>
              </text:list>
            </text:list-item>
          </text:list>
        </text:list-item>
      </text:list>
      <text:p text:style-name="P11"><text:span text:style-name="T2">Bool</text:span> = <text:span text:style-name="T26">ExternalPowered()</text:span></text:p>
      <text:p text:style-name="P37"/>
      <text:p text:style-name="P37">Liefert 1 zurück, wenn das Gerät extern mit Strom versorgt wird, 0 wenn nicht.</text:p>
      <text:p text:style-name="P37"/>
      <text:p text:style-name="P37">Bei der PC-Version wird immer 1 zurückgegeben, auch wenn es sich um einen Notebook im Akkubetrieb handelt.</text:p>
      <text:list text:style-name="L1" text:continue-numbering="true">
        <text:list-item>
          <text:list text:continue-numbering="true">
            <text:list-item>
              <text:list text:continue-numbering="true">
                <text:list-item>
                  <text:h text:style-name="P410" text:outline-level="3"><text:span text:style-name="T26">Akkustand (BatteryPercentage</text:span>)</text:h>
                </text:list-item>
              </text:list>
            </text:list-item>
          </text:list>
        </text:list-item>
      </text:list>
      <text:p text:style-name="P11"><text:span text:style-name="T2">Ganz</text:span> = <text:span text:style-name="T26">BatteryPercentage()</text:span></text:p>
      <text:p text:style-name="P21"><text:span text:style-name="T5">Ganz</text:span><text:span text:style-name="T35"> =</text:span> BackupBatteryPercentage()</text:p>
      <text:p text:style-name="Standard"/>
      <text:p text:style-name="Text_20_body">Liefert den aktuellen Akkustand in Prozent. Bei externer Stromversorgung kann es – je nach Gerät – sein, dass dieser Wert nicht stimmt.</text:p>
      <text:p text:style-name="Text_20_body">Ähnliches gilt auch für die Backup-Batterie. Dies wird nicht von jedem Gerät unterstützt. Manche Geräte verwenden Kondensatoren, die nicht abgefragt werden können, anderen fehlt schlicht eine Abfragemöglichkeit in Hard- oder Software oder sie haben gar keine Backup-Batterie weil der Hauptakku fest eingebaut ist. Seit WM5 ist die Backup-Batterie nicht mehr nötig, weil alle Daten auch ohne Strom erhalten bleiben. Es hängt vom Gerät ab, was in diesen Fällen zurück gegeben wird.</text:p>
      <text:p text:style-name="Text_20_body">Bei der PC-Version wird immer 100 zurückgegeben, auch wenn es sich um einen Notebook im Akkubetrieb handelt.</text:p>
      <text:list text:style-name="L1" text:continue-numbering="true">
        <text:list-item>
          <text:list text:continue-numbering="true">
            <text:list-item>
              <text:list text:continue-numbering="true">
                <text:list-item>
                  <text:h text:style-name="P410" text:outline-level="3"><text:span text:style-name="T26">Gerät ausschalten (PowerOff</text:span>)</text:h>
                </text:list-item>
              </text:list>
            </text:list-item>
          </text:list>
        </text:list-item>
      </text:list>
      <text:p text:style-name="P18">PowerOff</text:p>
      <text:p text:style-name="Standard"/>
      <text:p text:style-name="Standard">Schaltet das Gerät aus. Nach dem Einschalten wird das Script fortgesetzt. Beachte dabei, dass Zugriffe auf Speicherkarten direkt nach dem Einschalten meist nicht funktionieren. Ein Sleep und/oder While( not FileExists( ... ) ) danach wäre also ggf. sinnvoll...</text:p>
      <text:p text:style-name="Standard"/>
      <text:p text:style-name="Standard">Nicht verfügbar auf: PC</text:p>
      <text:list text:style-name="L1" text:continue-numbering="true">
        <text:list-item>
          <text:list text:continue-numbering="true">
            <text:list-item>
              <text:list text:continue-numbering="true">
                <text:list-item>
                  <text:h text:style-name="P410" text:outline-level="3"><text:span text:style-name="T26">Ausschalten verhindern (IdleTimerReset</text:span>)</text:h>
                </text:list-item>
              </text:list>
            </text:list-item>
          </text:list>
        </text:list-item>
      </text:list>
      <text:p text:style-name="P18">IdleTimerReset</text:p>
      <text:p text:style-name="Standard"/>
      <text:p text:style-name="Standard">Setzt den Leerlauf-Zähler des Systems zurück. Dadurch lässt sich das automatische Ausschalten verhindern (bei Aufruf in einer Schleife) oder hinauszögern.</text:p>
      <text:p text:style-name="Standard">Leider verwendet das System für die Abdunklung des Bildschirms einen anderen Zähler, der nicht von außen abgefragt oder beeinflusst werden kann. Dies lässt sich damit also nicht verhindern.</text:p>
      <text:p text:style-name="Standard"/>
      <text:p text:style-name="Standard">Nicht verfügbar auf: PC</text:p>
      <text:list text:style-name="L1" text:continue-numbering="true">
        <text:list-item>
          <text:list text:continue-numbering="true">
            <text:list-item>
              <text:h text:style-name="P232" text:outline-level="2">System</text:h>
              <text:list>
                <text:list-item>
                  <text:h text:style-name="P410" text:outline-level="3"><text:span text:style-name="T26">System-Version ermitteln (SystemVersion</text:span>)</text:h>
                </text:list-item>
              </text:list>
            </text:list-item>
          </text:list>
        </text:list-item>
      </text:list>
      <text:p text:style-name="P20"><text:span text:style-name="T9">Wert</text:span> = <text:span text:style-name="T26">SystemVersion( </text:span><text:span text:style-name="T35">[</text:span><text:span text:style-name="T5">Element</text:span><text:span text:style-name="T35">]</text:span><text:span text:style-name="T26"> )</text:span></text:p>
      <text:p text:style-name="P79"/>
      <text:p text:style-name="P52">Liefert die Version des Betriebssystems zurück. Wenn kein oder ein ungültiger Parameter angegeben wurde, wird die Version im Format Major.Minor.Build zurück gegeben, z.B. 5.1.2600 für XP mit SP2 oder 5.1.195 für WM5.</text:p>
      <text:p text:style-name="P52"/>
      <text:p text:style-name="P52">Mit einem Parameter kann man einzelne Teile zurück bekommen. Mögliche Parameter:</text:p>
      <text:p text:style-name="P55">"major"<text:tab/>liefert die Hauptversionsnummer (als ganze Zahl)</text:p>
      <text:p text:style-name="P56">"minor"<text:tab/>liefert die Unterversionsnummer (als ganze Zahl)</text:p>
      <text:p text:style-name="P55">"build"<text:tab/><text:tab/>liefert den Build-Stand (als ganze Zahl)</text:p>
      <text:p text:style-name="P109">"platform"<text:tab/>liefert die Plattform, entweder "Win95" (auch bei 98 und Me), "WinNT" (auch bei</text:p>
      <text:p text:style-name="P110"><text:tab/><text:tab/>XP und Vista) oder "WinCE" (Smartphone / PPC / Windows Mobile).</text:p>
      <text:p text:style-name="P80"/>
      <text:list text:style-name="L1" text:continue-numbering="true">
        <text:list-item>
          <text:list text:continue-numbering="true">
            <text:list-item>
              <text:list text:continue-numbering="true">
                <text:list-item>
                  <text:h text:style-name="P410" text:outline-level="3"><text:span text:style-name="T26">MortScript-Variante ermitteln (MortScriptType</text:span>)</text:h>
                </text:list-item>
              </text:list>
            </text:list-item>
          </text:list>
        </text:list-item>
      </text:list>
      <text:p text:style-name="P11"><text:span text:style-name="T9">Zeichen</text:span> = <text:span text:style-name="T26">MortScriptType()</text:span></text:p>
      <text:p text:style-name="Standard"/>
      <text:p text:style-name="Standard">Gibt an, welche MortScript-Version benutzt wird. Derzeit gibt es als mögliche Rückgabewerte:</text:p>
      <text:p text:style-name="P81">"PPC"<text:tab/>PocketPC</text:p>
      <text:p text:style-name="P81">"PC"<text:tab/>PC (Desktop)</text:p>
      <text:p text:style-name="P81">"SP"<text:tab/>Smartphone</text:p>
      <text:p text:style-name="P81">"PNA"<text:tab/>PocketNavigation (abgespeckte Windows Mobile-Geräte zur Navigation)</text:p>
      <text:p text:style-name="P81"/>
      <text:list text:style-name="L1" text:continue-numbering="true">
        <text:list-item>
          <text:list text:continue-numbering="true">
            <text:list-item>
              <text:list text:continue-numbering="true">
                <text:list-item>
                  <text:h text:style-name="P410" text:outline-level="3"><text:span text:style-name="T26">MortScript-Version ermitteln (MortScriptVersion, GetMortScriptVersion</text:span>)</text:h>
                </text:list-item>
              </text:list>
            </text:list-item>
          </text:list>
        </text:list-item>
      </text:list>
      <text:p text:style-name="P11"><text:span text:style-name="T9">Zeichen</text:span> = <text:span text:style-name="T26">MortScriptVersion()</text:span></text:p>
      <text:p text:style-name="P28"><text:span text:style-name="T25">GetMortScriptVersion(</text:span> <text:span text:style-name="T2">V</text:span><text:span text:style-name="T1">ariable</text:span>, <text:span text:style-name="T2">V</text:span><text:span text:style-name="T1">ariable</text:span>, <text:span text:style-name="T2">V</text:span><text:span text:style-name="T1">ariable</text:span>, <text:span text:style-name="T2">V</text:span><text:span text:style-name="T1">ariable</text:span> <text:span text:style-name="T25">)</text:span></text:p>
      <text:p text:style-name="P81"/>
      <text:p text:style-name="Text_20_body">Ermittelt die Versionsnummer von MortScript, entweder als Zeichenfolge („a.b.c.d“) oder in einzelne Variablen (als ganze Zahlen).</text:p>
      <text:p text:style-name="Text_20_body">Wenn die Funktion MortScriptVersion verwendet wird, werden die Teile der Versionsnummer mit Punkten verbunden, mit dem Kommando GetMortScriptVersion werden sie einzelnen Variablen zugewiesen.</text:p>
      <text:list text:style-name="L1" text:continue-numbering="true">
        <text:list-item>
          <text:list text:continue-numbering="true">
            <text:list-item>
              <text:list text:continue-numbering="true">
                <text:list-item>
                  <text:h text:style-name="P410" text:outline-level="3"><text:span text:style-name="T26">Gerät neu starten (Reset</text:span>)</text:h>
                </text:list-item>
              </text:list>
            </text:list-item>
          </text:list>
        </text:list-item>
      </text:list>
      <text:p text:style-name="P18">Reset</text:p>
      <text:p text:style-name="P82"/>
      <text:p text:style-name="Standard">Führt einen Soft-Reset durch. Bitte nur in selbst verwendeten Scripts oder nach einer Vorwarnung/Abfrage durchführen.</text:p>
      <text:p text:style-name="Standard"/>
      <text:p text:style-name="Standard">Nicht verfügbar auf: PC</text:p>
      <text:p text:style-name="Standard"/>
      <text:list text:style-name="L1" text:continue-numbering="true">
        <text:list-item>
          <text:h text:style-name="P190" text:outline-level="1">Alte Syntax und Befehle</text:h>
        </text:list-item>
      </text:list>
      <text:p text:style-name="Standard">Die folgende Syntax, Bedingungen und Befehle sind aus Kompatibilitätsgründen auch noch möglich, <text:span text:style-name="T71">sollten aber nicht mehr verwendet werden.</text:span></text:p>
      <text:p text:style-name="P60"/>
      <text:p text:style-name="P83">Sie sind in dieser Anleitung vor allem aufgelistet, um alte Scripts verstehen zu können.</text:p>
      <text:list text:style-name="L1" text:continue-numbering="true">
        <text:list-item>
          <text:list text:continue-numbering="true">
            <text:list-item>
              <text:h text:style-name="P230" text:outline-level="2">Alte Syntax</text:h>
            </text:list-item>
          </text:list>
        </text:list-item>
      </text:list>
      <text:p text:style-name="Text_20_body">In älteren Versionen war die Syntax noch anders:</text:p>
      <text:p text:style-name="Text_20_body">Variablen mussten immer in %...% eingeschlossen werden, außer bei Zuweisungen.</text:p>
      <text:p text:style-name="Text_20_body">Kommando-Parameter wurden nicht in Klammern angegeben; die Parameter waren nicht generell Ausdrücke, sondern wurden wie folgt unterschieden:</text:p>
      <text:list text:style-name="L11">
        <text:list-item>
          <text:p text:style-name="P177">{ ... }: Ein Ausdruck</text:p>
        </text:list-item>
        <text:list-item>
          <text:p text:style-name="P177">%...%: Eine Variable</text:p>
        </text:list-item>
        <text:list-item>
          <text:p text:style-name="P179">"...": Eine Zeichenfolge</text:p>
        </text:list-item>
        <text:list-item>
          <text:p text:style-name="P180">alles andere: Eine Zeichenfolge, die bis zum nächsten Komma geht. Umgebene Leerzeichen/Tabulatoren werden entfernt. Bei Kommandos mit Zuweisungen (z.B. GetTime) auch Variablennamen. %...% sort dafür, dass der Variableninhalt als Variablenname verwendet wird.</text:p>
        </text:list-item>
      </text:list>
      <text:p text:style-name="P111">Beispiel:</text:p>
      <text:p text:style-name="P112">Copy \Storage\test.txt, { %zielpfad% \ "test.txt" }, %overwrite%</text:p>
      <text:p text:style-name="P113">statt</text:p>
      <text:p text:style-name="P112">Copy( "\Storage\test.txt", zielpfad \ "test.txt", overwrite )</text:p>
      <text:list text:style-name="L1" text:continue-numbering="true">
        <text:list-item>
          <text:list text:continue-numbering="true">
            <text:list-item>
              <text:h text:style-name="P230" text:outline-level="2">Alte Bedingungen</text:h>
            </text:list-item>
          </text:list>
        </text:list-item>
      </text:list>
      <text:p text:style-name="Standard">Die alte Bedingungs-Syntax ist alternativ zu den Klammern, also z.B. „If wndExists "Fenster"“. Die Parameter sind hier (außer bei expression / { ... } ) <text:span text:style-name="T25">keine Ausdrücke und nicht in Klammern</text:span> (siehe auch „<text:a xlink:type="simple" xlink:href="#10.1.Alte Syntax|outline">Alte Syntax</text:a>“)</text:p>
      <text:p text:style-name="Standard"/>
      <text:p text:style-name="Standard"><text:span text:style-name="T58">expression</text:span><text:span text:style-name="T57"> </text:span><text:span text:style-name="T60">Ausdruck</text:span></text:p>
      <text:p text:style-name="Standard"><text:span text:style-name="T58">{</text:span><text:span text:style-name="T57"> </text:span><text:span text:style-name="T60">Ausdruck</text:span><text:span text:style-name="T57"> </text:span><text:span text:style-name="T58">}</text:span></text:p>
      <text:p text:style-name="P66"/>
      <text:p text:style-name="Standard">Alternative Darstellungen für das jetzt übliche <text:span text:style-name="T25">(</text:span> ... <text:span text:style-name="T25">)</text:span></text:p>
      <text:p text:style-name="Standard">Prüft den angegebenen Ausdruck. </text:p>
      <text:p text:style-name="Standard"/>
      <text:p text:style-name="Standard"><text:span text:style-name="T58">equals</text:span><text:span text:style-name="T57"> </text:span><text:span text:style-name="T60">Wert1</text:span><text:span text:style-name="T57">, </text:span><text:span text:style-name="T60">Wert2</text:span></text:p>
      <text:p text:style-name="P66"/>
      <text:p text:style-name="Standard">Ist erfüllt, wenn die beiden Werte gleich sind. Ist üblicherweise nur sinnvoll, wenn wenigstens ein Wert eine Variable ist (z.B. „If equals %x%, 1“).</text:p>
      <text:p text:style-name="Standard"/>
      <text:p text:style-name="Standard"><text:span text:style-name="T58">fileExists</text:span><text:span text:style-name="T57"> </text:span><text:span text:style-name="T60">Datei</text:span></text:p>
      <text:p text:style-name="Standard"/>
      <text:p text:style-name="Standard">Prüft, ob die angegebene Datei exisitert. Wenn der Parameter als Verzeichnis existiert, ist die Bedingung "falsch"!</text:p>
      <text:p text:style-name="Standard"><text:soft-page-break/></text:p>
      <text:p text:style-name="Standard"><text:span text:style-name="T58">dirExists</text:span><text:span text:style-name="T57"> </text:span><text:span text:style-name="T60">Verzeichnis</text:span></text:p>
      <text:p text:style-name="Standard"/>
      <text:p text:style-name="Standard">Prüft, ob das angegebene Verzeichnis exisitert. Wenn der Parameter als Datei existiert, ist die Bedingung "falsch"!</text:p>
      <text:p text:style-name="P68"/>
      <text:p text:style-name="P66"><text:span text:style-name="T25">procExists</text:span> <text:span text:style-name="T1">Anwendung</text:span></text:p>
      <text:p text:style-name="Standard"/>
      <text:p text:style-name="Standard">Prüft, ob die angegebene Anwendung läuft. Als Parameter muss der Name der EXE ohne Pfad angegeben werden (z.B. solitare.exe).</text:p>
      <text:p text:style-name="Standard"/>
      <text:p text:style-name="Standard"><text:span text:style-name="T58">wndExists </text:span><text:span text:style-name="T60">Fenstertitel</text:span></text:p>
      <text:p text:style-name="Standard"/>
      <text:p text:style-name="Standard">Prüft, ob ein Fenster existiert, das den angegebenen Text im Titel hat (Groß-/Kleinschreibung wird berücksichtigt!). "If wndExists Word" ist z.B. wahr, wenn ein Fenster namens "PocketWord" existiert.</text:p>
      <text:p text:style-name="Standard"/>
      <text:p text:style-name="Standard"><text:span text:style-name="T58">wndActive</text:span><text:span text:style-name="T57"> </text:span><text:span text:style-name="T60">Fenstertitel</text:span></text:p>
      <text:p text:style-name="P66"/>
      <text:p text:style-name="Standard">Ähnelt "wndExists", ist aber nur wahr, wenn das angegebene Fenster aktiv (im Vordergrund) ist.</text:p>
      <text:p text:style-name="Standard"/>
      <text:p text:style-name="Standard"><text:span text:style-name="T58">question</text:span><text:span text:style-name="T57"> </text:span><text:span text:style-name="T60">Text</text:span><text:span text:style-name="T57">[, </text:span><text:span text:style-name="T60">Titel</text:span><text:span text:style-name="T57">]</text:span></text:p>
      <text:p text:style-name="P66"/>
      <text:p text:style-name="Standard">Zeigt einen einfachen Ja/Nein-Dialog mit dem angegenen Text (Ja/Nein wird von Windows lokalisiert). Die Bedingung ist wahr, wenn „Ja“ gewählt wurde.</text:p>
      <text:p text:style-name="Standard"/>
      <text:p text:style-name="Standard"><text:span text:style-name="T58">screen</text:span><text:span text:style-name="T57"> </text:span><text:span text:style-name="T58">landscape</text:span><text:span text:style-name="T57">|</text:span><text:span text:style-name="T58">portrait</text:span><text:span text:style-name="T57">|</text:span><text:span text:style-name="T58">vga</text:span><text:span text:style-name="T57">|</text:span><text:span text:style-name="T58">qvga</text:span></text:p>
      <text:p text:style-name="Standard"/>
      <text:p text:style-name="Standard">Prüft, ob der Bildschirm im angegebenen Modus ist.</text:p>
      <text:p text:style-name="Standard">"screen vga" ist immer wahr, wenn ein VGA-Display verwendet wird, egal ob "doppelte Auflösung" (WM2003 SE-Lösung) oder "real VGA" (SE_VGA, OzVGA, ...) verwendet wird.</text:p>
      <text:p text:style-name="Standard"/>
      <text:p text:style-name="Standard"><text:span text:style-name="T58">regKeyExists</text:span><text:span text:style-name="T57"> </text:span><text:span text:style-name="T60">Wurzel</text:span><text:span text:style-name="T57">, </text:span><text:span text:style-name="T60">Pfad</text:span><text:span text:style-name="T57">, </text:span><text:span text:style-name="T60">Schlüssel</text:span></text:p>
      <text:p text:style-name="Standard"/>
      <text:p text:style-name="Standard">Ist wahr, wenn der angegebene Registry-Wert (nicht Schlüssel, trotz des Namens) existiert.</text:p>
      <text:p text:style-name="Standard">Die Parameter sind wie bei den RegWrite.../RegDelete-Anweisungen.</text:p>
      <text:p text:style-name="Standard"/>
      <text:p text:style-name="Standard"><text:span text:style-name="T58">regKeyEqualsDWord</text:span><text:span text:style-name="T57"> </text:span><text:span text:style-name="T60">Wurzel</text:span><text:span text:style-name="T57">, </text:span><text:span text:style-name="T60">Pfad</text:span><text:span text:style-name="T57">, </text:span><text:span text:style-name="T60">Schlüssel</text:span><text:span text:style-name="T57">, </text:span><text:span text:style-name="T60">Wert</text:span></text:p>
      <text:p text:style-name="Standard"><text:span text:style-name="T58">regKeyEqualsString</text:span><text:span text:style-name="T57"> </text:span><text:span text:style-name="T60">Wurzel</text:span><text:span text:style-name="T57">, </text:span><text:span text:style-name="T60">Pfad</text:span><text:span text:style-name="T57">, </text:span><text:span text:style-name="T60">Schlüssel</text:span><text:span text:style-name="T57">, </text:span><text:span text:style-name="T60">Wert</text:span></text:p>
      <text:p text:style-name="P66"/>
      <text:p text:style-name="Standard">Ist wahr, wenn der Wert in der Registry dem angegebenen Wert entspricht.</text:p>
      <text:p text:style-name="Standard"/>
      <text:p text:style-name="Standard">Jede Bedinung kann mit dem Präfix "not" negiert werden.</text:p>
      <text:p text:style-name="Standard">"If not screen landscape" entspricht z.B. "If screen portrait", und "If not fileExists \Windows\some.dll" ist erfüllt, wenn die angegebene Datei nicht existiert.</text:p>
      <text:list text:style-name="L1" text:continue-numbering="true">
        <text:list-item>
          <text:list text:continue-numbering="true">
            <text:list-item>
              <text:h text:style-name="P249" text:outline-level="2">Alte Befehle</text:h>
            </text:list-item>
          </text:list>
        </text:list-item>
      </text:list>
      <text:p text:style-name="Standard"><text:span text:style-name="T58">Input( </text:span><text:span text:style-name="T63">Variable</text:span><text:span text:style-name="T58">, </text:span><text:span text:style-name="T63">Numerisch?</text:span><text:span text:style-name="T58">, </text:span><text:span text:style-name="T63">Meldung</text:span><text:span text:style-name="T58"> </text:span><text:span text:style-name="T66">[</text:span><text:span text:style-name="T58">, </text:span><text:span text:style-name="T63">Titel</text:span><text:span text:style-name="T58"> </text:span><text:span text:style-name="T66">]</text:span><text:span text:style-name="T58"> )</text:span></text:p>
      <text:p text:style-name="Standard"><text:span text:style-name="T39"></text:span><text:span text:style-name="T28"> Wie „Input“, Rückgabe in angegebene Variable statt als Rückgabewert einer Funktion</text:span></text:p>
      <text:p text:style-name="P68"/>
      <text:p text:style-name="P68">SubStr( <text:span text:style-name="T5">Zeichenfolge</text:span>, <text:span text:style-name="T5">Start</text:span>, <text:span text:style-name="T5">Länge</text:span>, <text:span text:style-name="T5">Variable</text:span> )</text:p>
      <text:p text:style-name="Standard"><text:span text:style-name="T39"></text:span><text:span text:style-name="T28"> Wie „SubStr“, Rückgabe in angegebene Variable statt als Rückgabewert einer Funktion</text:span></text:p>
      <text:p text:style-name="P68"/>
      <text:p text:style-name="P66"><text:span text:style-name="T25">GetPart(</text:span> <text:span text:style-name="T1">Zeichenfolge</text:span>, <text:span text:style-name="T1">Trennzeichen</text:span>, <text:span text:style-name="T1">Kürzen?</text:span>, <text:span text:style-name="T1">Index, Variable</text:span> <text:span text:style-name="T25">)</text:span></text:p>
      <text:p text:style-name="Standard"><text:span text:style-name="T39"></text:span><text:span text:style-name="T28"> Wie „Part“, Rückgabe in angegebene Variable statt als Rückgabewert einer Funktion</text:span></text:p>
      <text:p text:style-name="P68"/>
      <text:p text:style-name="P68">Find( <text:span text:style-name="T5">Zeichenfolge</text:span>, <text:span text:style-name="T5">zu suchende Zeichenfolge</text:span>, <text:span text:style-name="T5">Variable</text:span> )</text:p>
      <text:p text:style-name="Standard"><text:span text:style-name="T39"></text:span><text:span text:style-name="T28"> Wie „Find“, Rückgabe in angegebene Variable statt als Rückgabewert einer Funktion</text:span></text:p>
      <text:p text:style-name="P68"/>
      <text:p text:style-name="P68">ReverseFind( <text:span text:style-name="T5">Zeichenfolge</text:span>, <text:span text:style-name="T5">Such-Zeichen</text:span>, <text:span text:style-name="T5">Variable</text:span> )</text:p>
      <text:p text:style-name="Standard"><text:span text:style-name="T39"></text:span><text:span text:style-name="T28"> Wie „ReverseFind“, Rückgabe in angegebene Variable statt als Rückgabewert einer Funktion</text:span></text:p>
      <text:p text:style-name="P68"/>
      <text:p text:style-name="P66"><text:span text:style-name="T25">GetRGB( </text:span><text:span text:style-name="T3">Rot</text:span><text:span text:style-name="T25">, </text:span><text:span text:style-name="T3">Grün</text:span><text:span text:style-name="T25">, </text:span><text:span text:style-name="T3">Blau</text:span><text:span text:style-name="T7">, </text:span><text:span text:style-name="T3">Variable</text:span><text:span text:style-name="T25"> )</text:span></text:p>
      <text:p text:style-name="Standard"><text:span text:style-name="T39"></text:span><text:span text:style-name="T28"> Wie „RGB“, Rückgabe in angegebene Variable statt als Rückgabewert einer Funktion</text:span></text:p>
      <text:p text:style-name="P68"/>
      <text:p text:style-name="P66"><text:span text:style-name="T25">MakeUpper( </text:span><text:span text:style-name="T3">Variable</text:span><text:span text:style-name="T25"> )</text:span></text:p>
      <text:p text:style-name="Standard"><text:span text:style-name="T58">MakeLower( </text:span><text:span text:style-name="T62">Variable</text:span><text:span text:style-name="T58"> )</text:span></text:p>
      <text:p text:style-name="Standard"><text:span text:style-name="T39"></text:span><text:span text:style-name="T28"> Ähnlich „ToLower“ bzw „ToUpper“, verändert direkt die angegebene Variable</text:span></text:p>
      <text:p text:style-name="P68"/>
      <text:p text:style-name="P11"><text:span text:style-name="T26">Eval(</text:span> <text:span text:style-name="T2">Variable</text:span>, <text:span text:style-name="T2">Ausdruck als Zeichenfolge</text:span> <text:span text:style-name="T26">)</text:span></text:p>
      <text:p text:style-name="Standard"><text:span text:style-name="T39"></text:span><text:span text:style-name="T28"> Wie „Eval“, Rückgabe in angegebene Variable statt als Rückgabewert einer Funktion</text:span></text:p>
      <text:p text:style-name="P68"/>
      <text:p text:style-name="P11"><text:span text:style-name="T26">GetColorAt(</text:span> <text:span text:style-name="T2">x</text:span>, <text:span text:style-name="T2">y</text:span><text:span text:style-name="T11">,</text:span><text:span text:style-name="T2"> Variable</text:span> <text:span text:style-name="T26">)</text:span></text:p>
      <text:p text:style-name="Standard"><text:span text:style-name="T39"></text:span><text:span text:style-name="T28"> Wie „ColorAt“, Rückgabe in angegebene Variable statt als Rückgabewert einer Funktion</text:span></text:p>
      <text:p text:style-name="P68"/>
      <text:p text:style-name="Standard"><text:span text:style-name="T59">GetWindowText( </text:span><text:span text:style-name="T63">x</text:span><text:span text:style-name="T59">, </text:span><text:span text:style-name="T63">y</text:span><text:span text:style-name="T59">, </text:span><text:span text:style-name="T63">Variable </text:span><text:span text:style-name="T68">)</text:span></text:p>
      <text:p text:style-name="Standard"><text:span text:style-name="T39"></text:span><text:span text:style-name="T28"> Wie „WindowText“, Rückgabe in angegebene Variable statt als Rückgabewert einer Funktion</text:span></text:p>
      <text:p text:style-name="P74"/>
      <text:p text:style-name="P69">GetClipText( <text:span text:style-name="T5">Variable</text:span> )</text:p>
      <text:p text:style-name="Standard"><text:span text:style-name="T39"></text:span><text:span text:style-name="T28"> Wie „ClipText“, Rückgabe in angegebene Variable statt als Rückgabewert einer Funktion</text:span></text:p>
      <text:p text:style-name="P69"/>
      <text:p text:style-name="P69">GetActiveProcess( <text:span text:style-name="T5">Variable</text:span> )</text:p>
      <text:p text:style-name="Standard"><text:span text:style-name="T39"></text:span><text:span text:style-name="T28"> Wie „ActiveProcess“, Rückgabe in angegebene Variable statt als Rückgabewert einer Funktion</text:span></text:p>
      <text:p text:style-name="P69"/>
      <text:p text:style-name="P11"><text:span text:style-name="T26">GetTime(</text:span> <text:span text:style-name="T2">Variable</text:span> <text:span text:style-name="T26">)</text:span></text:p>
      <text:p text:style-name="Standard"><text:span text:style-name="T39"></text:span><text:span text:style-name="T28"> Wie „TimeStamp“, Rückgabe in angegebene Variable statt als Rückgabewert einer Funktion</text:span></text:p>
      <text:p text:style-name="P68"/>
      <text:p text:style-name="P11"><text:span text:style-name="T26">GetTime(</text:span> <text:span text:style-name="T2">Format</text:span>, <text:span text:style-name="T2">Variable</text:span> <text:span text:style-name="T26">)</text:span></text:p>
      <text:p text:style-name="Standard"><text:span text:style-name="T39"></text:span><text:span text:style-name="T28"> Wie „FormatTime“ ohne Zeitstempel, Rückgabe in angegebene Variable statt als Rückgabewert einer Funktion</text:span></text:p>
      <text:p text:style-name="P68"/>
      <text:p text:style-name="P68">GetActiveWindow( <text:span text:style-name="T5">Variable</text:span> )</text:p>
      <text:p text:style-name="Standard"><text:span text:style-name="T39"></text:span><text:span text:style-name="T28"> Wie „ActiveWindow“, Rückgabe in angegebene Variable statt als Rückgabewert einer Funktion</text:span></text:p>
      <text:p text:style-name="P68"/>
      <text:p text:style-name="P68"/>
      <text:p text:style-name="P6">IniRead( <text:span text:style-name="T5">Datei</text:span>, <text:span text:style-name="T5">Abschnitt</text:span>, <text:span text:style-name="T5">Schlüssel</text:span>, <text:span text:style-name="T5">Variable</text:span> )</text:p>
      <text:p text:style-name="Standard"><text:span text:style-name="T39"></text:span><text:span text:style-name="T28"> Wie „IniRead“, Rückgabe in angegebene Variable statt als Rückgabewert einer Funktion</text:span></text:p>
      <text:p text:style-name="P68"/>
      <text:p text:style-name="P68">ReadFile( <text:span text:style-name="T5">Datei</text:span>, <text:span text:style-name="T5">Variable</text:span> )</text:p>
      <text:p text:style-name="Standard"><text:span text:style-name="T39"></text:span><text:span text:style-name="T28"> Wie „ReadFile“, Rückgabe in angegebene Variable statt als Rückgabewert einer Funktion</text:span></text:p>
      <text:p text:style-name="P68"/>
      <text:p text:style-name="P11"><text:span text:style-name="T26">GetSystemPath(</text:span> <text:span text:style-name="T2">Pfad</text:span>, <text:span text:style-name="T2">Variable</text:span> <text:span text:style-name="T26">)</text:span></text:p>
      <text:p text:style-name="Standard"><text:span text:style-name="T39"></text:span><text:span text:style-name="T28"> Wie „SystemPath“, Rückgabe in angegebene Variable statt als Rückgabewert einer Funktion</text:span></text:p>
      <text:p text:style-name="P68"/>
      <text:p text:style-name="P68">GetMortScriptType( <text:span text:style-name="T5">variable</text:span> )</text:p>
      <text:p text:style-name="Standard"><text:span text:style-name="T39"></text:span><text:span text:style-name="T28"> Wie „MortScriptType“, Rückgabe in angegebene Variable statt als Rückgabewert einer Funktion</text:span></text:p>
      <text:p text:style-name="P68"/>
      <text:p text:style-name="P18">RegReadString( <text:span text:style-name="T5">Wurzel</text:span>, <text:span text:style-name="T5">Pfad</text:span>, <text:span text:style-name="T5">Schlüssel</text:span>, <text:span text:style-name="T5">Variable</text:span> )</text:p>
      <text:p text:style-name="P11"><text:span text:style-name="T26">RegReadDWord( </text:span><text:span text:style-name="T5">Wurzel</text:span><text:span text:style-name="T26">, </text:span><text:span text:style-name="T5">Pfad</text:span><text:span text:style-name="T26">, </text:span><text:span text:style-name="T5">Schlüssel</text:span><text:span text:style-name="T26">, </text:span><text:span text:style-name="T5">Variable</text:span><text:span text:style-name="T12"> )</text:span></text:p>
      <text:p text:style-name="P11"><text:span text:style-name="T26">RegReadBinary( </text:span><text:span text:style-name="T5">Wurzel</text:span><text:span text:style-name="T26">, </text:span><text:span text:style-name="T5">Pfad</text:span><text:span text:style-name="T26">, </text:span><text:span text:style-name="T5">Schlüssel</text:span><text:span text:style-name="T26">, </text:span><text:span text:style-name="T5">Variable</text:span><text:span text:style-name="T12"> )</text:span></text:p>
      <text:p text:style-name="Standard"><text:span text:style-name="T39"></text:span><text:span text:style-name="T28"> Ähnlich „RegRead“, Datentyp in der Registry muss angegeben werden, Rückgabe in angegebene Variable statt als Rückgabewert einer Funktion</text:span></text:p>
      <text:p text:style-name="P68"/>
      <text:list text:style-name="L1" text:continue-numbering="true">
        <text:list-item>
          <text:h text:style-name="P190" text:outline-level="1">Spenden</text:h>
        </text:list-item>
      </text:list>
      <text:p text:style-name="Standard">Nun, natürlich ist das Programmm Freeware, also MUSST Du nichts bezahlen.</text:p>
      <text:p text:style-name="Standard">Aber wenn Du meinst "Wau, was für ein geniales Programm, ich möchte ihm so gern ein bisschen von meinem Geld geben, um zu zeigen, wie sehr ich es mag!", dann will ich Dich nicht daran hindern.</text:p>
      <text:p text:style-name="Standard"/>
      <text:p text:style-name="Standard">Gehe auf www.paypal.de, registriere dich oder melde dich an, und schicke das Geld an</text:p>
      <text:p text:style-name="Standard">mort@sto-helit.de.</text:p>
      <text:p text:style-name="Standard">Meine Bankverbindung gibt's nur auf Nachf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Standard" style:master-page-name="">
      <style:paragraph-properties fo:keep-together="always" style:page-number="auto" fo:background-color="transparent" style:shadow="none">
        <style:tab-stops/>
        <style:background-image/>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Anleitung MortScript 4.1<text:tab/><text:tab/>Seite <text:page-number text:select-page="current">89</text:page-number> von <text:page-count>8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6-09-15T09:02:42</meta:creation-date>
    <dc:creator>Mirko Schenk</dc:creator>
    <dc:date>2008-04-07T21:42:36</dc:date>
    <meta:editing-cycles>169</meta:editing-cycles>
    <meta:editing-duration>P4DT6H7M24S</meta:editing-duration>
    <meta:user-defined meta:name="Info 1"/>
    <meta:user-defined meta:name="Info 2"/>
    <meta:user-defined meta:name="Info 3"/>
    <meta:user-defined meta:name="Info 4"/>
    <meta:document-statistic meta:table-count="0" meta:image-count="0" meta:object-count="0" meta:page-count="89" meta:paragraph-count="1939" meta:word-count="19398" meta:character-count="144047"/>
  </office:meta>
</office:document-meta>
</file>